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Winkel</text:p>
          </table:table-cell>
          <table:table-cell office:value-type="string" calcext:value-type="string">
            <text:p>Zwischenwerte</text:p>
          </table:table-cell>
          <table:table-cell table:number-columns-repeated="2"/>
        </table:table-row>
        <table:table-row table:style-name="ro1">
          <table:table-cell table:formula="of:=ROUND(255*SIN([.E2])*(510/(ABS(255*SIN([.E2]))+ABS(255*SIN([.F2]))+ABS(255*SIN([.G2])))))" office:value-type="float" office:value="-255" calcext:value-type="float">
            <text:p>-255</text:p>
          </table:table-cell>
          <table:table-cell table:formula="of:= ROUND(255 * SIN([.F2]) * (510 / (ABS(255 * SIN([.E2])) +ABS(255 * SIN([.F2])) + ABS(255 * SIN([.G2])))))" office:value-type="float" office:value="-0" calcext:value-type="float">
            <text:p>0</text:p>
          </table:table-cell>
          <table:table-cell table:formula="of:= ROUND(255 * SIN([.G2]) * (510 / (ABS(255 * SIN([.E2])) +ABS(255 * SIN([.F2])) + ABS(255 * SIN([.G2]))))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([.D2] - 60) / 180 * PI()" office:value-type="float" office:value="-1.0471975511966" calcext:value-type="float">
            <text:p>-1,0471975511966</text:p>
          </table:table-cell>
          <table:table-cell table:formula="of:=([.D2] - 180) / 180 * PI()" office:value-type="float" office:value="-3.14159265358979" calcext:value-type="float">
            <text:p>-3,14159265358979</text:p>
          </table:table-cell>
          <table:table-cell table:formula="of:=([.D2] - 300) / 180 * PI()" office:value-type="float" office:value="-5.23598775598299" calcext:value-type="float">
            <text:p>-5,23598775598299</text:p>
          </table:table-cell>
        </table:table-row>
        <table:table-row table:style-name="ro1">
          <table:table-cell table:formula="of:=ROUND(255*SIN([.E3])*(510/(ABS(255*SIN([.E3]))+ABS(255*SIN([.F3]))+ABS(255*SIN([.G3])))))" office:value-type="float" office:value="-250" calcext:value-type="float">
            <text:p>-250</text:p>
          </table:table-cell>
          <table:table-cell table:formula="of:= ROUND(255 * SIN([.F3]) * (510 / (ABS(255 * SIN([.E3])) +ABS(255 * SIN([.F3])) + ABS(255 * SIN([.G3])))))" office:value-type="float" office:value="-5" calcext:value-type="float">
            <text:p>-5</text:p>
          </table:table-cell>
          <table:table-cell table:formula="of:= ROUND(255 * SIN([.G3]) * (510 / (ABS(255 * SIN([.E3])) +ABS(255 * SIN([.F3])) + ABS(255 * SIN([.G3])))))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formula="of:=([.D3] - 60) / 180 * PI()" office:value-type="float" office:value="-1.02974425867665" calcext:value-type="float">
            <text:p>-1,02974425867665</text:p>
          </table:table-cell>
          <table:table-cell table:formula="of:=([.D3] - 180) / 180 * PI()" office:value-type="float" office:value="-3.12413936106985" calcext:value-type="float">
            <text:p>-3,12413936106985</text:p>
          </table:table-cell>
          <table:table-cell table:formula="of:=([.D3] - 300) / 180 * PI()" office:value-type="float" office:value="-5.21853446346305" calcext:value-type="float">
            <text:p>-5,21853446346305</text:p>
          </table:table-cell>
        </table:table-row>
        <table:table-row table:style-name="ro1">
          <table:table-cell table:formula="of:=ROUND(255*SIN([.E4])*(510/(ABS(255*SIN([.E4]))+ABS(255*SIN([.F4]))+ABS(255*SIN([.G4])))))" office:value-type="float" office:value="-245" calcext:value-type="float">
            <text:p>-245</text:p>
          </table:table-cell>
          <table:table-cell table:formula="of:= ROUND(255 * SIN([.F4]) * (510 / (ABS(255 * SIN([.E4])) +ABS(255 * SIN([.F4])) + ABS(255 * SIN([.G4])))))" office:value-type="float" office:value="-10" calcext:value-type="float">
            <text:p>-10</text:p>
          </table:table-cell>
          <table:table-cell table:formula="of:= ROUND(255 * SIN([.G4]) * (510 / (ABS(255 * SIN([.E4])) +ABS(255 * SIN([.F4])) + ABS(255 * SIN([.G4])))))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([.D4] - 60) / 180 * PI()" office:value-type="float" office:value="-1.01229096615671" calcext:value-type="float">
            <text:p>-1,01229096615671</text:p>
          </table:table-cell>
          <table:table-cell table:formula="of:=([.D4] - 180) / 180 * PI()" office:value-type="float" office:value="-3.10668606854991" calcext:value-type="float">
            <text:p>-3,10668606854991</text:p>
          </table:table-cell>
          <table:table-cell table:formula="of:=([.D4] - 300) / 180 * PI()" office:value-type="float" office:value="-5.2010811709431" calcext:value-type="float">
            <text:p>-5,2010811709431</text:p>
          </table:table-cell>
        </table:table-row>
        <table:table-row table:style-name="ro1">
          <table:table-cell table:formula="of:=ROUND(255*SIN([.E5])*(510/(ABS(255*SIN([.E5]))+ABS(255*SIN([.F5]))+ABS(255*SIN([.G5])))))" office:value-type="float" office:value="-240" calcext:value-type="float">
            <text:p>-240</text:p>
          </table:table-cell>
          <table:table-cell table:formula="of:= ROUND(255 * SIN([.F5]) * (510 / (ABS(255 * SIN([.E5])) +ABS(255 * SIN([.F5])) + ABS(255 * SIN([.G5])))))" office:value-type="float" office:value="-15" calcext:value-type="float">
            <text:p>-15</text:p>
          </table:table-cell>
          <table:table-cell table:formula="of:= ROUND(255 * SIN([.G5]) * (510 / (ABS(255 * SIN([.E5])) +ABS(255 * SIN([.F5])) + ABS(255 * SIN([.G5])))))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formula="of:=([.D5] - 60) / 180 * PI()" office:value-type="float" office:value="-0.994837673636768" calcext:value-type="float">
            <text:p>-0,994837673636768</text:p>
          </table:table-cell>
          <table:table-cell table:formula="of:=([.D5] - 180) / 180 * PI()" office:value-type="float" office:value="-3.08923277602996" calcext:value-type="float">
            <text:p>-3,08923277602996</text:p>
          </table:table-cell>
          <table:table-cell table:formula="of:=([.D5] - 300) / 180 * PI()" office:value-type="float" office:value="-5.18362787842316" calcext:value-type="float">
            <text:p>-5,18362787842316</text:p>
          </table:table-cell>
        </table:table-row>
        <table:table-row table:style-name="ro1">
          <table:table-cell table:formula="of:=ROUND(255*SIN([.E6])*(510/(ABS(255*SIN([.E6]))+ABS(255*SIN([.F6]))+ABS(255*SIN([.G6])))))" office:value-type="float" office:value="-235" calcext:value-type="float">
            <text:p>-235</text:p>
          </table:table-cell>
          <table:table-cell table:formula="of:= ROUND(255 * SIN([.F6]) * (510 / (ABS(255 * SIN([.E6])) +ABS(255 * SIN([.F6])) + ABS(255 * SIN([.G6])))))" office:value-type="float" office:value="-20" calcext:value-type="float">
            <text:p>-20</text:p>
          </table:table-cell>
          <table:table-cell table:formula="of:= ROUND(255 * SIN([.G6]) * (510 / (ABS(255 * SIN([.E6])) +ABS(255 * SIN([.F6])) + ABS(255 * SIN([.G6])))))"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formula="of:=([.D6] - 60) / 180 * PI()" office:value-type="float" office:value="-0.977384381116825" calcext:value-type="float">
            <text:p>-0,977384381116825</text:p>
          </table:table-cell>
          <table:table-cell table:formula="of:=([.D6] - 180) / 180 * PI()" office:value-type="float" office:value="-3.07177948351002" calcext:value-type="float">
            <text:p>-3,07177948351002</text:p>
          </table:table-cell>
          <table:table-cell table:formula="of:=([.D6] - 300) / 180 * PI()" office:value-type="float" office:value="-5.16617458590322" calcext:value-type="float">
            <text:p>-5,16617458590322</text:p>
          </table:table-cell>
        </table:table-row>
        <table:table-row table:style-name="ro1">
          <table:table-cell table:formula="of:=ROUND(255*SIN([.E7])*(510/(ABS(255*SIN([.E7]))+ABS(255*SIN([.F7]))+ABS(255*SIN([.G7])))))" office:value-type="float" office:value="-230" calcext:value-type="float">
            <text:p>-230</text:p>
          </table:table-cell>
          <table:table-cell table:formula="of:= ROUND(255 * SIN([.F7]) * (510 / (ABS(255 * SIN([.E7])) +ABS(255 * SIN([.F7])) + ABS(255 * SIN([.G7])))))" office:value-type="float" office:value="-25" calcext:value-type="float">
            <text:p>-25</text:p>
          </table:table-cell>
          <table:table-cell table:formula="of:= ROUND(255 * SIN([.G7]) * (510 / (ABS(255 * SIN([.E7])) +ABS(255 * SIN([.F7])) + ABS(255 * SIN([.G7])))))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formula="of:=([.D7] - 60) / 180 * PI()" office:value-type="float" office:value="-0.959931088596881" calcext:value-type="float">
            <text:p>-0,959931088596881</text:p>
          </table:table-cell>
          <table:table-cell table:formula="of:=([.D7] - 180) / 180 * PI()" office:value-type="float" office:value="-3.05432619099008" calcext:value-type="float">
            <text:p>-3,05432619099008</text:p>
          </table:table-cell>
          <table:table-cell table:formula="of:=([.D7] - 300) / 180 * PI()" office:value-type="float" office:value="-5.14872129338327" calcext:value-type="float">
            <text:p>-5,14872129338327</text:p>
          </table:table-cell>
        </table:table-row>
        <table:table-row table:style-name="ro1">
          <table:table-cell table:formula="of:=ROUND(255*SIN([.E8])*(510/(ABS(255*SIN([.E8]))+ABS(255*SIN([.F8]))+ABS(255*SIN([.G8])))))" office:value-type="float" office:value="-226" calcext:value-type="float">
            <text:p>-226</text:p>
          </table:table-cell>
          <table:table-cell table:formula="of:= ROUND(255 * SIN([.F8]) * (510 / (ABS(255 * SIN([.E8])) +ABS(255 * SIN([.F8])) + ABS(255 * SIN([.G8])))))" office:value-type="float" office:value="-29" calcext:value-type="float">
            <text:p>-29</text:p>
          </table:table-cell>
          <table:table-cell table:formula="of:= ROUND(255 * SIN([.G8]) * (510 / (ABS(255 * SIN([.E8])) +ABS(255 * SIN([.F8])) + ABS(255 * SIN([.G8])))))"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formula="of:=([.D8] - 60) / 180 * PI()" office:value-type="float" office:value="-0.942477796076938" calcext:value-type="float">
            <text:p>-0,942477796076938</text:p>
          </table:table-cell>
          <table:table-cell table:formula="of:=([.D8] - 180) / 180 * PI()" office:value-type="float" office:value="-3.03687289847013" calcext:value-type="float">
            <text:p>-3,03687289847013</text:p>
          </table:table-cell>
          <table:table-cell table:formula="of:=([.D8] - 300) / 180 * PI()" office:value-type="float" office:value="-5.13126800086333" calcext:value-type="float">
            <text:p>-5,13126800086333</text:p>
          </table:table-cell>
        </table:table-row>
        <table:table-row table:style-name="ro1">
          <table:table-cell table:formula="of:=ROUND(255*SIN([.E9])*(510/(ABS(255*SIN([.E9]))+ABS(255*SIN([.F9]))+ABS(255*SIN([.G9])))))" office:value-type="float" office:value="-221" calcext:value-type="float">
            <text:p>-221</text:p>
          </table:table-cell>
          <table:table-cell table:formula="of:= ROUND(255 * SIN([.F9]) * (510 / (ABS(255 * SIN([.E9])) +ABS(255 * SIN([.F9])) + ABS(255 * SIN([.G9])))))" office:value-type="float" office:value="-34" calcext:value-type="float">
            <text:p>-34</text:p>
          </table:table-cell>
          <table:table-cell table:formula="of:= ROUND(255 * SIN([.G9]) * (510 / (ABS(255 * SIN([.E9])) +ABS(255 * SIN([.F9])) + ABS(255 * SIN([.G9])))))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([.D9] - 60) / 180 * PI()" office:value-type="float" office:value="-0.925024503556995" calcext:value-type="float">
            <text:p>-0,925024503556995</text:p>
          </table:table-cell>
          <table:table-cell table:formula="of:=([.D9] - 180) / 180 * PI()" office:value-type="float" office:value="-3.01941960595019" calcext:value-type="float">
            <text:p>-3,01941960595019</text:p>
          </table:table-cell>
          <table:table-cell table:formula="of:=([.D9] - 300) / 180 * PI()" office:value-type="float" office:value="-5.11381470834339" calcext:value-type="float">
            <text:p>-5,11381470834339</text:p>
          </table:table-cell>
        </table:table-row>
        <table:table-row table:style-name="ro1">
          <table:table-cell table:formula="of:=ROUND(255*SIN([.E10])*(510/(ABS(255*SIN([.E10]))+ABS(255*SIN([.F10]))+ABS(255*SIN([.G10])))))" office:value-type="float" office:value="-217" calcext:value-type="float">
            <text:p>-217</text:p>
          </table:table-cell>
          <table:table-cell table:formula="of:= ROUND(255 * SIN([.F10]) * (510 / (ABS(255 * SIN([.E10])) +ABS(255 * SIN([.F10])) + ABS(255 * SIN([.G10])))))" office:value-type="float" office:value="-38" calcext:value-type="float">
            <text:p>-38</text:p>
          </table:table-cell>
          <table:table-cell table:formula="of:= ROUND(255 * SIN([.G10]) * (510 / (ABS(255 * SIN([.E10])) +ABS(255 * SIN([.F10])) + ABS(255 * SIN([.G10])))))"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([.D10] - 60) / 180 * PI()" office:value-type="float" office:value="-0.907571211037051" calcext:value-type="float">
            <text:p>-0,907571211037051</text:p>
          </table:table-cell>
          <table:table-cell table:formula="of:=([.D10] - 180) / 180 * PI()" office:value-type="float" office:value="-3.00196631343025" calcext:value-type="float">
            <text:p>-3,00196631343025</text:p>
          </table:table-cell>
          <table:table-cell table:formula="of:=([.D10] - 300) / 180 * PI()" office:value-type="float" office:value="-5.09636141582344" calcext:value-type="float">
            <text:p>-5,09636141582344</text:p>
          </table:table-cell>
        </table:table-row>
        <table:table-row table:style-name="ro1">
          <table:table-cell table:formula="of:=ROUND(255*SIN([.E11])*(510/(ABS(255*SIN([.E11]))+ABS(255*SIN([.F11]))+ABS(255*SIN([.G11])))))" office:value-type="float" office:value="-212" calcext:value-type="float">
            <text:p>-212</text:p>
          </table:table-cell>
          <table:table-cell table:formula="of:= ROUND(255 * SIN([.F11]) * (510 / (ABS(255 * SIN([.E11])) +ABS(255 * SIN([.F11])) + ABS(255 * SIN([.G11])))))" office:value-type="float" office:value="-43" calcext:value-type="float">
            <text:p>-43</text:p>
          </table:table-cell>
          <table:table-cell table:formula="of:= ROUND(255 * SIN([.G11]) * (510 / (ABS(255 * SIN([.E11])) +ABS(255 * SIN([.F11])) + ABS(255 * SIN([.G11])))))"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([.D11] - 60) / 180 * PI()" office:value-type="float" office:value="-0.890117918517108" calcext:value-type="float">
            <text:p>-0,890117918517108</text:p>
          </table:table-cell>
          <table:table-cell table:formula="of:=([.D11] - 180) / 180 * PI()" office:value-type="float" office:value="-2.9845130209103" calcext:value-type="float">
            <text:p>-2,9845130209103</text:p>
          </table:table-cell>
          <table:table-cell table:formula="of:=([.D11] - 300) / 180 * PI()" office:value-type="float" office:value="-5.0789081233035" calcext:value-type="float">
            <text:p>-5,0789081233035</text:p>
          </table:table-cell>
        </table:table-row>
        <table:table-row table:style-name="ro1">
          <table:table-cell table:formula="of:=ROUND(255*SIN([.E12])*(510/(ABS(255*SIN([.E12]))+ABS(255*SIN([.F12]))+ABS(255*SIN([.G12])))))" office:value-type="float" office:value="-208" calcext:value-type="float">
            <text:p>-208</text:p>
          </table:table-cell>
          <table:table-cell table:formula="of:= ROUND(255 * SIN([.F12]) * (510 / (ABS(255 * SIN([.E12])) +ABS(255 * SIN([.F12])) + ABS(255 * SIN([.G12])))))" office:value-type="float" office:value="-47" calcext:value-type="float">
            <text:p>-47</text:p>
          </table:table-cell>
          <table:table-cell table:formula="of:= ROUND(255 * SIN([.G12]) * (510 / (ABS(255 * SIN([.E12])) +ABS(255 * SIN([.F12])) + ABS(255 * SIN([.G12])))))"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([.D12] - 60) / 180 * PI()" office:value-type="float" office:value="-0.872664625997165" calcext:value-type="float">
            <text:p>-0,872664625997165</text:p>
          </table:table-cell>
          <table:table-cell table:formula="of:=([.D12] - 180) / 180 * PI()" office:value-type="float" office:value="-2.96705972839036" calcext:value-type="float">
            <text:p>-2,96705972839036</text:p>
          </table:table-cell>
          <table:table-cell table:formula="of:=([.D12] - 300) / 180 * PI()" office:value-type="float" office:value="-5.06145483078356" calcext:value-type="float">
            <text:p>-5,06145483078356</text:p>
          </table:table-cell>
        </table:table-row>
        <table:table-row table:style-name="ro1">
          <table:table-cell table:formula="of:=ROUND(255*SIN([.E13])*(510/(ABS(255*SIN([.E13]))+ABS(255*SIN([.F13]))+ABS(255*SIN([.G13])))))" office:value-type="float" office:value="-204" calcext:value-type="float">
            <text:p>-204</text:p>
          </table:table-cell>
          <table:table-cell table:formula="of:= ROUND(255 * SIN([.F13]) * (510 / (ABS(255 * SIN([.E13])) +ABS(255 * SIN([.F13])) + ABS(255 * SIN([.G13])))))" office:value-type="float" office:value="-51" calcext:value-type="float">
            <text:p>-51</text:p>
          </table:table-cell>
          <table:table-cell table:formula="of:= ROUND(255 * SIN([.G13]) * (510 / (ABS(255 * SIN([.E13])) +ABS(255 * SIN([.F13])) + ABS(255 * SIN([.G13])))))"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([.D13] - 60) / 180 * PI()" office:value-type="float" office:value="-0.855211333477221" calcext:value-type="float">
            <text:p>-0,855211333477221</text:p>
          </table:table-cell>
          <table:table-cell table:formula="of:=([.D13] - 180) / 180 * PI()" office:value-type="float" office:value="-2.94960643587042" calcext:value-type="float">
            <text:p>-2,94960643587042</text:p>
          </table:table-cell>
          <table:table-cell table:formula="of:=([.D13] - 300) / 180 * PI()" office:value-type="float" office:value="-5.04400153826361" calcext:value-type="float">
            <text:p>-5,04400153826361</text:p>
          </table:table-cell>
        </table:table-row>
        <table:table-row table:style-name="ro1">
          <table:table-cell table:formula="of:=ROUND(255*SIN([.E14])*(510/(ABS(255*SIN([.E14]))+ABS(255*SIN([.F14]))+ABS(255*SIN([.G14])))))" office:value-type="float" office:value="-199" calcext:value-type="float">
            <text:p>-199</text:p>
          </table:table-cell>
          <table:table-cell table:formula="of:= ROUND(255 * SIN([.F14]) * (510 / (ABS(255 * SIN([.E14])) +ABS(255 * SIN([.F14])) + ABS(255 * SIN([.G14])))))" office:value-type="float" office:value="-56" calcext:value-type="float">
            <text:p>-56</text:p>
          </table:table-cell>
          <table:table-cell table:formula="of:= ROUND(255 * SIN([.G14]) * (510 / (ABS(255 * SIN([.E14])) +ABS(255 * SIN([.F14])) + ABS(255 * SIN([.G14])))))"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([.D14] - 60) / 180 * PI()" office:value-type="float" office:value="-0.837758040957278" calcext:value-type="float">
            <text:p>-0,837758040957278</text:p>
          </table:table-cell>
          <table:table-cell table:formula="of:=([.D14] - 180) / 180 * PI()" office:value-type="float" office:value="-2.93215314335047" calcext:value-type="float">
            <text:p>-2,93215314335047</text:p>
          </table:table-cell>
          <table:table-cell table:formula="of:=([.D14] - 300) / 180 * PI()" office:value-type="float" office:value="-5.02654824574367" calcext:value-type="float">
            <text:p>-5,02654824574367</text:p>
          </table:table-cell>
        </table:table-row>
        <table:table-row table:style-name="ro1">
          <table:table-cell table:formula="of:=ROUND(255*SIN([.E15])*(510/(ABS(255*SIN([.E15]))+ABS(255*SIN([.F15]))+ABS(255*SIN([.G15])))))" office:value-type="float" office:value="-195" calcext:value-type="float">
            <text:p>-195</text:p>
          </table:table-cell>
          <table:table-cell table:formula="of:= ROUND(255 * SIN([.F15]) * (510 / (ABS(255 * SIN([.E15])) +ABS(255 * SIN([.F15])) + ABS(255 * SIN([.G15])))))" office:value-type="float" office:value="-60" calcext:value-type="float">
            <text:p>-60</text:p>
          </table:table-cell>
          <table:table-cell table:formula="of:= ROUND(255 * SIN([.G15]) * (510 / (ABS(255 * SIN([.E15])) +ABS(255 * SIN([.F15])) + ABS(255 * SIN([.G15])))))"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table:formula="of:=([.D15] - 60) / 180 * PI()" office:value-type="float" office:value="-0.820304748437335" calcext:value-type="float">
            <text:p>-0,820304748437335</text:p>
          </table:table-cell>
          <table:table-cell table:formula="of:=([.D15] - 180) / 180 * PI()" office:value-type="float" office:value="-2.91469985083053" calcext:value-type="float">
            <text:p>-2,91469985083053</text:p>
          </table:table-cell>
          <table:table-cell table:formula="of:=([.D15] - 300) / 180 * PI()" office:value-type="float" office:value="-5.00909495322373" calcext:value-type="float">
            <text:p>-5,00909495322373</text:p>
          </table:table-cell>
        </table:table-row>
        <table:table-row table:style-name="ro1">
          <table:table-cell table:formula="of:=ROUND(255*SIN([.E16])*(510/(ABS(255*SIN([.E16]))+ABS(255*SIN([.F16]))+ABS(255*SIN([.G16])))))" office:value-type="float" office:value="-191" calcext:value-type="float">
            <text:p>-191</text:p>
          </table:table-cell>
          <table:table-cell table:formula="of:= ROUND(255 * SIN([.F16]) * (510 / (ABS(255 * SIN([.E16])) +ABS(255 * SIN([.F16])) + ABS(255 * SIN([.G16])))))" office:value-type="float" office:value="-64" calcext:value-type="float">
            <text:p>-64</text:p>
          </table:table-cell>
          <table:table-cell table:formula="of:= ROUND(255 * SIN([.G16]) * (510 / (ABS(255 * SIN([.E16])) +ABS(255 * SIN([.F16])) + ABS(255 * SIN([.G16])))))"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([.D16] - 60) / 180 * PI()" office:value-type="float" office:value="-0.802851455917391" calcext:value-type="float">
            <text:p>-0,802851455917391</text:p>
          </table:table-cell>
          <table:table-cell table:formula="of:=([.D16] - 180) / 180 * PI()" office:value-type="float" office:value="-2.89724655831059" calcext:value-type="float">
            <text:p>-2,89724655831059</text:p>
          </table:table-cell>
          <table:table-cell table:formula="of:=([.D16] - 300) / 180 * PI()" office:value-type="float" office:value="-4.99164166070378" calcext:value-type="float">
            <text:p>-4,99164166070378</text:p>
          </table:table-cell>
        </table:table-row>
        <table:table-row table:style-name="ro1">
          <table:table-cell table:formula="of:=ROUND(255*SIN([.E17])*(510/(ABS(255*SIN([.E17]))+ABS(255*SIN([.F17]))+ABS(255*SIN([.G17])))))" office:value-type="float" office:value="-187" calcext:value-type="float">
            <text:p>-187</text:p>
          </table:table-cell>
          <table:table-cell table:formula="of:= ROUND(255 * SIN([.F17]) * (510 / (ABS(255 * SIN([.E17])) +ABS(255 * SIN([.F17])) + ABS(255 * SIN([.G17])))))" office:value-type="float" office:value="-68" calcext:value-type="float">
            <text:p>-68</text:p>
          </table:table-cell>
          <table:table-cell table:formula="of:= ROUND(255 * SIN([.G17]) * (510 / (ABS(255 * SIN([.E17])) +ABS(255 * SIN([.F17])) + ABS(255 * SIN([.G17])))))"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([.D17] - 60) / 180 * PI()" office:value-type="float" office:value="-0.785398163397448" calcext:value-type="float">
            <text:p>-0,785398163397448</text:p>
          </table:table-cell>
          <table:table-cell table:formula="of:=([.D17] - 180) / 180 * PI()" office:value-type="float" office:value="-2.87979326579064" calcext:value-type="float">
            <text:p>-2,87979326579064</text:p>
          </table:table-cell>
          <table:table-cell table:formula="of:=([.D17] - 300) / 180 * PI()" office:value-type="float" office:value="-4.97418836818384" calcext:value-type="float">
            <text:p>-4,97418836818384</text:p>
          </table:table-cell>
        </table:table-row>
        <table:table-row table:style-name="ro1">
          <table:table-cell table:formula="of:=ROUND(255*SIN([.E18])*(510/(ABS(255*SIN([.E18]))+ABS(255*SIN([.F18]))+ABS(255*SIN([.G18])))))" office:value-type="float" office:value="-183" calcext:value-type="float">
            <text:p>-183</text:p>
          </table:table-cell>
          <table:table-cell table:formula="of:= ROUND(255 * SIN([.F18]) * (510 / (ABS(255 * SIN([.E18])) +ABS(255 * SIN([.F18])) + ABS(255 * SIN([.G18])))))" office:value-type="float" office:value="-72" calcext:value-type="float">
            <text:p>-72</text:p>
          </table:table-cell>
          <table:table-cell table:formula="of:= ROUND(255 * SIN([.G18]) * (510 / (ABS(255 * SIN([.E18])) +ABS(255 * SIN([.F18])) + ABS(255 * SIN([.G18])))))"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([.D18] - 60) / 180 * PI()" office:value-type="float" office:value="-0.767944870877505" calcext:value-type="float">
            <text:p>-0,767944870877505</text:p>
          </table:table-cell>
          <table:table-cell table:formula="of:=([.D18] - 180) / 180 * PI()" office:value-type="float" office:value="-2.8623399732707" calcext:value-type="float">
            <text:p>-2,8623399732707</text:p>
          </table:table-cell>
          <table:table-cell table:formula="of:=([.D18] - 300) / 180 * PI()" office:value-type="float" office:value="-4.9567350756639" calcext:value-type="float">
            <text:p>-4,9567350756639</text:p>
          </table:table-cell>
        </table:table-row>
        <table:table-row table:style-name="ro1">
          <table:table-cell table:formula="of:=ROUND(255*SIN([.E19])*(510/(ABS(255*SIN([.E19]))+ABS(255*SIN([.F19]))+ABS(255*SIN([.G19])))))" office:value-type="float" office:value="-178" calcext:value-type="float">
            <text:p>-178</text:p>
          </table:table-cell>
          <table:table-cell table:formula="of:= ROUND(255 * SIN([.F19]) * (510 / (ABS(255 * SIN([.E19])) +ABS(255 * SIN([.F19])) + ABS(255 * SIN([.G19])))))" office:value-type="float" office:value="-77" calcext:value-type="float">
            <text:p>-77</text:p>
          </table:table-cell>
          <table:table-cell table:formula="of:= ROUND(255 * SIN([.G19]) * (510 / (ABS(255 * SIN([.E19])) +ABS(255 * SIN([.F19])) + ABS(255 * SIN([.G19])))))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([.D19] - 60) / 180 * PI()" office:value-type="float" office:value="-0.750491578357562" calcext:value-type="float">
            <text:p>-0,750491578357562</text:p>
          </table:table-cell>
          <table:table-cell table:formula="of:=([.D19] - 180) / 180 * PI()" office:value-type="float" office:value="-2.84488668075076" calcext:value-type="float">
            <text:p>-2,84488668075076</text:p>
          </table:table-cell>
          <table:table-cell table:formula="of:=([.D19] - 300) / 180 * PI()" office:value-type="float" office:value="-4.93928178314395" calcext:value-type="float">
            <text:p>-4,93928178314395</text:p>
          </table:table-cell>
        </table:table-row>
        <table:table-row table:style-name="ro1">
          <table:table-cell table:formula="of:=ROUND(255*SIN([.E20])*(510/(ABS(255*SIN([.E20]))+ABS(255*SIN([.F20]))+ABS(255*SIN([.G20])))))" office:value-type="float" office:value="-174" calcext:value-type="float">
            <text:p>-174</text:p>
          </table:table-cell>
          <table:table-cell table:formula="of:= ROUND(255 * SIN([.F20]) * (510 / (ABS(255 * SIN([.E20])) +ABS(255 * SIN([.F20])) + ABS(255 * SIN([.G20])))))" office:value-type="float" office:value="-81" calcext:value-type="float">
            <text:p>-81</text:p>
          </table:table-cell>
          <table:table-cell table:formula="of:= ROUND(255 * SIN([.G20]) * (510 / (ABS(255 * SIN([.E20])) +ABS(255 * SIN([.F20])) + ABS(255 * SIN([.G20])))))"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table:formula="of:=([.D20] - 60) / 180 * PI()" office:value-type="float" office:value="-0.733038285837618" calcext:value-type="float">
            <text:p>-0,733038285837618</text:p>
          </table:table-cell>
          <table:table-cell table:formula="of:=([.D20] - 180) / 180 * PI()" office:value-type="float" office:value="-2.82743338823081" calcext:value-type="float">
            <text:p>-2,82743338823081</text:p>
          </table:table-cell>
          <table:table-cell table:formula="of:=([.D20] - 300) / 180 * PI()" office:value-type="float" office:value="-4.92182849062401" calcext:value-type="float">
            <text:p>-4,92182849062401</text:p>
          </table:table-cell>
        </table:table-row>
        <table:table-row table:style-name="ro1">
          <table:table-cell table:formula="of:=ROUND(255*SIN([.E21])*(510/(ABS(255*SIN([.E21]))+ABS(255*SIN([.F21]))+ABS(255*SIN([.G21])))))" office:value-type="float" office:value="-170" calcext:value-type="float">
            <text:p>-170</text:p>
          </table:table-cell>
          <table:table-cell table:formula="of:= ROUND(255 * SIN([.F21]) * (510 / (ABS(255 * SIN([.E21])) +ABS(255 * SIN([.F21])) + ABS(255 * SIN([.G21])))))" office:value-type="float" office:value="-85" calcext:value-type="float">
            <text:p>-85</text:p>
          </table:table-cell>
          <table:table-cell table:formula="of:= ROUND(255 * SIN([.G21]) * (510 / (ABS(255 * SIN([.E21])) +ABS(255 * SIN([.F21])) + ABS(255 * SIN([.G21])))))"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table:formula="of:=([.D21] - 60) / 180 * PI()" office:value-type="float" office:value="-0.715584993317675" calcext:value-type="float">
            <text:p>-0,715584993317675</text:p>
          </table:table-cell>
          <table:table-cell table:formula="of:=([.D21] - 180) / 180 * PI()" office:value-type="float" office:value="-2.80998009571087" calcext:value-type="float">
            <text:p>-2,80998009571087</text:p>
          </table:table-cell>
          <table:table-cell table:formula="of:=([.D21] - 300) / 180 * PI()" office:value-type="float" office:value="-4.90437519810407" calcext:value-type="float">
            <text:p>-4,90437519810407</text:p>
          </table:table-cell>
        </table:table-row>
        <table:table-row table:style-name="ro1">
          <table:table-cell table:formula="of:=ROUND(255*SIN([.E22])*(510/(ABS(255*SIN([.E22]))+ABS(255*SIN([.F22]))+ABS(255*SIN([.G22])))))" office:value-type="float" office:value="-166" calcext:value-type="float">
            <text:p>-166</text:p>
          </table:table-cell>
          <table:table-cell table:formula="of:= ROUND(255 * SIN([.F22]) * (510 / (ABS(255 * SIN([.E22])) +ABS(255 * SIN([.F22])) + ABS(255 * SIN([.G22])))))" office:value-type="float" office:value="-89" calcext:value-type="float">
            <text:p>-89</text:p>
          </table:table-cell>
          <table:table-cell table:formula="of:= ROUND(255 * SIN([.G22]) * (510 / (ABS(255 * SIN([.E22])) +ABS(255 * SIN([.F22])) + ABS(255 * SIN([.G22])))))"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table:formula="of:=([.D22] - 60) / 180 * PI()" office:value-type="float" office:value="-0.698131700797732" calcext:value-type="float">
            <text:p>-0,698131700797732</text:p>
          </table:table-cell>
          <table:table-cell table:formula="of:=([.D22] - 180) / 180 * PI()" office:value-type="float" office:value="-2.79252680319093" calcext:value-type="float">
            <text:p>-2,79252680319093</text:p>
          </table:table-cell>
          <table:table-cell table:formula="of:=([.D22] - 300) / 180 * PI()" office:value-type="float" office:value="-4.88692190558412" calcext:value-type="float">
            <text:p>-4,88692190558412</text:p>
          </table:table-cell>
        </table:table-row>
        <table:table-row table:style-name="ro1">
          <table:table-cell table:formula="of:=ROUND(255*SIN([.E23])*(510/(ABS(255*SIN([.E23]))+ABS(255*SIN([.F23]))+ABS(255*SIN([.G23])))))" office:value-type="float" office:value="-162" calcext:value-type="float">
            <text:p>-162</text:p>
          </table:table-cell>
          <table:table-cell table:formula="of:= ROUND(255 * SIN([.F23]) * (510 / (ABS(255 * SIN([.E23])) +ABS(255 * SIN([.F23])) + ABS(255 * SIN([.G23])))))" office:value-type="float" office:value="-93" calcext:value-type="float">
            <text:p>-93</text:p>
          </table:table-cell>
          <table:table-cell table:formula="of:= ROUND(255 * SIN([.G23]) * (510 / (ABS(255 * SIN([.E23])) +ABS(255 * SIN([.F23])) + ABS(255 * SIN([.G23])))))"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table:formula="of:=([.D23] - 60) / 180 * PI()" office:value-type="float" office:value="-0.680678408277789" calcext:value-type="float">
            <text:p>-0,680678408277789</text:p>
          </table:table-cell>
          <table:table-cell table:formula="of:=([.D23] - 180) / 180 * PI()" office:value-type="float" office:value="-2.77507351067098" calcext:value-type="float">
            <text:p>-2,77507351067098</text:p>
          </table:table-cell>
          <table:table-cell table:formula="of:=([.D23] - 300) / 180 * PI()" office:value-type="float" office:value="-4.86946861306418" calcext:value-type="float">
            <text:p>-4,86946861306418</text:p>
          </table:table-cell>
        </table:table-row>
        <table:table-row table:style-name="ro1">
          <table:table-cell table:formula="of:=ROUND(255*SIN([.E24])*(510/(ABS(255*SIN([.E24]))+ABS(255*SIN([.F24]))+ABS(255*SIN([.G24])))))" office:value-type="float" office:value="-159" calcext:value-type="float">
            <text:p>-159</text:p>
          </table:table-cell>
          <table:table-cell table:formula="of:= ROUND(255 * SIN([.F24]) * (510 / (ABS(255 * SIN([.E24])) +ABS(255 * SIN([.F24])) + ABS(255 * SIN([.G24])))))" office:value-type="float" office:value="-96" calcext:value-type="float">
            <text:p>-96</text:p>
          </table:table-cell>
          <table:table-cell table:formula="of:= ROUND(255 * SIN([.G24]) * (510 / (ABS(255 * SIN([.E24])) +ABS(255 * SIN([.F24])) + ABS(255 * SIN([.G24])))))"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table:formula="of:=([.D24] - 60) / 180 * PI()" office:value-type="float" office:value="-0.663225115757845" calcext:value-type="float">
            <text:p>-0,663225115757845</text:p>
          </table:table-cell>
          <table:table-cell table:formula="of:=([.D24] - 180) / 180 * PI()" office:value-type="float" office:value="-2.75762021815104" calcext:value-type="float">
            <text:p>-2,75762021815104</text:p>
          </table:table-cell>
          <table:table-cell table:formula="of:=([.D24] - 300) / 180 * PI()" office:value-type="float" office:value="-4.85201532054424" calcext:value-type="float">
            <text:p>-4,85201532054424</text:p>
          </table:table-cell>
        </table:table-row>
        <table:table-row table:style-name="ro1">
          <table:table-cell table:formula="of:=ROUND(255*SIN([.E25])*(510/(ABS(255*SIN([.E25]))+ABS(255*SIN([.F25]))+ABS(255*SIN([.G25])))))" office:value-type="float" office:value="-155" calcext:value-type="float">
            <text:p>-155</text:p>
          </table:table-cell>
          <table:table-cell table:formula="of:= ROUND(255 * SIN([.F25]) * (510 / (ABS(255 * SIN([.E25])) +ABS(255 * SIN([.F25])) + ABS(255 * SIN([.G25])))))" office:value-type="float" office:value="-100" calcext:value-type="float">
            <text:p>-100</text:p>
          </table:table-cell>
          <table:table-cell table:formula="of:= ROUND(255 * SIN([.G25]) * (510 / (ABS(255 * SIN([.E25])) +ABS(255 * SIN([.F25])) + ABS(255 * SIN([.G25])))))"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table:formula="of:=([.D25] - 60) / 180 * PI()" office:value-type="float" office:value="-0.645771823237902" calcext:value-type="float">
            <text:p>-0,645771823237902</text:p>
          </table:table-cell>
          <table:table-cell table:formula="of:=([.D25] - 180) / 180 * PI()" office:value-type="float" office:value="-2.7401669256311" calcext:value-type="float">
            <text:p>-2,7401669256311</text:p>
          </table:table-cell>
          <table:table-cell table:formula="of:=([.D25] - 300) / 180 * PI()" office:value-type="float" office:value="-4.83456202802429" calcext:value-type="float">
            <text:p>-4,83456202802429</text:p>
          </table:table-cell>
        </table:table-row>
        <table:table-row table:style-name="ro1">
          <table:table-cell table:formula="of:=ROUND(255*SIN([.E26])*(510/(ABS(255*SIN([.E26]))+ABS(255*SIN([.F26]))+ABS(255*SIN([.G26])))))" office:value-type="float" office:value="-151" calcext:value-type="float">
            <text:p>-151</text:p>
          </table:table-cell>
          <table:table-cell table:formula="of:= ROUND(255 * SIN([.F26]) * (510 / (ABS(255 * SIN([.E26])) +ABS(255 * SIN([.F26])) + ABS(255 * SIN([.G26])))))" office:value-type="float" office:value="-104" calcext:value-type="float">
            <text:p>-104</text:p>
          </table:table-cell>
          <table:table-cell table:formula="of:= ROUND(255 * SIN([.G26]) * (510 / (ABS(255 * SIN([.E26])) +ABS(255 * SIN([.F26])) + ABS(255 * SIN([.G26])))))"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table:formula="of:=([.D26] - 60) / 180 * PI()" office:value-type="float" office:value="-0.628318530717959" calcext:value-type="float">
            <text:p>-0,628318530717959</text:p>
          </table:table-cell>
          <table:table-cell table:formula="of:=([.D26] - 180) / 180 * PI()" office:value-type="float" office:value="-2.72271363311115" calcext:value-type="float">
            <text:p>-2,72271363311115</text:p>
          </table:table-cell>
          <table:table-cell table:formula="of:=([.D26] - 300) / 180 * PI()" office:value-type="float" office:value="-4.81710873550435" calcext:value-type="float">
            <text:p>-4,81710873550435</text:p>
          </table:table-cell>
        </table:table-row>
        <table:table-row table:style-name="ro1">
          <table:table-cell table:formula="of:=ROUND(255*SIN([.E27])*(510/(ABS(255*SIN([.E27]))+ABS(255*SIN([.F27]))+ABS(255*SIN([.G27])))))" office:value-type="float" office:value="-147" calcext:value-type="float">
            <text:p>-147</text:p>
          </table:table-cell>
          <table:table-cell table:formula="of:= ROUND(255 * SIN([.F27]) * (510 / (ABS(255 * SIN([.E27])) +ABS(255 * SIN([.F27])) + ABS(255 * SIN([.G27])))))" office:value-type="float" office:value="-108" calcext:value-type="float">
            <text:p>-108</text:p>
          </table:table-cell>
          <table:table-cell table:formula="of:= ROUND(255 * SIN([.G27]) * (510 / (ABS(255 * SIN([.E27])) +ABS(255 * SIN([.F27])) + ABS(255 * SIN([.G27])))))"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table:formula="of:=([.D27] - 60) / 180 * PI()" office:value-type="float" office:value="-0.610865238198015" calcext:value-type="float">
            <text:p>-0,610865238198015</text:p>
          </table:table-cell>
          <table:table-cell table:formula="of:=([.D27] - 180) / 180 * PI()" office:value-type="float" office:value="-2.70526034059121" calcext:value-type="float">
            <text:p>-2,70526034059121</text:p>
          </table:table-cell>
          <table:table-cell table:formula="of:=([.D27] - 300) / 180 * PI()" office:value-type="float" office:value="-4.79965544298441" calcext:value-type="float">
            <text:p>-4,79965544298441</text:p>
          </table:table-cell>
        </table:table-row>
        <table:table-row table:style-name="ro1">
          <table:table-cell table:formula="of:=ROUND(255*SIN([.E28])*(510/(ABS(255*SIN([.E28]))+ABS(255*SIN([.F28]))+ABS(255*SIN([.G28])))))" office:value-type="float" office:value="-143" calcext:value-type="float">
            <text:p>-143</text:p>
          </table:table-cell>
          <table:table-cell table:formula="of:= ROUND(255 * SIN([.F28]) * (510 / (ABS(255 * SIN([.E28])) +ABS(255 * SIN([.F28])) + ABS(255 * SIN([.G28])))))" office:value-type="float" office:value="-112" calcext:value-type="float">
            <text:p>-112</text:p>
          </table:table-cell>
          <table:table-cell table:formula="of:= ROUND(255 * SIN([.G28]) * (510 / (ABS(255 * SIN([.E28])) +ABS(255 * SIN([.F28])) + ABS(255 * SIN([.G28])))))"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table:formula="of:=([.D28] - 60) / 180 * PI()" office:value-type="float" office:value="-0.593411945678072" calcext:value-type="float">
            <text:p>-0,593411945678072</text:p>
          </table:table-cell>
          <table:table-cell table:formula="of:=([.D28] - 180) / 180 * PI()" office:value-type="float" office:value="-2.68780704807127" calcext:value-type="float">
            <text:p>-2,68780704807127</text:p>
          </table:table-cell>
          <table:table-cell table:formula="of:=([.D28] - 300) / 180 * PI()" office:value-type="float" office:value="-4.78220215046446" calcext:value-type="float">
            <text:p>-4,78220215046446</text:p>
          </table:table-cell>
        </table:table-row>
        <table:table-row table:style-name="ro1">
          <table:table-cell table:formula="of:=ROUND(255*SIN([.E29])*(510/(ABS(255*SIN([.E29]))+ABS(255*SIN([.F29]))+ABS(255*SIN([.G29])))))" office:value-type="float" office:value="-139" calcext:value-type="float">
            <text:p>-139</text:p>
          </table:table-cell>
          <table:table-cell table:formula="of:= ROUND(255 * SIN([.F29]) * (510 / (ABS(255 * SIN([.E29])) +ABS(255 * SIN([.F29])) + ABS(255 * SIN([.G29])))))" office:value-type="float" office:value="-116" calcext:value-type="float">
            <text:p>-116</text:p>
          </table:table-cell>
          <table:table-cell table:formula="of:= ROUND(255 * SIN([.G29]) * (510 / (ABS(255 * SIN([.E29])) +ABS(255 * SIN([.F29])) + ABS(255 * SIN([.G29])))))"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table:formula="of:=([.D29] - 60) / 180 * PI()" office:value-type="float" office:value="-0.575958653158129" calcext:value-type="float">
            <text:p>-0,575958653158129</text:p>
          </table:table-cell>
          <table:table-cell table:formula="of:=([.D29] - 180) / 180 * PI()" office:value-type="float" office:value="-2.67035375555132" calcext:value-type="float">
            <text:p>-2,67035375555132</text:p>
          </table:table-cell>
          <table:table-cell table:formula="of:=([.D29] - 300) / 180 * PI()" office:value-type="float" office:value="-4.76474885794452" calcext:value-type="float">
            <text:p>-4,76474885794452</text:p>
          </table:table-cell>
        </table:table-row>
        <table:table-row table:style-name="ro1">
          <table:table-cell table:formula="of:=ROUND(255*SIN([.E30])*(510/(ABS(255*SIN([.E30]))+ABS(255*SIN([.F30]))+ABS(255*SIN([.G30])))))" office:value-type="float" office:value="-135" calcext:value-type="float">
            <text:p>-135</text:p>
          </table:table-cell>
          <table:table-cell table:formula="of:= ROUND(255 * SIN([.F30]) * (510 / (ABS(255 * SIN([.E30])) +ABS(255 * SIN([.F30])) + ABS(255 * SIN([.G30])))))" office:value-type="float" office:value="-120" calcext:value-type="float">
            <text:p>-120</text:p>
          </table:table-cell>
          <table:table-cell table:formula="of:= ROUND(255 * SIN([.G30]) * (510 / (ABS(255 * SIN([.E30])) +ABS(255 * SIN([.F30])) + ABS(255 * SIN([.G30])))))" office:value-type="float" office:value="255" calcext:value-type="float">
            <text:p>255</text:p>
          </table:table-cell>
          <table:table-cell office:value-type="float" office:value="28" calcext:value-type="float">
            <text:p>28</text:p>
          </table:table-cell>
          <table:table-cell table:formula="of:=([.D30] - 60) / 180 * PI()" office:value-type="float" office:value="-0.558505360638185" calcext:value-type="float">
            <text:p>-0,558505360638185</text:p>
          </table:table-cell>
          <table:table-cell table:formula="of:=([.D30] - 180) / 180 * PI()" office:value-type="float" office:value="-2.65290046303138" calcext:value-type="float">
            <text:p>-2,65290046303138</text:p>
          </table:table-cell>
          <table:table-cell table:formula="of:=([.D30] - 300) / 180 * PI()" office:value-type="float" office:value="-4.74729556542458" calcext:value-type="float">
            <text:p>-4,74729556542458</text:p>
          </table:table-cell>
        </table:table-row>
        <table:table-row table:style-name="ro1">
          <table:table-cell table:formula="of:=ROUND(255*SIN([.E31])*(510/(ABS(255*SIN([.E31]))+ABS(255*SIN([.F31]))+ABS(255*SIN([.G31])))))" office:value-type="float" office:value="-131" calcext:value-type="float">
            <text:p>-131</text:p>
          </table:table-cell>
          <table:table-cell table:formula="of:= ROUND(255 * SIN([.F31]) * (510 / (ABS(255 * SIN([.E31])) +ABS(255 * SIN([.F31])) + ABS(255 * SIN([.G31])))))" office:value-type="float" office:value="-124" calcext:value-type="float">
            <text:p>-124</text:p>
          </table:table-cell>
          <table:table-cell table:formula="of:= ROUND(255 * SIN([.G31]) * (510 / (ABS(255 * SIN([.E31])) +ABS(255 * SIN([.F31])) + ABS(255 * SIN([.G31])))))"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table:formula="of:=([.D31] - 60) / 180 * PI()" office:value-type="float" office:value="-0.541052068118242" calcext:value-type="float">
            <text:p>-0,541052068118242</text:p>
          </table:table-cell>
          <table:table-cell table:formula="of:=([.D31] - 180) / 180 * PI()" office:value-type="float" office:value="-2.63544717051144" calcext:value-type="float">
            <text:p>-2,63544717051144</text:p>
          </table:table-cell>
          <table:table-cell table:formula="of:=([.D31] - 300) / 180 * PI()" office:value-type="float" office:value="-4.72984227290463" calcext:value-type="float">
            <text:p>-4,72984227290463</text:p>
          </table:table-cell>
        </table:table-row>
        <table:table-row table:style-name="ro1">
          <table:table-cell table:formula="of:=ROUND(255*SIN([.E32])*(510/(ABS(255*SIN([.E32]))+ABS(255*SIN([.F32]))+ABS(255*SIN([.G32])))))" office:value-type="float" office:value="-128" calcext:value-type="float">
            <text:p>-128</text:p>
          </table:table-cell>
          <table:table-cell table:formula="of:= ROUND(255 * SIN([.F32]) * (510 / (ABS(255 * SIN([.E32])) +ABS(255 * SIN([.F32])) + ABS(255 * SIN([.G32])))))" office:value-type="float" office:value="-128" calcext:value-type="float">
            <text:p>-128</text:p>
          </table:table-cell>
          <table:table-cell table:formula="of:= ROUND(255 * SIN([.G32]) * (510 / (ABS(255 * SIN([.E32])) +ABS(255 * SIN([.F32])) + ABS(255 * SIN([.G32])))))"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([.D32] - 60) / 180 * PI()" office:value-type="float" office:value="-0.523598775598299" calcext:value-type="float">
            <text:p>-0,523598775598299</text:p>
          </table:table-cell>
          <table:table-cell table:formula="of:=([.D32] - 180) / 180 * PI()" office:value-type="float" office:value="-2.61799387799149" calcext:value-type="float">
            <text:p>-2,61799387799149</text:p>
          </table:table-cell>
          <table:table-cell table:formula="of:=([.D32] - 300) / 180 * PI()" office:value-type="float" office:value="-4.71238898038469" calcext:value-type="float">
            <text:p>-4,71238898038469</text:p>
          </table:table-cell>
        </table:table-row>
        <table:table-row table:style-name="ro1">
          <table:table-cell table:formula="of:=ROUND(255*SIN([.E33])*(510/(ABS(255*SIN([.E33]))+ABS(255*SIN([.F33]))+ABS(255*SIN([.G33])))))" office:value-type="float" office:value="-124" calcext:value-type="float">
            <text:p>-124</text:p>
          </table:table-cell>
          <table:table-cell table:formula="of:= ROUND(255 * SIN([.F33]) * (510 / (ABS(255 * SIN([.E33])) +ABS(255 * SIN([.F33])) + ABS(255 * SIN([.G33])))))" office:value-type="float" office:value="-131" calcext:value-type="float">
            <text:p>-131</text:p>
          </table:table-cell>
          <table:table-cell table:formula="of:= ROUND(255 * SIN([.G33]) * (510 / (ABS(255 * SIN([.E33])) +ABS(255 * SIN([.F33])) + ABS(255 * SIN([.G33])))))" office:value-type="float" office:value="255" calcext:value-type="float">
            <text:p>255</text:p>
          </table:table-cell>
          <table:table-cell office:value-type="float" office:value="31" calcext:value-type="float">
            <text:p>31</text:p>
          </table:table-cell>
          <table:table-cell table:formula="of:=([.D33] - 60) / 180 * PI()" office:value-type="float" office:value="-0.506145483078356" calcext:value-type="float">
            <text:p>-0,506145483078356</text:p>
          </table:table-cell>
          <table:table-cell table:formula="of:=([.D33] - 180) / 180 * PI()" office:value-type="float" office:value="-2.60054058547155" calcext:value-type="float">
            <text:p>-2,60054058547155</text:p>
          </table:table-cell>
          <table:table-cell table:formula="of:=([.D33] - 300) / 180 * PI()" office:value-type="float" office:value="-4.69493568786475" calcext:value-type="float">
            <text:p>-4,69493568786475</text:p>
          </table:table-cell>
        </table:table-row>
        <table:table-row table:style-name="ro1">
          <table:table-cell table:formula="of:=ROUND(255*SIN([.E34])*(510/(ABS(255*SIN([.E34]))+ABS(255*SIN([.F34]))+ABS(255*SIN([.G34])))))" office:value-type="float" office:value="-120" calcext:value-type="float">
            <text:p>-120</text:p>
          </table:table-cell>
          <table:table-cell table:formula="of:= ROUND(255 * SIN([.F34]) * (510 / (ABS(255 * SIN([.E34])) +ABS(255 * SIN([.F34])) + ABS(255 * SIN([.G34])))))" office:value-type="float" office:value="-135" calcext:value-type="float">
            <text:p>-135</text:p>
          </table:table-cell>
          <table:table-cell table:formula="of:= ROUND(255 * SIN([.G34]) * (510 / (ABS(255 * SIN([.E34])) +ABS(255 * SIN([.F34])) + ABS(255 * SIN([.G34])))))"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formula="of:=([.D34] - 60) / 180 * PI()" office:value-type="float" office:value="-0.488692190558412" calcext:value-type="float">
            <text:p>-0,488692190558412</text:p>
          </table:table-cell>
          <table:table-cell table:formula="of:=([.D34] - 180) / 180 * PI()" office:value-type="float" office:value="-2.58308729295161" calcext:value-type="float">
            <text:p>-2,58308729295161</text:p>
          </table:table-cell>
          <table:table-cell table:formula="of:=([.D34] - 300) / 180 * PI()" office:value-type="float" office:value="-4.6774823953448" calcext:value-type="float">
            <text:p>-4,6774823953448</text:p>
          </table:table-cell>
        </table:table-row>
        <table:table-row table:style-name="ro1">
          <table:table-cell table:formula="of:=ROUND(255*SIN([.E35])*(510/(ABS(255*SIN([.E35]))+ABS(255*SIN([.F35]))+ABS(255*SIN([.G35])))))" office:value-type="float" office:value="-116" calcext:value-type="float">
            <text:p>-116</text:p>
          </table:table-cell>
          <table:table-cell table:formula="of:= ROUND(255 * SIN([.F35]) * (510 / (ABS(255 * SIN([.E35])) +ABS(255 * SIN([.F35])) + ABS(255 * SIN([.G35])))))" office:value-type="float" office:value="-139" calcext:value-type="float">
            <text:p>-139</text:p>
          </table:table-cell>
          <table:table-cell table:formula="of:= ROUND(255 * SIN([.G35]) * (510 / (ABS(255 * SIN([.E35])) +ABS(255 * SIN([.F35])) + ABS(255 * SIN([.G35])))))" office:value-type="float" office:value="255" calcext:value-type="float">
            <text:p>255</text:p>
          </table:table-cell>
          <table:table-cell office:value-type="float" office:value="33" calcext:value-type="float">
            <text:p>33</text:p>
          </table:table-cell>
          <table:table-cell table:formula="of:=([.D35] - 60) / 180 * PI()" office:value-type="float" office:value="-0.471238898038469" calcext:value-type="float">
            <text:p>-0,471238898038469</text:p>
          </table:table-cell>
          <table:table-cell table:formula="of:=([.D35] - 180) / 180 * PI()" office:value-type="float" office:value="-2.56563400043166" calcext:value-type="float">
            <text:p>-2,56563400043166</text:p>
          </table:table-cell>
          <table:table-cell table:formula="of:=([.D35] - 300) / 180 * PI()" office:value-type="float" office:value="-4.66002910282486" calcext:value-type="float">
            <text:p>-4,66002910282486</text:p>
          </table:table-cell>
        </table:table-row>
        <table:table-row table:style-name="ro1">
          <table:table-cell table:formula="of:=ROUND(255*SIN([.E36])*(510/(ABS(255*SIN([.E36]))+ABS(255*SIN([.F36]))+ABS(255*SIN([.G36])))))" office:value-type="float" office:value="-112" calcext:value-type="float">
            <text:p>-112</text:p>
          </table:table-cell>
          <table:table-cell table:formula="of:= ROUND(255 * SIN([.F36]) * (510 / (ABS(255 * SIN([.E36])) +ABS(255 * SIN([.F36])) + ABS(255 * SIN([.G36])))))" office:value-type="float" office:value="-143" calcext:value-type="float">
            <text:p>-143</text:p>
          </table:table-cell>
          <table:table-cell table:formula="of:= ROUND(255 * SIN([.G36]) * (510 / (ABS(255 * SIN([.E36])) +ABS(255 * SIN([.F36])) + ABS(255 * SIN([.G36])))))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table:formula="of:=([.D36] - 60) / 180 * PI()" office:value-type="float" office:value="-0.453785605518526" calcext:value-type="float">
            <text:p>-0,453785605518526</text:p>
          </table:table-cell>
          <table:table-cell table:formula="of:=([.D36] - 180) / 180 * PI()" office:value-type="float" office:value="-2.54818070791172" calcext:value-type="float">
            <text:p>-2,54818070791172</text:p>
          </table:table-cell>
          <table:table-cell table:formula="of:=([.D36] - 300) / 180 * PI()" office:value-type="float" office:value="-4.64257581030492" calcext:value-type="float">
            <text:p>-4,64257581030492</text:p>
          </table:table-cell>
        </table:table-row>
        <table:table-row table:style-name="ro1">
          <table:table-cell table:formula="of:=ROUND(255*SIN([.E37])*(510/(ABS(255*SIN([.E37]))+ABS(255*SIN([.F37]))+ABS(255*SIN([.G37])))))" office:value-type="float" office:value="-108" calcext:value-type="float">
            <text:p>-108</text:p>
          </table:table-cell>
          <table:table-cell table:formula="of:= ROUND(255 * SIN([.F37]) * (510 / (ABS(255 * SIN([.E37])) +ABS(255 * SIN([.F37])) + ABS(255 * SIN([.G37])))))" office:value-type="float" office:value="-147" calcext:value-type="float">
            <text:p>-147</text:p>
          </table:table-cell>
          <table:table-cell table:formula="of:= ROUND(255 * SIN([.G37]) * (510 / (ABS(255 * SIN([.E37])) +ABS(255 * SIN([.F37])) + ABS(255 * SIN([.G37])))))"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table:formula="of:=([.D37] - 60) / 180 * PI()" office:value-type="float" office:value="-0.436332312998582" calcext:value-type="float">
            <text:p>-0,436332312998582</text:p>
          </table:table-cell>
          <table:table-cell table:formula="of:=([.D37] - 180) / 180 * PI()" office:value-type="float" office:value="-2.53072741539178" calcext:value-type="float">
            <text:p>-2,53072741539178</text:p>
          </table:table-cell>
          <table:table-cell table:formula="of:=([.D37] - 300) / 180 * PI()" office:value-type="float" office:value="-4.62512251778497" calcext:value-type="float">
            <text:p>-4,62512251778497</text:p>
          </table:table-cell>
        </table:table-row>
        <table:table-row table:style-name="ro1">
          <table:table-cell table:formula="of:=ROUND(255*SIN([.E38])*(510/(ABS(255*SIN([.E38]))+ABS(255*SIN([.F38]))+ABS(255*SIN([.G38])))))" office:value-type="float" office:value="-104" calcext:value-type="float">
            <text:p>-104</text:p>
          </table:table-cell>
          <table:table-cell table:formula="of:= ROUND(255 * SIN([.F38]) * (510 / (ABS(255 * SIN([.E38])) +ABS(255 * SIN([.F38])) + ABS(255 * SIN([.G38])))))" office:value-type="float" office:value="-151" calcext:value-type="float">
            <text:p>-151</text:p>
          </table:table-cell>
          <table:table-cell table:formula="of:= ROUND(255 * SIN([.G38]) * (510 / (ABS(255 * SIN([.E38])) +ABS(255 * SIN([.F38])) + ABS(255 * SIN([.G38])))))"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table:formula="of:=([.D38] - 60) / 180 * PI()" office:value-type="float" office:value="-0.418879020478639" calcext:value-type="float">
            <text:p>-0,418879020478639</text:p>
          </table:table-cell>
          <table:table-cell table:formula="of:=([.D38] - 180) / 180 * PI()" office:value-type="float" office:value="-2.51327412287183" calcext:value-type="float">
            <text:p>-2,51327412287183</text:p>
          </table:table-cell>
          <table:table-cell table:formula="of:=([.D38] - 300) / 180 * PI()" office:value-type="float" office:value="-4.60766922526503" calcext:value-type="float">
            <text:p>-4,60766922526503</text:p>
          </table:table-cell>
        </table:table-row>
        <table:table-row table:style-name="ro1">
          <table:table-cell table:formula="of:=ROUND(255*SIN([.E39])*(510/(ABS(255*SIN([.E39]))+ABS(255*SIN([.F39]))+ABS(255*SIN([.G39])))))" office:value-type="float" office:value="-100" calcext:value-type="float">
            <text:p>-100</text:p>
          </table:table-cell>
          <table:table-cell table:formula="of:= ROUND(255 * SIN([.F39]) * (510 / (ABS(255 * SIN([.E39])) +ABS(255 * SIN([.F39])) + ABS(255 * SIN([.G39])))))" office:value-type="float" office:value="-155" calcext:value-type="float">
            <text:p>-155</text:p>
          </table:table-cell>
          <table:table-cell table:formula="of:= ROUND(255 * SIN([.G39]) * (510 / (ABS(255 * SIN([.E39])) +ABS(255 * SIN([.F39])) + ABS(255 * SIN([.G39])))))"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table:formula="of:=([.D39] - 60) / 180 * PI()" office:value-type="float" office:value="-0.401425727958696" calcext:value-type="float">
            <text:p>-0,401425727958696</text:p>
          </table:table-cell>
          <table:table-cell table:formula="of:=([.D39] - 180) / 180 * PI()" office:value-type="float" office:value="-2.49582083035189" calcext:value-type="float">
            <text:p>-2,49582083035189</text:p>
          </table:table-cell>
          <table:table-cell table:formula="of:=([.D39] - 300) / 180 * PI()" office:value-type="float" office:value="-4.59021593274509" calcext:value-type="float">
            <text:p>-4,59021593274509</text:p>
          </table:table-cell>
        </table:table-row>
        <table:table-row table:style-name="ro1">
          <table:table-cell table:formula="of:=ROUND(255*SIN([.E40])*(510/(ABS(255*SIN([.E40]))+ABS(255*SIN([.F40]))+ABS(255*SIN([.G40])))))" office:value-type="float" office:value="-96" calcext:value-type="float">
            <text:p>-96</text:p>
          </table:table-cell>
          <table:table-cell table:formula="of:= ROUND(255 * SIN([.F40]) * (510 / (ABS(255 * SIN([.E40])) +ABS(255 * SIN([.F40])) + ABS(255 * SIN([.G40])))))" office:value-type="float" office:value="-159" calcext:value-type="float">
            <text:p>-159</text:p>
          </table:table-cell>
          <table:table-cell table:formula="of:= ROUND(255 * SIN([.G40]) * (510 / (ABS(255 * SIN([.E40])) +ABS(255 * SIN([.F40])) + ABS(255 * SIN([.G40])))))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([.D40] - 60) / 180 * PI()" office:value-type="float" office:value="-0.383972435438752" calcext:value-type="float">
            <text:p>-0,383972435438752</text:p>
          </table:table-cell>
          <table:table-cell table:formula="of:=([.D40] - 180) / 180 * PI()" office:value-type="float" office:value="-2.47836753783195" calcext:value-type="float">
            <text:p>-2,47836753783195</text:p>
          </table:table-cell>
          <table:table-cell table:formula="of:=([.D40] - 300) / 180 * PI()" office:value-type="float" office:value="-4.57276264022514" calcext:value-type="float">
            <text:p>-4,57276264022514</text:p>
          </table:table-cell>
        </table:table-row>
        <table:table-row table:style-name="ro1">
          <table:table-cell table:formula="of:=ROUND(255*SIN([.E41])*(510/(ABS(255*SIN([.E41]))+ABS(255*SIN([.F41]))+ABS(255*SIN([.G41])))))" office:value-type="float" office:value="-93" calcext:value-type="float">
            <text:p>-93</text:p>
          </table:table-cell>
          <table:table-cell table:formula="of:= ROUND(255 * SIN([.F41]) * (510 / (ABS(255 * SIN([.E41])) +ABS(255 * SIN([.F41])) + ABS(255 * SIN([.G41])))))" office:value-type="float" office:value="-162" calcext:value-type="float">
            <text:p>-162</text:p>
          </table:table-cell>
          <table:table-cell table:formula="of:= ROUND(255 * SIN([.G41]) * (510 / (ABS(255 * SIN([.E41])) +ABS(255 * SIN([.F41])) + ABS(255 * SIN([.G41])))))"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formula="of:=([.D41] - 60) / 180 * PI()" office:value-type="float" office:value="-0.366519142918809" calcext:value-type="float">
            <text:p>-0,366519142918809</text:p>
          </table:table-cell>
          <table:table-cell table:formula="of:=([.D41] - 180) / 180 * PI()" office:value-type="float" office:value="-2.460914245312" calcext:value-type="float">
            <text:p>-2,460914245312</text:p>
          </table:table-cell>
          <table:table-cell table:formula="of:=([.D41] - 300) / 180 * PI()" office:value-type="float" office:value="-4.5553093477052" calcext:value-type="float">
            <text:p>-4,5553093477052</text:p>
          </table:table-cell>
        </table:table-row>
        <table:table-row table:style-name="ro1">
          <table:table-cell table:formula="of:=ROUND(255*SIN([.E42])*(510/(ABS(255*SIN([.E42]))+ABS(255*SIN([.F42]))+ABS(255*SIN([.G42])))))" office:value-type="float" office:value="-89" calcext:value-type="float">
            <text:p>-89</text:p>
          </table:table-cell>
          <table:table-cell table:formula="of:= ROUND(255 * SIN([.F42]) * (510 / (ABS(255 * SIN([.E42])) +ABS(255 * SIN([.F42])) + ABS(255 * SIN([.G42])))))" office:value-type="float" office:value="-166" calcext:value-type="float">
            <text:p>-166</text:p>
          </table:table-cell>
          <table:table-cell table:formula="of:= ROUND(255 * SIN([.G42]) * (510 / (ABS(255 * SIN([.E42])) +ABS(255 * SIN([.F42])) + ABS(255 * SIN([.G42])))))"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table:formula="of:=([.D42] - 60) / 180 * PI()" office:value-type="float" office:value="-0.349065850398866" calcext:value-type="float">
            <text:p>-0,349065850398866</text:p>
          </table:table-cell>
          <table:table-cell table:formula="of:=([.D42] - 180) / 180 * PI()" office:value-type="float" office:value="-2.44346095279206" calcext:value-type="float">
            <text:p>-2,44346095279206</text:p>
          </table:table-cell>
          <table:table-cell table:formula="of:=([.D42] - 300) / 180 * PI()" office:value-type="float" office:value="-4.53785605518526" calcext:value-type="float">
            <text:p>-4,53785605518526</text:p>
          </table:table-cell>
        </table:table-row>
        <table:table-row table:style-name="ro1">
          <table:table-cell table:formula="of:=ROUND(255*SIN([.E43])*(510/(ABS(255*SIN([.E43]))+ABS(255*SIN([.F43]))+ABS(255*SIN([.G43])))))" office:value-type="float" office:value="-85" calcext:value-type="float">
            <text:p>-85</text:p>
          </table:table-cell>
          <table:table-cell table:formula="of:= ROUND(255 * SIN([.F43]) * (510 / (ABS(255 * SIN([.E43])) +ABS(255 * SIN([.F43])) + ABS(255 * SIN([.G43])))))" office:value-type="float" office:value="-170" calcext:value-type="float">
            <text:p>-170</text:p>
          </table:table-cell>
          <table:table-cell table:formula="of:= ROUND(255 * SIN([.G43]) * (510 / (ABS(255 * SIN([.E43])) +ABS(255 * SIN([.F43])) + ABS(255 * SIN([.G43])))))"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table:formula="of:=([.D43] - 60) / 180 * PI()" office:value-type="float" office:value="-0.331612557878923" calcext:value-type="float">
            <text:p>-0,331612557878923</text:p>
          </table:table-cell>
          <table:table-cell table:formula="of:=([.D43] - 180) / 180 * PI()" office:value-type="float" office:value="-2.42600766027212" calcext:value-type="float">
            <text:p>-2,42600766027212</text:p>
          </table:table-cell>
          <table:table-cell table:formula="of:=([.D43] - 300) / 180 * PI()" office:value-type="float" office:value="-4.52040276266531" calcext:value-type="float">
            <text:p>-4,52040276266531</text:p>
          </table:table-cell>
        </table:table-row>
        <table:table-row table:style-name="ro1">
          <table:table-cell table:formula="of:=ROUND(255*SIN([.E44])*(510/(ABS(255*SIN([.E44]))+ABS(255*SIN([.F44]))+ABS(255*SIN([.G44])))))" office:value-type="float" office:value="-81" calcext:value-type="float">
            <text:p>-81</text:p>
          </table:table-cell>
          <table:table-cell table:formula="of:= ROUND(255 * SIN([.F44]) * (510 / (ABS(255 * SIN([.E44])) +ABS(255 * SIN([.F44])) + ABS(255 * SIN([.G44])))))" office:value-type="float" office:value="-174" calcext:value-type="float">
            <text:p>-174</text:p>
          </table:table-cell>
          <table:table-cell table:formula="of:= ROUND(255 * SIN([.G44]) * (510 / (ABS(255 * SIN([.E44])) +ABS(255 * SIN([.F44])) + ABS(255 * SIN([.G44])))))" office:value-type="float" office:value="255" calcext:value-type="float">
            <text:p>255</text:p>
          </table:table-cell>
          <table:table-cell office:value-type="float" office:value="42" calcext:value-type="float">
            <text:p>42</text:p>
          </table:table-cell>
          <table:table-cell table:formula="of:=([.D44] - 60) / 180 * PI()" office:value-type="float" office:value="-0.314159265358979" calcext:value-type="float">
            <text:p>-0,314159265358979</text:p>
          </table:table-cell>
          <table:table-cell table:formula="of:=([.D44] - 180) / 180 * PI()" office:value-type="float" office:value="-2.40855436775217" calcext:value-type="float">
            <text:p>-2,40855436775217</text:p>
          </table:table-cell>
          <table:table-cell table:formula="of:=([.D44] - 300) / 180 * PI()" office:value-type="float" office:value="-4.50294947014537" calcext:value-type="float">
            <text:p>-4,50294947014537</text:p>
          </table:table-cell>
        </table:table-row>
        <table:table-row table:style-name="ro1">
          <table:table-cell table:formula="of:=ROUND(255*SIN([.E45])*(510/(ABS(255*SIN([.E45]))+ABS(255*SIN([.F45]))+ABS(255*SIN([.G45])))))" office:value-type="float" office:value="-77" calcext:value-type="float">
            <text:p>-77</text:p>
          </table:table-cell>
          <table:table-cell table:formula="of:= ROUND(255 * SIN([.F45]) * (510 / (ABS(255 * SIN([.E45])) +ABS(255 * SIN([.F45])) + ABS(255 * SIN([.G45])))))" office:value-type="float" office:value="-178" calcext:value-type="float">
            <text:p>-178</text:p>
          </table:table-cell>
          <table:table-cell table:formula="of:= ROUND(255 * SIN([.G45]) * (510 / (ABS(255 * SIN([.E45])) +ABS(255 * SIN([.F45])) + ABS(255 * SIN([.G45])))))" office:value-type="float" office:value="255" calcext:value-type="float">
            <text:p>255</text:p>
          </table:table-cell>
          <table:table-cell office:value-type="float" office:value="43" calcext:value-type="float">
            <text:p>43</text:p>
          </table:table-cell>
          <table:table-cell table:formula="of:=([.D45] - 60) / 180 * PI()" office:value-type="float" office:value="-0.296705972839036" calcext:value-type="float">
            <text:p>-0,296705972839036</text:p>
          </table:table-cell>
          <table:table-cell table:formula="of:=([.D45] - 180) / 180 * PI()" office:value-type="float" office:value="-2.39110107523223" calcext:value-type="float">
            <text:p>-2,39110107523223</text:p>
          </table:table-cell>
          <table:table-cell table:formula="of:=([.D45] - 300) / 180 * PI()" office:value-type="float" office:value="-4.48549617762543" calcext:value-type="float">
            <text:p>-4,48549617762543</text:p>
          </table:table-cell>
        </table:table-row>
        <table:table-row table:style-name="ro1">
          <table:table-cell table:formula="of:=ROUND(255*SIN([.E46])*(510/(ABS(255*SIN([.E46]))+ABS(255*SIN([.F46]))+ABS(255*SIN([.G46])))))" office:value-type="float" office:value="-72" calcext:value-type="float">
            <text:p>-72</text:p>
          </table:table-cell>
          <table:table-cell table:formula="of:= ROUND(255 * SIN([.F46]) * (510 / (ABS(255 * SIN([.E46])) +ABS(255 * SIN([.F46])) + ABS(255 * SIN([.G46])))))" office:value-type="float" office:value="-183" calcext:value-type="float">
            <text:p>-183</text:p>
          </table:table-cell>
          <table:table-cell table:formula="of:= ROUND(255 * SIN([.G46]) * (510 / (ABS(255 * SIN([.E46])) +ABS(255 * SIN([.F46])) + ABS(255 * SIN([.G46])))))" office:value-type="float" office:value="255" calcext:value-type="float">
            <text:p>255</text:p>
          </table:table-cell>
          <table:table-cell office:value-type="float" office:value="44" calcext:value-type="float">
            <text:p>44</text:p>
          </table:table-cell>
          <table:table-cell table:formula="of:=([.D46] - 60) / 180 * PI()" office:value-type="float" office:value="-0.279252680319093" calcext:value-type="float">
            <text:p>-0,279252680319093</text:p>
          </table:table-cell>
          <table:table-cell table:formula="of:=([.D46] - 180) / 180 * PI()" office:value-type="float" office:value="-2.37364778271229" calcext:value-type="float">
            <text:p>-2,37364778271229</text:p>
          </table:table-cell>
          <table:table-cell table:formula="of:=([.D46] - 300) / 180 * PI()" office:value-type="float" office:value="-4.46804288510548" calcext:value-type="float">
            <text:p>-4,46804288510548</text:p>
          </table:table-cell>
        </table:table-row>
        <table:table-row table:style-name="ro1">
          <table:table-cell table:formula="of:=ROUND(255*SIN([.E47])*(510/(ABS(255*SIN([.E47]))+ABS(255*SIN([.F47]))+ABS(255*SIN([.G47])))))" office:value-type="float" office:value="-68" calcext:value-type="float">
            <text:p>-68</text:p>
          </table:table-cell>
          <table:table-cell table:formula="of:= ROUND(255 * SIN([.F47]) * (510 / (ABS(255 * SIN([.E47])) +ABS(255 * SIN([.F47])) + ABS(255 * SIN([.G47])))))" office:value-type="float" office:value="-187" calcext:value-type="float">
            <text:p>-187</text:p>
          </table:table-cell>
          <table:table-cell table:formula="of:= ROUND(255 * SIN([.G47]) * (510 / (ABS(255 * SIN([.E47])) +ABS(255 * SIN([.F47])) + ABS(255 * SIN([.G47])))))"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formula="of:=([.D47] - 60) / 180 * PI()" office:value-type="float" office:value="-0.261799387799149" calcext:value-type="float">
            <text:p>-0,261799387799149</text:p>
          </table:table-cell>
          <table:table-cell table:formula="of:=([.D47] - 180) / 180 * PI()" office:value-type="float" office:value="-2.35619449019234" calcext:value-type="float">
            <text:p>-2,35619449019234</text:p>
          </table:table-cell>
          <table:table-cell table:formula="of:=([.D47] - 300) / 180 * PI()" office:value-type="float" office:value="-4.45058959258554" calcext:value-type="float">
            <text:p>-4,45058959258554</text:p>
          </table:table-cell>
        </table:table-row>
        <table:table-row table:style-name="ro1">
          <table:table-cell table:formula="of:=ROUND(255*SIN([.E48])*(510/(ABS(255*SIN([.E48]))+ABS(255*SIN([.F48]))+ABS(255*SIN([.G48])))))" office:value-type="float" office:value="-64" calcext:value-type="float">
            <text:p>-64</text:p>
          </table:table-cell>
          <table:table-cell table:formula="of:= ROUND(255 * SIN([.F48]) * (510 / (ABS(255 * SIN([.E48])) +ABS(255 * SIN([.F48])) + ABS(255 * SIN([.G48])))))" office:value-type="float" office:value="-191" calcext:value-type="float">
            <text:p>-191</text:p>
          </table:table-cell>
          <table:table-cell table:formula="of:= ROUND(255 * SIN([.G48]) * (510 / (ABS(255 * SIN([.E48])) +ABS(255 * SIN([.F48])) + ABS(255 * SIN([.G48])))))" office:value-type="float" office:value="255" calcext:value-type="float">
            <text:p>255</text:p>
          </table:table-cell>
          <table:table-cell office:value-type="float" office:value="46" calcext:value-type="float">
            <text:p>46</text:p>
          </table:table-cell>
          <table:table-cell table:formula="of:=([.D48] - 60) / 180 * PI()" office:value-type="float" office:value="-0.244346095279206" calcext:value-type="float">
            <text:p>-0,244346095279206</text:p>
          </table:table-cell>
          <table:table-cell table:formula="of:=([.D48] - 180) / 180 * PI()" office:value-type="float" office:value="-2.3387411976724" calcext:value-type="float">
            <text:p>-2,3387411976724</text:p>
          </table:table-cell>
          <table:table-cell table:formula="of:=([.D48] - 300) / 180 * PI()" office:value-type="float" office:value="-4.4331363000656" calcext:value-type="float">
            <text:p>-4,4331363000656</text:p>
          </table:table-cell>
        </table:table-row>
        <table:table-row table:style-name="ro1">
          <table:table-cell table:formula="of:=ROUND(255*SIN([.E49])*(510/(ABS(255*SIN([.E49]))+ABS(255*SIN([.F49]))+ABS(255*SIN([.G49])))))" office:value-type="float" office:value="-60" calcext:value-type="float">
            <text:p>-60</text:p>
          </table:table-cell>
          <table:table-cell table:formula="of:= ROUND(255 * SIN([.F49]) * (510 / (ABS(255 * SIN([.E49])) +ABS(255 * SIN([.F49])) + ABS(255 * SIN([.G49])))))" office:value-type="float" office:value="-195" calcext:value-type="float">
            <text:p>-195</text:p>
          </table:table-cell>
          <table:table-cell table:formula="of:= ROUND(255 * SIN([.G49]) * (510 / (ABS(255 * SIN([.E49])) +ABS(255 * SIN([.F49])) + ABS(255 * SIN([.G49])))))"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table:formula="of:=([.D49] - 60) / 180 * PI()" office:value-type="float" office:value="-0.226892802759263" calcext:value-type="float">
            <text:p>-0,226892802759263</text:p>
          </table:table-cell>
          <table:table-cell table:formula="of:=([.D49] - 180) / 180 * PI()" office:value-type="float" office:value="-2.32128790515246" calcext:value-type="float">
            <text:p>-2,32128790515246</text:p>
          </table:table-cell>
          <table:table-cell table:formula="of:=([.D49] - 300) / 180 * PI()" office:value-type="float" office:value="-4.41568300754565" calcext:value-type="float">
            <text:p>-4,41568300754565</text:p>
          </table:table-cell>
        </table:table-row>
        <table:table-row table:style-name="ro1">
          <table:table-cell table:formula="of:=ROUND(255*SIN([.E50])*(510/(ABS(255*SIN([.E50]))+ABS(255*SIN([.F50]))+ABS(255*SIN([.G50])))))" office:value-type="float" office:value="-56" calcext:value-type="float">
            <text:p>-56</text:p>
          </table:table-cell>
          <table:table-cell table:formula="of:= ROUND(255 * SIN([.F50]) * (510 / (ABS(255 * SIN([.E50])) +ABS(255 * SIN([.F50])) + ABS(255 * SIN([.G50])))))" office:value-type="float" office:value="-199" calcext:value-type="float">
            <text:p>-199</text:p>
          </table:table-cell>
          <table:table-cell table:formula="of:= ROUND(255 * SIN([.G50]) * (510 / (ABS(255 * SIN([.E50])) +ABS(255 * SIN([.F50])) + ABS(255 * SIN([.G50])))))"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formula="of:=([.D50] - 60) / 180 * PI()" office:value-type="float" office:value="-0.20943951023932" calcext:value-type="float">
            <text:p>-0,20943951023932</text:p>
          </table:table-cell>
          <table:table-cell table:formula="of:=([.D50] - 180) / 180 * PI()" office:value-type="float" office:value="-2.30383461263251" calcext:value-type="float">
            <text:p>-2,30383461263251</text:p>
          </table:table-cell>
          <table:table-cell table:formula="of:=([.D50] - 300) / 180 * PI()" office:value-type="float" office:value="-4.39822971502571" calcext:value-type="float">
            <text:p>-4,39822971502571</text:p>
          </table:table-cell>
        </table:table-row>
        <table:table-row table:style-name="ro1">
          <table:table-cell table:formula="of:=ROUND(255*SIN([.E51])*(510/(ABS(255*SIN([.E51]))+ABS(255*SIN([.F51]))+ABS(255*SIN([.G51])))))" office:value-type="float" office:value="-51" calcext:value-type="float">
            <text:p>-51</text:p>
          </table:table-cell>
          <table:table-cell table:formula="of:= ROUND(255 * SIN([.F51]) * (510 / (ABS(255 * SIN([.E51])) +ABS(255 * SIN([.F51])) + ABS(255 * SIN([.G51])))))" office:value-type="float" office:value="-204" calcext:value-type="float">
            <text:p>-204</text:p>
          </table:table-cell>
          <table:table-cell table:formula="of:= ROUND(255 * SIN([.G51]) * (510 / (ABS(255 * SIN([.E51])) +ABS(255 * SIN([.F51])) + ABS(255 * SIN([.G51])))))"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table:formula="of:=([.D51] - 60) / 180 * PI()" office:value-type="float" office:value="-0.191986217719376" calcext:value-type="float">
            <text:p>-0,191986217719376</text:p>
          </table:table-cell>
          <table:table-cell table:formula="of:=([.D51] - 180) / 180 * PI()" office:value-type="float" office:value="-2.28638132011257" calcext:value-type="float">
            <text:p>-2,28638132011257</text:p>
          </table:table-cell>
          <table:table-cell table:formula="of:=([.D51] - 300) / 180 * PI()" office:value-type="float" office:value="-4.38077642250577" calcext:value-type="float">
            <text:p>-4,38077642250577</text:p>
          </table:table-cell>
        </table:table-row>
        <table:table-row table:style-name="ro1">
          <table:table-cell table:formula="of:=ROUND(255*SIN([.E52])*(510/(ABS(255*SIN([.E52]))+ABS(255*SIN([.F52]))+ABS(255*SIN([.G52])))))" office:value-type="float" office:value="-47" calcext:value-type="float">
            <text:p>-47</text:p>
          </table:table-cell>
          <table:table-cell table:formula="of:= ROUND(255 * SIN([.F52]) * (510 / (ABS(255 * SIN([.E52])) +ABS(255 * SIN([.F52])) + ABS(255 * SIN([.G52])))))" office:value-type="float" office:value="-208" calcext:value-type="float">
            <text:p>-208</text:p>
          </table:table-cell>
          <table:table-cell table:formula="of:= ROUND(255 * SIN([.G52]) * (510 / (ABS(255 * SIN([.E52])) +ABS(255 * SIN([.F52])) + ABS(255 * SIN([.G52])))))"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table:formula="of:=([.D52] - 60) / 180 * PI()" office:value-type="float" office:value="-0.174532925199433" calcext:value-type="float">
            <text:p>-0,174532925199433</text:p>
          </table:table-cell>
          <table:table-cell table:formula="of:=([.D52] - 180) / 180 * PI()" office:value-type="float" office:value="-2.26892802759263" calcext:value-type="float">
            <text:p>-2,26892802759263</text:p>
          </table:table-cell>
          <table:table-cell table:formula="of:=([.D52] - 300) / 180 * PI()" office:value-type="float" office:value="-4.36332312998582" calcext:value-type="float">
            <text:p>-4,36332312998582</text:p>
          </table:table-cell>
        </table:table-row>
        <table:table-row table:style-name="ro1">
          <table:table-cell table:formula="of:=ROUND(255*SIN([.E53])*(510/(ABS(255*SIN([.E53]))+ABS(255*SIN([.F53]))+ABS(255*SIN([.G53])))))" office:value-type="float" office:value="-43" calcext:value-type="float">
            <text:p>-43</text:p>
          </table:table-cell>
          <table:table-cell table:formula="of:= ROUND(255 * SIN([.F53]) * (510 / (ABS(255 * SIN([.E53])) +ABS(255 * SIN([.F53])) + ABS(255 * SIN([.G53])))))" office:value-type="float" office:value="-212" calcext:value-type="float">
            <text:p>-212</text:p>
          </table:table-cell>
          <table:table-cell table:formula="of:= ROUND(255 * SIN([.G53]) * (510 / (ABS(255 * SIN([.E53])) +ABS(255 * SIN([.F53])) + ABS(255 * SIN([.G53])))))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([.D53] - 60) / 180 * PI()" office:value-type="float" office:value="-0.15707963267949" calcext:value-type="float">
            <text:p>-0,15707963267949</text:p>
          </table:table-cell>
          <table:table-cell table:formula="of:=([.D53] - 180) / 180 * PI()" office:value-type="float" office:value="-2.25147473507268" calcext:value-type="float">
            <text:p>-2,25147473507268</text:p>
          </table:table-cell>
          <table:table-cell table:formula="of:=([.D53] - 300) / 180 * PI()" office:value-type="float" office:value="-4.34586983746588" calcext:value-type="float">
            <text:p>-4,34586983746588</text:p>
          </table:table-cell>
        </table:table-row>
        <table:table-row table:style-name="ro1">
          <table:table-cell table:formula="of:=ROUND(255*SIN([.E54])*(510/(ABS(255*SIN([.E54]))+ABS(255*SIN([.F54]))+ABS(255*SIN([.G54])))))" office:value-type="float" office:value="-38" calcext:value-type="float">
            <text:p>-38</text:p>
          </table:table-cell>
          <table:table-cell table:formula="of:= ROUND(255 * SIN([.F54]) * (510 / (ABS(255 * SIN([.E54])) +ABS(255 * SIN([.F54])) + ABS(255 * SIN([.G54])))))" office:value-type="float" office:value="-217" calcext:value-type="float">
            <text:p>-217</text:p>
          </table:table-cell>
          <table:table-cell table:formula="of:= ROUND(255 * SIN([.G54]) * (510 / (ABS(255 * SIN([.E54])) +ABS(255 * SIN([.F54])) + ABS(255 * SIN([.G54])))))"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table:formula="of:=([.D54] - 60) / 180 * PI()" office:value-type="float" office:value="-0.139626340159546" calcext:value-type="float">
            <text:p>-0,139626340159546</text:p>
          </table:table-cell>
          <table:table-cell table:formula="of:=([.D54] - 180) / 180 * PI()" office:value-type="float" office:value="-2.23402144255274" calcext:value-type="float">
            <text:p>-2,23402144255274</text:p>
          </table:table-cell>
          <table:table-cell table:formula="of:=([.D54] - 300) / 180 * PI()" office:value-type="float" office:value="-4.32841654494594" calcext:value-type="float">
            <text:p>-4,32841654494594</text:p>
          </table:table-cell>
        </table:table-row>
        <table:table-row table:style-name="ro1">
          <table:table-cell table:formula="of:=ROUND(255*SIN([.E55])*(510/(ABS(255*SIN([.E55]))+ABS(255*SIN([.F55]))+ABS(255*SIN([.G55])))))" office:value-type="float" office:value="-34" calcext:value-type="float">
            <text:p>-34</text:p>
          </table:table-cell>
          <table:table-cell table:formula="of:= ROUND(255 * SIN([.F55]) * (510 / (ABS(255 * SIN([.E55])) +ABS(255 * SIN([.F55])) + ABS(255 * SIN([.G55])))))" office:value-type="float" office:value="-221" calcext:value-type="float">
            <text:p>-221</text:p>
          </table:table-cell>
          <table:table-cell table:formula="of:= ROUND(255 * SIN([.G55]) * (510 / (ABS(255 * SIN([.E55])) +ABS(255 * SIN([.F55])) + ABS(255 * SIN([.G55])))))"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table:formula="of:=([.D55] - 60) / 180 * PI()" office:value-type="float" office:value="-0.122173047639603" calcext:value-type="float">
            <text:p>-0,122173047639603</text:p>
          </table:table-cell>
          <table:table-cell table:formula="of:=([.D55] - 180) / 180 * PI()" office:value-type="float" office:value="-2.2165681500328" calcext:value-type="float">
            <text:p>-2,2165681500328</text:p>
          </table:table-cell>
          <table:table-cell table:formula="of:=([.D55] - 300) / 180 * PI()" office:value-type="float" office:value="-4.31096325242599" calcext:value-type="float">
            <text:p>-4,31096325242599</text:p>
          </table:table-cell>
        </table:table-row>
        <table:table-row table:style-name="ro1">
          <table:table-cell table:formula="of:=ROUND(255*SIN([.E56])*(510/(ABS(255*SIN([.E56]))+ABS(255*SIN([.F56]))+ABS(255*SIN([.G56])))))" office:value-type="float" office:value="-29" calcext:value-type="float">
            <text:p>-29</text:p>
          </table:table-cell>
          <table:table-cell table:formula="of:= ROUND(255 * SIN([.F56]) * (510 / (ABS(255 * SIN([.E56])) +ABS(255 * SIN([.F56])) + ABS(255 * SIN([.G56])))))" office:value-type="float" office:value="-226" calcext:value-type="float">
            <text:p>-226</text:p>
          </table:table-cell>
          <table:table-cell table:formula="of:= ROUND(255 * SIN([.G56]) * (510 / (ABS(255 * SIN([.E56])) +ABS(255 * SIN([.F56])) + ABS(255 * SIN([.G56])))))"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table:formula="of:=([.D56] - 60) / 180 * PI()" office:value-type="float" office:value="-0.10471975511966" calcext:value-type="float">
            <text:p>-0,10471975511966</text:p>
          </table:table-cell>
          <table:table-cell table:formula="of:=([.D56] - 180) / 180 * PI()" office:value-type="float" office:value="-2.19911485751286" calcext:value-type="float">
            <text:p>-2,19911485751286</text:p>
          </table:table-cell>
          <table:table-cell table:formula="of:=([.D56] - 300) / 180 * PI()" office:value-type="float" office:value="-4.29350995990605" calcext:value-type="float">
            <text:p>-4,29350995990605</text:p>
          </table:table-cell>
        </table:table-row>
        <table:table-row table:style-name="ro1">
          <table:table-cell table:formula="of:=ROUND(255*SIN([.E57])*(510/(ABS(255*SIN([.E57]))+ABS(255*SIN([.F57]))+ABS(255*SIN([.G57])))))" office:value-type="float" office:value="-25" calcext:value-type="float">
            <text:p>-25</text:p>
          </table:table-cell>
          <table:table-cell table:formula="of:= ROUND(255 * SIN([.F57]) * (510 / (ABS(255 * SIN([.E57])) +ABS(255 * SIN([.F57])) + ABS(255 * SIN([.G57])))))" office:value-type="float" office:value="-230" calcext:value-type="float">
            <text:p>-230</text:p>
          </table:table-cell>
          <table:table-cell table:formula="of:= ROUND(255 * SIN([.G57]) * (510 / (ABS(255 * SIN([.E57])) +ABS(255 * SIN([.F57])) + ABS(255 * SIN([.G57])))))"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table:formula="of:=([.D57] - 60) / 180 * PI()" office:value-type="float" office:value="-0.0872664625997165" calcext:value-type="float">
            <text:p>-0,087266462599717</text:p>
          </table:table-cell>
          <table:table-cell table:formula="of:=([.D57] - 180) / 180 * PI()" office:value-type="float" office:value="-2.18166156499291" calcext:value-type="float">
            <text:p>-2,18166156499291</text:p>
          </table:table-cell>
          <table:table-cell table:formula="of:=([.D57] - 300) / 180 * PI()" office:value-type="float" office:value="-4.27605666738611" calcext:value-type="float">
            <text:p>-4,27605666738611</text:p>
          </table:table-cell>
        </table:table-row>
        <table:table-row table:style-name="ro1">
          <table:table-cell table:formula="of:=ROUND(255*SIN([.E58])*(510/(ABS(255*SIN([.E58]))+ABS(255*SIN([.F58]))+ABS(255*SIN([.G58])))))" office:value-type="float" office:value="-20" calcext:value-type="float">
            <text:p>-20</text:p>
          </table:table-cell>
          <table:table-cell table:formula="of:= ROUND(255 * SIN([.F58]) * (510 / (ABS(255 * SIN([.E58])) +ABS(255 * SIN([.F58])) + ABS(255 * SIN([.G58])))))" office:value-type="float" office:value="-235" calcext:value-type="float">
            <text:p>-235</text:p>
          </table:table-cell>
          <table:table-cell table:formula="of:= ROUND(255 * SIN([.G58]) * (510 / (ABS(255 * SIN([.E58])) +ABS(255 * SIN([.F58])) + ABS(255 * SIN([.G58])))))"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table:formula="of:=([.D58] - 60) / 180 * PI()" office:value-type="float" office:value="-0.0698131700797732" calcext:value-type="float">
            <text:p>-0,069813170079773</text:p>
          </table:table-cell>
          <table:table-cell table:formula="of:=([.D58] - 180) / 180 * PI()" office:value-type="float" office:value="-2.16420827247297" calcext:value-type="float">
            <text:p>-2,16420827247297</text:p>
          </table:table-cell>
          <table:table-cell table:formula="of:=([.D58] - 300) / 180 * PI()" office:value-type="float" office:value="-4.25860337486616" calcext:value-type="float">
            <text:p>-4,25860337486616</text:p>
          </table:table-cell>
        </table:table-row>
        <table:table-row table:style-name="ro1">
          <table:table-cell table:formula="of:=ROUND(255*SIN([.E59])*(510/(ABS(255*SIN([.E59]))+ABS(255*SIN([.F59]))+ABS(255*SIN([.G59])))))" office:value-type="float" office:value="-15" calcext:value-type="float">
            <text:p>-15</text:p>
          </table:table-cell>
          <table:table-cell table:formula="of:= ROUND(255 * SIN([.F59]) * (510 / (ABS(255 * SIN([.E59])) +ABS(255 * SIN([.F59])) + ABS(255 * SIN([.G59])))))" office:value-type="float" office:value="-240" calcext:value-type="float">
            <text:p>-240</text:p>
          </table:table-cell>
          <table:table-cell table:formula="of:= ROUND(255 * SIN([.G59]) * (510 / (ABS(255 * SIN([.E59])) +ABS(255 * SIN([.F59])) + ABS(255 * SIN([.G59])))))"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table:formula="of:=([.D59] - 60) / 180 * PI()" office:value-type="float" office:value="-0.0523598775598299" calcext:value-type="float">
            <text:p>-0,05235987755983</text:p>
          </table:table-cell>
          <table:table-cell table:formula="of:=([.D59] - 180) / 180 * PI()" office:value-type="float" office:value="-2.14675497995303" calcext:value-type="float">
            <text:p>-2,14675497995303</text:p>
          </table:table-cell>
          <table:table-cell table:formula="of:=([.D59] - 300) / 180 * PI()" office:value-type="float" office:value="-4.24115008234622" calcext:value-type="float">
            <text:p>-4,24115008234622</text:p>
          </table:table-cell>
        </table:table-row>
        <table:table-row table:style-name="ro1">
          <table:table-cell table:formula="of:=ROUND(255*SIN([.E60])*(510/(ABS(255*SIN([.E60]))+ABS(255*SIN([.F60]))+ABS(255*SIN([.G60])))))" office:value-type="float" office:value="-10" calcext:value-type="float">
            <text:p>-10</text:p>
          </table:table-cell>
          <table:table-cell table:formula="of:= ROUND(255 * SIN([.F60]) * (510 / (ABS(255 * SIN([.E60])) +ABS(255 * SIN([.F60])) + ABS(255 * SIN([.G60])))))" office:value-type="float" office:value="-245" calcext:value-type="float">
            <text:p>-245</text:p>
          </table:table-cell>
          <table:table-cell table:formula="of:= ROUND(255 * SIN([.G60]) * (510 / (ABS(255 * SIN([.E60])) +ABS(255 * SIN([.F60])) + ABS(255 * SIN([.G60])))))"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table:formula="of:=([.D60] - 60) / 180 * PI()" office:value-type="float" office:value="-0.0349065850398866" calcext:value-type="float">
            <text:p>-0,034906585039887</text:p>
          </table:table-cell>
          <table:table-cell table:formula="of:=([.D60] - 180) / 180 * PI()" office:value-type="float" office:value="-2.12930168743308" calcext:value-type="float">
            <text:p>-2,12930168743308</text:p>
          </table:table-cell>
          <table:table-cell table:formula="of:=([.D60] - 300) / 180 * PI()" office:value-type="float" office:value="-4.22369678982628" calcext:value-type="float">
            <text:p>-4,22369678982628</text:p>
          </table:table-cell>
        </table:table-row>
        <table:table-row table:style-name="ro1">
          <table:table-cell table:formula="of:=ROUND(255*SIN([.E61])*(510/(ABS(255*SIN([.E61]))+ABS(255*SIN([.F61]))+ABS(255*SIN([.G61])))))" office:value-type="float" office:value="-5" calcext:value-type="float">
            <text:p>-5</text:p>
          </table:table-cell>
          <table:table-cell table:formula="of:= ROUND(255 * SIN([.F61]) * (510 / (ABS(255 * SIN([.E61])) +ABS(255 * SIN([.F61])) + ABS(255 * SIN([.G61])))))" office:value-type="float" office:value="-250" calcext:value-type="float">
            <text:p>-250</text:p>
          </table:table-cell>
          <table:table-cell table:formula="of:= ROUND(255 * SIN([.G61]) * (510 / (ABS(255 * SIN([.E61])) +ABS(255 * SIN([.F61])) + ABS(255 * SIN([.G61])))))"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table:formula="of:=([.D61] - 60) / 180 * PI()" office:value-type="float" office:value="-0.0174532925199433" calcext:value-type="float">
            <text:p>-0,017453292519943</text:p>
          </table:table-cell>
          <table:table-cell table:formula="of:=([.D61] - 180) / 180 * PI()" office:value-type="float" office:value="-2.11184839491314" calcext:value-type="float">
            <text:p>-2,11184839491314</text:p>
          </table:table-cell>
          <table:table-cell table:formula="of:=([.D61] - 300) / 180 * PI()" office:value-type="float" office:value="-4.20624349730633" calcext:value-type="float">
            <text:p>-4,20624349730633</text:p>
          </table:table-cell>
        </table:table-row>
        <table:table-row table:style-name="ro1">
          <table:table-cell table:formula="of:=ROUND(255*SIN([.E62])*(510/(ABS(255*SIN([.E62]))+ABS(255*SIN([.F62]))+ABS(255*SIN([.G62])))))" office:value-type="float" office:value="0" calcext:value-type="float">
            <text:p>0</text:p>
          </table:table-cell>
          <table:table-cell table:formula="of:= ROUND(255 * SIN([.F62]) * (510 / (ABS(255 * SIN([.E62])) +ABS(255 * SIN([.F62])) + ABS(255 * SIN([.G62])))))" office:value-type="float" office:value="-255" calcext:value-type="float">
            <text:p>-255</text:p>
          </table:table-cell>
          <table:table-cell table:formula="of:= ROUND(255 * SIN([.G62]) * (510 / (ABS(255 * SIN([.E62])) +ABS(255 * SIN([.F62])) + ABS(255 * SIN([.G62])))))"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table:formula="of:=([.D62] - 60) / 180 * PI()" office:value-type="float" office:value="0" calcext:value-type="float">
            <text:p>0</text:p>
          </table:table-cell>
          <table:table-cell table:formula="of:=([.D62] - 180) / 180 * PI()" office:value-type="float" office:value="-2.0943951023932" calcext:value-type="float">
            <text:p>-2,0943951023932</text:p>
          </table:table-cell>
          <table:table-cell table:formula="of:=([.D62] - 300) / 180 * PI()" office:value-type="float" office:value="-4.18879020478639" calcext:value-type="float">
            <text:p>-4,18879020478639</text:p>
          </table:table-cell>
        </table:table-row>
        <table:table-row table:style-name="ro1">
          <table:table-cell table:formula="of:=ROUND(255*SIN([.E63])*(510/(ABS(255*SIN([.E63]))+ABS(255*SIN([.F63]))+ABS(255*SIN([.G63])))))" office:value-type="float" office:value="5" calcext:value-type="float">
            <text:p>5</text:p>
          </table:table-cell>
          <table:table-cell table:formula="of:= ROUND(255 * SIN([.F63]) * (510 / (ABS(255 * SIN([.E63])) +ABS(255 * SIN([.F63])) + ABS(255 * SIN([.G63])))))" office:value-type="float" office:value="-255" calcext:value-type="float">
            <text:p>-255</text:p>
          </table:table-cell>
          <table:table-cell table:formula="of:= ROUND(255 * SIN([.G63]) * (510 / (ABS(255 * SIN([.E63])) +ABS(255 * SIN([.F63])) + ABS(255 * SIN([.G63])))))" office:value-type="float" office:value="250" calcext:value-type="float">
            <text:p>250</text:p>
          </table:table-cell>
          <table:table-cell office:value-type="float" office:value="61" calcext:value-type="float">
            <text:p>61</text:p>
          </table:table-cell>
          <table:table-cell table:formula="of:=([.D63] - 60) / 180 * PI()" office:value-type="float" office:value="0.0174532925199433" calcext:value-type="float">
            <text:p>0,017453292519943</text:p>
          </table:table-cell>
          <table:table-cell table:formula="of:=([.D63] - 180) / 180 * PI()" office:value-type="float" office:value="-2.07694180987325" calcext:value-type="float">
            <text:p>-2,07694180987325</text:p>
          </table:table-cell>
          <table:table-cell table:formula="of:=([.D63] - 300) / 180 * PI()" office:value-type="float" office:value="-4.17133691226645" calcext:value-type="float">
            <text:p>-4,17133691226645</text:p>
          </table:table-cell>
        </table:table-row>
        <table:table-row table:style-name="ro1">
          <table:table-cell table:formula="of:=ROUND(255*SIN([.E64])*(510/(ABS(255*SIN([.E64]))+ABS(255*SIN([.F64]))+ABS(255*SIN([.G64])))))" office:value-type="float" office:value="10" calcext:value-type="float">
            <text:p>10</text:p>
          </table:table-cell>
          <table:table-cell table:formula="of:= ROUND(255 * SIN([.F64]) * (510 / (ABS(255 * SIN([.E64])) +ABS(255 * SIN([.F64])) + ABS(255 * SIN([.G64])))))" office:value-type="float" office:value="-255" calcext:value-type="float">
            <text:p>-255</text:p>
          </table:table-cell>
          <table:table-cell table:formula="of:= ROUND(255 * SIN([.G64]) * (510 / (ABS(255 * SIN([.E64])) +ABS(255 * SIN([.F64])) + ABS(255 * SIN([.G64])))))" office:value-type="float" office:value="245" calcext:value-type="float">
            <text:p>245</text:p>
          </table:table-cell>
          <table:table-cell office:value-type="float" office:value="62" calcext:value-type="float">
            <text:p>62</text:p>
          </table:table-cell>
          <table:table-cell table:formula="of:=([.D64] - 60) / 180 * PI()" office:value-type="float" office:value="0.0349065850398866" calcext:value-type="float">
            <text:p>0,034906585039887</text:p>
          </table:table-cell>
          <table:table-cell table:formula="of:=([.D64] - 180) / 180 * PI()" office:value-type="float" office:value="-2.05948851735331" calcext:value-type="float">
            <text:p>-2,05948851735331</text:p>
          </table:table-cell>
          <table:table-cell table:formula="of:=([.D64] - 300) / 180 * PI()" office:value-type="float" office:value="-4.1538836197465" calcext:value-type="float">
            <text:p>-4,1538836197465</text:p>
          </table:table-cell>
        </table:table-row>
        <table:table-row table:style-name="ro1">
          <table:table-cell table:formula="of:=ROUND(255*SIN([.E65])*(510/(ABS(255*SIN([.E65]))+ABS(255*SIN([.F65]))+ABS(255*SIN([.G65])))))" office:value-type="float" office:value="15" calcext:value-type="float">
            <text:p>15</text:p>
          </table:table-cell>
          <table:table-cell table:formula="of:= ROUND(255 * SIN([.F65]) * (510 / (ABS(255 * SIN([.E65])) +ABS(255 * SIN([.F65])) + ABS(255 * SIN([.G65])))))" office:value-type="float" office:value="-255" calcext:value-type="float">
            <text:p>-255</text:p>
          </table:table-cell>
          <table:table-cell table:formula="of:= ROUND(255 * SIN([.G65]) * (510 / (ABS(255 * SIN([.E65])) +ABS(255 * SIN([.F65])) + ABS(255 * SIN([.G65])))))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table:formula="of:=([.D65] - 60) / 180 * PI()" office:value-type="float" office:value="0.0523598775598299" calcext:value-type="float">
            <text:p>0,05235987755983</text:p>
          </table:table-cell>
          <table:table-cell table:formula="of:=([.D65] - 180) / 180 * PI()" office:value-type="float" office:value="-2.04203522483337" calcext:value-type="float">
            <text:p>-2,04203522483337</text:p>
          </table:table-cell>
          <table:table-cell table:formula="of:=([.D65] - 300) / 180 * PI()" office:value-type="float" office:value="-4.13643032722656" calcext:value-type="float">
            <text:p>-4,13643032722656</text:p>
          </table:table-cell>
        </table:table-row>
        <table:table-row table:style-name="ro1">
          <table:table-cell table:formula="of:=ROUND(255*SIN([.E66])*(510/(ABS(255*SIN([.E66]))+ABS(255*SIN([.F66]))+ABS(255*SIN([.G66])))))" office:value-type="float" office:value="20" calcext:value-type="float">
            <text:p>20</text:p>
          </table:table-cell>
          <table:table-cell table:formula="of:= ROUND(255 * SIN([.F66]) * (510 / (ABS(255 * SIN([.E66])) +ABS(255 * SIN([.F66])) + ABS(255 * SIN([.G66])))))" office:value-type="float" office:value="-255" calcext:value-type="float">
            <text:p>-255</text:p>
          </table:table-cell>
          <table:table-cell table:formula="of:= ROUND(255 * SIN([.G66]) * (510 / (ABS(255 * SIN([.E66])) +ABS(255 * SIN([.F66])) + ABS(255 * SIN([.G66])))))" office:value-type="float" office:value="235" calcext:value-type="float">
            <text:p>235</text:p>
          </table:table-cell>
          <table:table-cell office:value-type="float" office:value="64" calcext:value-type="float">
            <text:p>64</text:p>
          </table:table-cell>
          <table:table-cell table:formula="of:=([.D66] - 60) / 180 * PI()" office:value-type="float" office:value="0.0698131700797732" calcext:value-type="float">
            <text:p>0,069813170079773</text:p>
          </table:table-cell>
          <table:table-cell table:formula="of:=([.D66] - 180) / 180 * PI()" office:value-type="float" office:value="-2.02458193231342" calcext:value-type="float">
            <text:p>-2,02458193231342</text:p>
          </table:table-cell>
          <table:table-cell table:formula="of:=([.D66] - 300) / 180 * PI()" office:value-type="float" office:value="-4.11897703470662" calcext:value-type="float">
            <text:p>-4,11897703470662</text:p>
          </table:table-cell>
        </table:table-row>
        <table:table-row table:style-name="ro1">
          <table:table-cell table:formula="of:=ROUND(255*SIN([.E67])*(510/(ABS(255*SIN([.E67]))+ABS(255*SIN([.F67]))+ABS(255*SIN([.G67])))))" office:value-type="float" office:value="25" calcext:value-type="float">
            <text:p>25</text:p>
          </table:table-cell>
          <table:table-cell table:formula="of:= ROUND(255 * SIN([.F67]) * (510 / (ABS(255 * SIN([.E67])) +ABS(255 * SIN([.F67])) + ABS(255 * SIN([.G67])))))" office:value-type="float" office:value="-255" calcext:value-type="float">
            <text:p>-255</text:p>
          </table:table-cell>
          <table:table-cell table:formula="of:= ROUND(255 * SIN([.G67]) * (510 / (ABS(255 * SIN([.E67])) +ABS(255 * SIN([.F67])) + ABS(255 * SIN([.G67])))))" office:value-type="float" office:value="230" calcext:value-type="float">
            <text:p>230</text:p>
          </table:table-cell>
          <table:table-cell office:value-type="float" office:value="65" calcext:value-type="float">
            <text:p>65</text:p>
          </table:table-cell>
          <table:table-cell table:formula="of:=([.D67] - 60) / 180 * PI()" office:value-type="float" office:value="0.0872664625997165" calcext:value-type="float">
            <text:p>0,087266462599717</text:p>
          </table:table-cell>
          <table:table-cell table:formula="of:=([.D67] - 180) / 180 * PI()" office:value-type="float" office:value="-2.00712863979348" calcext:value-type="float">
            <text:p>-2,00712863979348</text:p>
          </table:table-cell>
          <table:table-cell table:formula="of:=([.D67] - 300) / 180 * PI()" office:value-type="float" office:value="-4.10152374218667" calcext:value-type="float">
            <text:p>-4,10152374218667</text:p>
          </table:table-cell>
        </table:table-row>
        <table:table-row table:style-name="ro1">
          <table:table-cell table:formula="of:=ROUND(255*SIN([.E68])*(510/(ABS(255*SIN([.E68]))+ABS(255*SIN([.F68]))+ABS(255*SIN([.G68])))))" office:value-type="float" office:value="29" calcext:value-type="float">
            <text:p>29</text:p>
          </table:table-cell>
          <table:table-cell table:formula="of:= ROUND(255 * SIN([.F68]) * (510 / (ABS(255 * SIN([.E68])) +ABS(255 * SIN([.F68])) + ABS(255 * SIN([.G68])))))" office:value-type="float" office:value="-255" calcext:value-type="float">
            <text:p>-255</text:p>
          </table:table-cell>
          <table:table-cell table:formula="of:= ROUND(255 * SIN([.G68]) * (510 / (ABS(255 * SIN([.E68])) +ABS(255 * SIN([.F68])) + ABS(255 * SIN([.G68])))))" office:value-type="float" office:value="226" calcext:value-type="float">
            <text:p>226</text:p>
          </table:table-cell>
          <table:table-cell office:value-type="float" office:value="66" calcext:value-type="float">
            <text:p>66</text:p>
          </table:table-cell>
          <table:table-cell table:formula="of:=([.D68] - 60) / 180 * PI()" office:value-type="float" office:value="0.10471975511966" calcext:value-type="float">
            <text:p>0,10471975511966</text:p>
          </table:table-cell>
          <table:table-cell table:formula="of:=([.D68] - 180) / 180 * PI()" office:value-type="float" office:value="-1.98967534727354" calcext:value-type="float">
            <text:p>-1,98967534727354</text:p>
          </table:table-cell>
          <table:table-cell table:formula="of:=([.D68] - 300) / 180 * PI()" office:value-type="float" office:value="-4.08407044966673" calcext:value-type="float">
            <text:p>-4,08407044966673</text:p>
          </table:table-cell>
        </table:table-row>
        <table:table-row table:style-name="ro1">
          <table:table-cell table:formula="of:=ROUND(255*SIN([.E69])*(510/(ABS(255*SIN([.E69]))+ABS(255*SIN([.F69]))+ABS(255*SIN([.G69])))))" office:value-type="float" office:value="34" calcext:value-type="float">
            <text:p>34</text:p>
          </table:table-cell>
          <table:table-cell table:formula="of:= ROUND(255 * SIN([.F69]) * (510 / (ABS(255 * SIN([.E69])) +ABS(255 * SIN([.F69])) + ABS(255 * SIN([.G69])))))" office:value-type="float" office:value="-255" calcext:value-type="float">
            <text:p>-255</text:p>
          </table:table-cell>
          <table:table-cell table:formula="of:= ROUND(255 * SIN([.G69]) * (510 / (ABS(255 * SIN([.E69])) +ABS(255 * SIN([.F69])) + ABS(255 * SIN([.G69])))))"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table:formula="of:=([.D69] - 60) / 180 * PI()" office:value-type="float" office:value="0.122173047639603" calcext:value-type="float">
            <text:p>0,122173047639603</text:p>
          </table:table-cell>
          <table:table-cell table:formula="of:=([.D69] - 180) / 180 * PI()" office:value-type="float" office:value="-1.97222205475359" calcext:value-type="float">
            <text:p>-1,97222205475359</text:p>
          </table:table-cell>
          <table:table-cell table:formula="of:=([.D69] - 300) / 180 * PI()" office:value-type="float" office:value="-4.06661715714679" calcext:value-type="float">
            <text:p>-4,06661715714679</text:p>
          </table:table-cell>
        </table:table-row>
        <table:table-row table:style-name="ro1">
          <table:table-cell table:formula="of:=ROUND(255*SIN([.E70])*(510/(ABS(255*SIN([.E70]))+ABS(255*SIN([.F70]))+ABS(255*SIN([.G70])))))" office:value-type="float" office:value="38" calcext:value-type="float">
            <text:p>38</text:p>
          </table:table-cell>
          <table:table-cell table:formula="of:= ROUND(255 * SIN([.F70]) * (510 / (ABS(255 * SIN([.E70])) +ABS(255 * SIN([.F70])) + ABS(255 * SIN([.G70])))))" office:value-type="float" office:value="-255" calcext:value-type="float">
            <text:p>-255</text:p>
          </table:table-cell>
          <table:table-cell table:formula="of:= ROUND(255 * SIN([.G70]) * (510 / (ABS(255 * SIN([.E70])) +ABS(255 * SIN([.F70])) + ABS(255 * SIN([.G70])))))"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table:formula="of:=([.D70] - 60) / 180 * PI()" office:value-type="float" office:value="0.139626340159546" calcext:value-type="float">
            <text:p>0,139626340159546</text:p>
          </table:table-cell>
          <table:table-cell table:formula="of:=([.D70] - 180) / 180 * PI()" office:value-type="float" office:value="-1.95476876223365" calcext:value-type="float">
            <text:p>-1,95476876223365</text:p>
          </table:table-cell>
          <table:table-cell table:formula="of:=([.D70] - 300) / 180 * PI()" office:value-type="float" office:value="-4.04916386462685" calcext:value-type="float">
            <text:p>-4,04916386462685</text:p>
          </table:table-cell>
        </table:table-row>
        <table:table-row table:style-name="ro1">
          <table:table-cell table:formula="of:=ROUND(255*SIN([.E71])*(510/(ABS(255*SIN([.E71]))+ABS(255*SIN([.F71]))+ABS(255*SIN([.G71])))))" office:value-type="float" office:value="43" calcext:value-type="float">
            <text:p>43</text:p>
          </table:table-cell>
          <table:table-cell table:formula="of:= ROUND(255 * SIN([.F71]) * (510 / (ABS(255 * SIN([.E71])) +ABS(255 * SIN([.F71])) + ABS(255 * SIN([.G71])))))" office:value-type="float" office:value="-255" calcext:value-type="float">
            <text:p>-255</text:p>
          </table:table-cell>
          <table:table-cell table:formula="of:= ROUND(255 * SIN([.G71]) * (510 / (ABS(255 * SIN([.E71])) +ABS(255 * SIN([.F71])) + ABS(255 * SIN([.G71])))))"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table:formula="of:=([.D71] - 60) / 180 * PI()" office:value-type="float" office:value="0.15707963267949" calcext:value-type="float">
            <text:p>0,15707963267949</text:p>
          </table:table-cell>
          <table:table-cell table:formula="of:=([.D71] - 180) / 180 * PI()" office:value-type="float" office:value="-1.93731546971371" calcext:value-type="float">
            <text:p>-1,93731546971371</text:p>
          </table:table-cell>
          <table:table-cell table:formula="of:=([.D71] - 300) / 180 * PI()" office:value-type="float" office:value="-4.0317105721069" calcext:value-type="float">
            <text:p>-4,0317105721069</text:p>
          </table:table-cell>
        </table:table-row>
        <table:table-row table:style-name="ro1">
          <table:table-cell table:formula="of:=ROUND(255*SIN([.E72])*(510/(ABS(255*SIN([.E72]))+ABS(255*SIN([.F72]))+ABS(255*SIN([.G72])))))" office:value-type="float" office:value="47" calcext:value-type="float">
            <text:p>47</text:p>
          </table:table-cell>
          <table:table-cell table:formula="of:= ROUND(255 * SIN([.F72]) * (510 / (ABS(255 * SIN([.E72])) +ABS(255 * SIN([.F72])) + ABS(255 * SIN([.G72])))))" office:value-type="float" office:value="-255" calcext:value-type="float">
            <text:p>-255</text:p>
          </table:table-cell>
          <table:table-cell table:formula="of:= ROUND(255 * SIN([.G72]) * (510 / (ABS(255 * SIN([.E72])) +ABS(255 * SIN([.F72])) + ABS(255 * SIN([.G72])))))"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table:formula="of:=([.D72] - 60) / 180 * PI()" office:value-type="float" office:value="0.174532925199433" calcext:value-type="float">
            <text:p>0,174532925199433</text:p>
          </table:table-cell>
          <table:table-cell table:formula="of:=([.D72] - 180) / 180 * PI()" office:value-type="float" office:value="-1.91986217719376" calcext:value-type="float">
            <text:p>-1,91986217719376</text:p>
          </table:table-cell>
          <table:table-cell table:formula="of:=([.D72] - 300) / 180 * PI()" office:value-type="float" office:value="-4.01425727958696" calcext:value-type="float">
            <text:p>-4,01425727958696</text:p>
          </table:table-cell>
        </table:table-row>
        <table:table-row table:style-name="ro1">
          <table:table-cell table:formula="of:=ROUND(255*SIN([.E73])*(510/(ABS(255*SIN([.E73]))+ABS(255*SIN([.F73]))+ABS(255*SIN([.G73])))))" office:value-type="float" office:value="51" calcext:value-type="float">
            <text:p>51</text:p>
          </table:table-cell>
          <table:table-cell table:formula="of:= ROUND(255 * SIN([.F73]) * (510 / (ABS(255 * SIN([.E73])) +ABS(255 * SIN([.F73])) + ABS(255 * SIN([.G73])))))" office:value-type="float" office:value="-255" calcext:value-type="float">
            <text:p>-255</text:p>
          </table:table-cell>
          <table:table-cell table:formula="of:= ROUND(255 * SIN([.G73]) * (510 / (ABS(255 * SIN([.E73])) +ABS(255 * SIN([.F73])) + ABS(255 * SIN([.G73])))))" office:value-type="float" office:value="204" calcext:value-type="float">
            <text:p>204</text:p>
          </table:table-cell>
          <table:table-cell office:value-type="float" office:value="71" calcext:value-type="float">
            <text:p>71</text:p>
          </table:table-cell>
          <table:table-cell table:formula="of:=([.D73] - 60) / 180 * PI()" office:value-type="float" office:value="0.191986217719376" calcext:value-type="float">
            <text:p>0,191986217719376</text:p>
          </table:table-cell>
          <table:table-cell table:formula="of:=([.D73] - 180) / 180 * PI()" office:value-type="float" office:value="-1.90240888467382" calcext:value-type="float">
            <text:p>-1,90240888467382</text:p>
          </table:table-cell>
          <table:table-cell table:formula="of:=([.D73] - 300) / 180 * PI()" office:value-type="float" office:value="-3.99680398706701" calcext:value-type="float">
            <text:p>-3,99680398706701</text:p>
          </table:table-cell>
        </table:table-row>
        <table:table-row table:style-name="ro1">
          <table:table-cell table:formula="of:=ROUND(255*SIN([.E74])*(510/(ABS(255*SIN([.E74]))+ABS(255*SIN([.F74]))+ABS(255*SIN([.G74])))))" office:value-type="float" office:value="56" calcext:value-type="float">
            <text:p>56</text:p>
          </table:table-cell>
          <table:table-cell table:formula="of:= ROUND(255 * SIN([.F74]) * (510 / (ABS(255 * SIN([.E74])) +ABS(255 * SIN([.F74])) + ABS(255 * SIN([.G74])))))" office:value-type="float" office:value="-255" calcext:value-type="float">
            <text:p>-255</text:p>
          </table:table-cell>
          <table:table-cell table:formula="of:= ROUND(255 * SIN([.G74]) * (510 / (ABS(255 * SIN([.E74])) +ABS(255 * SIN([.F74])) + ABS(255 * SIN([.G74])))))" office:value-type="float" office:value="199" calcext:value-type="float">
            <text:p>199</text:p>
          </table:table-cell>
          <table:table-cell office:value-type="float" office:value="72" calcext:value-type="float">
            <text:p>72</text:p>
          </table:table-cell>
          <table:table-cell table:formula="of:=([.D74] - 60) / 180 * PI()" office:value-type="float" office:value="0.20943951023932" calcext:value-type="float">
            <text:p>0,20943951023932</text:p>
          </table:table-cell>
          <table:table-cell table:formula="of:=([.D74] - 180) / 180 * PI()" office:value-type="float" office:value="-1.88495559215388" calcext:value-type="float">
            <text:p>-1,88495559215388</text:p>
          </table:table-cell>
          <table:table-cell table:formula="of:=([.D74] - 300) / 180 * PI()" office:value-type="float" office:value="-3.97935069454707" calcext:value-type="float">
            <text:p>-3,97935069454707</text:p>
          </table:table-cell>
        </table:table-row>
        <table:table-row table:style-name="ro1">
          <table:table-cell table:formula="of:=ROUND(255*SIN([.E75])*(510/(ABS(255*SIN([.E75]))+ABS(255*SIN([.F75]))+ABS(255*SIN([.G75])))))" office:value-type="float" office:value="60" calcext:value-type="float">
            <text:p>60</text:p>
          </table:table-cell>
          <table:table-cell table:formula="of:= ROUND(255 * SIN([.F75]) * (510 / (ABS(255 * SIN([.E75])) +ABS(255 * SIN([.F75])) + ABS(255 * SIN([.G75])))))" office:value-type="float" office:value="-255" calcext:value-type="float">
            <text:p>-255</text:p>
          </table:table-cell>
          <table:table-cell table:formula="of:= ROUND(255 * SIN([.G75]) * (510 / (ABS(255 * SIN([.E75])) +ABS(255 * SIN([.F75])) + ABS(255 * SIN([.G75])))))"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table:formula="of:=([.D75] - 60) / 180 * PI()" office:value-type="float" office:value="0.226892802759263" calcext:value-type="float">
            <text:p>0,226892802759263</text:p>
          </table:table-cell>
          <table:table-cell table:formula="of:=([.D75] - 180) / 180 * PI()" office:value-type="float" office:value="-1.86750229963393" calcext:value-type="float">
            <text:p>-1,86750229963393</text:p>
          </table:table-cell>
          <table:table-cell table:formula="of:=([.D75] - 300) / 180 * PI()" office:value-type="float" office:value="-3.96189740202713" calcext:value-type="float">
            <text:p>-3,96189740202713</text:p>
          </table:table-cell>
        </table:table-row>
        <table:table-row table:style-name="ro1">
          <table:table-cell table:formula="of:=ROUND(255*SIN([.E76])*(510/(ABS(255*SIN([.E76]))+ABS(255*SIN([.F76]))+ABS(255*SIN([.G76])))))" office:value-type="float" office:value="64" calcext:value-type="float">
            <text:p>64</text:p>
          </table:table-cell>
          <table:table-cell table:formula="of:= ROUND(255 * SIN([.F76]) * (510 / (ABS(255 * SIN([.E76])) +ABS(255 * SIN([.F76])) + ABS(255 * SIN([.G76])))))" office:value-type="float" office:value="-255" calcext:value-type="float">
            <text:p>-255</text:p>
          </table:table-cell>
          <table:table-cell table:formula="of:= ROUND(255 * SIN([.G76]) * (510 / (ABS(255 * SIN([.E76])) +ABS(255 * SIN([.F76])) + ABS(255 * SIN([.G76])))))" office:value-type="float" office:value="191" calcext:value-type="float">
            <text:p>191</text:p>
          </table:table-cell>
          <table:table-cell office:value-type="float" office:value="74" calcext:value-type="float">
            <text:p>74</text:p>
          </table:table-cell>
          <table:table-cell table:formula="of:=([.D76] - 60) / 180 * PI()" office:value-type="float" office:value="0.244346095279206" calcext:value-type="float">
            <text:p>0,244346095279206</text:p>
          </table:table-cell>
          <table:table-cell table:formula="of:=([.D76] - 180) / 180 * PI()" office:value-type="float" office:value="-1.85004900711399" calcext:value-type="float">
            <text:p>-1,85004900711399</text:p>
          </table:table-cell>
          <table:table-cell table:formula="of:=([.D76] - 300) / 180 * PI()" office:value-type="float" office:value="-3.94444410950718" calcext:value-type="float">
            <text:p>-3,94444410950718</text:p>
          </table:table-cell>
        </table:table-row>
        <table:table-row table:style-name="ro1">
          <table:table-cell table:formula="of:=ROUND(255*SIN([.E77])*(510/(ABS(255*SIN([.E77]))+ABS(255*SIN([.F77]))+ABS(255*SIN([.G77])))))" office:value-type="float" office:value="68" calcext:value-type="float">
            <text:p>68</text:p>
          </table:table-cell>
          <table:table-cell table:formula="of:= ROUND(255 * SIN([.F77]) * (510 / (ABS(255 * SIN([.E77])) +ABS(255 * SIN([.F77])) + ABS(255 * SIN([.G77])))))" office:value-type="float" office:value="-255" calcext:value-type="float">
            <text:p>-255</text:p>
          </table:table-cell>
          <table:table-cell table:formula="of:= ROUND(255 * SIN([.G77]) * (510 / (ABS(255 * SIN([.E77])) +ABS(255 * SIN([.F77])) + ABS(255 * SIN([.G77])))))"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table:formula="of:=([.D77] - 60) / 180 * PI()" office:value-type="float" office:value="0.261799387799149" calcext:value-type="float">
            <text:p>0,261799387799149</text:p>
          </table:table-cell>
          <table:table-cell table:formula="of:=([.D77] - 180) / 180 * PI()" office:value-type="float" office:value="-1.83259571459405" calcext:value-type="float">
            <text:p>-1,83259571459405</text:p>
          </table:table-cell>
          <table:table-cell table:formula="of:=([.D77] - 300) / 180 * PI()" office:value-type="float" office:value="-3.92699081698724" calcext:value-type="float">
            <text:p>-3,92699081698724</text:p>
          </table:table-cell>
        </table:table-row>
        <table:table-row table:style-name="ro1">
          <table:table-cell table:formula="of:=ROUND(255*SIN([.E78])*(510/(ABS(255*SIN([.E78]))+ABS(255*SIN([.F78]))+ABS(255*SIN([.G78])))))" office:value-type="float" office:value="72" calcext:value-type="float">
            <text:p>72</text:p>
          </table:table-cell>
          <table:table-cell table:formula="of:= ROUND(255 * SIN([.F78]) * (510 / (ABS(255 * SIN([.E78])) +ABS(255 * SIN([.F78])) + ABS(255 * SIN([.G78])))))" office:value-type="float" office:value="-255" calcext:value-type="float">
            <text:p>-255</text:p>
          </table:table-cell>
          <table:table-cell table:formula="of:= ROUND(255 * SIN([.G78]) * (510 / (ABS(255 * SIN([.E78])) +ABS(255 * SIN([.F78])) + ABS(255 * SIN([.G78])))))" office:value-type="float" office:value="183" calcext:value-type="float">
            <text:p>183</text:p>
          </table:table-cell>
          <table:table-cell office:value-type="float" office:value="76" calcext:value-type="float">
            <text:p>76</text:p>
          </table:table-cell>
          <table:table-cell table:formula="of:=([.D78] - 60) / 180 * PI()" office:value-type="float" office:value="0.279252680319093" calcext:value-type="float">
            <text:p>0,279252680319093</text:p>
          </table:table-cell>
          <table:table-cell table:formula="of:=([.D78] - 180) / 180 * PI()" office:value-type="float" office:value="-1.8151424220741" calcext:value-type="float">
            <text:p>-1,8151424220741</text:p>
          </table:table-cell>
          <table:table-cell table:formula="of:=([.D78] - 300) / 180 * PI()" office:value-type="float" office:value="-3.9095375244673" calcext:value-type="float">
            <text:p>-3,9095375244673</text:p>
          </table:table-cell>
        </table:table-row>
        <table:table-row table:style-name="ro1">
          <table:table-cell table:formula="of:=ROUND(255*SIN([.E79])*(510/(ABS(255*SIN([.E79]))+ABS(255*SIN([.F79]))+ABS(255*SIN([.G79])))))" office:value-type="float" office:value="77" calcext:value-type="float">
            <text:p>77</text:p>
          </table:table-cell>
          <table:table-cell table:formula="of:= ROUND(255 * SIN([.F79]) * (510 / (ABS(255 * SIN([.E79])) +ABS(255 * SIN([.F79])) + ABS(255 * SIN([.G79])))))" office:value-type="float" office:value="-255" calcext:value-type="float">
            <text:p>-255</text:p>
          </table:table-cell>
          <table:table-cell table:formula="of:= ROUND(255 * SIN([.G79]) * (510 / (ABS(255 * SIN([.E79])) +ABS(255 * SIN([.F79])) + ABS(255 * SIN([.G79])))))" office:value-type="float" office:value="178" calcext:value-type="float">
            <text:p>178</text:p>
          </table:table-cell>
          <table:table-cell office:value-type="float" office:value="77" calcext:value-type="float">
            <text:p>77</text:p>
          </table:table-cell>
          <table:table-cell table:formula="of:=([.D79] - 60) / 180 * PI()" office:value-type="float" office:value="0.296705972839036" calcext:value-type="float">
            <text:p>0,296705972839036</text:p>
          </table:table-cell>
          <table:table-cell table:formula="of:=([.D79] - 180) / 180 * PI()" office:value-type="float" office:value="-1.79768912955416" calcext:value-type="float">
            <text:p>-1,79768912955416</text:p>
          </table:table-cell>
          <table:table-cell table:formula="of:=([.D79] - 300) / 180 * PI()" office:value-type="float" office:value="-3.89208423194735" calcext:value-type="float">
            <text:p>-3,89208423194735</text:p>
          </table:table-cell>
        </table:table-row>
        <table:table-row table:style-name="ro1">
          <table:table-cell table:formula="of:=ROUND(255*SIN([.E80])*(510/(ABS(255*SIN([.E80]))+ABS(255*SIN([.F80]))+ABS(255*SIN([.G80])))))" office:value-type="float" office:value="81" calcext:value-type="float">
            <text:p>81</text:p>
          </table:table-cell>
          <table:table-cell table:formula="of:= ROUND(255 * SIN([.F80]) * (510 / (ABS(255 * SIN([.E80])) +ABS(255 * SIN([.F80])) + ABS(255 * SIN([.G80])))))" office:value-type="float" office:value="-255" calcext:value-type="float">
            <text:p>-255</text:p>
          </table:table-cell>
          <table:table-cell table:formula="of:= ROUND(255 * SIN([.G80]) * (510 / (ABS(255 * SIN([.E80])) +ABS(255 * SIN([.F80])) + ABS(255 * SIN([.G80])))))" office:value-type="float" office:value="174" calcext:value-type="float">
            <text:p>174</text:p>
          </table:table-cell>
          <table:table-cell office:value-type="float" office:value="78" calcext:value-type="float">
            <text:p>78</text:p>
          </table:table-cell>
          <table:table-cell table:formula="of:=([.D80] - 60) / 180 * PI()" office:value-type="float" office:value="0.314159265358979" calcext:value-type="float">
            <text:p>0,314159265358979</text:p>
          </table:table-cell>
          <table:table-cell table:formula="of:=([.D80] - 180) / 180 * PI()" office:value-type="float" office:value="-1.78023583703422" calcext:value-type="float">
            <text:p>-1,78023583703422</text:p>
          </table:table-cell>
          <table:table-cell table:formula="of:=([.D80] - 300) / 180 * PI()" office:value-type="float" office:value="-3.87463093942741" calcext:value-type="float">
            <text:p>-3,87463093942741</text:p>
          </table:table-cell>
        </table:table-row>
        <table:table-row table:style-name="ro1">
          <table:table-cell table:formula="of:=ROUND(255*SIN([.E81])*(510/(ABS(255*SIN([.E81]))+ABS(255*SIN([.F81]))+ABS(255*SIN([.G81])))))" office:value-type="float" office:value="85" calcext:value-type="float">
            <text:p>85</text:p>
          </table:table-cell>
          <table:table-cell table:formula="of:= ROUND(255 * SIN([.F81]) * (510 / (ABS(255 * SIN([.E81])) +ABS(255 * SIN([.F81])) + ABS(255 * SIN([.G81])))))" office:value-type="float" office:value="-255" calcext:value-type="float">
            <text:p>-255</text:p>
          </table:table-cell>
          <table:table-cell table:formula="of:= ROUND(255 * SIN([.G81]) * (510 / (ABS(255 * SIN([.E81])) +ABS(255 * SIN([.F81])) + ABS(255 * SIN([.G81])))))"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table:formula="of:=([.D81] - 60) / 180 * PI()" office:value-type="float" office:value="0.331612557878923" calcext:value-type="float">
            <text:p>0,331612557878923</text:p>
          </table:table-cell>
          <table:table-cell table:formula="of:=([.D81] - 180) / 180 * PI()" office:value-type="float" office:value="-1.76278254451427" calcext:value-type="float">
            <text:p>-1,76278254451427</text:p>
          </table:table-cell>
          <table:table-cell table:formula="of:=([.D81] - 300) / 180 * PI()" office:value-type="float" office:value="-3.85717764690747" calcext:value-type="float">
            <text:p>-3,85717764690747</text:p>
          </table:table-cell>
        </table:table-row>
        <table:table-row table:style-name="ro1">
          <table:table-cell table:formula="of:=ROUND(255*SIN([.E82])*(510/(ABS(255*SIN([.E82]))+ABS(255*SIN([.F82]))+ABS(255*SIN([.G82])))))" office:value-type="float" office:value="89" calcext:value-type="float">
            <text:p>89</text:p>
          </table:table-cell>
          <table:table-cell table:formula="of:= ROUND(255 * SIN([.F82]) * (510 / (ABS(255 * SIN([.E82])) +ABS(255 * SIN([.F82])) + ABS(255 * SIN([.G82])))))" office:value-type="float" office:value="-255" calcext:value-type="float">
            <text:p>-255</text:p>
          </table:table-cell>
          <table:table-cell table:formula="of:= ROUND(255 * SIN([.G82]) * (510 / (ABS(255 * SIN([.E82])) +ABS(255 * SIN([.F82])) + ABS(255 * SIN([.G82])))))"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table:formula="of:=([.D82] - 60) / 180 * PI()" office:value-type="float" office:value="0.349065850398866" calcext:value-type="float">
            <text:p>0,349065850398866</text:p>
          </table:table-cell>
          <table:table-cell table:formula="of:=([.D82] - 180) / 180 * PI()" office:value-type="float" office:value="-1.74532925199433" calcext:value-type="float">
            <text:p>-1,74532925199433</text:p>
          </table:table-cell>
          <table:table-cell table:formula="of:=([.D82] - 300) / 180 * PI()" office:value-type="float" office:value="-3.83972435438752" calcext:value-type="float">
            <text:p>-3,83972435438752</text:p>
          </table:table-cell>
        </table:table-row>
        <table:table-row table:style-name="ro1">
          <table:table-cell table:formula="of:=ROUND(255*SIN([.E83])*(510/(ABS(255*SIN([.E83]))+ABS(255*SIN([.F83]))+ABS(255*SIN([.G83])))))" office:value-type="float" office:value="93" calcext:value-type="float">
            <text:p>93</text:p>
          </table:table-cell>
          <table:table-cell table:formula="of:= ROUND(255 * SIN([.F83]) * (510 / (ABS(255 * SIN([.E83])) +ABS(255 * SIN([.F83])) + ABS(255 * SIN([.G83])))))" office:value-type="float" office:value="-255" calcext:value-type="float">
            <text:p>-255</text:p>
          </table:table-cell>
          <table:table-cell table:formula="of:= ROUND(255 * SIN([.G83]) * (510 / (ABS(255 * SIN([.E83])) +ABS(255 * SIN([.F83])) + ABS(255 * SIN([.G83])))))"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table:formula="of:=([.D83] - 60) / 180 * PI()" office:value-type="float" office:value="0.366519142918809" calcext:value-type="float">
            <text:p>0,366519142918809</text:p>
          </table:table-cell>
          <table:table-cell table:formula="of:=([.D83] - 180) / 180 * PI()" office:value-type="float" office:value="-1.72787595947439" calcext:value-type="float">
            <text:p>-1,72787595947439</text:p>
          </table:table-cell>
          <table:table-cell table:formula="of:=([.D83] - 300) / 180 * PI()" office:value-type="float" office:value="-3.82227106186758" calcext:value-type="float">
            <text:p>-3,82227106186758</text:p>
          </table:table-cell>
        </table:table-row>
        <table:table-row table:style-name="ro1">
          <table:table-cell table:formula="of:=ROUND(255*SIN([.E84])*(510/(ABS(255*SIN([.E84]))+ABS(255*SIN([.F84]))+ABS(255*SIN([.G84])))))" office:value-type="float" office:value="96" calcext:value-type="float">
            <text:p>96</text:p>
          </table:table-cell>
          <table:table-cell table:formula="of:= ROUND(255 * SIN([.F84]) * (510 / (ABS(255 * SIN([.E84])) +ABS(255 * SIN([.F84])) + ABS(255 * SIN([.G84])))))" office:value-type="float" office:value="-255" calcext:value-type="float">
            <text:p>-255</text:p>
          </table:table-cell>
          <table:table-cell table:formula="of:= ROUND(255 * SIN([.G84]) * (510 / (ABS(255 * SIN([.E84])) +ABS(255 * SIN([.F84])) + ABS(255 * SIN([.G84])))))"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table:formula="of:=([.D84] - 60) / 180 * PI()" office:value-type="float" office:value="0.383972435438752" calcext:value-type="float">
            <text:p>0,383972435438752</text:p>
          </table:table-cell>
          <table:table-cell table:formula="of:=([.D84] - 180) / 180 * PI()" office:value-type="float" office:value="-1.71042266695444" calcext:value-type="float">
            <text:p>-1,71042266695444</text:p>
          </table:table-cell>
          <table:table-cell table:formula="of:=([.D84] - 300) / 180 * PI()" office:value-type="float" office:value="-3.80481776934764" calcext:value-type="float">
            <text:p>-3,80481776934764</text:p>
          </table:table-cell>
        </table:table-row>
        <table:table-row table:style-name="ro1">
          <table:table-cell table:formula="of:=ROUND(255*SIN([.E85])*(510/(ABS(255*SIN([.E85]))+ABS(255*SIN([.F85]))+ABS(255*SIN([.G85])))))" office:value-type="float" office:value="100" calcext:value-type="float">
            <text:p>100</text:p>
          </table:table-cell>
          <table:table-cell table:formula="of:= ROUND(255 * SIN([.F85]) * (510 / (ABS(255 * SIN([.E85])) +ABS(255 * SIN([.F85])) + ABS(255 * SIN([.G85])))))" office:value-type="float" office:value="-255" calcext:value-type="float">
            <text:p>-255</text:p>
          </table:table-cell>
          <table:table-cell table:formula="of:= ROUND(255 * SIN([.G85]) * (510 / (ABS(255 * SIN([.E85])) +ABS(255 * SIN([.F85])) + ABS(255 * SIN([.G85])))))"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table:formula="of:=([.D85] - 60) / 180 * PI()" office:value-type="float" office:value="0.401425727958696" calcext:value-type="float">
            <text:p>0,401425727958696</text:p>
          </table:table-cell>
          <table:table-cell table:formula="of:=([.D85] - 180) / 180 * PI()" office:value-type="float" office:value="-1.6929693744345" calcext:value-type="float">
            <text:p>-1,6929693744345</text:p>
          </table:table-cell>
          <table:table-cell table:formula="of:=([.D85] - 300) / 180 * PI()" office:value-type="float" office:value="-3.78736447682769" calcext:value-type="float">
            <text:p>-3,78736447682769</text:p>
          </table:table-cell>
        </table:table-row>
        <table:table-row table:style-name="ro1">
          <table:table-cell table:formula="of:=ROUND(255*SIN([.E86])*(510/(ABS(255*SIN([.E86]))+ABS(255*SIN([.F86]))+ABS(255*SIN([.G86])))))" office:value-type="float" office:value="104" calcext:value-type="float">
            <text:p>104</text:p>
          </table:table-cell>
          <table:table-cell table:formula="of:= ROUND(255 * SIN([.F86]) * (510 / (ABS(255 * SIN([.E86])) +ABS(255 * SIN([.F86])) + ABS(255 * SIN([.G86])))))" office:value-type="float" office:value="-255" calcext:value-type="float">
            <text:p>-255</text:p>
          </table:table-cell>
          <table:table-cell table:formula="of:= ROUND(255 * SIN([.G86]) * (510 / (ABS(255 * SIN([.E86])) +ABS(255 * SIN([.F86])) + ABS(255 * SIN([.G86])))))"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table:formula="of:=([.D86] - 60) / 180 * PI()" office:value-type="float" office:value="0.418879020478639" calcext:value-type="float">
            <text:p>0,418879020478639</text:p>
          </table:table-cell>
          <table:table-cell table:formula="of:=([.D86] - 180) / 180 * PI()" office:value-type="float" office:value="-1.67551608191456" calcext:value-type="float">
            <text:p>-1,67551608191456</text:p>
          </table:table-cell>
          <table:table-cell table:formula="of:=([.D86] - 300) / 180 * PI()" office:value-type="float" office:value="-3.76991118430775" calcext:value-type="float">
            <text:p>-3,76991118430775</text:p>
          </table:table-cell>
        </table:table-row>
        <table:table-row table:style-name="ro1">
          <table:table-cell table:formula="of:=ROUND(255*SIN([.E87])*(510/(ABS(255*SIN([.E87]))+ABS(255*SIN([.F87]))+ABS(255*SIN([.G87])))))" office:value-type="float" office:value="108" calcext:value-type="float">
            <text:p>108</text:p>
          </table:table-cell>
          <table:table-cell table:formula="of:= ROUND(255 * SIN([.F87]) * (510 / (ABS(255 * SIN([.E87])) +ABS(255 * SIN([.F87])) + ABS(255 * SIN([.G87])))))" office:value-type="float" office:value="-255" calcext:value-type="float">
            <text:p>-255</text:p>
          </table:table-cell>
          <table:table-cell table:formula="of:= ROUND(255 * SIN([.G87]) * (510 / (ABS(255 * SIN([.E87])) +ABS(255 * SIN([.F87])) + ABS(255 * SIN([.G87])))))"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table:formula="of:=([.D87] - 60) / 180 * PI()" office:value-type="float" office:value="0.436332312998582" calcext:value-type="float">
            <text:p>0,436332312998582</text:p>
          </table:table-cell>
          <table:table-cell table:formula="of:=([.D87] - 180) / 180 * PI()" office:value-type="float" office:value="-1.65806278939461" calcext:value-type="float">
            <text:p>-1,65806278939461</text:p>
          </table:table-cell>
          <table:table-cell table:formula="of:=([.D87] - 300) / 180 * PI()" office:value-type="float" office:value="-3.75245789178781" calcext:value-type="float">
            <text:p>-3,75245789178781</text:p>
          </table:table-cell>
        </table:table-row>
        <table:table-row table:style-name="ro1">
          <table:table-cell table:formula="of:=ROUND(255*SIN([.E88])*(510/(ABS(255*SIN([.E88]))+ABS(255*SIN([.F88]))+ABS(255*SIN([.G88])))))" office:value-type="float" office:value="112" calcext:value-type="float">
            <text:p>112</text:p>
          </table:table-cell>
          <table:table-cell table:formula="of:= ROUND(255 * SIN([.F88]) * (510 / (ABS(255 * SIN([.E88])) +ABS(255 * SIN([.F88])) + ABS(255 * SIN([.G88])))))" office:value-type="float" office:value="-255" calcext:value-type="float">
            <text:p>-255</text:p>
          </table:table-cell>
          <table:table-cell table:formula="of:= ROUND(255 * SIN([.G88]) * (510 / (ABS(255 * SIN([.E88])) +ABS(255 * SIN([.F88])) + ABS(255 * SIN([.G88])))))"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table:formula="of:=([.D88] - 60) / 180 * PI()" office:value-type="float" office:value="0.453785605518526" calcext:value-type="float">
            <text:p>0,453785605518526</text:p>
          </table:table-cell>
          <table:table-cell table:formula="of:=([.D88] - 180) / 180 * PI()" office:value-type="float" office:value="-1.64060949687467" calcext:value-type="float">
            <text:p>-1,64060949687467</text:p>
          </table:table-cell>
          <table:table-cell table:formula="of:=([.D88] - 300) / 180 * PI()" office:value-type="float" office:value="-3.73500459926786" calcext:value-type="float">
            <text:p>-3,73500459926786</text:p>
          </table:table-cell>
        </table:table-row>
        <table:table-row table:style-name="ro1">
          <table:table-cell table:formula="of:=ROUND(255*SIN([.E89])*(510/(ABS(255*SIN([.E89]))+ABS(255*SIN([.F89]))+ABS(255*SIN([.G89])))))" office:value-type="float" office:value="116" calcext:value-type="float">
            <text:p>116</text:p>
          </table:table-cell>
          <table:table-cell table:formula="of:= ROUND(255 * SIN([.F89]) * (510 / (ABS(255 * SIN([.E89])) +ABS(255 * SIN([.F89])) + ABS(255 * SIN([.G89])))))" office:value-type="float" office:value="-255" calcext:value-type="float">
            <text:p>-255</text:p>
          </table:table-cell>
          <table:table-cell table:formula="of:= ROUND(255 * SIN([.G89]) * (510 / (ABS(255 * SIN([.E89])) +ABS(255 * SIN([.F89])) + ABS(255 * SIN([.G89])))))"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([.D89] - 60) / 180 * PI()" office:value-type="float" office:value="0.471238898038469" calcext:value-type="float">
            <text:p>0,471238898038469</text:p>
          </table:table-cell>
          <table:table-cell table:formula="of:=([.D89] - 180) / 180 * PI()" office:value-type="float" office:value="-1.62315620435473" calcext:value-type="float">
            <text:p>-1,62315620435473</text:p>
          </table:table-cell>
          <table:table-cell table:formula="of:=([.D89] - 300) / 180 * PI()" office:value-type="float" office:value="-3.71755130674792" calcext:value-type="float">
            <text:p>-3,71755130674792</text:p>
          </table:table-cell>
        </table:table-row>
        <table:table-row table:style-name="ro1">
          <table:table-cell table:formula="of:=ROUND(255*SIN([.E90])*(510/(ABS(255*SIN([.E90]))+ABS(255*SIN([.F90]))+ABS(255*SIN([.G90])))))" office:value-type="float" office:value="120" calcext:value-type="float">
            <text:p>120</text:p>
          </table:table-cell>
          <table:table-cell table:formula="of:= ROUND(255 * SIN([.F90]) * (510 / (ABS(255 * SIN([.E90])) +ABS(255 * SIN([.F90])) + ABS(255 * SIN([.G90])))))" office:value-type="float" office:value="-255" calcext:value-type="float">
            <text:p>-255</text:p>
          </table:table-cell>
          <table:table-cell table:formula="of:= ROUND(255 * SIN([.G90]) * (510 / (ABS(255 * SIN([.E90])) +ABS(255 * SIN([.F90])) + ABS(255 * SIN([.G90])))))"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formula="of:=([.D90] - 60) / 180 * PI()" office:value-type="float" office:value="0.488692190558412" calcext:value-type="float">
            <text:p>0,488692190558412</text:p>
          </table:table-cell>
          <table:table-cell table:formula="of:=([.D90] - 180) / 180 * PI()" office:value-type="float" office:value="-1.60570291183478" calcext:value-type="float">
            <text:p>-1,60570291183478</text:p>
          </table:table-cell>
          <table:table-cell table:formula="of:=([.D90] - 300) / 180 * PI()" office:value-type="float" office:value="-3.70009801422798" calcext:value-type="float">
            <text:p>-3,70009801422798</text:p>
          </table:table-cell>
        </table:table-row>
        <table:table-row table:style-name="ro1">
          <table:table-cell table:formula="of:=ROUND(255*SIN([.E91])*(510/(ABS(255*SIN([.E91]))+ABS(255*SIN([.F91]))+ABS(255*SIN([.G91])))))" office:value-type="float" office:value="124" calcext:value-type="float">
            <text:p>124</text:p>
          </table:table-cell>
          <table:table-cell table:formula="of:= ROUND(255 * SIN([.F91]) * (510 / (ABS(255 * SIN([.E91])) +ABS(255 * SIN([.F91])) + ABS(255 * SIN([.G91])))))" office:value-type="float" office:value="-255" calcext:value-type="float">
            <text:p>-255</text:p>
          </table:table-cell>
          <table:table-cell table:formula="of:= ROUND(255 * SIN([.G91]) * (510 / (ABS(255 * SIN([.E91])) +ABS(255 * SIN([.F91])) + ABS(255 * SIN([.G91])))))"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table:formula="of:=([.D91] - 60) / 180 * PI()" office:value-type="float" office:value="0.506145483078356" calcext:value-type="float">
            <text:p>0,506145483078356</text:p>
          </table:table-cell>
          <table:table-cell table:formula="of:=([.D91] - 180) / 180 * PI()" office:value-type="float" office:value="-1.58824961931484" calcext:value-type="float">
            <text:p>-1,58824961931484</text:p>
          </table:table-cell>
          <table:table-cell table:formula="of:=([.D91] - 300) / 180 * PI()" office:value-type="float" office:value="-3.68264472170804" calcext:value-type="float">
            <text:p>-3,68264472170804</text:p>
          </table:table-cell>
        </table:table-row>
        <table:table-row table:style-name="ro1">
          <table:table-cell table:formula="of:=ROUND(255*SIN([.E92])*(510/(ABS(255*SIN([.E92]))+ABS(255*SIN([.F92]))+ABS(255*SIN([.G92])))))" office:value-type="float" office:value="128" calcext:value-type="float">
            <text:p>128</text:p>
          </table:table-cell>
          <table:table-cell table:formula="of:= ROUND(255 * SIN([.F92]) * (510 / (ABS(255 * SIN([.E92])) +ABS(255 * SIN([.F92])) + ABS(255 * SIN([.G92])))))" office:value-type="float" office:value="-255" calcext:value-type="float">
            <text:p>-255</text:p>
          </table:table-cell>
          <table:table-cell table:formula="of:= ROUND(255 * SIN([.G92]) * (510 / (ABS(255 * SIN([.E92])) +ABS(255 * SIN([.F92])) + ABS(255 * SIN([.G92])))))"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table:formula="of:=([.D92] - 60) / 180 * PI()" office:value-type="float" office:value="0.523598775598299" calcext:value-type="float">
            <text:p>0,523598775598299</text:p>
          </table:table-cell>
          <table:table-cell table:formula="of:=([.D92] - 180) / 180 * PI()" office:value-type="float" office:value="-1.5707963267949" calcext:value-type="float">
            <text:p>-1,5707963267949</text:p>
          </table:table-cell>
          <table:table-cell table:formula="of:=([.D92] - 300) / 180 * PI()" office:value-type="float" office:value="-3.66519142918809" calcext:value-type="float">
            <text:p>-3,66519142918809</text:p>
          </table:table-cell>
        </table:table-row>
        <table:table-row table:style-name="ro1">
          <table:table-cell table:formula="of:=ROUND(255*SIN([.E93])*(510/(ABS(255*SIN([.E93]))+ABS(255*SIN([.F93]))+ABS(255*SIN([.G93])))))" office:value-type="float" office:value="131" calcext:value-type="float">
            <text:p>131</text:p>
          </table:table-cell>
          <table:table-cell table:formula="of:= ROUND(255 * SIN([.F93]) * (510 / (ABS(255 * SIN([.E93])) +ABS(255 * SIN([.F93])) + ABS(255 * SIN([.G93])))))" office:value-type="float" office:value="-255" calcext:value-type="float">
            <text:p>-255</text:p>
          </table:table-cell>
          <table:table-cell table:formula="of:= ROUND(255 * SIN([.G93]) * (510 / (ABS(255 * SIN([.E93])) +ABS(255 * SIN([.F93])) + ABS(255 * SIN([.G93])))))"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table:formula="of:=([.D93] - 60) / 180 * PI()" office:value-type="float" office:value="0.541052068118242" calcext:value-type="float">
            <text:p>0,541052068118242</text:p>
          </table:table-cell>
          <table:table-cell table:formula="of:=([.D93] - 180) / 180 * PI()" office:value-type="float" office:value="-1.55334303427495" calcext:value-type="float">
            <text:p>-1,55334303427495</text:p>
          </table:table-cell>
          <table:table-cell table:formula="of:=([.D93] - 300) / 180 * PI()" office:value-type="float" office:value="-3.64773813666815" calcext:value-type="float">
            <text:p>-3,64773813666815</text:p>
          </table:table-cell>
        </table:table-row>
        <table:table-row table:style-name="ro1">
          <table:table-cell table:formula="of:=ROUND(255*SIN([.E94])*(510/(ABS(255*SIN([.E94]))+ABS(255*SIN([.F94]))+ABS(255*SIN([.G94])))))" office:value-type="float" office:value="135" calcext:value-type="float">
            <text:p>135</text:p>
          </table:table-cell>
          <table:table-cell table:formula="of:= ROUND(255 * SIN([.F94]) * (510 / (ABS(255 * SIN([.E94])) +ABS(255 * SIN([.F94])) + ABS(255 * SIN([.G94])))))" office:value-type="float" office:value="-255" calcext:value-type="float">
            <text:p>-255</text:p>
          </table:table-cell>
          <table:table-cell table:formula="of:= ROUND(255 * SIN([.G94]) * (510 / (ABS(255 * SIN([.E94])) +ABS(255 * SIN([.F94])) + ABS(255 * SIN([.G94])))))"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table:formula="of:=([.D94] - 60) / 180 * PI()" office:value-type="float" office:value="0.558505360638185" calcext:value-type="float">
            <text:p>0,558505360638185</text:p>
          </table:table-cell>
          <table:table-cell table:formula="of:=([.D94] - 180) / 180 * PI()" office:value-type="float" office:value="-1.53588974175501" calcext:value-type="float">
            <text:p>-1,53588974175501</text:p>
          </table:table-cell>
          <table:table-cell table:formula="of:=([.D94] - 300) / 180 * PI()" office:value-type="float" office:value="-3.63028484414821" calcext:value-type="float">
            <text:p>-3,63028484414821</text:p>
          </table:table-cell>
        </table:table-row>
        <table:table-row table:style-name="ro1">
          <table:table-cell table:formula="of:=ROUND(255*SIN([.E95])*(510/(ABS(255*SIN([.E95]))+ABS(255*SIN([.F95]))+ABS(255*SIN([.G95])))))" office:value-type="float" office:value="139" calcext:value-type="float">
            <text:p>139</text:p>
          </table:table-cell>
          <table:table-cell table:formula="of:= ROUND(255 * SIN([.F95]) * (510 / (ABS(255 * SIN([.E95])) +ABS(255 * SIN([.F95])) + ABS(255 * SIN([.G95])))))" office:value-type="float" office:value="-255" calcext:value-type="float">
            <text:p>-255</text:p>
          </table:table-cell>
          <table:table-cell table:formula="of:= ROUND(255 * SIN([.G95]) * (510 / (ABS(255 * SIN([.E95])) +ABS(255 * SIN([.F95])) + ABS(255 * SIN([.G95])))))"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table:formula="of:=([.D95] - 60) / 180 * PI()" office:value-type="float" office:value="0.575958653158129" calcext:value-type="float">
            <text:p>0,575958653158129</text:p>
          </table:table-cell>
          <table:table-cell table:formula="of:=([.D95] - 180) / 180 * PI()" office:value-type="float" office:value="-1.51843644923507" calcext:value-type="float">
            <text:p>-1,51843644923507</text:p>
          </table:table-cell>
          <table:table-cell table:formula="of:=([.D95] - 300) / 180 * PI()" office:value-type="float" office:value="-3.61283155162826" calcext:value-type="float">
            <text:p>-3,61283155162826</text:p>
          </table:table-cell>
        </table:table-row>
        <table:table-row table:style-name="ro1">
          <table:table-cell table:formula="of:=ROUND(255*SIN([.E96])*(510/(ABS(255*SIN([.E96]))+ABS(255*SIN([.F96]))+ABS(255*SIN([.G96])))))" office:value-type="float" office:value="143" calcext:value-type="float">
            <text:p>143</text:p>
          </table:table-cell>
          <table:table-cell table:formula="of:= ROUND(255 * SIN([.F96]) * (510 / (ABS(255 * SIN([.E96])) +ABS(255 * SIN([.F96])) + ABS(255 * SIN([.G96])))))" office:value-type="float" office:value="-255" calcext:value-type="float">
            <text:p>-255</text:p>
          </table:table-cell>
          <table:table-cell table:formula="of:= ROUND(255 * SIN([.G96]) * (510 / (ABS(255 * SIN([.E96])) +ABS(255 * SIN([.F96])) + ABS(255 * SIN([.G96])))))"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formula="of:=([.D96] - 60) / 180 * PI()" office:value-type="float" office:value="0.593411945678072" calcext:value-type="float">
            <text:p>0,593411945678072</text:p>
          </table:table-cell>
          <table:table-cell table:formula="of:=([.D96] - 180) / 180 * PI()" office:value-type="float" office:value="-1.50098315671512" calcext:value-type="float">
            <text:p>-1,50098315671512</text:p>
          </table:table-cell>
          <table:table-cell table:formula="of:=([.D96] - 300) / 180 * PI()" office:value-type="float" office:value="-3.59537825910832" calcext:value-type="float">
            <text:p>-3,59537825910832</text:p>
          </table:table-cell>
        </table:table-row>
        <table:table-row table:style-name="ro1">
          <table:table-cell table:formula="of:=ROUND(255*SIN([.E97])*(510/(ABS(255*SIN([.E97]))+ABS(255*SIN([.F97]))+ABS(255*SIN([.G97])))))" office:value-type="float" office:value="147" calcext:value-type="float">
            <text:p>147</text:p>
          </table:table-cell>
          <table:table-cell table:formula="of:= ROUND(255 * SIN([.F97]) * (510 / (ABS(255 * SIN([.E97])) +ABS(255 * SIN([.F97])) + ABS(255 * SIN([.G97])))))" office:value-type="float" office:value="-255" calcext:value-type="float">
            <text:p>-255</text:p>
          </table:table-cell>
          <table:table-cell table:formula="of:= ROUND(255 * SIN([.G97]) * (510 / (ABS(255 * SIN([.E97])) +ABS(255 * SIN([.F97])) + ABS(255 * SIN([.G97])))))"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table:formula="of:=([.D97] - 60) / 180 * PI()" office:value-type="float" office:value="0.610865238198015" calcext:value-type="float">
            <text:p>0,610865238198015</text:p>
          </table:table-cell>
          <table:table-cell table:formula="of:=([.D97] - 180) / 180 * PI()" office:value-type="float" office:value="-1.48352986419518" calcext:value-type="float">
            <text:p>-1,48352986419518</text:p>
          </table:table-cell>
          <table:table-cell table:formula="of:=([.D97] - 300) / 180 * PI()" office:value-type="float" office:value="-3.57792496658838" calcext:value-type="float">
            <text:p>-3,57792496658838</text:p>
          </table:table-cell>
        </table:table-row>
        <table:table-row table:style-name="ro1">
          <table:table-cell table:formula="of:=ROUND(255*SIN([.E98])*(510/(ABS(255*SIN([.E98]))+ABS(255*SIN([.F98]))+ABS(255*SIN([.G98])))))" office:value-type="float" office:value="151" calcext:value-type="float">
            <text:p>151</text:p>
          </table:table-cell>
          <table:table-cell table:formula="of:= ROUND(255 * SIN([.F98]) * (510 / (ABS(255 * SIN([.E98])) +ABS(255 * SIN([.F98])) + ABS(255 * SIN([.G98])))))" office:value-type="float" office:value="-255" calcext:value-type="float">
            <text:p>-255</text:p>
          </table:table-cell>
          <table:table-cell table:formula="of:= ROUND(255 * SIN([.G98]) * (510 / (ABS(255 * SIN([.E98])) +ABS(255 * SIN([.F98])) + ABS(255 * SIN([.G98])))))"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formula="of:=([.D98] - 60) / 180 * PI()" office:value-type="float" office:value="0.628318530717959" calcext:value-type="float">
            <text:p>0,628318530717959</text:p>
          </table:table-cell>
          <table:table-cell table:formula="of:=([.D98] - 180) / 180 * PI()" office:value-type="float" office:value="-1.46607657167524" calcext:value-type="float">
            <text:p>-1,46607657167524</text:p>
          </table:table-cell>
          <table:table-cell table:formula="of:=([.D98] - 300) / 180 * PI()" office:value-type="float" office:value="-3.56047167406843" calcext:value-type="float">
            <text:p>-3,56047167406843</text:p>
          </table:table-cell>
        </table:table-row>
        <table:table-row table:style-name="ro1">
          <table:table-cell table:formula="of:=ROUND(255*SIN([.E99])*(510/(ABS(255*SIN([.E99]))+ABS(255*SIN([.F99]))+ABS(255*SIN([.G99])))))" office:value-type="float" office:value="155" calcext:value-type="float">
            <text:p>155</text:p>
          </table:table-cell>
          <table:table-cell table:formula="of:= ROUND(255 * SIN([.F99]) * (510 / (ABS(255 * SIN([.E99])) +ABS(255 * SIN([.F99])) + ABS(255 * SIN([.G99])))))" office:value-type="float" office:value="-255" calcext:value-type="float">
            <text:p>-255</text:p>
          </table:table-cell>
          <table:table-cell table:formula="of:= ROUND(255 * SIN([.G99]) * (510 / (ABS(255 * SIN([.E99])) +ABS(255 * SIN([.F99])) + ABS(255 * SIN([.G99])))))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([.D99] - 60) / 180 * PI()" office:value-type="float" office:value="0.645771823237902" calcext:value-type="float">
            <text:p>0,645771823237902</text:p>
          </table:table-cell>
          <table:table-cell table:formula="of:=([.D99] - 180) / 180 * PI()" office:value-type="float" office:value="-1.44862327915529" calcext:value-type="float">
            <text:p>-1,44862327915529</text:p>
          </table:table-cell>
          <table:table-cell table:formula="of:=([.D99] - 300) / 180 * PI()" office:value-type="float" office:value="-3.54301838154849" calcext:value-type="float">
            <text:p>-3,54301838154849</text:p>
          </table:table-cell>
        </table:table-row>
        <table:table-row table:style-name="ro1">
          <table:table-cell table:formula="of:=ROUND(255*SIN([.E100])*(510/(ABS(255*SIN([.E100]))+ABS(255*SIN([.F100]))+ABS(255*SIN([.G100])))))" office:value-type="float" office:value="159" calcext:value-type="float">
            <text:p>159</text:p>
          </table:table-cell>
          <table:table-cell table:formula="of:= ROUND(255 * SIN([.F100]) * (510 / (ABS(255 * SIN([.E100])) +ABS(255 * SIN([.F100])) + ABS(255 * SIN([.G100])))))" office:value-type="float" office:value="-255" calcext:value-type="float">
            <text:p>-255</text:p>
          </table:table-cell>
          <table:table-cell table:formula="of:= ROUND(255 * SIN([.G100]) * (510 / (ABS(255 * SIN([.E100])) +ABS(255 * SIN([.F100])) + ABS(255 * SIN([.G100])))))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([.D100] - 60) / 180 * PI()" office:value-type="float" office:value="0.663225115757845" calcext:value-type="float">
            <text:p>0,663225115757845</text:p>
          </table:table-cell>
          <table:table-cell table:formula="of:=([.D100] - 180) / 180 * PI()" office:value-type="float" office:value="-1.43116998663535" calcext:value-type="float">
            <text:p>-1,43116998663535</text:p>
          </table:table-cell>
          <table:table-cell table:formula="of:=([.D100] - 300) / 180 * PI()" office:value-type="float" office:value="-3.52556508902855" calcext:value-type="float">
            <text:p>-3,52556508902855</text:p>
          </table:table-cell>
        </table:table-row>
        <table:table-row table:style-name="ro1">
          <table:table-cell table:formula="of:=ROUND(255*SIN([.E101])*(510/(ABS(255*SIN([.E101]))+ABS(255*SIN([.F101]))+ABS(255*SIN([.G101])))))" office:value-type="float" office:value="162" calcext:value-type="float">
            <text:p>162</text:p>
          </table:table-cell>
          <table:table-cell table:formula="of:= ROUND(255 * SIN([.F101]) * (510 / (ABS(255 * SIN([.E101])) +ABS(255 * SIN([.F101])) + ABS(255 * SIN([.G101])))))" office:value-type="float" office:value="-255" calcext:value-type="float">
            <text:p>-255</text:p>
          </table:table-cell>
          <table:table-cell table:formula="of:= ROUND(255 * SIN([.G101]) * (510 / (ABS(255 * SIN([.E101])) +ABS(255 * SIN([.F101])) + ABS(255 * SIN([.G101])))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formula="of:=([.D101] - 60) / 180 * PI()" office:value-type="float" office:value="0.680678408277789" calcext:value-type="float">
            <text:p>0,680678408277789</text:p>
          </table:table-cell>
          <table:table-cell table:formula="of:=([.D101] - 180) / 180 * PI()" office:value-type="float" office:value="-1.41371669411541" calcext:value-type="float">
            <text:p>-1,41371669411541</text:p>
          </table:table-cell>
          <table:table-cell table:formula="of:=([.D101] - 300) / 180 * PI()" office:value-type="float" office:value="-3.5081117965086" calcext:value-type="float">
            <text:p>-3,5081117965086</text:p>
          </table:table-cell>
        </table:table-row>
        <table:table-row table:style-name="ro1">
          <table:table-cell table:formula="of:=ROUND(255*SIN([.E102])*(510/(ABS(255*SIN([.E102]))+ABS(255*SIN([.F102]))+ABS(255*SIN([.G102])))))" office:value-type="float" office:value="166" calcext:value-type="float">
            <text:p>166</text:p>
          </table:table-cell>
          <table:table-cell table:formula="of:= ROUND(255 * SIN([.F102]) * (510 / (ABS(255 * SIN([.E102])) +ABS(255 * SIN([.F102])) + ABS(255 * SIN([.G102])))))" office:value-type="float" office:value="-255" calcext:value-type="float">
            <text:p>-255</text:p>
          </table:table-cell>
          <table:table-cell table:formula="of:= ROUND(255 * SIN([.G102]) * (510 / (ABS(255 * SIN([.E102])) +ABS(255 * SIN([.F102])) + ABS(255 * SIN([.G102])))))"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formula="of:=([.D102] - 60) / 180 * PI()" office:value-type="float" office:value="0.698131700797732" calcext:value-type="float">
            <text:p>0,698131700797732</text:p>
          </table:table-cell>
          <table:table-cell table:formula="of:=([.D102] - 180) / 180 * PI()" office:value-type="float" office:value="-1.39626340159546" calcext:value-type="float">
            <text:p>-1,39626340159546</text:p>
          </table:table-cell>
          <table:table-cell table:formula="of:=([.D102] - 300) / 180 * PI()" office:value-type="float" office:value="-3.49065850398866" calcext:value-type="float">
            <text:p>-3,49065850398866</text:p>
          </table:table-cell>
        </table:table-row>
        <table:table-row table:style-name="ro1">
          <table:table-cell table:formula="of:=ROUND(255*SIN([.E103])*(510/(ABS(255*SIN([.E103]))+ABS(255*SIN([.F103]))+ABS(255*SIN([.G103])))))" office:value-type="float" office:value="170" calcext:value-type="float">
            <text:p>170</text:p>
          </table:table-cell>
          <table:table-cell table:formula="of:= ROUND(255 * SIN([.F103]) * (510 / (ABS(255 * SIN([.E103])) +ABS(255 * SIN([.F103])) + ABS(255 * SIN([.G103])))))" office:value-type="float" office:value="-255" calcext:value-type="float">
            <text:p>-255</text:p>
          </table:table-cell>
          <table:table-cell table:formula="of:= ROUND(255 * SIN([.G103]) * (510 / (ABS(255 * SIN([.E103])) +ABS(255 * SIN([.F103])) + ABS(255 * SIN([.G103])))))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([.D103] - 60) / 180 * PI()" office:value-type="float" office:value="0.715584993317675" calcext:value-type="float">
            <text:p>0,715584993317675</text:p>
          </table:table-cell>
          <table:table-cell table:formula="of:=([.D103] - 180) / 180 * PI()" office:value-type="float" office:value="-1.37881010907552" calcext:value-type="float">
            <text:p>-1,37881010907552</text:p>
          </table:table-cell>
          <table:table-cell table:formula="of:=([.D103] - 300) / 180 * PI()" office:value-type="float" office:value="-3.47320521146872" calcext:value-type="float">
            <text:p>-3,47320521146872</text:p>
          </table:table-cell>
        </table:table-row>
        <table:table-row table:style-name="ro1">
          <table:table-cell table:formula="of:=ROUND(255*SIN([.E104])*(510/(ABS(255*SIN([.E104]))+ABS(255*SIN([.F104]))+ABS(255*SIN([.G104])))))" office:value-type="float" office:value="174" calcext:value-type="float">
            <text:p>174</text:p>
          </table:table-cell>
          <table:table-cell table:formula="of:= ROUND(255 * SIN([.F104]) * (510 / (ABS(255 * SIN([.E104])) +ABS(255 * SIN([.F104])) + ABS(255 * SIN([.G104])))))" office:value-type="float" office:value="-255" calcext:value-type="float">
            <text:p>-255</text:p>
          </table:table-cell>
          <table:table-cell table:formula="of:= ROUND(255 * SIN([.G104]) * (510 / (ABS(255 * SIN([.E104])) +ABS(255 * SIN([.F104])) + ABS(255 * SIN([.G104])))))"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table:formula="of:=([.D104] - 60) / 180 * PI()" office:value-type="float" office:value="0.733038285837618" calcext:value-type="float">
            <text:p>0,733038285837618</text:p>
          </table:table-cell>
          <table:table-cell table:formula="of:=([.D104] - 180) / 180 * PI()" office:value-type="float" office:value="-1.36135681655558" calcext:value-type="float">
            <text:p>-1,36135681655558</text:p>
          </table:table-cell>
          <table:table-cell table:formula="of:=([.D104] - 300) / 180 * PI()" office:value-type="float" office:value="-3.45575191894877" calcext:value-type="float">
            <text:p>-3,45575191894877</text:p>
          </table:table-cell>
        </table:table-row>
        <table:table-row table:style-name="ro1">
          <table:table-cell table:formula="of:=ROUND(255*SIN([.E105])*(510/(ABS(255*SIN([.E105]))+ABS(255*SIN([.F105]))+ABS(255*SIN([.G105])))))" office:value-type="float" office:value="178" calcext:value-type="float">
            <text:p>178</text:p>
          </table:table-cell>
          <table:table-cell table:formula="of:= ROUND(255 * SIN([.F105]) * (510 / (ABS(255 * SIN([.E105])) +ABS(255 * SIN([.F105])) + ABS(255 * SIN([.G105])))))" office:value-type="float" office:value="-255" calcext:value-type="float">
            <text:p>-255</text:p>
          </table:table-cell>
          <table:table-cell table:formula="of:= ROUND(255 * SIN([.G105]) * (510 / (ABS(255 * SIN([.E105])) +ABS(255 * SIN([.F105])) + ABS(255 * SIN([.G105])))))"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formula="of:=([.D105] - 60) / 180 * PI()" office:value-type="float" office:value="0.750491578357562" calcext:value-type="float">
            <text:p>0,750491578357562</text:p>
          </table:table-cell>
          <table:table-cell table:formula="of:=([.D105] - 180) / 180 * PI()" office:value-type="float" office:value="-1.34390352403563" calcext:value-type="float">
            <text:p>-1,34390352403563</text:p>
          </table:table-cell>
          <table:table-cell table:formula="of:=([.D105] - 300) / 180 * PI()" office:value-type="float" office:value="-3.43829862642883" calcext:value-type="float">
            <text:p>-3,43829862642883</text:p>
          </table:table-cell>
        </table:table-row>
        <table:table-row table:style-name="ro1">
          <table:table-cell table:formula="of:=ROUND(255*SIN([.E106])*(510/(ABS(255*SIN([.E106]))+ABS(255*SIN([.F106]))+ABS(255*SIN([.G106])))))" office:value-type="float" office:value="183" calcext:value-type="float">
            <text:p>183</text:p>
          </table:table-cell>
          <table:table-cell table:formula="of:= ROUND(255 * SIN([.F106]) * (510 / (ABS(255 * SIN([.E106])) +ABS(255 * SIN([.F106])) + ABS(255 * SIN([.G106])))))" office:value-type="float" office:value="-255" calcext:value-type="float">
            <text:p>-255</text:p>
          </table:table-cell>
          <table:table-cell table:formula="of:= ROUND(255 * SIN([.G106]) * (510 / (ABS(255 * SIN([.E106])) +ABS(255 * SIN([.F106])) + ABS(255 * SIN([.G106])))))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formula="of:=([.D106] - 60) / 180 * PI()" office:value-type="float" office:value="0.767944870877505" calcext:value-type="float">
            <text:p>0,767944870877505</text:p>
          </table:table-cell>
          <table:table-cell table:formula="of:=([.D106] - 180) / 180 * PI()" office:value-type="float" office:value="-1.32645023151569" calcext:value-type="float">
            <text:p>-1,32645023151569</text:p>
          </table:table-cell>
          <table:table-cell table:formula="of:=([.D106] - 300) / 180 * PI()" office:value-type="float" office:value="-3.42084533390889" calcext:value-type="float">
            <text:p>-3,42084533390889</text:p>
          </table:table-cell>
        </table:table-row>
        <table:table-row table:style-name="ro1">
          <table:table-cell table:formula="of:=ROUND(255*SIN([.E107])*(510/(ABS(255*SIN([.E107]))+ABS(255*SIN([.F107]))+ABS(255*SIN([.G107])))))" office:value-type="float" office:value="187" calcext:value-type="float">
            <text:p>187</text:p>
          </table:table-cell>
          <table:table-cell table:formula="of:= ROUND(255 * SIN([.F107]) * (510 / (ABS(255 * SIN([.E107])) +ABS(255 * SIN([.F107])) + ABS(255 * SIN([.G107])))))" office:value-type="float" office:value="-255" calcext:value-type="float">
            <text:p>-255</text:p>
          </table:table-cell>
          <table:table-cell table:formula="of:= ROUND(255 * SIN([.G107]) * (510 / (ABS(255 * SIN([.E107])) +ABS(255 * SIN([.F107])) + ABS(255 * SIN([.G107])))))"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formula="of:=([.D107] - 60) / 180 * PI()" office:value-type="float" office:value="0.785398163397448" calcext:value-type="float">
            <text:p>0,785398163397448</text:p>
          </table:table-cell>
          <table:table-cell table:formula="of:=([.D107] - 180) / 180 * PI()" office:value-type="float" office:value="-1.30899693899575" calcext:value-type="float">
            <text:p>-1,30899693899575</text:p>
          </table:table-cell>
          <table:table-cell table:formula="of:=([.D107] - 300) / 180 * PI()" office:value-type="float" office:value="-3.40339204138894" calcext:value-type="float">
            <text:p>-3,40339204138894</text:p>
          </table:table-cell>
        </table:table-row>
        <table:table-row table:style-name="ro1">
          <table:table-cell table:formula="of:=ROUND(255*SIN([.E108])*(510/(ABS(255*SIN([.E108]))+ABS(255*SIN([.F108]))+ABS(255*SIN([.G108])))))" office:value-type="float" office:value="191" calcext:value-type="float">
            <text:p>191</text:p>
          </table:table-cell>
          <table:table-cell table:formula="of:= ROUND(255 * SIN([.F108]) * (510 / (ABS(255 * SIN([.E108])) +ABS(255 * SIN([.F108])) + ABS(255 * SIN([.G108])))))" office:value-type="float" office:value="-255" calcext:value-type="float">
            <text:p>-255</text:p>
          </table:table-cell>
          <table:table-cell table:formula="of:= ROUND(255 * SIN([.G108]) * (510 / (ABS(255 * SIN([.E108])) +ABS(255 * SIN([.F108])) + ABS(255 * SIN([.G108])))))"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table:formula="of:=([.D108] - 60) / 180 * PI()" office:value-type="float" office:value="0.802851455917391" calcext:value-type="float">
            <text:p>0,802851455917391</text:p>
          </table:table-cell>
          <table:table-cell table:formula="of:=([.D108] - 180) / 180 * PI()" office:value-type="float" office:value="-1.2915436464758" calcext:value-type="float">
            <text:p>-1,2915436464758</text:p>
          </table:table-cell>
          <table:table-cell table:formula="of:=([.D108] - 300) / 180 * PI()" office:value-type="float" office:value="-3.385938748869" calcext:value-type="float">
            <text:p>-3,385938748869</text:p>
          </table:table-cell>
        </table:table-row>
        <table:table-row table:style-name="ro1">
          <table:table-cell table:formula="of:=ROUND(255*SIN([.E109])*(510/(ABS(255*SIN([.E109]))+ABS(255*SIN([.F109]))+ABS(255*SIN([.G109])))))" office:value-type="float" office:value="195" calcext:value-type="float">
            <text:p>195</text:p>
          </table:table-cell>
          <table:table-cell table:formula="of:= ROUND(255 * SIN([.F109]) * (510 / (ABS(255 * SIN([.E109])) +ABS(255 * SIN([.F109])) + ABS(255 * SIN([.G109])))))" office:value-type="float" office:value="-255" calcext:value-type="float">
            <text:p>-255</text:p>
          </table:table-cell>
          <table:table-cell table:formula="of:= ROUND(255 * SIN([.G109]) * (510 / (ABS(255 * SIN([.E109])) +ABS(255 * SIN([.F109])) + ABS(255 * SIN([.G109])))))"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table:formula="of:=([.D109] - 60) / 180 * PI()" office:value-type="float" office:value="0.820304748437335" calcext:value-type="float">
            <text:p>0,820304748437335</text:p>
          </table:table-cell>
          <table:table-cell table:formula="of:=([.D109] - 180) / 180 * PI()" office:value-type="float" office:value="-1.27409035395586" calcext:value-type="float">
            <text:p>-1,27409035395586</text:p>
          </table:table-cell>
          <table:table-cell table:formula="of:=([.D109] - 300) / 180 * PI()" office:value-type="float" office:value="-3.36848545634906" calcext:value-type="float">
            <text:p>-3,36848545634906</text:p>
          </table:table-cell>
        </table:table-row>
        <table:table-row table:style-name="ro1">
          <table:table-cell table:formula="of:=ROUND(255*SIN([.E110])*(510/(ABS(255*SIN([.E110]))+ABS(255*SIN([.F110]))+ABS(255*SIN([.G110])))))" office:value-type="float" office:value="199" calcext:value-type="float">
            <text:p>199</text:p>
          </table:table-cell>
          <table:table-cell table:formula="of:= ROUND(255 * SIN([.F110]) * (510 / (ABS(255 * SIN([.E110])) +ABS(255 * SIN([.F110])) + ABS(255 * SIN([.G110])))))" office:value-type="float" office:value="-255" calcext:value-type="float">
            <text:p>-255</text:p>
          </table:table-cell>
          <table:table-cell table:formula="of:= ROUND(255 * SIN([.G110]) * (510 / (ABS(255 * SIN([.E110])) +ABS(255 * SIN([.F110])) + ABS(255 * SIN([.G110])))))"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table:formula="of:=([.D110] - 60) / 180 * PI()" office:value-type="float" office:value="0.837758040957278" calcext:value-type="float">
            <text:p>0,837758040957278</text:p>
          </table:table-cell>
          <table:table-cell table:formula="of:=([.D110] - 180) / 180 * PI()" office:value-type="float" office:value="-1.25663706143592" calcext:value-type="float">
            <text:p>-1,25663706143592</text:p>
          </table:table-cell>
          <table:table-cell table:formula="of:=([.D110] - 300) / 180 * PI()" office:value-type="float" office:value="-3.35103216382911" calcext:value-type="float">
            <text:p>-3,35103216382911</text:p>
          </table:table-cell>
        </table:table-row>
        <table:table-row table:style-name="ro1">
          <table:table-cell table:formula="of:=ROUND(255*SIN([.E111])*(510/(ABS(255*SIN([.E111]))+ABS(255*SIN([.F111]))+ABS(255*SIN([.G111])))))" office:value-type="float" office:value="204" calcext:value-type="float">
            <text:p>204</text:p>
          </table:table-cell>
          <table:table-cell table:formula="of:= ROUND(255 * SIN([.F111]) * (510 / (ABS(255 * SIN([.E111])) +ABS(255 * SIN([.F111])) + ABS(255 * SIN([.G111])))))" office:value-type="float" office:value="-255" calcext:value-type="float">
            <text:p>-255</text:p>
          </table:table-cell>
          <table:table-cell table:formula="of:= ROUND(255 * SIN([.G111]) * (510 / (ABS(255 * SIN([.E111])) +ABS(255 * SIN([.F111])) + ABS(255 * SIN([.G111])))))"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table:formula="of:=([.D111] - 60) / 180 * PI()" office:value-type="float" office:value="0.855211333477221" calcext:value-type="float">
            <text:p>0,855211333477221</text:p>
          </table:table-cell>
          <table:table-cell table:formula="of:=([.D111] - 180) / 180 * PI()" office:value-type="float" office:value="-1.23918376891597" calcext:value-type="float">
            <text:p>-1,23918376891597</text:p>
          </table:table-cell>
          <table:table-cell table:formula="of:=([.D111] - 300) / 180 * PI()" office:value-type="float" office:value="-3.33357887130917" calcext:value-type="float">
            <text:p>-3,33357887130917</text:p>
          </table:table-cell>
        </table:table-row>
        <table:table-row table:style-name="ro1">
          <table:table-cell table:formula="of:=ROUND(255*SIN([.E112])*(510/(ABS(255*SIN([.E112]))+ABS(255*SIN([.F112]))+ABS(255*SIN([.G112])))))" office:value-type="float" office:value="208" calcext:value-type="float">
            <text:p>208</text:p>
          </table:table-cell>
          <table:table-cell table:formula="of:= ROUND(255 * SIN([.F112]) * (510 / (ABS(255 * SIN([.E112])) +ABS(255 * SIN([.F112])) + ABS(255 * SIN([.G112])))))" office:value-type="float" office:value="-255" calcext:value-type="float">
            <text:p>-255</text:p>
          </table:table-cell>
          <table:table-cell table:formula="of:= ROUND(255 * SIN([.G112]) * (510 / (ABS(255 * SIN([.E112])) +ABS(255 * SIN([.F112])) + ABS(255 * SIN([.G112])))))"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formula="of:=([.D112] - 60) / 180 * PI()" office:value-type="float" office:value="0.872664625997165" calcext:value-type="float">
            <text:p>0,872664625997165</text:p>
          </table:table-cell>
          <table:table-cell table:formula="of:=([.D112] - 180) / 180 * PI()" office:value-type="float" office:value="-1.22173047639603" calcext:value-type="float">
            <text:p>-1,22173047639603</text:p>
          </table:table-cell>
          <table:table-cell table:formula="of:=([.D112] - 300) / 180 * PI()" office:value-type="float" office:value="-3.31612557878923" calcext:value-type="float">
            <text:p>-3,31612557878923</text:p>
          </table:table-cell>
        </table:table-row>
        <table:table-row table:style-name="ro1">
          <table:table-cell table:formula="of:=ROUND(255*SIN([.E113])*(510/(ABS(255*SIN([.E113]))+ABS(255*SIN([.F113]))+ABS(255*SIN([.G113])))))" office:value-type="float" office:value="212" calcext:value-type="float">
            <text:p>212</text:p>
          </table:table-cell>
          <table:table-cell table:formula="of:= ROUND(255 * SIN([.F113]) * (510 / (ABS(255 * SIN([.E113])) +ABS(255 * SIN([.F113])) + ABS(255 * SIN([.G113])))))" office:value-type="float" office:value="-255" calcext:value-type="float">
            <text:p>-255</text:p>
          </table:table-cell>
          <table:table-cell table:formula="of:= ROUND(255 * SIN([.G113]) * (510 / (ABS(255 * SIN([.E113])) +ABS(255 * SIN([.F113])) + ABS(255 * SIN([.G113])))))"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table:formula="of:=([.D113] - 60) / 180 * PI()" office:value-type="float" office:value="0.890117918517108" calcext:value-type="float">
            <text:p>0,890117918517108</text:p>
          </table:table-cell>
          <table:table-cell table:formula="of:=([.D113] - 180) / 180 * PI()" office:value-type="float" office:value="-1.20427718387609" calcext:value-type="float">
            <text:p>-1,20427718387609</text:p>
          </table:table-cell>
          <table:table-cell table:formula="of:=([.D113] - 300) / 180 * PI()" office:value-type="float" office:value="-3.29867228626928" calcext:value-type="float">
            <text:p>-3,29867228626928</text:p>
          </table:table-cell>
        </table:table-row>
        <table:table-row table:style-name="ro1">
          <table:table-cell table:formula="of:=ROUND(255*SIN([.E114])*(510/(ABS(255*SIN([.E114]))+ABS(255*SIN([.F114]))+ABS(255*SIN([.G114])))))" office:value-type="float" office:value="217" calcext:value-type="float">
            <text:p>217</text:p>
          </table:table-cell>
          <table:table-cell table:formula="of:= ROUND(255 * SIN([.F114]) * (510 / (ABS(255 * SIN([.E114])) +ABS(255 * SIN([.F114])) + ABS(255 * SIN([.G114])))))" office:value-type="float" office:value="-255" calcext:value-type="float">
            <text:p>-255</text:p>
          </table:table-cell>
          <table:table-cell table:formula="of:= ROUND(255 * SIN([.G114]) * (510 / (ABS(255 * SIN([.E114])) +ABS(255 * SIN([.F114])) + ABS(255 * SIN([.G114])))))"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table:formula="of:=([.D114] - 60) / 180 * PI()" office:value-type="float" office:value="0.907571211037051" calcext:value-type="float">
            <text:p>0,907571211037051</text:p>
          </table:table-cell>
          <table:table-cell table:formula="of:=([.D114] - 180) / 180 * PI()" office:value-type="float" office:value="-1.18682389135614" calcext:value-type="float">
            <text:p>-1,18682389135614</text:p>
          </table:table-cell>
          <table:table-cell table:formula="of:=([.D114] - 300) / 180 * PI()" office:value-type="float" office:value="-3.28121899374934" calcext:value-type="float">
            <text:p>-3,28121899374934</text:p>
          </table:table-cell>
        </table:table-row>
        <table:table-row table:style-name="ro1">
          <table:table-cell table:formula="of:=ROUND(255*SIN([.E115])*(510/(ABS(255*SIN([.E115]))+ABS(255*SIN([.F115]))+ABS(255*SIN([.G115])))))" office:value-type="float" office:value="221" calcext:value-type="float">
            <text:p>221</text:p>
          </table:table-cell>
          <table:table-cell table:formula="of:= ROUND(255 * SIN([.F115]) * (510 / (ABS(255 * SIN([.E115])) +ABS(255 * SIN([.F115])) + ABS(255 * SIN([.G115])))))" office:value-type="float" office:value="-255" calcext:value-type="float">
            <text:p>-255</text:p>
          </table:table-cell>
          <table:table-cell table:formula="of:= ROUND(255 * SIN([.G115]) * (510 / (ABS(255 * SIN([.E115])) +ABS(255 * SIN([.F115])) + ABS(255 * SIN([.G115])))))"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formula="of:=([.D115] - 60) / 180 * PI()" office:value-type="float" office:value="0.925024503556995" calcext:value-type="float">
            <text:p>0,925024503556995</text:p>
          </table:table-cell>
          <table:table-cell table:formula="of:=([.D115] - 180) / 180 * PI()" office:value-type="float" office:value="-1.1693705988362" calcext:value-type="float">
            <text:p>-1,1693705988362</text:p>
          </table:table-cell>
          <table:table-cell table:formula="of:=([.D115] - 300) / 180 * PI()" office:value-type="float" office:value="-3.2637657012294" calcext:value-type="float">
            <text:p>-3,2637657012294</text:p>
          </table:table-cell>
        </table:table-row>
        <table:table-row table:style-name="ro1">
          <table:table-cell table:formula="of:=ROUND(255*SIN([.E116])*(510/(ABS(255*SIN([.E116]))+ABS(255*SIN([.F116]))+ABS(255*SIN([.G116])))))" office:value-type="float" office:value="226" calcext:value-type="float">
            <text:p>226</text:p>
          </table:table-cell>
          <table:table-cell table:formula="of:= ROUND(255 * SIN([.F116]) * (510 / (ABS(255 * SIN([.E116])) +ABS(255 * SIN([.F116])) + ABS(255 * SIN([.G116])))))" office:value-type="float" office:value="-255" calcext:value-type="float">
            <text:p>-255</text:p>
          </table:table-cell>
          <table:table-cell table:formula="of:= ROUND(255 * SIN([.G116]) * (510 / (ABS(255 * SIN([.E116])) +ABS(255 * SIN([.F116])) + ABS(255 * SIN([.G116])))))"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table:formula="of:=([.D116] - 60) / 180 * PI()" office:value-type="float" office:value="0.942477796076938" calcext:value-type="float">
            <text:p>0,942477796076938</text:p>
          </table:table-cell>
          <table:table-cell table:formula="of:=([.D116] - 180) / 180 * PI()" office:value-type="float" office:value="-1.15191730631626" calcext:value-type="float">
            <text:p>-1,15191730631626</text:p>
          </table:table-cell>
          <table:table-cell table:formula="of:=([.D116] - 300) / 180 * PI()" office:value-type="float" office:value="-3.24631240870945" calcext:value-type="float">
            <text:p>-3,24631240870945</text:p>
          </table:table-cell>
        </table:table-row>
        <table:table-row table:style-name="ro1">
          <table:table-cell table:formula="of:=ROUND(255*SIN([.E117])*(510/(ABS(255*SIN([.E117]))+ABS(255*SIN([.F117]))+ABS(255*SIN([.G117])))))" office:value-type="float" office:value="230" calcext:value-type="float">
            <text:p>230</text:p>
          </table:table-cell>
          <table:table-cell table:formula="of:= ROUND(255 * SIN([.F117]) * (510 / (ABS(255 * SIN([.E117])) +ABS(255 * SIN([.F117])) + ABS(255 * SIN([.G117])))))" office:value-type="float" office:value="-255" calcext:value-type="float">
            <text:p>-255</text:p>
          </table:table-cell>
          <table:table-cell table:formula="of:= ROUND(255 * SIN([.G117]) * (510 / (ABS(255 * SIN([.E117])) +ABS(255 * SIN([.F117])) + ABS(255 * SIN([.G117])))))"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table:formula="of:=([.D117] - 60) / 180 * PI()" office:value-type="float" office:value="0.959931088596881" calcext:value-type="float">
            <text:p>0,959931088596881</text:p>
          </table:table-cell>
          <table:table-cell table:formula="of:=([.D117] - 180) / 180 * PI()" office:value-type="float" office:value="-1.13446401379631" calcext:value-type="float">
            <text:p>-1,13446401379631</text:p>
          </table:table-cell>
          <table:table-cell table:formula="of:=([.D117] - 300) / 180 * PI()" office:value-type="float" office:value="-3.22885911618951" calcext:value-type="float">
            <text:p>-3,22885911618951</text:p>
          </table:table-cell>
        </table:table-row>
        <table:table-row table:style-name="ro1">
          <table:table-cell table:formula="of:=ROUND(255*SIN([.E118])*(510/(ABS(255*SIN([.E118]))+ABS(255*SIN([.F118]))+ABS(255*SIN([.G118])))))" office:value-type="float" office:value="235" calcext:value-type="float">
            <text:p>235</text:p>
          </table:table-cell>
          <table:table-cell table:formula="of:= ROUND(255 * SIN([.F118]) * (510 / (ABS(255 * SIN([.E118])) +ABS(255 * SIN([.F118])) + ABS(255 * SIN([.G118])))))" office:value-type="float" office:value="-255" calcext:value-type="float">
            <text:p>-255</text:p>
          </table:table-cell>
          <table:table-cell table:formula="of:= ROUND(255 * SIN([.G118]) * (510 / (ABS(255 * SIN([.E118])) +ABS(255 * SIN([.F118])) + ABS(255 * SIN([.G118])))))"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table:formula="of:=([.D118] - 60) / 180 * PI()" office:value-type="float" office:value="0.977384381116825" calcext:value-type="float">
            <text:p>0,977384381116825</text:p>
          </table:table-cell>
          <table:table-cell table:formula="of:=([.D118] - 180) / 180 * PI()" office:value-type="float" office:value="-1.11701072127637" calcext:value-type="float">
            <text:p>-1,11701072127637</text:p>
          </table:table-cell>
          <table:table-cell table:formula="of:=([.D118] - 300) / 180 * PI()" office:value-type="float" office:value="-3.21140582366957" calcext:value-type="float">
            <text:p>-3,21140582366957</text:p>
          </table:table-cell>
        </table:table-row>
        <table:table-row table:style-name="ro1">
          <table:table-cell table:formula="of:=ROUND(255*SIN([.E119])*(510/(ABS(255*SIN([.E119]))+ABS(255*SIN([.F119]))+ABS(255*SIN([.G119])))))" office:value-type="float" office:value="240" calcext:value-type="float">
            <text:p>240</text:p>
          </table:table-cell>
          <table:table-cell table:formula="of:= ROUND(255 * SIN([.F119]) * (510 / (ABS(255 * SIN([.E119])) +ABS(255 * SIN([.F119])) + ABS(255 * SIN([.G119])))))" office:value-type="float" office:value="-255" calcext:value-type="float">
            <text:p>-255</text:p>
          </table:table-cell>
          <table:table-cell table:formula="of:= ROUND(255 * SIN([.G119]) * (510 / (ABS(255 * SIN([.E119])) +ABS(255 * SIN([.F119])) + ABS(255 * SIN([.G119])))))"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formula="of:=([.D119] - 60) / 180 * PI()" office:value-type="float" office:value="0.994837673636768" calcext:value-type="float">
            <text:p>0,994837673636768</text:p>
          </table:table-cell>
          <table:table-cell table:formula="of:=([.D119] - 180) / 180 * PI()" office:value-type="float" office:value="-1.09955742875643" calcext:value-type="float">
            <text:p>-1,09955742875643</text:p>
          </table:table-cell>
          <table:table-cell table:formula="of:=([.D119] - 300) / 180 * PI()" office:value-type="float" office:value="-3.19395253114962" calcext:value-type="float">
            <text:p>-3,19395253114962</text:p>
          </table:table-cell>
        </table:table-row>
        <table:table-row table:style-name="ro1">
          <table:table-cell table:formula="of:=ROUND(255*SIN([.E120])*(510/(ABS(255*SIN([.E120]))+ABS(255*SIN([.F120]))+ABS(255*SIN([.G120])))))" office:value-type="float" office:value="245" calcext:value-type="float">
            <text:p>245</text:p>
          </table:table-cell>
          <table:table-cell table:formula="of:= ROUND(255 * SIN([.F120]) * (510 / (ABS(255 * SIN([.E120])) +ABS(255 * SIN([.F120])) + ABS(255 * SIN([.G120])))))" office:value-type="float" office:value="-255" calcext:value-type="float">
            <text:p>-255</text:p>
          </table:table-cell>
          <table:table-cell table:formula="of:= ROUND(255 * SIN([.G120]) * (510 / (ABS(255 * SIN([.E120])) +ABS(255 * SIN([.F120])) + ABS(255 * SIN([.G120])))))"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formula="of:=([.D120] - 60) / 180 * PI()" office:value-type="float" office:value="1.01229096615671" calcext:value-type="float">
            <text:p>1,01229096615671</text:p>
          </table:table-cell>
          <table:table-cell table:formula="of:=([.D120] - 180) / 180 * PI()" office:value-type="float" office:value="-1.08210413623648" calcext:value-type="float">
            <text:p>-1,08210413623648</text:p>
          </table:table-cell>
          <table:table-cell table:formula="of:=([.D120] - 300) / 180 * PI()" office:value-type="float" office:value="-3.17649923862968" calcext:value-type="float">
            <text:p>-3,17649923862968</text:p>
          </table:table-cell>
        </table:table-row>
        <table:table-row table:style-name="ro1">
          <table:table-cell table:formula="of:=ROUND(255*SIN([.E121])*(510/(ABS(255*SIN([.E121]))+ABS(255*SIN([.F121]))+ABS(255*SIN([.G121])))))" office:value-type="float" office:value="250" calcext:value-type="float">
            <text:p>250</text:p>
          </table:table-cell>
          <table:table-cell table:formula="of:= ROUND(255 * SIN([.F121]) * (510 / (ABS(255 * SIN([.E121])) +ABS(255 * SIN([.F121])) + ABS(255 * SIN([.G121])))))" office:value-type="float" office:value="-255" calcext:value-type="float">
            <text:p>-255</text:p>
          </table:table-cell>
          <table:table-cell table:formula="of:= ROUND(255 * SIN([.G121]) * (510 / (ABS(255 * SIN([.E121])) +ABS(255 * SIN([.F121])) + ABS(255 * SIN([.G121])))))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formula="of:=([.D121] - 60) / 180 * PI()" office:value-type="float" office:value="1.02974425867665" calcext:value-type="float">
            <text:p>1,02974425867665</text:p>
          </table:table-cell>
          <table:table-cell table:formula="of:=([.D121] - 180) / 180 * PI()" office:value-type="float" office:value="-1.06465084371654" calcext:value-type="float">
            <text:p>-1,06465084371654</text:p>
          </table:table-cell>
          <table:table-cell table:formula="of:=([.D121] - 300) / 180 * PI()" office:value-type="float" office:value="-3.15904594610974" calcext:value-type="float">
            <text:p>-3,15904594610974</text:p>
          </table:table-cell>
        </table:table-row>
        <table:table-row table:style-name="ro1">
          <table:table-cell table:formula="of:=ROUND(255*SIN([.E122])*(510/(ABS(255*SIN([.E122]))+ABS(255*SIN([.F122]))+ABS(255*SIN([.G122])))))" office:value-type="float" office:value="255" calcext:value-type="float">
            <text:p>255</text:p>
          </table:table-cell>
          <table:table-cell table:formula="of:= ROUND(255 * SIN([.F122]) * (510 / (ABS(255 * SIN([.E122])) +ABS(255 * SIN([.F122])) + ABS(255 * SIN([.G122])))))" office:value-type="float" office:value="-255" calcext:value-type="float">
            <text:p>-255</text:p>
          </table:table-cell>
          <table:table-cell table:formula="of:= ROUND(255 * SIN([.G122]) * (510 / (ABS(255 * SIN([.E122])) +ABS(255 * SIN([.F122])) + ABS(255 * SIN([.G122])))))" office:value-type="float" office:value="-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([.D122] - 60) / 180 * PI()" office:value-type="float" office:value="1.0471975511966" calcext:value-type="float">
            <text:p>1,0471975511966</text:p>
          </table:table-cell>
          <table:table-cell table:formula="of:=([.D122] - 180) / 180 * PI()" office:value-type="float" office:value="-1.0471975511966" calcext:value-type="float">
            <text:p>-1,0471975511966</text:p>
          </table:table-cell>
          <table:table-cell table:formula="of:=([.D122] - 300) / 180 * PI()" office:value-type="float" office:value="-3.14159265358979" calcext:value-type="float">
            <text:p>-3,14159265358979</text:p>
          </table:table-cell>
        </table:table-row>
        <table:table-row table:style-name="ro1">
          <table:table-cell table:formula="of:=ROUND(255*SIN([.E123])*(510/(ABS(255*SIN([.E123]))+ABS(255*SIN([.F123]))+ABS(255*SIN([.G123])))))" office:value-type="float" office:value="255" calcext:value-type="float">
            <text:p>255</text:p>
          </table:table-cell>
          <table:table-cell table:formula="of:= ROUND(255 * SIN([.F123]) * (510 / (ABS(255 * SIN([.E123])) +ABS(255 * SIN([.F123])) + ABS(255 * SIN([.G123])))))" office:value-type="float" office:value="-250" calcext:value-type="float">
            <text:p>-250</text:p>
          </table:table-cell>
          <table:table-cell table:formula="of:= ROUND(255 * SIN([.G123]) * (510 / (ABS(255 * SIN([.E123])) +ABS(255 * SIN([.F123])) + ABS(255 * SIN([.G123])))))" office:value-type="float" office:value="-5" calcext:value-type="float">
            <text:p>-5</text:p>
          </table:table-cell>
          <table:table-cell office:value-type="float" office:value="121" calcext:value-type="float">
            <text:p>121</text:p>
          </table:table-cell>
          <table:table-cell table:formula="of:=([.D123] - 60) / 180 * PI()" office:value-type="float" office:value="1.06465084371654" calcext:value-type="float">
            <text:p>1,06465084371654</text:p>
          </table:table-cell>
          <table:table-cell table:formula="of:=([.D123] - 180) / 180 * PI()" office:value-type="float" office:value="-1.02974425867665" calcext:value-type="float">
            <text:p>-1,02974425867665</text:p>
          </table:table-cell>
          <table:table-cell table:formula="of:=([.D123] - 300) / 180 * PI()" office:value-type="float" office:value="-3.12413936106985" calcext:value-type="float">
            <text:p>-3,12413936106985</text:p>
          </table:table-cell>
        </table:table-row>
        <table:table-row table:style-name="ro1">
          <table:table-cell table:formula="of:=ROUND(255*SIN([.E124])*(510/(ABS(255*SIN([.E124]))+ABS(255*SIN([.F124]))+ABS(255*SIN([.G124])))))" office:value-type="float" office:value="255" calcext:value-type="float">
            <text:p>255</text:p>
          </table:table-cell>
          <table:table-cell table:formula="of:= ROUND(255 * SIN([.F124]) * (510 / (ABS(255 * SIN([.E124])) +ABS(255 * SIN([.F124])) + ABS(255 * SIN([.G124])))))" office:value-type="float" office:value="-245" calcext:value-type="float">
            <text:p>-245</text:p>
          </table:table-cell>
          <table:table-cell table:formula="of:= ROUND(255 * SIN([.G124]) * (510 / (ABS(255 * SIN([.E124])) +ABS(255 * SIN([.F124])) + ABS(255 * SIN([.G124])))))" office:value-type="float" office:value="-10" calcext:value-type="float">
            <text:p>-10</text:p>
          </table:table-cell>
          <table:table-cell office:value-type="float" office:value="122" calcext:value-type="float">
            <text:p>122</text:p>
          </table:table-cell>
          <table:table-cell table:formula="of:=([.D124] - 60) / 180 * PI()" office:value-type="float" office:value="1.08210413623648" calcext:value-type="float">
            <text:p>1,08210413623648</text:p>
          </table:table-cell>
          <table:table-cell table:formula="of:=([.D124] - 180) / 180 * PI()" office:value-type="float" office:value="-1.01229096615671" calcext:value-type="float">
            <text:p>-1,01229096615671</text:p>
          </table:table-cell>
          <table:table-cell table:formula="of:=([.D124] - 300) / 180 * PI()" office:value-type="float" office:value="-3.10668606854991" calcext:value-type="float">
            <text:p>-3,10668606854991</text:p>
          </table:table-cell>
        </table:table-row>
        <table:table-row table:style-name="ro1">
          <table:table-cell table:formula="of:=ROUND(255*SIN([.E125])*(510/(ABS(255*SIN([.E125]))+ABS(255*SIN([.F125]))+ABS(255*SIN([.G125])))))" office:value-type="float" office:value="255" calcext:value-type="float">
            <text:p>255</text:p>
          </table:table-cell>
          <table:table-cell table:formula="of:= ROUND(255 * SIN([.F125]) * (510 / (ABS(255 * SIN([.E125])) +ABS(255 * SIN([.F125])) + ABS(255 * SIN([.G125])))))" office:value-type="float" office:value="-240" calcext:value-type="float">
            <text:p>-240</text:p>
          </table:table-cell>
          <table:table-cell table:formula="of:= ROUND(255 * SIN([.G125]) * (510 / (ABS(255 * SIN([.E125])) +ABS(255 * SIN([.F125])) + ABS(255 * SIN([.G125])))))" office:value-type="float" office:value="-15" calcext:value-type="float">
            <text:p>-15</text:p>
          </table:table-cell>
          <table:table-cell office:value-type="float" office:value="123" calcext:value-type="float">
            <text:p>123</text:p>
          </table:table-cell>
          <table:table-cell table:formula="of:=([.D125] - 60) / 180 * PI()" office:value-type="float" office:value="1.09955742875643" calcext:value-type="float">
            <text:p>1,09955742875643</text:p>
          </table:table-cell>
          <table:table-cell table:formula="of:=([.D125] - 180) / 180 * PI()" office:value-type="float" office:value="-0.994837673636768" calcext:value-type="float">
            <text:p>-0,994837673636768</text:p>
          </table:table-cell>
          <table:table-cell table:formula="of:=([.D125] - 300) / 180 * PI()" office:value-type="float" office:value="-3.08923277602996" calcext:value-type="float">
            <text:p>-3,08923277602996</text:p>
          </table:table-cell>
        </table:table-row>
        <table:table-row table:style-name="ro1">
          <table:table-cell table:formula="of:=ROUND(255*SIN([.E126])*(510/(ABS(255*SIN([.E126]))+ABS(255*SIN([.F126]))+ABS(255*SIN([.G126])))))" office:value-type="float" office:value="255" calcext:value-type="float">
            <text:p>255</text:p>
          </table:table-cell>
          <table:table-cell table:formula="of:= ROUND(255 * SIN([.F126]) * (510 / (ABS(255 * SIN([.E126])) +ABS(255 * SIN([.F126])) + ABS(255 * SIN([.G126])))))" office:value-type="float" office:value="-235" calcext:value-type="float">
            <text:p>-235</text:p>
          </table:table-cell>
          <table:table-cell table:formula="of:= ROUND(255 * SIN([.G126]) * (510 / (ABS(255 * SIN([.E126])) +ABS(255 * SIN([.F126])) + ABS(255 * SIN([.G126])))))" office:value-type="float" office:value="-20" calcext:value-type="float">
            <text:p>-20</text:p>
          </table:table-cell>
          <table:table-cell office:value-type="float" office:value="124" calcext:value-type="float">
            <text:p>124</text:p>
          </table:table-cell>
          <table:table-cell table:formula="of:=([.D126] - 60) / 180 * PI()" office:value-type="float" office:value="1.11701072127637" calcext:value-type="float">
            <text:p>1,11701072127637</text:p>
          </table:table-cell>
          <table:table-cell table:formula="of:=([.D126] - 180) / 180 * PI()" office:value-type="float" office:value="-0.977384381116825" calcext:value-type="float">
            <text:p>-0,977384381116825</text:p>
          </table:table-cell>
          <table:table-cell table:formula="of:=([.D126] - 300) / 180 * PI()" office:value-type="float" office:value="-3.07177948351002" calcext:value-type="float">
            <text:p>-3,07177948351002</text:p>
          </table:table-cell>
        </table:table-row>
        <table:table-row table:style-name="ro1">
          <table:table-cell table:formula="of:=ROUND(255*SIN([.E127])*(510/(ABS(255*SIN([.E127]))+ABS(255*SIN([.F127]))+ABS(255*SIN([.G127])))))" office:value-type="float" office:value="255" calcext:value-type="float">
            <text:p>255</text:p>
          </table:table-cell>
          <table:table-cell table:formula="of:= ROUND(255 * SIN([.F127]) * (510 / (ABS(255 * SIN([.E127])) +ABS(255 * SIN([.F127])) + ABS(255 * SIN([.G127])))))" office:value-type="float" office:value="-230" calcext:value-type="float">
            <text:p>-230</text:p>
          </table:table-cell>
          <table:table-cell table:formula="of:= ROUND(255 * SIN([.G127]) * (510 / (ABS(255 * SIN([.E127])) +ABS(255 * SIN([.F127])) + ABS(255 * SIN([.G127])))))" office:value-type="float" office:value="-25" calcext:value-type="float">
            <text:p>-25</text:p>
          </table:table-cell>
          <table:table-cell office:value-type="float" office:value="125" calcext:value-type="float">
            <text:p>125</text:p>
          </table:table-cell>
          <table:table-cell table:formula="of:=([.D127] - 60) / 180 * PI()" office:value-type="float" office:value="1.13446401379631" calcext:value-type="float">
            <text:p>1,13446401379631</text:p>
          </table:table-cell>
          <table:table-cell table:formula="of:=([.D127] - 180) / 180 * PI()" office:value-type="float" office:value="-0.959931088596881" calcext:value-type="float">
            <text:p>-0,959931088596881</text:p>
          </table:table-cell>
          <table:table-cell table:formula="of:=([.D127] - 300) / 180 * PI()" office:value-type="float" office:value="-3.05432619099008" calcext:value-type="float">
            <text:p>-3,05432619099008</text:p>
          </table:table-cell>
        </table:table-row>
        <table:table-row table:style-name="ro1">
          <table:table-cell table:formula="of:=ROUND(255*SIN([.E128])*(510/(ABS(255*SIN([.E128]))+ABS(255*SIN([.F128]))+ABS(255*SIN([.G128])))))" office:value-type="float" office:value="255" calcext:value-type="float">
            <text:p>255</text:p>
          </table:table-cell>
          <table:table-cell table:formula="of:= ROUND(255 * SIN([.F128]) * (510 / (ABS(255 * SIN([.E128])) +ABS(255 * SIN([.F128])) + ABS(255 * SIN([.G128])))))" office:value-type="float" office:value="-226" calcext:value-type="float">
            <text:p>-226</text:p>
          </table:table-cell>
          <table:table-cell table:formula="of:= ROUND(255 * SIN([.G128]) * (510 / (ABS(255 * SIN([.E128])) +ABS(255 * SIN([.F128])) + ABS(255 * SIN([.G128])))))" office:value-type="float" office:value="-29" calcext:value-type="float">
            <text:p>-29</text:p>
          </table:table-cell>
          <table:table-cell office:value-type="float" office:value="126" calcext:value-type="float">
            <text:p>126</text:p>
          </table:table-cell>
          <table:table-cell table:formula="of:=([.D128] - 60) / 180 * PI()" office:value-type="float" office:value="1.15191730631626" calcext:value-type="float">
            <text:p>1,15191730631626</text:p>
          </table:table-cell>
          <table:table-cell table:formula="of:=([.D128] - 180) / 180 * PI()" office:value-type="float" office:value="-0.942477796076938" calcext:value-type="float">
            <text:p>-0,942477796076938</text:p>
          </table:table-cell>
          <table:table-cell table:formula="of:=([.D128] - 300) / 180 * PI()" office:value-type="float" office:value="-3.03687289847013" calcext:value-type="float">
            <text:p>-3,03687289847013</text:p>
          </table:table-cell>
        </table:table-row>
        <table:table-row table:style-name="ro1">
          <table:table-cell table:formula="of:=ROUND(255*SIN([.E129])*(510/(ABS(255*SIN([.E129]))+ABS(255*SIN([.F129]))+ABS(255*SIN([.G129])))))" office:value-type="float" office:value="255" calcext:value-type="float">
            <text:p>255</text:p>
          </table:table-cell>
          <table:table-cell table:formula="of:= ROUND(255 * SIN([.F129]) * (510 / (ABS(255 * SIN([.E129])) +ABS(255 * SIN([.F129])) + ABS(255 * SIN([.G129])))))" office:value-type="float" office:value="-221" calcext:value-type="float">
            <text:p>-221</text:p>
          </table:table-cell>
          <table:table-cell table:formula="of:= ROUND(255 * SIN([.G129]) * (510 / (ABS(255 * SIN([.E129])) +ABS(255 * SIN([.F129])) + ABS(255 * SIN([.G129])))))" office:value-type="float" office:value="-34" calcext:value-type="float">
            <text:p>-34</text:p>
          </table:table-cell>
          <table:table-cell office:value-type="float" office:value="127" calcext:value-type="float">
            <text:p>127</text:p>
          </table:table-cell>
          <table:table-cell table:formula="of:=([.D129] - 60) / 180 * PI()" office:value-type="float" office:value="1.1693705988362" calcext:value-type="float">
            <text:p>1,1693705988362</text:p>
          </table:table-cell>
          <table:table-cell table:formula="of:=([.D129] - 180) / 180 * PI()" office:value-type="float" office:value="-0.925024503556995" calcext:value-type="float">
            <text:p>-0,925024503556995</text:p>
          </table:table-cell>
          <table:table-cell table:formula="of:=([.D129] - 300) / 180 * PI()" office:value-type="float" office:value="-3.01941960595019" calcext:value-type="float">
            <text:p>-3,01941960595019</text:p>
          </table:table-cell>
        </table:table-row>
        <table:table-row table:style-name="ro1">
          <table:table-cell table:formula="of:=ROUND(255*SIN([.E130])*(510/(ABS(255*SIN([.E130]))+ABS(255*SIN([.F130]))+ABS(255*SIN([.G130])))))" office:value-type="float" office:value="255" calcext:value-type="float">
            <text:p>255</text:p>
          </table:table-cell>
          <table:table-cell table:formula="of:= ROUND(255 * SIN([.F130]) * (510 / (ABS(255 * SIN([.E130])) +ABS(255 * SIN([.F130])) + ABS(255 * SIN([.G130])))))" office:value-type="float" office:value="-217" calcext:value-type="float">
            <text:p>-217</text:p>
          </table:table-cell>
          <table:table-cell table:formula="of:= ROUND(255 * SIN([.G130]) * (510 / (ABS(255 * SIN([.E130])) +ABS(255 * SIN([.F130])) + ABS(255 * SIN([.G130])))))" office:value-type="float" office:value="-38" calcext:value-type="float">
            <text:p>-38</text:p>
          </table:table-cell>
          <table:table-cell office:value-type="float" office:value="128" calcext:value-type="float">
            <text:p>128</text:p>
          </table:table-cell>
          <table:table-cell table:formula="of:=([.D130] - 60) / 180 * PI()" office:value-type="float" office:value="1.18682389135614" calcext:value-type="float">
            <text:p>1,18682389135614</text:p>
          </table:table-cell>
          <table:table-cell table:formula="of:=([.D130] - 180) / 180 * PI()" office:value-type="float" office:value="-0.907571211037051" calcext:value-type="float">
            <text:p>-0,907571211037051</text:p>
          </table:table-cell>
          <table:table-cell table:formula="of:=([.D130] - 300) / 180 * PI()" office:value-type="float" office:value="-3.00196631343025" calcext:value-type="float">
            <text:p>-3,00196631343025</text:p>
          </table:table-cell>
        </table:table-row>
        <table:table-row table:style-name="ro1">
          <table:table-cell table:formula="of:=ROUND(255*SIN([.E131])*(510/(ABS(255*SIN([.E131]))+ABS(255*SIN([.F131]))+ABS(255*SIN([.G131])))))" office:value-type="float" office:value="255" calcext:value-type="float">
            <text:p>255</text:p>
          </table:table-cell>
          <table:table-cell table:formula="of:= ROUND(255 * SIN([.F131]) * (510 / (ABS(255 * SIN([.E131])) +ABS(255 * SIN([.F131])) + ABS(255 * SIN([.G131])))))" office:value-type="float" office:value="-212" calcext:value-type="float">
            <text:p>-212</text:p>
          </table:table-cell>
          <table:table-cell table:formula="of:= ROUND(255 * SIN([.G131]) * (510 / (ABS(255 * SIN([.E131])) +ABS(255 * SIN([.F131])) + ABS(255 * SIN([.G131])))))" office:value-type="float" office:value="-43" calcext:value-type="float">
            <text:p>-43</text:p>
          </table:table-cell>
          <table:table-cell office:value-type="float" office:value="129" calcext:value-type="float">
            <text:p>129</text:p>
          </table:table-cell>
          <table:table-cell table:formula="of:=([.D131] - 60) / 180 * PI()" office:value-type="float" office:value="1.20427718387609" calcext:value-type="float">
            <text:p>1,20427718387609</text:p>
          </table:table-cell>
          <table:table-cell table:formula="of:=([.D131] - 180) / 180 * PI()" office:value-type="float" office:value="-0.890117918517108" calcext:value-type="float">
            <text:p>-0,890117918517108</text:p>
          </table:table-cell>
          <table:table-cell table:formula="of:=([.D131] - 300) / 180 * PI()" office:value-type="float" office:value="-2.9845130209103" calcext:value-type="float">
            <text:p>-2,9845130209103</text:p>
          </table:table-cell>
        </table:table-row>
        <table:table-row table:style-name="ro1">
          <table:table-cell table:formula="of:=ROUND(255*SIN([.E132])*(510/(ABS(255*SIN([.E132]))+ABS(255*SIN([.F132]))+ABS(255*SIN([.G132])))))" office:value-type="float" office:value="255" calcext:value-type="float">
            <text:p>255</text:p>
          </table:table-cell>
          <table:table-cell table:formula="of:= ROUND(255 * SIN([.F132]) * (510 / (ABS(255 * SIN([.E132])) +ABS(255 * SIN([.F132])) + ABS(255 * SIN([.G132])))))" office:value-type="float" office:value="-208" calcext:value-type="float">
            <text:p>-208</text:p>
          </table:table-cell>
          <table:table-cell table:formula="of:= ROUND(255 * SIN([.G132]) * (510 / (ABS(255 * SIN([.E132])) +ABS(255 * SIN([.F132])) + ABS(255 * SIN([.G132])))))" office:value-type="float" office:value="-47" calcext:value-type="float">
            <text:p>-47</text:p>
          </table:table-cell>
          <table:table-cell office:value-type="float" office:value="130" calcext:value-type="float">
            <text:p>130</text:p>
          </table:table-cell>
          <table:table-cell table:formula="of:=([.D132] - 60) / 180 * PI()" office:value-type="float" office:value="1.22173047639603" calcext:value-type="float">
            <text:p>1,22173047639603</text:p>
          </table:table-cell>
          <table:table-cell table:formula="of:=([.D132] - 180) / 180 * PI()" office:value-type="float" office:value="-0.872664625997165" calcext:value-type="float">
            <text:p>-0,872664625997165</text:p>
          </table:table-cell>
          <table:table-cell table:formula="of:=([.D132] - 300) / 180 * PI()" office:value-type="float" office:value="-2.96705972839036" calcext:value-type="float">
            <text:p>-2,96705972839036</text:p>
          </table:table-cell>
        </table:table-row>
        <table:table-row table:style-name="ro1">
          <table:table-cell table:formula="of:=ROUND(255*SIN([.E133])*(510/(ABS(255*SIN([.E133]))+ABS(255*SIN([.F133]))+ABS(255*SIN([.G133])))))" office:value-type="float" office:value="255" calcext:value-type="float">
            <text:p>255</text:p>
          </table:table-cell>
          <table:table-cell table:formula="of:= ROUND(255 * SIN([.F133]) * (510 / (ABS(255 * SIN([.E133])) +ABS(255 * SIN([.F133])) + ABS(255 * SIN([.G133])))))" office:value-type="float" office:value="-204" calcext:value-type="float">
            <text:p>-204</text:p>
          </table:table-cell>
          <table:table-cell table:formula="of:= ROUND(255 * SIN([.G133]) * (510 / (ABS(255 * SIN([.E133])) +ABS(255 * SIN([.F133])) + ABS(255 * SIN([.G133])))))" office:value-type="float" office:value="-51" calcext:value-type="float">
            <text:p>-51</text:p>
          </table:table-cell>
          <table:table-cell office:value-type="float" office:value="131" calcext:value-type="float">
            <text:p>131</text:p>
          </table:table-cell>
          <table:table-cell table:formula="of:=([.D133] - 60) / 180 * PI()" office:value-type="float" office:value="1.23918376891597" calcext:value-type="float">
            <text:p>1,23918376891597</text:p>
          </table:table-cell>
          <table:table-cell table:formula="of:=([.D133] - 180) / 180 * PI()" office:value-type="float" office:value="-0.855211333477221" calcext:value-type="float">
            <text:p>-0,855211333477221</text:p>
          </table:table-cell>
          <table:table-cell table:formula="of:=([.D133] - 300) / 180 * PI()" office:value-type="float" office:value="-2.94960643587042" calcext:value-type="float">
            <text:p>-2,94960643587042</text:p>
          </table:table-cell>
        </table:table-row>
        <table:table-row table:style-name="ro1">
          <table:table-cell table:formula="of:=ROUND(255*SIN([.E134])*(510/(ABS(255*SIN([.E134]))+ABS(255*SIN([.F134]))+ABS(255*SIN([.G134])))))" office:value-type="float" office:value="255" calcext:value-type="float">
            <text:p>255</text:p>
          </table:table-cell>
          <table:table-cell table:formula="of:= ROUND(255 * SIN([.F134]) * (510 / (ABS(255 * SIN([.E134])) +ABS(255 * SIN([.F134])) + ABS(255 * SIN([.G134])))))" office:value-type="float" office:value="-199" calcext:value-type="float">
            <text:p>-199</text:p>
          </table:table-cell>
          <table:table-cell table:formula="of:= ROUND(255 * SIN([.G134]) * (510 / (ABS(255 * SIN([.E134])) +ABS(255 * SIN([.F134])) + ABS(255 * SIN([.G134])))))" office:value-type="float" office:value="-56" calcext:value-type="float">
            <text:p>-56</text:p>
          </table:table-cell>
          <table:table-cell office:value-type="float" office:value="132" calcext:value-type="float">
            <text:p>132</text:p>
          </table:table-cell>
          <table:table-cell table:formula="of:=([.D134] - 60) / 180 * PI()" office:value-type="float" office:value="1.25663706143592" calcext:value-type="float">
            <text:p>1,25663706143592</text:p>
          </table:table-cell>
          <table:table-cell table:formula="of:=([.D134] - 180) / 180 * PI()" office:value-type="float" office:value="-0.837758040957278" calcext:value-type="float">
            <text:p>-0,837758040957278</text:p>
          </table:table-cell>
          <table:table-cell table:formula="of:=([.D134] - 300) / 180 * PI()" office:value-type="float" office:value="-2.93215314335047" calcext:value-type="float">
            <text:p>-2,93215314335047</text:p>
          </table:table-cell>
        </table:table-row>
        <table:table-row table:style-name="ro1">
          <table:table-cell table:formula="of:=ROUND(255*SIN([.E135])*(510/(ABS(255*SIN([.E135]))+ABS(255*SIN([.F135]))+ABS(255*SIN([.G135])))))" office:value-type="float" office:value="255" calcext:value-type="float">
            <text:p>255</text:p>
          </table:table-cell>
          <table:table-cell table:formula="of:= ROUND(255 * SIN([.F135]) * (510 / (ABS(255 * SIN([.E135])) +ABS(255 * SIN([.F135])) + ABS(255 * SIN([.G135])))))" office:value-type="float" office:value="-195" calcext:value-type="float">
            <text:p>-195</text:p>
          </table:table-cell>
          <table:table-cell table:formula="of:= ROUND(255 * SIN([.G135]) * (510 / (ABS(255 * SIN([.E135])) +ABS(255 * SIN([.F135])) + ABS(255 * SIN([.G135])))))" office:value-type="float" office:value="-60" calcext:value-type="float">
            <text:p>-60</text:p>
          </table:table-cell>
          <table:table-cell office:value-type="float" office:value="133" calcext:value-type="float">
            <text:p>133</text:p>
          </table:table-cell>
          <table:table-cell table:formula="of:=([.D135] - 60) / 180 * PI()" office:value-type="float" office:value="1.27409035395586" calcext:value-type="float">
            <text:p>1,27409035395586</text:p>
          </table:table-cell>
          <table:table-cell table:formula="of:=([.D135] - 180) / 180 * PI()" office:value-type="float" office:value="-0.820304748437335" calcext:value-type="float">
            <text:p>-0,820304748437335</text:p>
          </table:table-cell>
          <table:table-cell table:formula="of:=([.D135] - 300) / 180 * PI()" office:value-type="float" office:value="-2.91469985083053" calcext:value-type="float">
            <text:p>-2,91469985083053</text:p>
          </table:table-cell>
        </table:table-row>
        <table:table-row table:style-name="ro1">
          <table:table-cell table:formula="of:=ROUND(255*SIN([.E136])*(510/(ABS(255*SIN([.E136]))+ABS(255*SIN([.F136]))+ABS(255*SIN([.G136])))))" office:value-type="float" office:value="255" calcext:value-type="float">
            <text:p>255</text:p>
          </table:table-cell>
          <table:table-cell table:formula="of:= ROUND(255 * SIN([.F136]) * (510 / (ABS(255 * SIN([.E136])) +ABS(255 * SIN([.F136])) + ABS(255 * SIN([.G136])))))" office:value-type="float" office:value="-191" calcext:value-type="float">
            <text:p>-191</text:p>
          </table:table-cell>
          <table:table-cell table:formula="of:= ROUND(255 * SIN([.G136]) * (510 / (ABS(255 * SIN([.E136])) +ABS(255 * SIN([.F136])) + ABS(255 * SIN([.G136])))))" office:value-type="float" office:value="-64" calcext:value-type="float">
            <text:p>-64</text:p>
          </table:table-cell>
          <table:table-cell office:value-type="float" office:value="134" calcext:value-type="float">
            <text:p>134</text:p>
          </table:table-cell>
          <table:table-cell table:formula="of:=([.D136] - 60) / 180 * PI()" office:value-type="float" office:value="1.2915436464758" calcext:value-type="float">
            <text:p>1,2915436464758</text:p>
          </table:table-cell>
          <table:table-cell table:formula="of:=([.D136] - 180) / 180 * PI()" office:value-type="float" office:value="-0.802851455917391" calcext:value-type="float">
            <text:p>-0,802851455917391</text:p>
          </table:table-cell>
          <table:table-cell table:formula="of:=([.D136] - 300) / 180 * PI()" office:value-type="float" office:value="-2.89724655831059" calcext:value-type="float">
            <text:p>-2,89724655831059</text:p>
          </table:table-cell>
        </table:table-row>
        <table:table-row table:style-name="ro1">
          <table:table-cell table:formula="of:=ROUND(255*SIN([.E137])*(510/(ABS(255*SIN([.E137]))+ABS(255*SIN([.F137]))+ABS(255*SIN([.G137])))))" office:value-type="float" office:value="255" calcext:value-type="float">
            <text:p>255</text:p>
          </table:table-cell>
          <table:table-cell table:formula="of:= ROUND(255 * SIN([.F137]) * (510 / (ABS(255 * SIN([.E137])) +ABS(255 * SIN([.F137])) + ABS(255 * SIN([.G137])))))" office:value-type="float" office:value="-187" calcext:value-type="float">
            <text:p>-187</text:p>
          </table:table-cell>
          <table:table-cell table:formula="of:= ROUND(255 * SIN([.G137]) * (510 / (ABS(255 * SIN([.E137])) +ABS(255 * SIN([.F137])) + ABS(255 * SIN([.G137])))))" office:value-type="float" office:value="-68" calcext:value-type="float">
            <text:p>-68</text:p>
          </table:table-cell>
          <table:table-cell office:value-type="float" office:value="135" calcext:value-type="float">
            <text:p>135</text:p>
          </table:table-cell>
          <table:table-cell table:formula="of:=([.D137] - 60) / 180 * PI()" office:value-type="float" office:value="1.30899693899575" calcext:value-type="float">
            <text:p>1,30899693899575</text:p>
          </table:table-cell>
          <table:table-cell table:formula="of:=([.D137] - 180) / 180 * PI()" office:value-type="float" office:value="-0.785398163397448" calcext:value-type="float">
            <text:p>-0,785398163397448</text:p>
          </table:table-cell>
          <table:table-cell table:formula="of:=([.D137] - 300) / 180 * PI()" office:value-type="float" office:value="-2.87979326579064" calcext:value-type="float">
            <text:p>-2,87979326579064</text:p>
          </table:table-cell>
        </table:table-row>
        <table:table-row table:style-name="ro1">
          <table:table-cell table:formula="of:=ROUND(255*SIN([.E138])*(510/(ABS(255*SIN([.E138]))+ABS(255*SIN([.F138]))+ABS(255*SIN([.G138])))))" office:value-type="float" office:value="255" calcext:value-type="float">
            <text:p>255</text:p>
          </table:table-cell>
          <table:table-cell table:formula="of:= ROUND(255 * SIN([.F138]) * (510 / (ABS(255 * SIN([.E138])) +ABS(255 * SIN([.F138])) + ABS(255 * SIN([.G138])))))" office:value-type="float" office:value="-183" calcext:value-type="float">
            <text:p>-183</text:p>
          </table:table-cell>
          <table:table-cell table:formula="of:= ROUND(255 * SIN([.G138]) * (510 / (ABS(255 * SIN([.E138])) +ABS(255 * SIN([.F138])) + ABS(255 * SIN([.G138])))))" office:value-type="float" office:value="-72" calcext:value-type="float">
            <text:p>-72</text:p>
          </table:table-cell>
          <table:table-cell office:value-type="float" office:value="136" calcext:value-type="float">
            <text:p>136</text:p>
          </table:table-cell>
          <table:table-cell table:formula="of:=([.D138] - 60) / 180 * PI()" office:value-type="float" office:value="1.32645023151569" calcext:value-type="float">
            <text:p>1,32645023151569</text:p>
          </table:table-cell>
          <table:table-cell table:formula="of:=([.D138] - 180) / 180 * PI()" office:value-type="float" office:value="-0.767944870877505" calcext:value-type="float">
            <text:p>-0,767944870877505</text:p>
          </table:table-cell>
          <table:table-cell table:formula="of:=([.D138] - 300) / 180 * PI()" office:value-type="float" office:value="-2.8623399732707" calcext:value-type="float">
            <text:p>-2,8623399732707</text:p>
          </table:table-cell>
        </table:table-row>
        <table:table-row table:style-name="ro1">
          <table:table-cell table:formula="of:=ROUND(255*SIN([.E139])*(510/(ABS(255*SIN([.E139]))+ABS(255*SIN([.F139]))+ABS(255*SIN([.G139])))))" office:value-type="float" office:value="255" calcext:value-type="float">
            <text:p>255</text:p>
          </table:table-cell>
          <table:table-cell table:formula="of:= ROUND(255 * SIN([.F139]) * (510 / (ABS(255 * SIN([.E139])) +ABS(255 * SIN([.F139])) + ABS(255 * SIN([.G139])))))" office:value-type="float" office:value="-178" calcext:value-type="float">
            <text:p>-178</text:p>
          </table:table-cell>
          <table:table-cell table:formula="of:= ROUND(255 * SIN([.G139]) * (510 / (ABS(255 * SIN([.E139])) +ABS(255 * SIN([.F139])) + ABS(255 * SIN([.G139])))))" office:value-type="float" office:value="-77" calcext:value-type="float">
            <text:p>-77</text:p>
          </table:table-cell>
          <table:table-cell office:value-type="float" office:value="137" calcext:value-type="float">
            <text:p>137</text:p>
          </table:table-cell>
          <table:table-cell table:formula="of:=([.D139] - 60) / 180 * PI()" office:value-type="float" office:value="1.34390352403563" calcext:value-type="float">
            <text:p>1,34390352403563</text:p>
          </table:table-cell>
          <table:table-cell table:formula="of:=([.D139] - 180) / 180 * PI()" office:value-type="float" office:value="-0.750491578357562" calcext:value-type="float">
            <text:p>-0,750491578357562</text:p>
          </table:table-cell>
          <table:table-cell table:formula="of:=([.D139] - 300) / 180 * PI()" office:value-type="float" office:value="-2.84488668075076" calcext:value-type="float">
            <text:p>-2,84488668075076</text:p>
          </table:table-cell>
        </table:table-row>
        <table:table-row table:style-name="ro1">
          <table:table-cell table:formula="of:=ROUND(255*SIN([.E140])*(510/(ABS(255*SIN([.E140]))+ABS(255*SIN([.F140]))+ABS(255*SIN([.G140])))))" office:value-type="float" office:value="255" calcext:value-type="float">
            <text:p>255</text:p>
          </table:table-cell>
          <table:table-cell table:formula="of:= ROUND(255 * SIN([.F140]) * (510 / (ABS(255 * SIN([.E140])) +ABS(255 * SIN([.F140])) + ABS(255 * SIN([.G140])))))" office:value-type="float" office:value="-174" calcext:value-type="float">
            <text:p>-174</text:p>
          </table:table-cell>
          <table:table-cell table:formula="of:= ROUND(255 * SIN([.G140]) * (510 / (ABS(255 * SIN([.E140])) +ABS(255 * SIN([.F140])) + ABS(255 * SIN([.G140])))))" office:value-type="float" office:value="-81" calcext:value-type="float">
            <text:p>-81</text:p>
          </table:table-cell>
          <table:table-cell office:value-type="float" office:value="138" calcext:value-type="float">
            <text:p>138</text:p>
          </table:table-cell>
          <table:table-cell table:formula="of:=([.D140] - 60) / 180 * PI()" office:value-type="float" office:value="1.36135681655558" calcext:value-type="float">
            <text:p>1,36135681655558</text:p>
          </table:table-cell>
          <table:table-cell table:formula="of:=([.D140] - 180) / 180 * PI()" office:value-type="float" office:value="-0.733038285837618" calcext:value-type="float">
            <text:p>-0,733038285837618</text:p>
          </table:table-cell>
          <table:table-cell table:formula="of:=([.D140] - 300) / 180 * PI()" office:value-type="float" office:value="-2.82743338823081" calcext:value-type="float">
            <text:p>-2,82743338823081</text:p>
          </table:table-cell>
        </table:table-row>
        <table:table-row table:style-name="ro1">
          <table:table-cell table:formula="of:=ROUND(255*SIN([.E141])*(510/(ABS(255*SIN([.E141]))+ABS(255*SIN([.F141]))+ABS(255*SIN([.G141])))))" office:value-type="float" office:value="255" calcext:value-type="float">
            <text:p>255</text:p>
          </table:table-cell>
          <table:table-cell table:formula="of:= ROUND(255 * SIN([.F141]) * (510 / (ABS(255 * SIN([.E141])) +ABS(255 * SIN([.F141])) + ABS(255 * SIN([.G141])))))" office:value-type="float" office:value="-170" calcext:value-type="float">
            <text:p>-170</text:p>
          </table:table-cell>
          <table:table-cell table:formula="of:= ROUND(255 * SIN([.G141]) * (510 / (ABS(255 * SIN([.E141])) +ABS(255 * SIN([.F141])) + ABS(255 * SIN([.G141])))))" office:value-type="float" office:value="-85" calcext:value-type="float">
            <text:p>-85</text:p>
          </table:table-cell>
          <table:table-cell office:value-type="float" office:value="139" calcext:value-type="float">
            <text:p>139</text:p>
          </table:table-cell>
          <table:table-cell table:formula="of:=([.D141] - 60) / 180 * PI()" office:value-type="float" office:value="1.37881010907552" calcext:value-type="float">
            <text:p>1,37881010907552</text:p>
          </table:table-cell>
          <table:table-cell table:formula="of:=([.D141] - 180) / 180 * PI()" office:value-type="float" office:value="-0.715584993317675" calcext:value-type="float">
            <text:p>-0,715584993317675</text:p>
          </table:table-cell>
          <table:table-cell table:formula="of:=([.D141] - 300) / 180 * PI()" office:value-type="float" office:value="-2.80998009571087" calcext:value-type="float">
            <text:p>-2,80998009571087</text:p>
          </table:table-cell>
        </table:table-row>
        <table:table-row table:style-name="ro1">
          <table:table-cell table:formula="of:=ROUND(255*SIN([.E142])*(510/(ABS(255*SIN([.E142]))+ABS(255*SIN([.F142]))+ABS(255*SIN([.G142])))))" office:value-type="float" office:value="255" calcext:value-type="float">
            <text:p>255</text:p>
          </table:table-cell>
          <table:table-cell table:formula="of:= ROUND(255 * SIN([.F142]) * (510 / (ABS(255 * SIN([.E142])) +ABS(255 * SIN([.F142])) + ABS(255 * SIN([.G142])))))" office:value-type="float" office:value="-166" calcext:value-type="float">
            <text:p>-166</text:p>
          </table:table-cell>
          <table:table-cell table:formula="of:= ROUND(255 * SIN([.G142]) * (510 / (ABS(255 * SIN([.E142])) +ABS(255 * SIN([.F142])) + ABS(255 * SIN([.G142])))))" office:value-type="float" office:value="-89" calcext:value-type="float">
            <text:p>-89</text:p>
          </table:table-cell>
          <table:table-cell office:value-type="float" office:value="140" calcext:value-type="float">
            <text:p>140</text:p>
          </table:table-cell>
          <table:table-cell table:formula="of:=([.D142] - 60) / 180 * PI()" office:value-type="float" office:value="1.39626340159546" calcext:value-type="float">
            <text:p>1,39626340159546</text:p>
          </table:table-cell>
          <table:table-cell table:formula="of:=([.D142] - 180) / 180 * PI()" office:value-type="float" office:value="-0.698131700797732" calcext:value-type="float">
            <text:p>-0,698131700797732</text:p>
          </table:table-cell>
          <table:table-cell table:formula="of:=([.D142] - 300) / 180 * PI()" office:value-type="float" office:value="-2.79252680319093" calcext:value-type="float">
            <text:p>-2,79252680319093</text:p>
          </table:table-cell>
        </table:table-row>
        <table:table-row table:style-name="ro1">
          <table:table-cell table:formula="of:=ROUND(255*SIN([.E143])*(510/(ABS(255*SIN([.E143]))+ABS(255*SIN([.F143]))+ABS(255*SIN([.G143])))))" office:value-type="float" office:value="255" calcext:value-type="float">
            <text:p>255</text:p>
          </table:table-cell>
          <table:table-cell table:formula="of:= ROUND(255 * SIN([.F143]) * (510 / (ABS(255 * SIN([.E143])) +ABS(255 * SIN([.F143])) + ABS(255 * SIN([.G143])))))" office:value-type="float" office:value="-162" calcext:value-type="float">
            <text:p>-162</text:p>
          </table:table-cell>
          <table:table-cell table:formula="of:= ROUND(255 * SIN([.G143]) * (510 / (ABS(255 * SIN([.E143])) +ABS(255 * SIN([.F143])) + ABS(255 * SIN([.G143])))))" office:value-type="float" office:value="-93" calcext:value-type="float">
            <text:p>-93</text:p>
          </table:table-cell>
          <table:table-cell office:value-type="float" office:value="141" calcext:value-type="float">
            <text:p>141</text:p>
          </table:table-cell>
          <table:table-cell table:formula="of:=([.D143] - 60) / 180 * PI()" office:value-type="float" office:value="1.41371669411541" calcext:value-type="float">
            <text:p>1,41371669411541</text:p>
          </table:table-cell>
          <table:table-cell table:formula="of:=([.D143] - 180) / 180 * PI()" office:value-type="float" office:value="-0.680678408277789" calcext:value-type="float">
            <text:p>-0,680678408277789</text:p>
          </table:table-cell>
          <table:table-cell table:formula="of:=([.D143] - 300) / 180 * PI()" office:value-type="float" office:value="-2.77507351067098" calcext:value-type="float">
            <text:p>-2,77507351067098</text:p>
          </table:table-cell>
        </table:table-row>
        <table:table-row table:style-name="ro1">
          <table:table-cell table:formula="of:=ROUND(255*SIN([.E144])*(510/(ABS(255*SIN([.E144]))+ABS(255*SIN([.F144]))+ABS(255*SIN([.G144])))))" office:value-type="float" office:value="255" calcext:value-type="float">
            <text:p>255</text:p>
          </table:table-cell>
          <table:table-cell table:formula="of:= ROUND(255 * SIN([.F144]) * (510 / (ABS(255 * SIN([.E144])) +ABS(255 * SIN([.F144])) + ABS(255 * SIN([.G144])))))" office:value-type="float" office:value="-159" calcext:value-type="float">
            <text:p>-159</text:p>
          </table:table-cell>
          <table:table-cell table:formula="of:= ROUND(255 * SIN([.G144]) * (510 / (ABS(255 * SIN([.E144])) +ABS(255 * SIN([.F144])) + ABS(255 * SIN([.G144])))))" office:value-type="float" office:value="-96" calcext:value-type="float">
            <text:p>-96</text:p>
          </table:table-cell>
          <table:table-cell office:value-type="float" office:value="142" calcext:value-type="float">
            <text:p>142</text:p>
          </table:table-cell>
          <table:table-cell table:formula="of:=([.D144] - 60) / 180 * PI()" office:value-type="float" office:value="1.43116998663535" calcext:value-type="float">
            <text:p>1,43116998663535</text:p>
          </table:table-cell>
          <table:table-cell table:formula="of:=([.D144] - 180) / 180 * PI()" office:value-type="float" office:value="-0.663225115757845" calcext:value-type="float">
            <text:p>-0,663225115757845</text:p>
          </table:table-cell>
          <table:table-cell table:formula="of:=([.D144] - 300) / 180 * PI()" office:value-type="float" office:value="-2.75762021815104" calcext:value-type="float">
            <text:p>-2,75762021815104</text:p>
          </table:table-cell>
        </table:table-row>
        <table:table-row table:style-name="ro1">
          <table:table-cell table:formula="of:=ROUND(255*SIN([.E145])*(510/(ABS(255*SIN([.E145]))+ABS(255*SIN([.F145]))+ABS(255*SIN([.G145])))))" office:value-type="float" office:value="255" calcext:value-type="float">
            <text:p>255</text:p>
          </table:table-cell>
          <table:table-cell table:formula="of:= ROUND(255 * SIN([.F145]) * (510 / (ABS(255 * SIN([.E145])) +ABS(255 * SIN([.F145])) + ABS(255 * SIN([.G145])))))" office:value-type="float" office:value="-155" calcext:value-type="float">
            <text:p>-155</text:p>
          </table:table-cell>
          <table:table-cell table:formula="of:= ROUND(255 * SIN([.G145]) * (510 / (ABS(255 * SIN([.E145])) +ABS(255 * SIN([.F145])) + ABS(255 * SIN([.G145])))))" office:value-type="float" office:value="-100" calcext:value-type="float">
            <text:p>-100</text:p>
          </table:table-cell>
          <table:table-cell office:value-type="float" office:value="143" calcext:value-type="float">
            <text:p>143</text:p>
          </table:table-cell>
          <table:table-cell table:formula="of:=([.D145] - 60) / 180 * PI()" office:value-type="float" office:value="1.44862327915529" calcext:value-type="float">
            <text:p>1,44862327915529</text:p>
          </table:table-cell>
          <table:table-cell table:formula="of:=([.D145] - 180) / 180 * PI()" office:value-type="float" office:value="-0.645771823237902" calcext:value-type="float">
            <text:p>-0,645771823237902</text:p>
          </table:table-cell>
          <table:table-cell table:formula="of:=([.D145] - 300) / 180 * PI()" office:value-type="float" office:value="-2.7401669256311" calcext:value-type="float">
            <text:p>-2,7401669256311</text:p>
          </table:table-cell>
        </table:table-row>
        <table:table-row table:style-name="ro1">
          <table:table-cell table:formula="of:=ROUND(255*SIN([.E146])*(510/(ABS(255*SIN([.E146]))+ABS(255*SIN([.F146]))+ABS(255*SIN([.G146])))))" office:value-type="float" office:value="255" calcext:value-type="float">
            <text:p>255</text:p>
          </table:table-cell>
          <table:table-cell table:formula="of:= ROUND(255 * SIN([.F146]) * (510 / (ABS(255 * SIN([.E146])) +ABS(255 * SIN([.F146])) + ABS(255 * SIN([.G146])))))" office:value-type="float" office:value="-151" calcext:value-type="float">
            <text:p>-151</text:p>
          </table:table-cell>
          <table:table-cell table:formula="of:= ROUND(255 * SIN([.G146]) * (510 / (ABS(255 * SIN([.E146])) +ABS(255 * SIN([.F146])) + ABS(255 * SIN([.G146])))))" office:value-type="float" office:value="-104" calcext:value-type="float">
            <text:p>-104</text:p>
          </table:table-cell>
          <table:table-cell office:value-type="float" office:value="144" calcext:value-type="float">
            <text:p>144</text:p>
          </table:table-cell>
          <table:table-cell table:formula="of:=([.D146] - 60) / 180 * PI()" office:value-type="float" office:value="1.46607657167524" calcext:value-type="float">
            <text:p>1,46607657167524</text:p>
          </table:table-cell>
          <table:table-cell table:formula="of:=([.D146] - 180) / 180 * PI()" office:value-type="float" office:value="-0.628318530717959" calcext:value-type="float">
            <text:p>-0,628318530717959</text:p>
          </table:table-cell>
          <table:table-cell table:formula="of:=([.D146] - 300) / 180 * PI()" office:value-type="float" office:value="-2.72271363311115" calcext:value-type="float">
            <text:p>-2,72271363311115</text:p>
          </table:table-cell>
        </table:table-row>
        <table:table-row table:style-name="ro1">
          <table:table-cell table:formula="of:=ROUND(255*SIN([.E147])*(510/(ABS(255*SIN([.E147]))+ABS(255*SIN([.F147]))+ABS(255*SIN([.G147])))))" office:value-type="float" office:value="255" calcext:value-type="float">
            <text:p>255</text:p>
          </table:table-cell>
          <table:table-cell table:formula="of:= ROUND(255 * SIN([.F147]) * (510 / (ABS(255 * SIN([.E147])) +ABS(255 * SIN([.F147])) + ABS(255 * SIN([.G147])))))" office:value-type="float" office:value="-147" calcext:value-type="float">
            <text:p>-147</text:p>
          </table:table-cell>
          <table:table-cell table:formula="of:= ROUND(255 * SIN([.G147]) * (510 / (ABS(255 * SIN([.E147])) +ABS(255 * SIN([.F147])) + ABS(255 * SIN([.G147])))))" office:value-type="float" office:value="-108" calcext:value-type="float">
            <text:p>-108</text:p>
          </table:table-cell>
          <table:table-cell office:value-type="float" office:value="145" calcext:value-type="float">
            <text:p>145</text:p>
          </table:table-cell>
          <table:table-cell table:formula="of:=([.D147] - 60) / 180 * PI()" office:value-type="float" office:value="1.48352986419518" calcext:value-type="float">
            <text:p>1,48352986419518</text:p>
          </table:table-cell>
          <table:table-cell table:formula="of:=([.D147] - 180) / 180 * PI()" office:value-type="float" office:value="-0.610865238198015" calcext:value-type="float">
            <text:p>-0,610865238198015</text:p>
          </table:table-cell>
          <table:table-cell table:formula="of:=([.D147] - 300) / 180 * PI()" office:value-type="float" office:value="-2.70526034059121" calcext:value-type="float">
            <text:p>-2,70526034059121</text:p>
          </table:table-cell>
        </table:table-row>
        <table:table-row table:style-name="ro1">
          <table:table-cell table:formula="of:=ROUND(255*SIN([.E148])*(510/(ABS(255*SIN([.E148]))+ABS(255*SIN([.F148]))+ABS(255*SIN([.G148])))))" office:value-type="float" office:value="255" calcext:value-type="float">
            <text:p>255</text:p>
          </table:table-cell>
          <table:table-cell table:formula="of:= ROUND(255 * SIN([.F148]) * (510 / (ABS(255 * SIN([.E148])) +ABS(255 * SIN([.F148])) + ABS(255 * SIN([.G148])))))" office:value-type="float" office:value="-143" calcext:value-type="float">
            <text:p>-143</text:p>
          </table:table-cell>
          <table:table-cell table:formula="of:= ROUND(255 * SIN([.G148]) * (510 / (ABS(255 * SIN([.E148])) +ABS(255 * SIN([.F148])) + ABS(255 * SIN([.G148])))))" office:value-type="float" office:value="-112" calcext:value-type="float">
            <text:p>-112</text:p>
          </table:table-cell>
          <table:table-cell office:value-type="float" office:value="146" calcext:value-type="float">
            <text:p>146</text:p>
          </table:table-cell>
          <table:table-cell table:formula="of:=([.D148] - 60) / 180 * PI()" office:value-type="float" office:value="1.50098315671512" calcext:value-type="float">
            <text:p>1,50098315671512</text:p>
          </table:table-cell>
          <table:table-cell table:formula="of:=([.D148] - 180) / 180 * PI()" office:value-type="float" office:value="-0.593411945678072" calcext:value-type="float">
            <text:p>-0,593411945678072</text:p>
          </table:table-cell>
          <table:table-cell table:formula="of:=([.D148] - 300) / 180 * PI()" office:value-type="float" office:value="-2.68780704807127" calcext:value-type="float">
            <text:p>-2,68780704807127</text:p>
          </table:table-cell>
        </table:table-row>
        <table:table-row table:style-name="ro1">
          <table:table-cell table:formula="of:=ROUND(255*SIN([.E149])*(510/(ABS(255*SIN([.E149]))+ABS(255*SIN([.F149]))+ABS(255*SIN([.G149])))))" office:value-type="float" office:value="255" calcext:value-type="float">
            <text:p>255</text:p>
          </table:table-cell>
          <table:table-cell table:formula="of:= ROUND(255 * SIN([.F149]) * (510 / (ABS(255 * SIN([.E149])) +ABS(255 * SIN([.F149])) + ABS(255 * SIN([.G149])))))" office:value-type="float" office:value="-139" calcext:value-type="float">
            <text:p>-139</text:p>
          </table:table-cell>
          <table:table-cell table:formula="of:= ROUND(255 * SIN([.G149]) * (510 / (ABS(255 * SIN([.E149])) +ABS(255 * SIN([.F149])) + ABS(255 * SIN([.G149])))))" office:value-type="float" office:value="-116" calcext:value-type="float">
            <text:p>-116</text:p>
          </table:table-cell>
          <table:table-cell office:value-type="float" office:value="147" calcext:value-type="float">
            <text:p>147</text:p>
          </table:table-cell>
          <table:table-cell table:formula="of:=([.D149] - 60) / 180 * PI()" office:value-type="float" office:value="1.51843644923507" calcext:value-type="float">
            <text:p>1,51843644923507</text:p>
          </table:table-cell>
          <table:table-cell table:formula="of:=([.D149] - 180) / 180 * PI()" office:value-type="float" office:value="-0.575958653158129" calcext:value-type="float">
            <text:p>-0,575958653158129</text:p>
          </table:table-cell>
          <table:table-cell table:formula="of:=([.D149] - 300) / 180 * PI()" office:value-type="float" office:value="-2.67035375555132" calcext:value-type="float">
            <text:p>-2,67035375555132</text:p>
          </table:table-cell>
        </table:table-row>
        <table:table-row table:style-name="ro1">
          <table:table-cell table:formula="of:=ROUND(255*SIN([.E150])*(510/(ABS(255*SIN([.E150]))+ABS(255*SIN([.F150]))+ABS(255*SIN([.G150])))))" office:value-type="float" office:value="255" calcext:value-type="float">
            <text:p>255</text:p>
          </table:table-cell>
          <table:table-cell table:formula="of:= ROUND(255 * SIN([.F150]) * (510 / (ABS(255 * SIN([.E150])) +ABS(255 * SIN([.F150])) + ABS(255 * SIN([.G150])))))" office:value-type="float" office:value="-135" calcext:value-type="float">
            <text:p>-135</text:p>
          </table:table-cell>
          <table:table-cell table:formula="of:= ROUND(255 * SIN([.G150]) * (510 / (ABS(255 * SIN([.E150])) +ABS(255 * SIN([.F150])) + ABS(255 * SIN([.G150])))))" office:value-type="float" office:value="-120" calcext:value-type="float">
            <text:p>-120</text:p>
          </table:table-cell>
          <table:table-cell office:value-type="float" office:value="148" calcext:value-type="float">
            <text:p>148</text:p>
          </table:table-cell>
          <table:table-cell table:formula="of:=([.D150] - 60) / 180 * PI()" office:value-type="float" office:value="1.53588974175501" calcext:value-type="float">
            <text:p>1,53588974175501</text:p>
          </table:table-cell>
          <table:table-cell table:formula="of:=([.D150] - 180) / 180 * PI()" office:value-type="float" office:value="-0.558505360638185" calcext:value-type="float">
            <text:p>-0,558505360638185</text:p>
          </table:table-cell>
          <table:table-cell table:formula="of:=([.D150] - 300) / 180 * PI()" office:value-type="float" office:value="-2.65290046303138" calcext:value-type="float">
            <text:p>-2,65290046303138</text:p>
          </table:table-cell>
        </table:table-row>
        <table:table-row table:style-name="ro1">
          <table:table-cell table:formula="of:=ROUND(255*SIN([.E151])*(510/(ABS(255*SIN([.E151]))+ABS(255*SIN([.F151]))+ABS(255*SIN([.G151])))))" office:value-type="float" office:value="255" calcext:value-type="float">
            <text:p>255</text:p>
          </table:table-cell>
          <table:table-cell table:formula="of:= ROUND(255 * SIN([.F151]) * (510 / (ABS(255 * SIN([.E151])) +ABS(255 * SIN([.F151])) + ABS(255 * SIN([.G151])))))" office:value-type="float" office:value="-131" calcext:value-type="float">
            <text:p>-131</text:p>
          </table:table-cell>
          <table:table-cell table:formula="of:= ROUND(255 * SIN([.G151]) * (510 / (ABS(255 * SIN([.E151])) +ABS(255 * SIN([.F151])) + ABS(255 * SIN([.G151])))))" office:value-type="float" office:value="-124" calcext:value-type="float">
            <text:p>-124</text:p>
          </table:table-cell>
          <table:table-cell office:value-type="float" office:value="149" calcext:value-type="float">
            <text:p>149</text:p>
          </table:table-cell>
          <table:table-cell table:formula="of:=([.D151] - 60) / 180 * PI()" office:value-type="float" office:value="1.55334303427495" calcext:value-type="float">
            <text:p>1,55334303427495</text:p>
          </table:table-cell>
          <table:table-cell table:formula="of:=([.D151] - 180) / 180 * PI()" office:value-type="float" office:value="-0.541052068118242" calcext:value-type="float">
            <text:p>-0,541052068118242</text:p>
          </table:table-cell>
          <table:table-cell table:formula="of:=([.D151] - 300) / 180 * PI()" office:value-type="float" office:value="-2.63544717051144" calcext:value-type="float">
            <text:p>-2,63544717051144</text:p>
          </table:table-cell>
        </table:table-row>
        <table:table-row table:style-name="ro1">
          <table:table-cell table:formula="of:=ROUND(255*SIN([.E152])*(510/(ABS(255*SIN([.E152]))+ABS(255*SIN([.F152]))+ABS(255*SIN([.G152])))))" office:value-type="float" office:value="255" calcext:value-type="float">
            <text:p>255</text:p>
          </table:table-cell>
          <table:table-cell table:formula="of:= ROUND(255 * SIN([.F152]) * (510 / (ABS(255 * SIN([.E152])) +ABS(255 * SIN([.F152])) + ABS(255 * SIN([.G152])))))" office:value-type="float" office:value="-128" calcext:value-type="float">
            <text:p>-128</text:p>
          </table:table-cell>
          <table:table-cell table:formula="of:= ROUND(255 * SIN([.G152]) * (510 / (ABS(255 * SIN([.E152])) +ABS(255 * SIN([.F152])) + ABS(255 * SIN([.G152])))))" office:value-type="float" office:value="-128" calcext:value-type="float">
            <text:p>-128</text:p>
          </table:table-cell>
          <table:table-cell office:value-type="float" office:value="150" calcext:value-type="float">
            <text:p>150</text:p>
          </table:table-cell>
          <table:table-cell table:formula="of:=([.D152] - 60) / 180 * PI()" office:value-type="float" office:value="1.5707963267949" calcext:value-type="float">
            <text:p>1,5707963267949</text:p>
          </table:table-cell>
          <table:table-cell table:formula="of:=([.D152] - 180) / 180 * PI()" office:value-type="float" office:value="-0.523598775598299" calcext:value-type="float">
            <text:p>-0,523598775598299</text:p>
          </table:table-cell>
          <table:table-cell table:formula="of:=([.D152] - 300) / 180 * PI()" office:value-type="float" office:value="-2.61799387799149" calcext:value-type="float">
            <text:p>-2,61799387799149</text:p>
          </table:table-cell>
        </table:table-row>
        <table:table-row table:style-name="ro1">
          <table:table-cell table:formula="of:=ROUND(255*SIN([.E153])*(510/(ABS(255*SIN([.E153]))+ABS(255*SIN([.F153]))+ABS(255*SIN([.G153])))))" office:value-type="float" office:value="255" calcext:value-type="float">
            <text:p>255</text:p>
          </table:table-cell>
          <table:table-cell table:formula="of:= ROUND(255 * SIN([.F153]) * (510 / (ABS(255 * SIN([.E153])) +ABS(255 * SIN([.F153])) + ABS(255 * SIN([.G153])))))" office:value-type="float" office:value="-124" calcext:value-type="float">
            <text:p>-124</text:p>
          </table:table-cell>
          <table:table-cell table:formula="of:= ROUND(255 * SIN([.G153]) * (510 / (ABS(255 * SIN([.E153])) +ABS(255 * SIN([.F153])) + ABS(255 * SIN([.G153])))))" office:value-type="float" office:value="-131" calcext:value-type="float">
            <text:p>-131</text:p>
          </table:table-cell>
          <table:table-cell office:value-type="float" office:value="151" calcext:value-type="float">
            <text:p>151</text:p>
          </table:table-cell>
          <table:table-cell table:formula="of:=([.D153] - 60) / 180 * PI()" office:value-type="float" office:value="1.58824961931484" calcext:value-type="float">
            <text:p>1,58824961931484</text:p>
          </table:table-cell>
          <table:table-cell table:formula="of:=([.D153] - 180) / 180 * PI()" office:value-type="float" office:value="-0.506145483078356" calcext:value-type="float">
            <text:p>-0,506145483078356</text:p>
          </table:table-cell>
          <table:table-cell table:formula="of:=([.D153] - 300) / 180 * PI()" office:value-type="float" office:value="-2.60054058547155" calcext:value-type="float">
            <text:p>-2,60054058547155</text:p>
          </table:table-cell>
        </table:table-row>
        <table:table-row table:style-name="ro1">
          <table:table-cell table:formula="of:=ROUND(255*SIN([.E154])*(510/(ABS(255*SIN([.E154]))+ABS(255*SIN([.F154]))+ABS(255*SIN([.G154])))))" office:value-type="float" office:value="255" calcext:value-type="float">
            <text:p>255</text:p>
          </table:table-cell>
          <table:table-cell table:formula="of:= ROUND(255 * SIN([.F154]) * (510 / (ABS(255 * SIN([.E154])) +ABS(255 * SIN([.F154])) + ABS(255 * SIN([.G154])))))" office:value-type="float" office:value="-120" calcext:value-type="float">
            <text:p>-120</text:p>
          </table:table-cell>
          <table:table-cell table:formula="of:= ROUND(255 * SIN([.G154]) * (510 / (ABS(255 * SIN([.E154])) +ABS(255 * SIN([.F154])) + ABS(255 * SIN([.G154])))))" office:value-type="float" office:value="-135" calcext:value-type="float">
            <text:p>-135</text:p>
          </table:table-cell>
          <table:table-cell office:value-type="float" office:value="152" calcext:value-type="float">
            <text:p>152</text:p>
          </table:table-cell>
          <table:table-cell table:formula="of:=([.D154] - 60) / 180 * PI()" office:value-type="float" office:value="1.60570291183478" calcext:value-type="float">
            <text:p>1,60570291183478</text:p>
          </table:table-cell>
          <table:table-cell table:formula="of:=([.D154] - 180) / 180 * PI()" office:value-type="float" office:value="-0.488692190558412" calcext:value-type="float">
            <text:p>-0,488692190558412</text:p>
          </table:table-cell>
          <table:table-cell table:formula="of:=([.D154] - 300) / 180 * PI()" office:value-type="float" office:value="-2.58308729295161" calcext:value-type="float">
            <text:p>-2,58308729295161</text:p>
          </table:table-cell>
        </table:table-row>
        <table:table-row table:style-name="ro1">
          <table:table-cell table:formula="of:=ROUND(255*SIN([.E155])*(510/(ABS(255*SIN([.E155]))+ABS(255*SIN([.F155]))+ABS(255*SIN([.G155])))))" office:value-type="float" office:value="255" calcext:value-type="float">
            <text:p>255</text:p>
          </table:table-cell>
          <table:table-cell table:formula="of:= ROUND(255 * SIN([.F155]) * (510 / (ABS(255 * SIN([.E155])) +ABS(255 * SIN([.F155])) + ABS(255 * SIN([.G155])))))" office:value-type="float" office:value="-116" calcext:value-type="float">
            <text:p>-116</text:p>
          </table:table-cell>
          <table:table-cell table:formula="of:= ROUND(255 * SIN([.G155]) * (510 / (ABS(255 * SIN([.E155])) +ABS(255 * SIN([.F155])) + ABS(255 * SIN([.G155])))))" office:value-type="float" office:value="-139" calcext:value-type="float">
            <text:p>-139</text:p>
          </table:table-cell>
          <table:table-cell office:value-type="float" office:value="153" calcext:value-type="float">
            <text:p>153</text:p>
          </table:table-cell>
          <table:table-cell table:formula="of:=([.D155] - 60) / 180 * PI()" office:value-type="float" office:value="1.62315620435473" calcext:value-type="float">
            <text:p>1,62315620435473</text:p>
          </table:table-cell>
          <table:table-cell table:formula="of:=([.D155] - 180) / 180 * PI()" office:value-type="float" office:value="-0.471238898038469" calcext:value-type="float">
            <text:p>-0,471238898038469</text:p>
          </table:table-cell>
          <table:table-cell table:formula="of:=([.D155] - 300) / 180 * PI()" office:value-type="float" office:value="-2.56563400043166" calcext:value-type="float">
            <text:p>-2,56563400043166</text:p>
          </table:table-cell>
        </table:table-row>
        <table:table-row table:style-name="ro1">
          <table:table-cell table:formula="of:=ROUND(255*SIN([.E156])*(510/(ABS(255*SIN([.E156]))+ABS(255*SIN([.F156]))+ABS(255*SIN([.G156])))))" office:value-type="float" office:value="255" calcext:value-type="float">
            <text:p>255</text:p>
          </table:table-cell>
          <table:table-cell table:formula="of:= ROUND(255 * SIN([.F156]) * (510 / (ABS(255 * SIN([.E156])) +ABS(255 * SIN([.F156])) + ABS(255 * SIN([.G156])))))" office:value-type="float" office:value="-112" calcext:value-type="float">
            <text:p>-112</text:p>
          </table:table-cell>
          <table:table-cell table:formula="of:= ROUND(255 * SIN([.G156]) * (510 / (ABS(255 * SIN([.E156])) +ABS(255 * SIN([.F156])) + ABS(255 * SIN([.G156])))))" office:value-type="float" office:value="-143" calcext:value-type="float">
            <text:p>-143</text:p>
          </table:table-cell>
          <table:table-cell office:value-type="float" office:value="154" calcext:value-type="float">
            <text:p>154</text:p>
          </table:table-cell>
          <table:table-cell table:formula="of:=([.D156] - 60) / 180 * PI()" office:value-type="float" office:value="1.64060949687467" calcext:value-type="float">
            <text:p>1,64060949687467</text:p>
          </table:table-cell>
          <table:table-cell table:formula="of:=([.D156] - 180) / 180 * PI()" office:value-type="float" office:value="-0.453785605518526" calcext:value-type="float">
            <text:p>-0,453785605518526</text:p>
          </table:table-cell>
          <table:table-cell table:formula="of:=([.D156] - 300) / 180 * PI()" office:value-type="float" office:value="-2.54818070791172" calcext:value-type="float">
            <text:p>-2,54818070791172</text:p>
          </table:table-cell>
        </table:table-row>
        <table:table-row table:style-name="ro1">
          <table:table-cell table:formula="of:=ROUND(255*SIN([.E157])*(510/(ABS(255*SIN([.E157]))+ABS(255*SIN([.F157]))+ABS(255*SIN([.G157])))))" office:value-type="float" office:value="255" calcext:value-type="float">
            <text:p>255</text:p>
          </table:table-cell>
          <table:table-cell table:formula="of:= ROUND(255 * SIN([.F157]) * (510 / (ABS(255 * SIN([.E157])) +ABS(255 * SIN([.F157])) + ABS(255 * SIN([.G157])))))" office:value-type="float" office:value="-108" calcext:value-type="float">
            <text:p>-108</text:p>
          </table:table-cell>
          <table:table-cell table:formula="of:= ROUND(255 * SIN([.G157]) * (510 / (ABS(255 * SIN([.E157])) +ABS(255 * SIN([.F157])) + ABS(255 * SIN([.G157])))))" office:value-type="float" office:value="-147" calcext:value-type="float">
            <text:p>-147</text:p>
          </table:table-cell>
          <table:table-cell office:value-type="float" office:value="155" calcext:value-type="float">
            <text:p>155</text:p>
          </table:table-cell>
          <table:table-cell table:formula="of:=([.D157] - 60) / 180 * PI()" office:value-type="float" office:value="1.65806278939461" calcext:value-type="float">
            <text:p>1,65806278939461</text:p>
          </table:table-cell>
          <table:table-cell table:formula="of:=([.D157] - 180) / 180 * PI()" office:value-type="float" office:value="-0.436332312998582" calcext:value-type="float">
            <text:p>-0,436332312998582</text:p>
          </table:table-cell>
          <table:table-cell table:formula="of:=([.D157] - 300) / 180 * PI()" office:value-type="float" office:value="-2.53072741539178" calcext:value-type="float">
            <text:p>-2,53072741539178</text:p>
          </table:table-cell>
        </table:table-row>
        <table:table-row table:style-name="ro1">
          <table:table-cell table:formula="of:=ROUND(255*SIN([.E158])*(510/(ABS(255*SIN([.E158]))+ABS(255*SIN([.F158]))+ABS(255*SIN([.G158])))))" office:value-type="float" office:value="255" calcext:value-type="float">
            <text:p>255</text:p>
          </table:table-cell>
          <table:table-cell table:formula="of:= ROUND(255 * SIN([.F158]) * (510 / (ABS(255 * SIN([.E158])) +ABS(255 * SIN([.F158])) + ABS(255 * SIN([.G158])))))" office:value-type="float" office:value="-104" calcext:value-type="float">
            <text:p>-104</text:p>
          </table:table-cell>
          <table:table-cell table:formula="of:= ROUND(255 * SIN([.G158]) * (510 / (ABS(255 * SIN([.E158])) +ABS(255 * SIN([.F158])) + ABS(255 * SIN([.G158])))))" office:value-type="float" office:value="-151" calcext:value-type="float">
            <text:p>-151</text:p>
          </table:table-cell>
          <table:table-cell office:value-type="float" office:value="156" calcext:value-type="float">
            <text:p>156</text:p>
          </table:table-cell>
          <table:table-cell table:formula="of:=([.D158] - 60) / 180 * PI()" office:value-type="float" office:value="1.67551608191456" calcext:value-type="float">
            <text:p>1,67551608191456</text:p>
          </table:table-cell>
          <table:table-cell table:formula="of:=([.D158] - 180) / 180 * PI()" office:value-type="float" office:value="-0.418879020478639" calcext:value-type="float">
            <text:p>-0,418879020478639</text:p>
          </table:table-cell>
          <table:table-cell table:formula="of:=([.D158] - 300) / 180 * PI()" office:value-type="float" office:value="-2.51327412287183" calcext:value-type="float">
            <text:p>-2,51327412287183</text:p>
          </table:table-cell>
        </table:table-row>
        <table:table-row table:style-name="ro1">
          <table:table-cell table:formula="of:=ROUND(255*SIN([.E159])*(510/(ABS(255*SIN([.E159]))+ABS(255*SIN([.F159]))+ABS(255*SIN([.G159])))))" office:value-type="float" office:value="255" calcext:value-type="float">
            <text:p>255</text:p>
          </table:table-cell>
          <table:table-cell table:formula="of:= ROUND(255 * SIN([.F159]) * (510 / (ABS(255 * SIN([.E159])) +ABS(255 * SIN([.F159])) + ABS(255 * SIN([.G159])))))" office:value-type="float" office:value="-100" calcext:value-type="float">
            <text:p>-100</text:p>
          </table:table-cell>
          <table:table-cell table:formula="of:= ROUND(255 * SIN([.G159]) * (510 / (ABS(255 * SIN([.E159])) +ABS(255 * SIN([.F159])) + ABS(255 * SIN([.G159])))))" office:value-type="float" office:value="-155" calcext:value-type="float">
            <text:p>-155</text:p>
          </table:table-cell>
          <table:table-cell office:value-type="float" office:value="157" calcext:value-type="float">
            <text:p>157</text:p>
          </table:table-cell>
          <table:table-cell table:formula="of:=([.D159] - 60) / 180 * PI()" office:value-type="float" office:value="1.6929693744345" calcext:value-type="float">
            <text:p>1,6929693744345</text:p>
          </table:table-cell>
          <table:table-cell table:formula="of:=([.D159] - 180) / 180 * PI()" office:value-type="float" office:value="-0.401425727958696" calcext:value-type="float">
            <text:p>-0,401425727958696</text:p>
          </table:table-cell>
          <table:table-cell table:formula="of:=([.D159] - 300) / 180 * PI()" office:value-type="float" office:value="-2.49582083035189" calcext:value-type="float">
            <text:p>-2,49582083035189</text:p>
          </table:table-cell>
        </table:table-row>
        <table:table-row table:style-name="ro1">
          <table:table-cell table:formula="of:=ROUND(255*SIN([.E160])*(510/(ABS(255*SIN([.E160]))+ABS(255*SIN([.F160]))+ABS(255*SIN([.G160])))))" office:value-type="float" office:value="255" calcext:value-type="float">
            <text:p>255</text:p>
          </table:table-cell>
          <table:table-cell table:formula="of:= ROUND(255 * SIN([.F160]) * (510 / (ABS(255 * SIN([.E160])) +ABS(255 * SIN([.F160])) + ABS(255 * SIN([.G160])))))" office:value-type="float" office:value="-96" calcext:value-type="float">
            <text:p>-96</text:p>
          </table:table-cell>
          <table:table-cell table:formula="of:= ROUND(255 * SIN([.G160]) * (510 / (ABS(255 * SIN([.E160])) +ABS(255 * SIN([.F160])) + ABS(255 * SIN([.G160])))))" office:value-type="float" office:value="-159" calcext:value-type="float">
            <text:p>-159</text:p>
          </table:table-cell>
          <table:table-cell office:value-type="float" office:value="158" calcext:value-type="float">
            <text:p>158</text:p>
          </table:table-cell>
          <table:table-cell table:formula="of:=([.D160] - 60) / 180 * PI()" office:value-type="float" office:value="1.71042266695444" calcext:value-type="float">
            <text:p>1,71042266695444</text:p>
          </table:table-cell>
          <table:table-cell table:formula="of:=([.D160] - 180) / 180 * PI()" office:value-type="float" office:value="-0.383972435438752" calcext:value-type="float">
            <text:p>-0,383972435438752</text:p>
          </table:table-cell>
          <table:table-cell table:formula="of:=([.D160] - 300) / 180 * PI()" office:value-type="float" office:value="-2.47836753783195" calcext:value-type="float">
            <text:p>-2,47836753783195</text:p>
          </table:table-cell>
        </table:table-row>
        <table:table-row table:style-name="ro1">
          <table:table-cell table:formula="of:=ROUND(255*SIN([.E161])*(510/(ABS(255*SIN([.E161]))+ABS(255*SIN([.F161]))+ABS(255*SIN([.G161])))))" office:value-type="float" office:value="255" calcext:value-type="float">
            <text:p>255</text:p>
          </table:table-cell>
          <table:table-cell table:formula="of:= ROUND(255 * SIN([.F161]) * (510 / (ABS(255 * SIN([.E161])) +ABS(255 * SIN([.F161])) + ABS(255 * SIN([.G161])))))" office:value-type="float" office:value="-93" calcext:value-type="float">
            <text:p>-93</text:p>
          </table:table-cell>
          <table:table-cell table:formula="of:= ROUND(255 * SIN([.G161]) * (510 / (ABS(255 * SIN([.E161])) +ABS(255 * SIN([.F161])) + ABS(255 * SIN([.G161])))))" office:value-type="float" office:value="-162" calcext:value-type="float">
            <text:p>-162</text:p>
          </table:table-cell>
          <table:table-cell office:value-type="float" office:value="159" calcext:value-type="float">
            <text:p>159</text:p>
          </table:table-cell>
          <table:table-cell table:formula="of:=([.D161] - 60) / 180 * PI()" office:value-type="float" office:value="1.72787595947439" calcext:value-type="float">
            <text:p>1,72787595947439</text:p>
          </table:table-cell>
          <table:table-cell table:formula="of:=([.D161] - 180) / 180 * PI()" office:value-type="float" office:value="-0.366519142918809" calcext:value-type="float">
            <text:p>-0,366519142918809</text:p>
          </table:table-cell>
          <table:table-cell table:formula="of:=([.D161] - 300) / 180 * PI()" office:value-type="float" office:value="-2.460914245312" calcext:value-type="float">
            <text:p>-2,460914245312</text:p>
          </table:table-cell>
        </table:table-row>
        <table:table-row table:style-name="ro1">
          <table:table-cell table:formula="of:=ROUND(255*SIN([.E162])*(510/(ABS(255*SIN([.E162]))+ABS(255*SIN([.F162]))+ABS(255*SIN([.G162])))))" office:value-type="float" office:value="255" calcext:value-type="float">
            <text:p>255</text:p>
          </table:table-cell>
          <table:table-cell table:formula="of:= ROUND(255 * SIN([.F162]) * (510 / (ABS(255 * SIN([.E162])) +ABS(255 * SIN([.F162])) + ABS(255 * SIN([.G162])))))" office:value-type="float" office:value="-89" calcext:value-type="float">
            <text:p>-89</text:p>
          </table:table-cell>
          <table:table-cell table:formula="of:= ROUND(255 * SIN([.G162]) * (510 / (ABS(255 * SIN([.E162])) +ABS(255 * SIN([.F162])) + ABS(255 * SIN([.G162])))))" office:value-type="float" office:value="-166" calcext:value-type="float">
            <text:p>-166</text:p>
          </table:table-cell>
          <table:table-cell office:value-type="float" office:value="160" calcext:value-type="float">
            <text:p>160</text:p>
          </table:table-cell>
          <table:table-cell table:formula="of:=([.D162] - 60) / 180 * PI()" office:value-type="float" office:value="1.74532925199433" calcext:value-type="float">
            <text:p>1,74532925199433</text:p>
          </table:table-cell>
          <table:table-cell table:formula="of:=([.D162] - 180) / 180 * PI()" office:value-type="float" office:value="-0.349065850398866" calcext:value-type="float">
            <text:p>-0,349065850398866</text:p>
          </table:table-cell>
          <table:table-cell table:formula="of:=([.D162] - 300) / 180 * PI()" office:value-type="float" office:value="-2.44346095279206" calcext:value-type="float">
            <text:p>-2,44346095279206</text:p>
          </table:table-cell>
        </table:table-row>
        <table:table-row table:style-name="ro1">
          <table:table-cell table:formula="of:=ROUND(255*SIN([.E163])*(510/(ABS(255*SIN([.E163]))+ABS(255*SIN([.F163]))+ABS(255*SIN([.G163])))))" office:value-type="float" office:value="255" calcext:value-type="float">
            <text:p>255</text:p>
          </table:table-cell>
          <table:table-cell table:formula="of:= ROUND(255 * SIN([.F163]) * (510 / (ABS(255 * SIN([.E163])) +ABS(255 * SIN([.F163])) + ABS(255 * SIN([.G163])))))" office:value-type="float" office:value="-85" calcext:value-type="float">
            <text:p>-85</text:p>
          </table:table-cell>
          <table:table-cell table:formula="of:= ROUND(255 * SIN([.G163]) * (510 / (ABS(255 * SIN([.E163])) +ABS(255 * SIN([.F163])) + ABS(255 * SIN([.G163])))))" office:value-type="float" office:value="-170" calcext:value-type="float">
            <text:p>-170</text:p>
          </table:table-cell>
          <table:table-cell office:value-type="float" office:value="161" calcext:value-type="float">
            <text:p>161</text:p>
          </table:table-cell>
          <table:table-cell table:formula="of:=([.D163] - 60) / 180 * PI()" office:value-type="float" office:value="1.76278254451427" calcext:value-type="float">
            <text:p>1,76278254451427</text:p>
          </table:table-cell>
          <table:table-cell table:formula="of:=([.D163] - 180) / 180 * PI()" office:value-type="float" office:value="-0.331612557878923" calcext:value-type="float">
            <text:p>-0,331612557878923</text:p>
          </table:table-cell>
          <table:table-cell table:formula="of:=([.D163] - 300) / 180 * PI()" office:value-type="float" office:value="-2.42600766027212" calcext:value-type="float">
            <text:p>-2,42600766027212</text:p>
          </table:table-cell>
        </table:table-row>
        <table:table-row table:style-name="ro1">
          <table:table-cell table:formula="of:=ROUND(255*SIN([.E164])*(510/(ABS(255*SIN([.E164]))+ABS(255*SIN([.F164]))+ABS(255*SIN([.G164])))))" office:value-type="float" office:value="255" calcext:value-type="float">
            <text:p>255</text:p>
          </table:table-cell>
          <table:table-cell table:formula="of:= ROUND(255 * SIN([.F164]) * (510 / (ABS(255 * SIN([.E164])) +ABS(255 * SIN([.F164])) + ABS(255 * SIN([.G164])))))" office:value-type="float" office:value="-81" calcext:value-type="float">
            <text:p>-81</text:p>
          </table:table-cell>
          <table:table-cell table:formula="of:= ROUND(255 * SIN([.G164]) * (510 / (ABS(255 * SIN([.E164])) +ABS(255 * SIN([.F164])) + ABS(255 * SIN([.G164])))))" office:value-type="float" office:value="-174" calcext:value-type="float">
            <text:p>-174</text:p>
          </table:table-cell>
          <table:table-cell office:value-type="float" office:value="162" calcext:value-type="float">
            <text:p>162</text:p>
          </table:table-cell>
          <table:table-cell table:formula="of:=([.D164] - 60) / 180 * PI()" office:value-type="float" office:value="1.78023583703422" calcext:value-type="float">
            <text:p>1,78023583703422</text:p>
          </table:table-cell>
          <table:table-cell table:formula="of:=([.D164] - 180) / 180 * PI()" office:value-type="float" office:value="-0.314159265358979" calcext:value-type="float">
            <text:p>-0,314159265358979</text:p>
          </table:table-cell>
          <table:table-cell table:formula="of:=([.D164] - 300) / 180 * PI()" office:value-type="float" office:value="-2.40855436775217" calcext:value-type="float">
            <text:p>-2,40855436775217</text:p>
          </table:table-cell>
        </table:table-row>
        <table:table-row table:style-name="ro1">
          <table:table-cell table:formula="of:=ROUND(255*SIN([.E165])*(510/(ABS(255*SIN([.E165]))+ABS(255*SIN([.F165]))+ABS(255*SIN([.G165])))))" office:value-type="float" office:value="255" calcext:value-type="float">
            <text:p>255</text:p>
          </table:table-cell>
          <table:table-cell table:formula="of:= ROUND(255 * SIN([.F165]) * (510 / (ABS(255 * SIN([.E165])) +ABS(255 * SIN([.F165])) + ABS(255 * SIN([.G165])))))" office:value-type="float" office:value="-77" calcext:value-type="float">
            <text:p>-77</text:p>
          </table:table-cell>
          <table:table-cell table:formula="of:= ROUND(255 * SIN([.G165]) * (510 / (ABS(255 * SIN([.E165])) +ABS(255 * SIN([.F165])) + ABS(255 * SIN([.G165])))))" office:value-type="float" office:value="-178" calcext:value-type="float">
            <text:p>-178</text:p>
          </table:table-cell>
          <table:table-cell office:value-type="float" office:value="163" calcext:value-type="float">
            <text:p>163</text:p>
          </table:table-cell>
          <table:table-cell table:formula="of:=([.D165] - 60) / 180 * PI()" office:value-type="float" office:value="1.79768912955416" calcext:value-type="float">
            <text:p>1,79768912955416</text:p>
          </table:table-cell>
          <table:table-cell table:formula="of:=([.D165] - 180) / 180 * PI()" office:value-type="float" office:value="-0.296705972839036" calcext:value-type="float">
            <text:p>-0,296705972839036</text:p>
          </table:table-cell>
          <table:table-cell table:formula="of:=([.D165] - 300) / 180 * PI()" office:value-type="float" office:value="-2.39110107523223" calcext:value-type="float">
            <text:p>-2,39110107523223</text:p>
          </table:table-cell>
        </table:table-row>
        <table:table-row table:style-name="ro1">
          <table:table-cell table:formula="of:=ROUND(255*SIN([.E166])*(510/(ABS(255*SIN([.E166]))+ABS(255*SIN([.F166]))+ABS(255*SIN([.G166])))))" office:value-type="float" office:value="255" calcext:value-type="float">
            <text:p>255</text:p>
          </table:table-cell>
          <table:table-cell table:formula="of:= ROUND(255 * SIN([.F166]) * (510 / (ABS(255 * SIN([.E166])) +ABS(255 * SIN([.F166])) + ABS(255 * SIN([.G166])))))" office:value-type="float" office:value="-72" calcext:value-type="float">
            <text:p>-72</text:p>
          </table:table-cell>
          <table:table-cell table:formula="of:= ROUND(255 * SIN([.G166]) * (510 / (ABS(255 * SIN([.E166])) +ABS(255 * SIN([.F166])) + ABS(255 * SIN([.G166])))))" office:value-type="float" office:value="-183" calcext:value-type="float">
            <text:p>-183</text:p>
          </table:table-cell>
          <table:table-cell office:value-type="float" office:value="164" calcext:value-type="float">
            <text:p>164</text:p>
          </table:table-cell>
          <table:table-cell table:formula="of:=([.D166] - 60) / 180 * PI()" office:value-type="float" office:value="1.8151424220741" calcext:value-type="float">
            <text:p>1,8151424220741</text:p>
          </table:table-cell>
          <table:table-cell table:formula="of:=([.D166] - 180) / 180 * PI()" office:value-type="float" office:value="-0.279252680319093" calcext:value-type="float">
            <text:p>-0,279252680319093</text:p>
          </table:table-cell>
          <table:table-cell table:formula="of:=([.D166] - 300) / 180 * PI()" office:value-type="float" office:value="-2.37364778271229" calcext:value-type="float">
            <text:p>-2,37364778271229</text:p>
          </table:table-cell>
        </table:table-row>
        <table:table-row table:style-name="ro1">
          <table:table-cell table:formula="of:=ROUND(255*SIN([.E167])*(510/(ABS(255*SIN([.E167]))+ABS(255*SIN([.F167]))+ABS(255*SIN([.G167])))))" office:value-type="float" office:value="255" calcext:value-type="float">
            <text:p>255</text:p>
          </table:table-cell>
          <table:table-cell table:formula="of:= ROUND(255 * SIN([.F167]) * (510 / (ABS(255 * SIN([.E167])) +ABS(255 * SIN([.F167])) + ABS(255 * SIN([.G167])))))" office:value-type="float" office:value="-68" calcext:value-type="float">
            <text:p>-68</text:p>
          </table:table-cell>
          <table:table-cell table:formula="of:= ROUND(255 * SIN([.G167]) * (510 / (ABS(255 * SIN([.E167])) +ABS(255 * SIN([.F167])) + ABS(255 * SIN([.G167])))))" office:value-type="float" office:value="-187" calcext:value-type="float">
            <text:p>-187</text:p>
          </table:table-cell>
          <table:table-cell office:value-type="float" office:value="165" calcext:value-type="float">
            <text:p>165</text:p>
          </table:table-cell>
          <table:table-cell table:formula="of:=([.D167] - 60) / 180 * PI()" office:value-type="float" office:value="1.83259571459405" calcext:value-type="float">
            <text:p>1,83259571459405</text:p>
          </table:table-cell>
          <table:table-cell table:formula="of:=([.D167] - 180) / 180 * PI()" office:value-type="float" office:value="-0.261799387799149" calcext:value-type="float">
            <text:p>-0,261799387799149</text:p>
          </table:table-cell>
          <table:table-cell table:formula="of:=([.D167] - 300) / 180 * PI()" office:value-type="float" office:value="-2.35619449019234" calcext:value-type="float">
            <text:p>-2,35619449019234</text:p>
          </table:table-cell>
        </table:table-row>
        <table:table-row table:style-name="ro1">
          <table:table-cell table:formula="of:=ROUND(255*SIN([.E168])*(510/(ABS(255*SIN([.E168]))+ABS(255*SIN([.F168]))+ABS(255*SIN([.G168])))))" office:value-type="float" office:value="255" calcext:value-type="float">
            <text:p>255</text:p>
          </table:table-cell>
          <table:table-cell table:formula="of:= ROUND(255 * SIN([.F168]) * (510 / (ABS(255 * SIN([.E168])) +ABS(255 * SIN([.F168])) + ABS(255 * SIN([.G168])))))" office:value-type="float" office:value="-64" calcext:value-type="float">
            <text:p>-64</text:p>
          </table:table-cell>
          <table:table-cell table:formula="of:= ROUND(255 * SIN([.G168]) * (510 / (ABS(255 * SIN([.E168])) +ABS(255 * SIN([.F168])) + ABS(255 * SIN([.G168])))))" office:value-type="float" office:value="-191" calcext:value-type="float">
            <text:p>-191</text:p>
          </table:table-cell>
          <table:table-cell office:value-type="float" office:value="166" calcext:value-type="float">
            <text:p>166</text:p>
          </table:table-cell>
          <table:table-cell table:formula="of:=([.D168] - 60) / 180 * PI()" office:value-type="float" office:value="1.85004900711399" calcext:value-type="float">
            <text:p>1,85004900711399</text:p>
          </table:table-cell>
          <table:table-cell table:formula="of:=([.D168] - 180) / 180 * PI()" office:value-type="float" office:value="-0.244346095279206" calcext:value-type="float">
            <text:p>-0,244346095279206</text:p>
          </table:table-cell>
          <table:table-cell table:formula="of:=([.D168] - 300) / 180 * PI()" office:value-type="float" office:value="-2.3387411976724" calcext:value-type="float">
            <text:p>-2,3387411976724</text:p>
          </table:table-cell>
        </table:table-row>
        <table:table-row table:style-name="ro1">
          <table:table-cell table:formula="of:=ROUND(255*SIN([.E169])*(510/(ABS(255*SIN([.E169]))+ABS(255*SIN([.F169]))+ABS(255*SIN([.G169])))))" office:value-type="float" office:value="255" calcext:value-type="float">
            <text:p>255</text:p>
          </table:table-cell>
          <table:table-cell table:formula="of:= ROUND(255 * SIN([.F169]) * (510 / (ABS(255 * SIN([.E169])) +ABS(255 * SIN([.F169])) + ABS(255 * SIN([.G169])))))" office:value-type="float" office:value="-60" calcext:value-type="float">
            <text:p>-60</text:p>
          </table:table-cell>
          <table:table-cell table:formula="of:= ROUND(255 * SIN([.G169]) * (510 / (ABS(255 * SIN([.E169])) +ABS(255 * SIN([.F169])) + ABS(255 * SIN([.G169])))))" office:value-type="float" office:value="-195" calcext:value-type="float">
            <text:p>-195</text:p>
          </table:table-cell>
          <table:table-cell office:value-type="float" office:value="167" calcext:value-type="float">
            <text:p>167</text:p>
          </table:table-cell>
          <table:table-cell table:formula="of:=([.D169] - 60) / 180 * PI()" office:value-type="float" office:value="1.86750229963393" calcext:value-type="float">
            <text:p>1,86750229963393</text:p>
          </table:table-cell>
          <table:table-cell table:formula="of:=([.D169] - 180) / 180 * PI()" office:value-type="float" office:value="-0.226892802759263" calcext:value-type="float">
            <text:p>-0,226892802759263</text:p>
          </table:table-cell>
          <table:table-cell table:formula="of:=([.D169] - 300) / 180 * PI()" office:value-type="float" office:value="-2.32128790515246" calcext:value-type="float">
            <text:p>-2,32128790515246</text:p>
          </table:table-cell>
        </table:table-row>
        <table:table-row table:style-name="ro1">
          <table:table-cell table:formula="of:=ROUND(255*SIN([.E170])*(510/(ABS(255*SIN([.E170]))+ABS(255*SIN([.F170]))+ABS(255*SIN([.G170])))))" office:value-type="float" office:value="255" calcext:value-type="float">
            <text:p>255</text:p>
          </table:table-cell>
          <table:table-cell table:formula="of:= ROUND(255 * SIN([.F170]) * (510 / (ABS(255 * SIN([.E170])) +ABS(255 * SIN([.F170])) + ABS(255 * SIN([.G170])))))" office:value-type="float" office:value="-56" calcext:value-type="float">
            <text:p>-56</text:p>
          </table:table-cell>
          <table:table-cell table:formula="of:= ROUND(255 * SIN([.G170]) * (510 / (ABS(255 * SIN([.E170])) +ABS(255 * SIN([.F170])) + ABS(255 * SIN([.G170])))))" office:value-type="float" office:value="-199" calcext:value-type="float">
            <text:p>-199</text:p>
          </table:table-cell>
          <table:table-cell office:value-type="float" office:value="168" calcext:value-type="float">
            <text:p>168</text:p>
          </table:table-cell>
          <table:table-cell table:formula="of:=([.D170] - 60) / 180 * PI()" office:value-type="float" office:value="1.88495559215388" calcext:value-type="float">
            <text:p>1,88495559215388</text:p>
          </table:table-cell>
          <table:table-cell table:formula="of:=([.D170] - 180) / 180 * PI()" office:value-type="float" office:value="-0.20943951023932" calcext:value-type="float">
            <text:p>-0,20943951023932</text:p>
          </table:table-cell>
          <table:table-cell table:formula="of:=([.D170] - 300) / 180 * PI()" office:value-type="float" office:value="-2.30383461263251" calcext:value-type="float">
            <text:p>-2,30383461263251</text:p>
          </table:table-cell>
        </table:table-row>
        <table:table-row table:style-name="ro1">
          <table:table-cell table:formula="of:=ROUND(255*SIN([.E171])*(510/(ABS(255*SIN([.E171]))+ABS(255*SIN([.F171]))+ABS(255*SIN([.G171])))))" office:value-type="float" office:value="255" calcext:value-type="float">
            <text:p>255</text:p>
          </table:table-cell>
          <table:table-cell table:formula="of:= ROUND(255 * SIN([.F171]) * (510 / (ABS(255 * SIN([.E171])) +ABS(255 * SIN([.F171])) + ABS(255 * SIN([.G171])))))" office:value-type="float" office:value="-51" calcext:value-type="float">
            <text:p>-51</text:p>
          </table:table-cell>
          <table:table-cell table:formula="of:= ROUND(255 * SIN([.G171]) * (510 / (ABS(255 * SIN([.E171])) +ABS(255 * SIN([.F171])) + ABS(255 * SIN([.G171])))))" office:value-type="float" office:value="-204" calcext:value-type="float">
            <text:p>-204</text:p>
          </table:table-cell>
          <table:table-cell office:value-type="float" office:value="169" calcext:value-type="float">
            <text:p>169</text:p>
          </table:table-cell>
          <table:table-cell table:formula="of:=([.D171] - 60) / 180 * PI()" office:value-type="float" office:value="1.90240888467382" calcext:value-type="float">
            <text:p>1,90240888467382</text:p>
          </table:table-cell>
          <table:table-cell table:formula="of:=([.D171] - 180) / 180 * PI()" office:value-type="float" office:value="-0.191986217719376" calcext:value-type="float">
            <text:p>-0,191986217719376</text:p>
          </table:table-cell>
          <table:table-cell table:formula="of:=([.D171] - 300) / 180 * PI()" office:value-type="float" office:value="-2.28638132011257" calcext:value-type="float">
            <text:p>-2,28638132011257</text:p>
          </table:table-cell>
        </table:table-row>
        <table:table-row table:style-name="ro1">
          <table:table-cell table:formula="of:=ROUND(255*SIN([.E172])*(510/(ABS(255*SIN([.E172]))+ABS(255*SIN([.F172]))+ABS(255*SIN([.G172])))))" office:value-type="float" office:value="255" calcext:value-type="float">
            <text:p>255</text:p>
          </table:table-cell>
          <table:table-cell table:formula="of:= ROUND(255 * SIN([.F172]) * (510 / (ABS(255 * SIN([.E172])) +ABS(255 * SIN([.F172])) + ABS(255 * SIN([.G172])))))" office:value-type="float" office:value="-47" calcext:value-type="float">
            <text:p>-47</text:p>
          </table:table-cell>
          <table:table-cell table:formula="of:= ROUND(255 * SIN([.G172]) * (510 / (ABS(255 * SIN([.E172])) +ABS(255 * SIN([.F172])) + ABS(255 * SIN([.G172])))))" office:value-type="float" office:value="-208" calcext:value-type="float">
            <text:p>-208</text:p>
          </table:table-cell>
          <table:table-cell office:value-type="float" office:value="170" calcext:value-type="float">
            <text:p>170</text:p>
          </table:table-cell>
          <table:table-cell table:formula="of:=([.D172] - 60) / 180 * PI()" office:value-type="float" office:value="1.91986217719376" calcext:value-type="float">
            <text:p>1,91986217719376</text:p>
          </table:table-cell>
          <table:table-cell table:formula="of:=([.D172] - 180) / 180 * PI()" office:value-type="float" office:value="-0.174532925199433" calcext:value-type="float">
            <text:p>-0,174532925199433</text:p>
          </table:table-cell>
          <table:table-cell table:formula="of:=([.D172] - 300) / 180 * PI()" office:value-type="float" office:value="-2.26892802759263" calcext:value-type="float">
            <text:p>-2,26892802759263</text:p>
          </table:table-cell>
        </table:table-row>
        <table:table-row table:style-name="ro1">
          <table:table-cell table:formula="of:=ROUND(255*SIN([.E173])*(510/(ABS(255*SIN([.E173]))+ABS(255*SIN([.F173]))+ABS(255*SIN([.G173])))))" office:value-type="float" office:value="255" calcext:value-type="float">
            <text:p>255</text:p>
          </table:table-cell>
          <table:table-cell table:formula="of:= ROUND(255 * SIN([.F173]) * (510 / (ABS(255 * SIN([.E173])) +ABS(255 * SIN([.F173])) + ABS(255 * SIN([.G173])))))" office:value-type="float" office:value="-43" calcext:value-type="float">
            <text:p>-43</text:p>
          </table:table-cell>
          <table:table-cell table:formula="of:= ROUND(255 * SIN([.G173]) * (510 / (ABS(255 * SIN([.E173])) +ABS(255 * SIN([.F173])) + ABS(255 * SIN([.G173])))))" office:value-type="float" office:value="-212" calcext:value-type="float">
            <text:p>-212</text:p>
          </table:table-cell>
          <table:table-cell office:value-type="float" office:value="171" calcext:value-type="float">
            <text:p>171</text:p>
          </table:table-cell>
          <table:table-cell table:formula="of:=([.D173] - 60) / 180 * PI()" office:value-type="float" office:value="1.93731546971371" calcext:value-type="float">
            <text:p>1,93731546971371</text:p>
          </table:table-cell>
          <table:table-cell table:formula="of:=([.D173] - 180) / 180 * PI()" office:value-type="float" office:value="-0.15707963267949" calcext:value-type="float">
            <text:p>-0,15707963267949</text:p>
          </table:table-cell>
          <table:table-cell table:formula="of:=([.D173] - 300) / 180 * PI()" office:value-type="float" office:value="-2.25147473507268" calcext:value-type="float">
            <text:p>-2,25147473507268</text:p>
          </table:table-cell>
        </table:table-row>
        <table:table-row table:style-name="ro1">
          <table:table-cell table:formula="of:=ROUND(255*SIN([.E174])*(510/(ABS(255*SIN([.E174]))+ABS(255*SIN([.F174]))+ABS(255*SIN([.G174])))))" office:value-type="float" office:value="255" calcext:value-type="float">
            <text:p>255</text:p>
          </table:table-cell>
          <table:table-cell table:formula="of:= ROUND(255 * SIN([.F174]) * (510 / (ABS(255 * SIN([.E174])) +ABS(255 * SIN([.F174])) + ABS(255 * SIN([.G174])))))" office:value-type="float" office:value="-38" calcext:value-type="float">
            <text:p>-38</text:p>
          </table:table-cell>
          <table:table-cell table:formula="of:= ROUND(255 * SIN([.G174]) * (510 / (ABS(255 * SIN([.E174])) +ABS(255 * SIN([.F174])) + ABS(255 * SIN([.G174])))))" office:value-type="float" office:value="-217" calcext:value-type="float">
            <text:p>-217</text:p>
          </table:table-cell>
          <table:table-cell office:value-type="float" office:value="172" calcext:value-type="float">
            <text:p>172</text:p>
          </table:table-cell>
          <table:table-cell table:formula="of:=([.D174] - 60) / 180 * PI()" office:value-type="float" office:value="1.95476876223365" calcext:value-type="float">
            <text:p>1,95476876223365</text:p>
          </table:table-cell>
          <table:table-cell table:formula="of:=([.D174] - 180) / 180 * PI()" office:value-type="float" office:value="-0.139626340159546" calcext:value-type="float">
            <text:p>-0,139626340159546</text:p>
          </table:table-cell>
          <table:table-cell table:formula="of:=([.D174] - 300) / 180 * PI()" office:value-type="float" office:value="-2.23402144255274" calcext:value-type="float">
            <text:p>-2,23402144255274</text:p>
          </table:table-cell>
        </table:table-row>
        <table:table-row table:style-name="ro1">
          <table:table-cell table:formula="of:=ROUND(255*SIN([.E175])*(510/(ABS(255*SIN([.E175]))+ABS(255*SIN([.F175]))+ABS(255*SIN([.G175])))))" office:value-type="float" office:value="255" calcext:value-type="float">
            <text:p>255</text:p>
          </table:table-cell>
          <table:table-cell table:formula="of:= ROUND(255 * SIN([.F175]) * (510 / (ABS(255 * SIN([.E175])) +ABS(255 * SIN([.F175])) + ABS(255 * SIN([.G175])))))" office:value-type="float" office:value="-34" calcext:value-type="float">
            <text:p>-34</text:p>
          </table:table-cell>
          <table:table-cell table:formula="of:= ROUND(255 * SIN([.G175]) * (510 / (ABS(255 * SIN([.E175])) +ABS(255 * SIN([.F175])) + ABS(255 * SIN([.G175])))))" office:value-type="float" office:value="-221" calcext:value-type="float">
            <text:p>-221</text:p>
          </table:table-cell>
          <table:table-cell office:value-type="float" office:value="173" calcext:value-type="float">
            <text:p>173</text:p>
          </table:table-cell>
          <table:table-cell table:formula="of:=([.D175] - 60) / 180 * PI()" office:value-type="float" office:value="1.97222205475359" calcext:value-type="float">
            <text:p>1,97222205475359</text:p>
          </table:table-cell>
          <table:table-cell table:formula="of:=([.D175] - 180) / 180 * PI()" office:value-type="float" office:value="-0.122173047639603" calcext:value-type="float">
            <text:p>-0,122173047639603</text:p>
          </table:table-cell>
          <table:table-cell table:formula="of:=([.D175] - 300) / 180 * PI()" office:value-type="float" office:value="-2.2165681500328" calcext:value-type="float">
            <text:p>-2,2165681500328</text:p>
          </table:table-cell>
        </table:table-row>
        <table:table-row table:style-name="ro1">
          <table:table-cell table:formula="of:=ROUND(255*SIN([.E176])*(510/(ABS(255*SIN([.E176]))+ABS(255*SIN([.F176]))+ABS(255*SIN([.G176])))))" office:value-type="float" office:value="255" calcext:value-type="float">
            <text:p>255</text:p>
          </table:table-cell>
          <table:table-cell table:formula="of:= ROUND(255 * SIN([.F176]) * (510 / (ABS(255 * SIN([.E176])) +ABS(255 * SIN([.F176])) + ABS(255 * SIN([.G176])))))" office:value-type="float" office:value="-29" calcext:value-type="float">
            <text:p>-29</text:p>
          </table:table-cell>
          <table:table-cell table:formula="of:= ROUND(255 * SIN([.G176]) * (510 / (ABS(255 * SIN([.E176])) +ABS(255 * SIN([.F176])) + ABS(255 * SIN([.G176])))))" office:value-type="float" office:value="-226" calcext:value-type="float">
            <text:p>-226</text:p>
          </table:table-cell>
          <table:table-cell office:value-type="float" office:value="174" calcext:value-type="float">
            <text:p>174</text:p>
          </table:table-cell>
          <table:table-cell table:formula="of:=([.D176] - 60) / 180 * PI()" office:value-type="float" office:value="1.98967534727354" calcext:value-type="float">
            <text:p>1,98967534727354</text:p>
          </table:table-cell>
          <table:table-cell table:formula="of:=([.D176] - 180) / 180 * PI()" office:value-type="float" office:value="-0.10471975511966" calcext:value-type="float">
            <text:p>-0,10471975511966</text:p>
          </table:table-cell>
          <table:table-cell table:formula="of:=([.D176] - 300) / 180 * PI()" office:value-type="float" office:value="-2.19911485751286" calcext:value-type="float">
            <text:p>-2,19911485751286</text:p>
          </table:table-cell>
        </table:table-row>
        <table:table-row table:style-name="ro1">
          <table:table-cell table:formula="of:=ROUND(255*SIN([.E177])*(510/(ABS(255*SIN([.E177]))+ABS(255*SIN([.F177]))+ABS(255*SIN([.G177])))))" office:value-type="float" office:value="255" calcext:value-type="float">
            <text:p>255</text:p>
          </table:table-cell>
          <table:table-cell table:formula="of:= ROUND(255 * SIN([.F177]) * (510 / (ABS(255 * SIN([.E177])) +ABS(255 * SIN([.F177])) + ABS(255 * SIN([.G177])))))" office:value-type="float" office:value="-25" calcext:value-type="float">
            <text:p>-25</text:p>
          </table:table-cell>
          <table:table-cell table:formula="of:= ROUND(255 * SIN([.G177]) * (510 / (ABS(255 * SIN([.E177])) +ABS(255 * SIN([.F177])) + ABS(255 * SIN([.G177])))))" office:value-type="float" office:value="-230" calcext:value-type="float">
            <text:p>-230</text:p>
          </table:table-cell>
          <table:table-cell office:value-type="float" office:value="175" calcext:value-type="float">
            <text:p>175</text:p>
          </table:table-cell>
          <table:table-cell table:formula="of:=([.D177] - 60) / 180 * PI()" office:value-type="float" office:value="2.00712863979348" calcext:value-type="float">
            <text:p>2,00712863979348</text:p>
          </table:table-cell>
          <table:table-cell table:formula="of:=([.D177] - 180) / 180 * PI()" office:value-type="float" office:value="-0.0872664625997165" calcext:value-type="float">
            <text:p>-0,087266462599717</text:p>
          </table:table-cell>
          <table:table-cell table:formula="of:=([.D177] - 300) / 180 * PI()" office:value-type="float" office:value="-2.18166156499291" calcext:value-type="float">
            <text:p>-2,18166156499291</text:p>
          </table:table-cell>
        </table:table-row>
        <table:table-row table:style-name="ro1">
          <table:table-cell table:formula="of:=ROUND(255*SIN([.E178])*(510/(ABS(255*SIN([.E178]))+ABS(255*SIN([.F178]))+ABS(255*SIN([.G178])))))" office:value-type="float" office:value="255" calcext:value-type="float">
            <text:p>255</text:p>
          </table:table-cell>
          <table:table-cell table:formula="of:= ROUND(255 * SIN([.F178]) * (510 / (ABS(255 * SIN([.E178])) +ABS(255 * SIN([.F178])) + ABS(255 * SIN([.G178])))))" office:value-type="float" office:value="-20" calcext:value-type="float">
            <text:p>-20</text:p>
          </table:table-cell>
          <table:table-cell table:formula="of:= ROUND(255 * SIN([.G178]) * (510 / (ABS(255 * SIN([.E178])) +ABS(255 * SIN([.F178])) + ABS(255 * SIN([.G178])))))" office:value-type="float" office:value="-235" calcext:value-type="float">
            <text:p>-235</text:p>
          </table:table-cell>
          <table:table-cell office:value-type="float" office:value="176" calcext:value-type="float">
            <text:p>176</text:p>
          </table:table-cell>
          <table:table-cell table:formula="of:=([.D178] - 60) / 180 * PI()" office:value-type="float" office:value="2.02458193231342" calcext:value-type="float">
            <text:p>2,02458193231342</text:p>
          </table:table-cell>
          <table:table-cell table:formula="of:=([.D178] - 180) / 180 * PI()" office:value-type="float" office:value="-0.0698131700797732" calcext:value-type="float">
            <text:p>-0,069813170079773</text:p>
          </table:table-cell>
          <table:table-cell table:formula="of:=([.D178] - 300) / 180 * PI()" office:value-type="float" office:value="-2.16420827247297" calcext:value-type="float">
            <text:p>-2,16420827247297</text:p>
          </table:table-cell>
        </table:table-row>
        <table:table-row table:style-name="ro1">
          <table:table-cell table:formula="of:=ROUND(255*SIN([.E179])*(510/(ABS(255*SIN([.E179]))+ABS(255*SIN([.F179]))+ABS(255*SIN([.G179])))))" office:value-type="float" office:value="255" calcext:value-type="float">
            <text:p>255</text:p>
          </table:table-cell>
          <table:table-cell table:formula="of:= ROUND(255 * SIN([.F179]) * (510 / (ABS(255 * SIN([.E179])) +ABS(255 * SIN([.F179])) + ABS(255 * SIN([.G179])))))" office:value-type="float" office:value="-15" calcext:value-type="float">
            <text:p>-15</text:p>
          </table:table-cell>
          <table:table-cell table:formula="of:= ROUND(255 * SIN([.G179]) * (510 / (ABS(255 * SIN([.E179])) +ABS(255 * SIN([.F179])) + ABS(255 * SIN([.G179])))))" office:value-type="float" office:value="-240" calcext:value-type="float">
            <text:p>-240</text:p>
          </table:table-cell>
          <table:table-cell office:value-type="float" office:value="177" calcext:value-type="float">
            <text:p>177</text:p>
          </table:table-cell>
          <table:table-cell table:formula="of:=([.D179] - 60) / 180 * PI()" office:value-type="float" office:value="2.04203522483337" calcext:value-type="float">
            <text:p>2,04203522483337</text:p>
          </table:table-cell>
          <table:table-cell table:formula="of:=([.D179] - 180) / 180 * PI()" office:value-type="float" office:value="-0.0523598775598299" calcext:value-type="float">
            <text:p>-0,05235987755983</text:p>
          </table:table-cell>
          <table:table-cell table:formula="of:=([.D179] - 300) / 180 * PI()" office:value-type="float" office:value="-2.14675497995303" calcext:value-type="float">
            <text:p>-2,14675497995303</text:p>
          </table:table-cell>
        </table:table-row>
        <table:table-row table:style-name="ro1">
          <table:table-cell table:formula="of:=ROUND(255*SIN([.E180])*(510/(ABS(255*SIN([.E180]))+ABS(255*SIN([.F180]))+ABS(255*SIN([.G180])))))" office:value-type="float" office:value="255" calcext:value-type="float">
            <text:p>255</text:p>
          </table:table-cell>
          <table:table-cell table:formula="of:= ROUND(255 * SIN([.F180]) * (510 / (ABS(255 * SIN([.E180])) +ABS(255 * SIN([.F180])) + ABS(255 * SIN([.G180])))))" office:value-type="float" office:value="-10" calcext:value-type="float">
            <text:p>-10</text:p>
          </table:table-cell>
          <table:table-cell table:formula="of:= ROUND(255 * SIN([.G180]) * (510 / (ABS(255 * SIN([.E180])) +ABS(255 * SIN([.F180])) + ABS(255 * SIN([.G180])))))" office:value-type="float" office:value="-245" calcext:value-type="float">
            <text:p>-245</text:p>
          </table:table-cell>
          <table:table-cell office:value-type="float" office:value="178" calcext:value-type="float">
            <text:p>178</text:p>
          </table:table-cell>
          <table:table-cell table:formula="of:=([.D180] - 60) / 180 * PI()" office:value-type="float" office:value="2.05948851735331" calcext:value-type="float">
            <text:p>2,05948851735331</text:p>
          </table:table-cell>
          <table:table-cell table:formula="of:=([.D180] - 180) / 180 * PI()" office:value-type="float" office:value="-0.0349065850398866" calcext:value-type="float">
            <text:p>-0,034906585039887</text:p>
          </table:table-cell>
          <table:table-cell table:formula="of:=([.D180] - 300) / 180 * PI()" office:value-type="float" office:value="-2.12930168743308" calcext:value-type="float">
            <text:p>-2,12930168743308</text:p>
          </table:table-cell>
        </table:table-row>
        <table:table-row table:style-name="ro1">
          <table:table-cell table:formula="of:=ROUND(255*SIN([.E181])*(510/(ABS(255*SIN([.E181]))+ABS(255*SIN([.F181]))+ABS(255*SIN([.G181])))))" office:value-type="float" office:value="255" calcext:value-type="float">
            <text:p>255</text:p>
          </table:table-cell>
          <table:table-cell table:formula="of:= ROUND(255 * SIN([.F181]) * (510 / (ABS(255 * SIN([.E181])) +ABS(255 * SIN([.F181])) + ABS(255 * SIN([.G181])))))" office:value-type="float" office:value="-5" calcext:value-type="float">
            <text:p>-5</text:p>
          </table:table-cell>
          <table:table-cell table:formula="of:= ROUND(255 * SIN([.G181]) * (510 / (ABS(255 * SIN([.E181])) +ABS(255 * SIN([.F181])) + ABS(255 * SIN([.G181])))))" office:value-type="float" office:value="-250" calcext:value-type="float">
            <text:p>-250</text:p>
          </table:table-cell>
          <table:table-cell office:value-type="float" office:value="179" calcext:value-type="float">
            <text:p>179</text:p>
          </table:table-cell>
          <table:table-cell table:formula="of:=([.D181] - 60) / 180 * PI()" office:value-type="float" office:value="2.07694180987325" calcext:value-type="float">
            <text:p>2,07694180987325</text:p>
          </table:table-cell>
          <table:table-cell table:formula="of:=([.D181] - 180) / 180 * PI()" office:value-type="float" office:value="-0.0174532925199433" calcext:value-type="float">
            <text:p>-0,017453292519943</text:p>
          </table:table-cell>
          <table:table-cell table:formula="of:=([.D181] - 300) / 180 * PI()" office:value-type="float" office:value="-2.11184839491314" calcext:value-type="float">
            <text:p>-2,11184839491314</text:p>
          </table:table-cell>
        </table:table-row>
        <table:table-row table:style-name="ro1">
          <table:table-cell table:formula="of:=ROUND(255*SIN([.E182])*(510/(ABS(255*SIN([.E182]))+ABS(255*SIN([.F182]))+ABS(255*SIN([.G182])))))" office:value-type="float" office:value="255" calcext:value-type="float">
            <text:p>255</text:p>
          </table:table-cell>
          <table:table-cell table:formula="of:= ROUND(255 * SIN([.F182]) * (510 / (ABS(255 * SIN([.E182])) +ABS(255 * SIN([.F182])) + ABS(255 * SIN([.G182])))))" office:value-type="float" office:value="0" calcext:value-type="float">
            <text:p>0</text:p>
          </table:table-cell>
          <table:table-cell table:formula="of:= ROUND(255 * SIN([.G182]) * (510 / (ABS(255 * SIN([.E182])) +ABS(255 * SIN([.F182])) + ABS(255 * SIN([.G182])))))" office:value-type="float" office:value="-255" calcext:value-type="float">
            <text:p>-255</text:p>
          </table:table-cell>
          <table:table-cell office:value-type="float" office:value="180" calcext:value-type="float">
            <text:p>180</text:p>
          </table:table-cell>
          <table:table-cell table:formula="of:=([.D182] - 60) / 180 * PI()" office:value-type="float" office:value="2.0943951023932" calcext:value-type="float">
            <text:p>2,0943951023932</text:p>
          </table:table-cell>
          <table:table-cell table:formula="of:=([.D182] - 180) / 180 * PI()" office:value-type="float" office:value="0" calcext:value-type="float">
            <text:p>0</text:p>
          </table:table-cell>
          <table:table-cell table:formula="of:=([.D182] - 300) / 180 * PI()" office:value-type="float" office:value="-2.0943951023932" calcext:value-type="float">
            <text:p>-2,0943951023932</text:p>
          </table:table-cell>
        </table:table-row>
        <table:table-row table:style-name="ro1">
          <table:table-cell table:formula="of:=ROUND(255*SIN([.E183])*(510/(ABS(255*SIN([.E183]))+ABS(255*SIN([.F183]))+ABS(255*SIN([.G183])))))" office:value-type="float" office:value="250" calcext:value-type="float">
            <text:p>250</text:p>
          </table:table-cell>
          <table:table-cell table:formula="of:= ROUND(255 * SIN([.F183]) * (510 / (ABS(255 * SIN([.E183])) +ABS(255 * SIN([.F183])) + ABS(255 * SIN([.G183])))))" office:value-type="float" office:value="5" calcext:value-type="float">
            <text:p>5</text:p>
          </table:table-cell>
          <table:table-cell table:formula="of:= ROUND(255 * SIN([.G183]) * (510 / (ABS(255 * SIN([.E183])) +ABS(255 * SIN([.F183])) + ABS(255 * SIN([.G183])))))" office:value-type="float" office:value="-255" calcext:value-type="float">
            <text:p>-255</text:p>
          </table:table-cell>
          <table:table-cell office:value-type="float" office:value="181" calcext:value-type="float">
            <text:p>181</text:p>
          </table:table-cell>
          <table:table-cell table:formula="of:=([.D183] - 60) / 180 * PI()" office:value-type="float" office:value="2.11184839491314" calcext:value-type="float">
            <text:p>2,11184839491314</text:p>
          </table:table-cell>
          <table:table-cell table:formula="of:=([.D183] - 180) / 180 * PI()" office:value-type="float" office:value="0.0174532925199433" calcext:value-type="float">
            <text:p>0,017453292519943</text:p>
          </table:table-cell>
          <table:table-cell table:formula="of:=([.D183] - 300) / 180 * PI()" office:value-type="float" office:value="-2.07694180987325" calcext:value-type="float">
            <text:p>-2,07694180987325</text:p>
          </table:table-cell>
        </table:table-row>
        <table:table-row table:style-name="ro1">
          <table:table-cell table:formula="of:=ROUND(255*SIN([.E184])*(510/(ABS(255*SIN([.E184]))+ABS(255*SIN([.F184]))+ABS(255*SIN([.G184])))))" office:value-type="float" office:value="245" calcext:value-type="float">
            <text:p>245</text:p>
          </table:table-cell>
          <table:table-cell table:formula="of:= ROUND(255 * SIN([.F184]) * (510 / (ABS(255 * SIN([.E184])) +ABS(255 * SIN([.F184])) + ABS(255 * SIN([.G184])))))" office:value-type="float" office:value="10" calcext:value-type="float">
            <text:p>10</text:p>
          </table:table-cell>
          <table:table-cell table:formula="of:= ROUND(255 * SIN([.G184]) * (510 / (ABS(255 * SIN([.E184])) +ABS(255 * SIN([.F184])) + ABS(255 * SIN([.G184])))))" office:value-type="float" office:value="-255" calcext:value-type="float">
            <text:p>-255</text:p>
          </table:table-cell>
          <table:table-cell office:value-type="float" office:value="182" calcext:value-type="float">
            <text:p>182</text:p>
          </table:table-cell>
          <table:table-cell table:formula="of:=([.D184] - 60) / 180 * PI()" office:value-type="float" office:value="2.12930168743308" calcext:value-type="float">
            <text:p>2,12930168743308</text:p>
          </table:table-cell>
          <table:table-cell table:formula="of:=([.D184] - 180) / 180 * PI()" office:value-type="float" office:value="0.0349065850398866" calcext:value-type="float">
            <text:p>0,034906585039887</text:p>
          </table:table-cell>
          <table:table-cell table:formula="of:=([.D184] - 300) / 180 * PI()" office:value-type="float" office:value="-2.05948851735331" calcext:value-type="float">
            <text:p>-2,05948851735331</text:p>
          </table:table-cell>
        </table:table-row>
        <table:table-row table:style-name="ro1">
          <table:table-cell table:formula="of:=ROUND(255*SIN([.E185])*(510/(ABS(255*SIN([.E185]))+ABS(255*SIN([.F185]))+ABS(255*SIN([.G185])))))" office:value-type="float" office:value="240" calcext:value-type="float">
            <text:p>240</text:p>
          </table:table-cell>
          <table:table-cell table:formula="of:= ROUND(255 * SIN([.F185]) * (510 / (ABS(255 * SIN([.E185])) +ABS(255 * SIN([.F185])) + ABS(255 * SIN([.G185])))))" office:value-type="float" office:value="15" calcext:value-type="float">
            <text:p>15</text:p>
          </table:table-cell>
          <table:table-cell table:formula="of:= ROUND(255 * SIN([.G185]) * (510 / (ABS(255 * SIN([.E185])) +ABS(255 * SIN([.F185])) + ABS(255 * SIN([.G185])))))" office:value-type="float" office:value="-255" calcext:value-type="float">
            <text:p>-255</text:p>
          </table:table-cell>
          <table:table-cell office:value-type="float" office:value="183" calcext:value-type="float">
            <text:p>183</text:p>
          </table:table-cell>
          <table:table-cell table:formula="of:=([.D185] - 60) / 180 * PI()" office:value-type="float" office:value="2.14675497995303" calcext:value-type="float">
            <text:p>2,14675497995303</text:p>
          </table:table-cell>
          <table:table-cell table:formula="of:=([.D185] - 180) / 180 * PI()" office:value-type="float" office:value="0.0523598775598299" calcext:value-type="float">
            <text:p>0,05235987755983</text:p>
          </table:table-cell>
          <table:table-cell table:formula="of:=([.D185] - 300) / 180 * PI()" office:value-type="float" office:value="-2.04203522483337" calcext:value-type="float">
            <text:p>-2,04203522483337</text:p>
          </table:table-cell>
        </table:table-row>
        <table:table-row table:style-name="ro1">
          <table:table-cell table:formula="of:=ROUND(255*SIN([.E186])*(510/(ABS(255*SIN([.E186]))+ABS(255*SIN([.F186]))+ABS(255*SIN([.G186])))))" office:value-type="float" office:value="235" calcext:value-type="float">
            <text:p>235</text:p>
          </table:table-cell>
          <table:table-cell table:formula="of:= ROUND(255 * SIN([.F186]) * (510 / (ABS(255 * SIN([.E186])) +ABS(255 * SIN([.F186])) + ABS(255 * SIN([.G186])))))" office:value-type="float" office:value="20" calcext:value-type="float">
            <text:p>20</text:p>
          </table:table-cell>
          <table:table-cell table:formula="of:= ROUND(255 * SIN([.G186]) * (510 / (ABS(255 * SIN([.E186])) +ABS(255 * SIN([.F186])) + ABS(255 * SIN([.G186])))))" office:value-type="float" office:value="-255" calcext:value-type="float">
            <text:p>-255</text:p>
          </table:table-cell>
          <table:table-cell office:value-type="float" office:value="184" calcext:value-type="float">
            <text:p>184</text:p>
          </table:table-cell>
          <table:table-cell table:formula="of:=([.D186] - 60) / 180 * PI()" office:value-type="float" office:value="2.16420827247297" calcext:value-type="float">
            <text:p>2,16420827247297</text:p>
          </table:table-cell>
          <table:table-cell table:formula="of:=([.D186] - 180) / 180 * PI()" office:value-type="float" office:value="0.0698131700797732" calcext:value-type="float">
            <text:p>0,069813170079773</text:p>
          </table:table-cell>
          <table:table-cell table:formula="of:=([.D186] - 300) / 180 * PI()" office:value-type="float" office:value="-2.02458193231342" calcext:value-type="float">
            <text:p>-2,02458193231342</text:p>
          </table:table-cell>
        </table:table-row>
        <table:table-row table:style-name="ro1">
          <table:table-cell table:formula="of:=ROUND(255*SIN([.E187])*(510/(ABS(255*SIN([.E187]))+ABS(255*SIN([.F187]))+ABS(255*SIN([.G187])))))" office:value-type="float" office:value="230" calcext:value-type="float">
            <text:p>230</text:p>
          </table:table-cell>
          <table:table-cell table:formula="of:= ROUND(255 * SIN([.F187]) * (510 / (ABS(255 * SIN([.E187])) +ABS(255 * SIN([.F187])) + ABS(255 * SIN([.G187])))))" office:value-type="float" office:value="25" calcext:value-type="float">
            <text:p>25</text:p>
          </table:table-cell>
          <table:table-cell table:formula="of:= ROUND(255 * SIN([.G187]) * (510 / (ABS(255 * SIN([.E187])) +ABS(255 * SIN([.F187])) + ABS(255 * SIN([.G187])))))" office:value-type="float" office:value="-255" calcext:value-type="float">
            <text:p>-255</text:p>
          </table:table-cell>
          <table:table-cell office:value-type="float" office:value="185" calcext:value-type="float">
            <text:p>185</text:p>
          </table:table-cell>
          <table:table-cell table:formula="of:=([.D187] - 60) / 180 * PI()" office:value-type="float" office:value="2.18166156499291" calcext:value-type="float">
            <text:p>2,18166156499291</text:p>
          </table:table-cell>
          <table:table-cell table:formula="of:=([.D187] - 180) / 180 * PI()" office:value-type="float" office:value="0.0872664625997165" calcext:value-type="float">
            <text:p>0,087266462599717</text:p>
          </table:table-cell>
          <table:table-cell table:formula="of:=([.D187] - 300) / 180 * PI()" office:value-type="float" office:value="-2.00712863979348" calcext:value-type="float">
            <text:p>-2,00712863979348</text:p>
          </table:table-cell>
        </table:table-row>
        <table:table-row table:style-name="ro1">
          <table:table-cell table:formula="of:=ROUND(255*SIN([.E188])*(510/(ABS(255*SIN([.E188]))+ABS(255*SIN([.F188]))+ABS(255*SIN([.G188])))))" office:value-type="float" office:value="226" calcext:value-type="float">
            <text:p>226</text:p>
          </table:table-cell>
          <table:table-cell table:formula="of:= ROUND(255 * SIN([.F188]) * (510 / (ABS(255 * SIN([.E188])) +ABS(255 * SIN([.F188])) + ABS(255 * SIN([.G188])))))" office:value-type="float" office:value="29" calcext:value-type="float">
            <text:p>29</text:p>
          </table:table-cell>
          <table:table-cell table:formula="of:= ROUND(255 * SIN([.G188]) * (510 / (ABS(255 * SIN([.E188])) +ABS(255 * SIN([.F188])) + ABS(255 * SIN([.G188])))))" office:value-type="float" office:value="-255" calcext:value-type="float">
            <text:p>-255</text:p>
          </table:table-cell>
          <table:table-cell office:value-type="float" office:value="186" calcext:value-type="float">
            <text:p>186</text:p>
          </table:table-cell>
          <table:table-cell table:formula="of:=([.D188] - 60) / 180 * PI()" office:value-type="float" office:value="2.19911485751286" calcext:value-type="float">
            <text:p>2,19911485751286</text:p>
          </table:table-cell>
          <table:table-cell table:formula="of:=([.D188] - 180) / 180 * PI()" office:value-type="float" office:value="0.10471975511966" calcext:value-type="float">
            <text:p>0,10471975511966</text:p>
          </table:table-cell>
          <table:table-cell table:formula="of:=([.D188] - 300) / 180 * PI()" office:value-type="float" office:value="-1.98967534727354" calcext:value-type="float">
            <text:p>-1,98967534727354</text:p>
          </table:table-cell>
        </table:table-row>
        <table:table-row table:style-name="ro1">
          <table:table-cell table:formula="of:=ROUND(255*SIN([.E189])*(510/(ABS(255*SIN([.E189]))+ABS(255*SIN([.F189]))+ABS(255*SIN([.G189])))))" office:value-type="float" office:value="221" calcext:value-type="float">
            <text:p>221</text:p>
          </table:table-cell>
          <table:table-cell table:formula="of:= ROUND(255 * SIN([.F189]) * (510 / (ABS(255 * SIN([.E189])) +ABS(255 * SIN([.F189])) + ABS(255 * SIN([.G189])))))" office:value-type="float" office:value="34" calcext:value-type="float">
            <text:p>34</text:p>
          </table:table-cell>
          <table:table-cell table:formula="of:= ROUND(255 * SIN([.G189]) * (510 / (ABS(255 * SIN([.E189])) +ABS(255 * SIN([.F189])) + ABS(255 * SIN([.G189])))))" office:value-type="float" office:value="-255" calcext:value-type="float">
            <text:p>-255</text:p>
          </table:table-cell>
          <table:table-cell office:value-type="float" office:value="187" calcext:value-type="float">
            <text:p>187</text:p>
          </table:table-cell>
          <table:table-cell table:formula="of:=([.D189] - 60) / 180 * PI()" office:value-type="float" office:value="2.2165681500328" calcext:value-type="float">
            <text:p>2,2165681500328</text:p>
          </table:table-cell>
          <table:table-cell table:formula="of:=([.D189] - 180) / 180 * PI()" office:value-type="float" office:value="0.122173047639603" calcext:value-type="float">
            <text:p>0,122173047639603</text:p>
          </table:table-cell>
          <table:table-cell table:formula="of:=([.D189] - 300) / 180 * PI()" office:value-type="float" office:value="-1.97222205475359" calcext:value-type="float">
            <text:p>-1,97222205475359</text:p>
          </table:table-cell>
        </table:table-row>
        <table:table-row table:style-name="ro1">
          <table:table-cell table:formula="of:=ROUND(255*SIN([.E190])*(510/(ABS(255*SIN([.E190]))+ABS(255*SIN([.F190]))+ABS(255*SIN([.G190])))))" office:value-type="float" office:value="217" calcext:value-type="float">
            <text:p>217</text:p>
          </table:table-cell>
          <table:table-cell table:formula="of:= ROUND(255 * SIN([.F190]) * (510 / (ABS(255 * SIN([.E190])) +ABS(255 * SIN([.F190])) + ABS(255 * SIN([.G190])))))" office:value-type="float" office:value="38" calcext:value-type="float">
            <text:p>38</text:p>
          </table:table-cell>
          <table:table-cell table:formula="of:= ROUND(255 * SIN([.G190]) * (510 / (ABS(255 * SIN([.E190])) +ABS(255 * SIN([.F190])) + ABS(255 * SIN([.G190])))))" office:value-type="float" office:value="-255" calcext:value-type="float">
            <text:p>-255</text:p>
          </table:table-cell>
          <table:table-cell office:value-type="float" office:value="188" calcext:value-type="float">
            <text:p>188</text:p>
          </table:table-cell>
          <table:table-cell table:formula="of:=([.D190] - 60) / 180 * PI()" office:value-type="float" office:value="2.23402144255274" calcext:value-type="float">
            <text:p>2,23402144255274</text:p>
          </table:table-cell>
          <table:table-cell table:formula="of:=([.D190] - 180) / 180 * PI()" office:value-type="float" office:value="0.139626340159546" calcext:value-type="float">
            <text:p>0,139626340159546</text:p>
          </table:table-cell>
          <table:table-cell table:formula="of:=([.D190] - 300) / 180 * PI()" office:value-type="float" office:value="-1.95476876223365" calcext:value-type="float">
            <text:p>-1,95476876223365</text:p>
          </table:table-cell>
        </table:table-row>
        <table:table-row table:style-name="ro1">
          <table:table-cell table:formula="of:=ROUND(255*SIN([.E191])*(510/(ABS(255*SIN([.E191]))+ABS(255*SIN([.F191]))+ABS(255*SIN([.G191])))))" office:value-type="float" office:value="212" calcext:value-type="float">
            <text:p>212</text:p>
          </table:table-cell>
          <table:table-cell table:formula="of:= ROUND(255 * SIN([.F191]) * (510 / (ABS(255 * SIN([.E191])) +ABS(255 * SIN([.F191])) + ABS(255 * SIN([.G191])))))" office:value-type="float" office:value="43" calcext:value-type="float">
            <text:p>43</text:p>
          </table:table-cell>
          <table:table-cell table:formula="of:= ROUND(255 * SIN([.G191]) * (510 / (ABS(255 * SIN([.E191])) +ABS(255 * SIN([.F191])) + ABS(255 * SIN([.G191])))))" office:value-type="float" office:value="-255" calcext:value-type="float">
            <text:p>-255</text:p>
          </table:table-cell>
          <table:table-cell office:value-type="float" office:value="189" calcext:value-type="float">
            <text:p>189</text:p>
          </table:table-cell>
          <table:table-cell table:formula="of:=([.D191] - 60) / 180 * PI()" office:value-type="float" office:value="2.25147473507268" calcext:value-type="float">
            <text:p>2,25147473507268</text:p>
          </table:table-cell>
          <table:table-cell table:formula="of:=([.D191] - 180) / 180 * PI()" office:value-type="float" office:value="0.15707963267949" calcext:value-type="float">
            <text:p>0,15707963267949</text:p>
          </table:table-cell>
          <table:table-cell table:formula="of:=([.D191] - 300) / 180 * PI()" office:value-type="float" office:value="-1.93731546971371" calcext:value-type="float">
            <text:p>-1,93731546971371</text:p>
          </table:table-cell>
        </table:table-row>
        <table:table-row table:style-name="ro1">
          <table:table-cell table:formula="of:=ROUND(255*SIN([.E192])*(510/(ABS(255*SIN([.E192]))+ABS(255*SIN([.F192]))+ABS(255*SIN([.G192])))))" office:value-type="float" office:value="208" calcext:value-type="float">
            <text:p>208</text:p>
          </table:table-cell>
          <table:table-cell table:formula="of:= ROUND(255 * SIN([.F192]) * (510 / (ABS(255 * SIN([.E192])) +ABS(255 * SIN([.F192])) + ABS(255 * SIN([.G192])))))" office:value-type="float" office:value="47" calcext:value-type="float">
            <text:p>47</text:p>
          </table:table-cell>
          <table:table-cell table:formula="of:= ROUND(255 * SIN([.G192]) * (510 / (ABS(255 * SIN([.E192])) +ABS(255 * SIN([.F192])) + ABS(255 * SIN([.G192])))))" office:value-type="float" office:value="-255" calcext:value-type="float">
            <text:p>-255</text:p>
          </table:table-cell>
          <table:table-cell office:value-type="float" office:value="190" calcext:value-type="float">
            <text:p>190</text:p>
          </table:table-cell>
          <table:table-cell table:formula="of:=([.D192] - 60) / 180 * PI()" office:value-type="float" office:value="2.26892802759263" calcext:value-type="float">
            <text:p>2,26892802759263</text:p>
          </table:table-cell>
          <table:table-cell table:formula="of:=([.D192] - 180) / 180 * PI()" office:value-type="float" office:value="0.174532925199433" calcext:value-type="float">
            <text:p>0,174532925199433</text:p>
          </table:table-cell>
          <table:table-cell table:formula="of:=([.D192] - 300) / 180 * PI()" office:value-type="float" office:value="-1.91986217719376" calcext:value-type="float">
            <text:p>-1,91986217719376</text:p>
          </table:table-cell>
        </table:table-row>
        <table:table-row table:style-name="ro1">
          <table:table-cell table:formula="of:=ROUND(255*SIN([.E193])*(510/(ABS(255*SIN([.E193]))+ABS(255*SIN([.F193]))+ABS(255*SIN([.G193])))))" office:value-type="float" office:value="204" calcext:value-type="float">
            <text:p>204</text:p>
          </table:table-cell>
          <table:table-cell table:formula="of:= ROUND(255 * SIN([.F193]) * (510 / (ABS(255 * SIN([.E193])) +ABS(255 * SIN([.F193])) + ABS(255 * SIN([.G193])))))" office:value-type="float" office:value="51" calcext:value-type="float">
            <text:p>51</text:p>
          </table:table-cell>
          <table:table-cell table:formula="of:= ROUND(255 * SIN([.G193]) * (510 / (ABS(255 * SIN([.E193])) +ABS(255 * SIN([.F193])) + ABS(255 * SIN([.G193])))))" office:value-type="float" office:value="-255" calcext:value-type="float">
            <text:p>-255</text:p>
          </table:table-cell>
          <table:table-cell office:value-type="float" office:value="191" calcext:value-type="float">
            <text:p>191</text:p>
          </table:table-cell>
          <table:table-cell table:formula="of:=([.D193] - 60) / 180 * PI()" office:value-type="float" office:value="2.28638132011257" calcext:value-type="float">
            <text:p>2,28638132011257</text:p>
          </table:table-cell>
          <table:table-cell table:formula="of:=([.D193] - 180) / 180 * PI()" office:value-type="float" office:value="0.191986217719376" calcext:value-type="float">
            <text:p>0,191986217719376</text:p>
          </table:table-cell>
          <table:table-cell table:formula="of:=([.D193] - 300) / 180 * PI()" office:value-type="float" office:value="-1.90240888467382" calcext:value-type="float">
            <text:p>-1,90240888467382</text:p>
          </table:table-cell>
        </table:table-row>
        <table:table-row table:style-name="ro1">
          <table:table-cell table:formula="of:=ROUND(255*SIN([.E194])*(510/(ABS(255*SIN([.E194]))+ABS(255*SIN([.F194]))+ABS(255*SIN([.G194])))))" office:value-type="float" office:value="199" calcext:value-type="float">
            <text:p>199</text:p>
          </table:table-cell>
          <table:table-cell table:formula="of:= ROUND(255 * SIN([.F194]) * (510 / (ABS(255 * SIN([.E194])) +ABS(255 * SIN([.F194])) + ABS(255 * SIN([.G194])))))" office:value-type="float" office:value="56" calcext:value-type="float">
            <text:p>56</text:p>
          </table:table-cell>
          <table:table-cell table:formula="of:= ROUND(255 * SIN([.G194]) * (510 / (ABS(255 * SIN([.E194])) +ABS(255 * SIN([.F194])) + ABS(255 * SIN([.G194])))))" office:value-type="float" office:value="-255" calcext:value-type="float">
            <text:p>-255</text:p>
          </table:table-cell>
          <table:table-cell office:value-type="float" office:value="192" calcext:value-type="float">
            <text:p>192</text:p>
          </table:table-cell>
          <table:table-cell table:formula="of:=([.D194] - 60) / 180 * PI()" office:value-type="float" office:value="2.30383461263251" calcext:value-type="float">
            <text:p>2,30383461263251</text:p>
          </table:table-cell>
          <table:table-cell table:formula="of:=([.D194] - 180) / 180 * PI()" office:value-type="float" office:value="0.20943951023932" calcext:value-type="float">
            <text:p>0,20943951023932</text:p>
          </table:table-cell>
          <table:table-cell table:formula="of:=([.D194] - 300) / 180 * PI()" office:value-type="float" office:value="-1.88495559215388" calcext:value-type="float">
            <text:p>-1,88495559215388</text:p>
          </table:table-cell>
        </table:table-row>
        <table:table-row table:style-name="ro1">
          <table:table-cell table:formula="of:=ROUND(255*SIN([.E195])*(510/(ABS(255*SIN([.E195]))+ABS(255*SIN([.F195]))+ABS(255*SIN([.G195])))))" office:value-type="float" office:value="195" calcext:value-type="float">
            <text:p>195</text:p>
          </table:table-cell>
          <table:table-cell table:formula="of:= ROUND(255 * SIN([.F195]) * (510 / (ABS(255 * SIN([.E195])) +ABS(255 * SIN([.F195])) + ABS(255 * SIN([.G195])))))" office:value-type="float" office:value="60" calcext:value-type="float">
            <text:p>60</text:p>
          </table:table-cell>
          <table:table-cell table:formula="of:= ROUND(255 * SIN([.G195]) * (510 / (ABS(255 * SIN([.E195])) +ABS(255 * SIN([.F195])) + ABS(255 * SIN([.G195])))))" office:value-type="float" office:value="-255" calcext:value-type="float">
            <text:p>-255</text:p>
          </table:table-cell>
          <table:table-cell office:value-type="float" office:value="193" calcext:value-type="float">
            <text:p>193</text:p>
          </table:table-cell>
          <table:table-cell table:formula="of:=([.D195] - 60) / 180 * PI()" office:value-type="float" office:value="2.32128790515246" calcext:value-type="float">
            <text:p>2,32128790515246</text:p>
          </table:table-cell>
          <table:table-cell table:formula="of:=([.D195] - 180) / 180 * PI()" office:value-type="float" office:value="0.226892802759263" calcext:value-type="float">
            <text:p>0,226892802759263</text:p>
          </table:table-cell>
          <table:table-cell table:formula="of:=([.D195] - 300) / 180 * PI()" office:value-type="float" office:value="-1.86750229963393" calcext:value-type="float">
            <text:p>-1,86750229963393</text:p>
          </table:table-cell>
        </table:table-row>
        <table:table-row table:style-name="ro1">
          <table:table-cell table:formula="of:=ROUND(255*SIN([.E196])*(510/(ABS(255*SIN([.E196]))+ABS(255*SIN([.F196]))+ABS(255*SIN([.G196])))))" office:value-type="float" office:value="191" calcext:value-type="float">
            <text:p>191</text:p>
          </table:table-cell>
          <table:table-cell table:formula="of:= ROUND(255 * SIN([.F196]) * (510 / (ABS(255 * SIN([.E196])) +ABS(255 * SIN([.F196])) + ABS(255 * SIN([.G196])))))" office:value-type="float" office:value="64" calcext:value-type="float">
            <text:p>64</text:p>
          </table:table-cell>
          <table:table-cell table:formula="of:= ROUND(255 * SIN([.G196]) * (510 / (ABS(255 * SIN([.E196])) +ABS(255 * SIN([.F196])) + ABS(255 * SIN([.G196])))))" office:value-type="float" office:value="-255" calcext:value-type="float">
            <text:p>-255</text:p>
          </table:table-cell>
          <table:table-cell office:value-type="float" office:value="194" calcext:value-type="float">
            <text:p>194</text:p>
          </table:table-cell>
          <table:table-cell table:formula="of:=([.D196] - 60) / 180 * PI()" office:value-type="float" office:value="2.3387411976724" calcext:value-type="float">
            <text:p>2,3387411976724</text:p>
          </table:table-cell>
          <table:table-cell table:formula="of:=([.D196] - 180) / 180 * PI()" office:value-type="float" office:value="0.244346095279206" calcext:value-type="float">
            <text:p>0,244346095279206</text:p>
          </table:table-cell>
          <table:table-cell table:formula="of:=([.D196] - 300) / 180 * PI()" office:value-type="float" office:value="-1.85004900711399" calcext:value-type="float">
            <text:p>-1,85004900711399</text:p>
          </table:table-cell>
        </table:table-row>
        <table:table-row table:style-name="ro1">
          <table:table-cell table:formula="of:=ROUND(255*SIN([.E197])*(510/(ABS(255*SIN([.E197]))+ABS(255*SIN([.F197]))+ABS(255*SIN([.G197])))))" office:value-type="float" office:value="187" calcext:value-type="float">
            <text:p>187</text:p>
          </table:table-cell>
          <table:table-cell table:formula="of:= ROUND(255 * SIN([.F197]) * (510 / (ABS(255 * SIN([.E197])) +ABS(255 * SIN([.F197])) + ABS(255 * SIN([.G197])))))" office:value-type="float" office:value="68" calcext:value-type="float">
            <text:p>68</text:p>
          </table:table-cell>
          <table:table-cell table:formula="of:= ROUND(255 * SIN([.G197]) * (510 / (ABS(255 * SIN([.E197])) +ABS(255 * SIN([.F197])) + ABS(255 * SIN([.G197])))))" office:value-type="float" office:value="-255" calcext:value-type="float">
            <text:p>-255</text:p>
          </table:table-cell>
          <table:table-cell office:value-type="float" office:value="195" calcext:value-type="float">
            <text:p>195</text:p>
          </table:table-cell>
          <table:table-cell table:formula="of:=([.D197] - 60) / 180 * PI()" office:value-type="float" office:value="2.35619449019234" calcext:value-type="float">
            <text:p>2,35619449019234</text:p>
          </table:table-cell>
          <table:table-cell table:formula="of:=([.D197] - 180) / 180 * PI()" office:value-type="float" office:value="0.261799387799149" calcext:value-type="float">
            <text:p>0,261799387799149</text:p>
          </table:table-cell>
          <table:table-cell table:formula="of:=([.D197] - 300) / 180 * PI()" office:value-type="float" office:value="-1.83259571459405" calcext:value-type="float">
            <text:p>-1,83259571459405</text:p>
          </table:table-cell>
        </table:table-row>
        <table:table-row table:style-name="ro1">
          <table:table-cell table:formula="of:=ROUND(255*SIN([.E198])*(510/(ABS(255*SIN([.E198]))+ABS(255*SIN([.F198]))+ABS(255*SIN([.G198])))))" office:value-type="float" office:value="183" calcext:value-type="float">
            <text:p>183</text:p>
          </table:table-cell>
          <table:table-cell table:formula="of:= ROUND(255 * SIN([.F198]) * (510 / (ABS(255 * SIN([.E198])) +ABS(255 * SIN([.F198])) + ABS(255 * SIN([.G198])))))" office:value-type="float" office:value="72" calcext:value-type="float">
            <text:p>72</text:p>
          </table:table-cell>
          <table:table-cell table:formula="of:= ROUND(255 * SIN([.G198]) * (510 / (ABS(255 * SIN([.E198])) +ABS(255 * SIN([.F198])) + ABS(255 * SIN([.G198])))))" office:value-type="float" office:value="-255" calcext:value-type="float">
            <text:p>-255</text:p>
          </table:table-cell>
          <table:table-cell office:value-type="float" office:value="196" calcext:value-type="float">
            <text:p>196</text:p>
          </table:table-cell>
          <table:table-cell table:formula="of:=([.D198] - 60) / 180 * PI()" office:value-type="float" office:value="2.37364778271229" calcext:value-type="float">
            <text:p>2,37364778271229</text:p>
          </table:table-cell>
          <table:table-cell table:formula="of:=([.D198] - 180) / 180 * PI()" office:value-type="float" office:value="0.279252680319093" calcext:value-type="float">
            <text:p>0,279252680319093</text:p>
          </table:table-cell>
          <table:table-cell table:formula="of:=([.D198] - 300) / 180 * PI()" office:value-type="float" office:value="-1.8151424220741" calcext:value-type="float">
            <text:p>-1,8151424220741</text:p>
          </table:table-cell>
        </table:table-row>
        <table:table-row table:style-name="ro1">
          <table:table-cell table:formula="of:=ROUND(255*SIN([.E199])*(510/(ABS(255*SIN([.E199]))+ABS(255*SIN([.F199]))+ABS(255*SIN([.G199])))))" office:value-type="float" office:value="178" calcext:value-type="float">
            <text:p>178</text:p>
          </table:table-cell>
          <table:table-cell table:formula="of:= ROUND(255 * SIN([.F199]) * (510 / (ABS(255 * SIN([.E199])) +ABS(255 * SIN([.F199])) + ABS(255 * SIN([.G199])))))" office:value-type="float" office:value="77" calcext:value-type="float">
            <text:p>77</text:p>
          </table:table-cell>
          <table:table-cell table:formula="of:= ROUND(255 * SIN([.G199]) * (510 / (ABS(255 * SIN([.E199])) +ABS(255 * SIN([.F199])) + ABS(255 * SIN([.G199])))))" office:value-type="float" office:value="-255" calcext:value-type="float">
            <text:p>-255</text:p>
          </table:table-cell>
          <table:table-cell office:value-type="float" office:value="197" calcext:value-type="float">
            <text:p>197</text:p>
          </table:table-cell>
          <table:table-cell table:formula="of:=([.D199] - 60) / 180 * PI()" office:value-type="float" office:value="2.39110107523223" calcext:value-type="float">
            <text:p>2,39110107523223</text:p>
          </table:table-cell>
          <table:table-cell table:formula="of:=([.D199] - 180) / 180 * PI()" office:value-type="float" office:value="0.296705972839036" calcext:value-type="float">
            <text:p>0,296705972839036</text:p>
          </table:table-cell>
          <table:table-cell table:formula="of:=([.D199] - 300) / 180 * PI()" office:value-type="float" office:value="-1.79768912955416" calcext:value-type="float">
            <text:p>-1,79768912955416</text:p>
          </table:table-cell>
        </table:table-row>
        <table:table-row table:style-name="ro1">
          <table:table-cell table:formula="of:=ROUND(255*SIN([.E200])*(510/(ABS(255*SIN([.E200]))+ABS(255*SIN([.F200]))+ABS(255*SIN([.G200])))))" office:value-type="float" office:value="174" calcext:value-type="float">
            <text:p>174</text:p>
          </table:table-cell>
          <table:table-cell table:formula="of:= ROUND(255 * SIN([.F200]) * (510 / (ABS(255 * SIN([.E200])) +ABS(255 * SIN([.F200])) + ABS(255 * SIN([.G200])))))" office:value-type="float" office:value="81" calcext:value-type="float">
            <text:p>81</text:p>
          </table:table-cell>
          <table:table-cell table:formula="of:= ROUND(255 * SIN([.G200]) * (510 / (ABS(255 * SIN([.E200])) +ABS(255 * SIN([.F200])) + ABS(255 * SIN([.G200])))))" office:value-type="float" office:value="-255" calcext:value-type="float">
            <text:p>-255</text:p>
          </table:table-cell>
          <table:table-cell office:value-type="float" office:value="198" calcext:value-type="float">
            <text:p>198</text:p>
          </table:table-cell>
          <table:table-cell table:formula="of:=([.D200] - 60) / 180 * PI()" office:value-type="float" office:value="2.40855436775217" calcext:value-type="float">
            <text:p>2,40855436775217</text:p>
          </table:table-cell>
          <table:table-cell table:formula="of:=([.D200] - 180) / 180 * PI()" office:value-type="float" office:value="0.314159265358979" calcext:value-type="float">
            <text:p>0,314159265358979</text:p>
          </table:table-cell>
          <table:table-cell table:formula="of:=([.D200] - 300) / 180 * PI()" office:value-type="float" office:value="-1.78023583703422" calcext:value-type="float">
            <text:p>-1,78023583703422</text:p>
          </table:table-cell>
        </table:table-row>
        <table:table-row table:style-name="ro1">
          <table:table-cell table:formula="of:=ROUND(255*SIN([.E201])*(510/(ABS(255*SIN([.E201]))+ABS(255*SIN([.F201]))+ABS(255*SIN([.G201])))))" office:value-type="float" office:value="170" calcext:value-type="float">
            <text:p>170</text:p>
          </table:table-cell>
          <table:table-cell table:formula="of:= ROUND(255 * SIN([.F201]) * (510 / (ABS(255 * SIN([.E201])) +ABS(255 * SIN([.F201])) + ABS(255 * SIN([.G201])))))" office:value-type="float" office:value="85" calcext:value-type="float">
            <text:p>85</text:p>
          </table:table-cell>
          <table:table-cell table:formula="of:= ROUND(255 * SIN([.G201]) * (510 / (ABS(255 * SIN([.E201])) +ABS(255 * SIN([.F201])) + ABS(255 * SIN([.G201])))))" office:value-type="float" office:value="-255" calcext:value-type="float">
            <text:p>-255</text:p>
          </table:table-cell>
          <table:table-cell office:value-type="float" office:value="199" calcext:value-type="float">
            <text:p>199</text:p>
          </table:table-cell>
          <table:table-cell table:formula="of:=([.D201] - 60) / 180 * PI()" office:value-type="float" office:value="2.42600766027212" calcext:value-type="float">
            <text:p>2,42600766027212</text:p>
          </table:table-cell>
          <table:table-cell table:formula="of:=([.D201] - 180) / 180 * PI()" office:value-type="float" office:value="0.331612557878923" calcext:value-type="float">
            <text:p>0,331612557878923</text:p>
          </table:table-cell>
          <table:table-cell table:formula="of:=([.D201] - 300) / 180 * PI()" office:value-type="float" office:value="-1.76278254451427" calcext:value-type="float">
            <text:p>-1,76278254451427</text:p>
          </table:table-cell>
        </table:table-row>
        <table:table-row table:style-name="ro1">
          <table:table-cell table:formula="of:=ROUND(255*SIN([.E202])*(510/(ABS(255*SIN([.E202]))+ABS(255*SIN([.F202]))+ABS(255*SIN([.G202])))))" office:value-type="float" office:value="166" calcext:value-type="float">
            <text:p>166</text:p>
          </table:table-cell>
          <table:table-cell table:formula="of:= ROUND(255 * SIN([.F202]) * (510 / (ABS(255 * SIN([.E202])) +ABS(255 * SIN([.F202])) + ABS(255 * SIN([.G202])))))" office:value-type="float" office:value="89" calcext:value-type="float">
            <text:p>89</text:p>
          </table:table-cell>
          <table:table-cell table:formula="of:= ROUND(255 * SIN([.G202]) * (510 / (ABS(255 * SIN([.E202])) +ABS(255 * SIN([.F202])) + ABS(255 * SIN([.G202])))))" office:value-type="float" office:value="-255" calcext:value-type="float">
            <text:p>-255</text:p>
          </table:table-cell>
          <table:table-cell office:value-type="float" office:value="200" calcext:value-type="float">
            <text:p>200</text:p>
          </table:table-cell>
          <table:table-cell table:formula="of:=([.D202] - 60) / 180 * PI()" office:value-type="float" office:value="2.44346095279206" calcext:value-type="float">
            <text:p>2,44346095279206</text:p>
          </table:table-cell>
          <table:table-cell table:formula="of:=([.D202] - 180) / 180 * PI()" office:value-type="float" office:value="0.349065850398866" calcext:value-type="float">
            <text:p>0,349065850398866</text:p>
          </table:table-cell>
          <table:table-cell table:formula="of:=([.D202] - 300) / 180 * PI()" office:value-type="float" office:value="-1.74532925199433" calcext:value-type="float">
            <text:p>-1,74532925199433</text:p>
          </table:table-cell>
        </table:table-row>
        <table:table-row table:style-name="ro1">
          <table:table-cell table:formula="of:=ROUND(255*SIN([.E203])*(510/(ABS(255*SIN([.E203]))+ABS(255*SIN([.F203]))+ABS(255*SIN([.G203])))))" office:value-type="float" office:value="162" calcext:value-type="float">
            <text:p>162</text:p>
          </table:table-cell>
          <table:table-cell table:formula="of:= ROUND(255 * SIN([.F203]) * (510 / (ABS(255 * SIN([.E203])) +ABS(255 * SIN([.F203])) + ABS(255 * SIN([.G203])))))" office:value-type="float" office:value="93" calcext:value-type="float">
            <text:p>93</text:p>
          </table:table-cell>
          <table:table-cell table:formula="of:= ROUND(255 * SIN([.G203]) * (510 / (ABS(255 * SIN([.E203])) +ABS(255 * SIN([.F203])) + ABS(255 * SIN([.G203])))))" office:value-type="float" office:value="-255" calcext:value-type="float">
            <text:p>-255</text:p>
          </table:table-cell>
          <table:table-cell office:value-type="float" office:value="201" calcext:value-type="float">
            <text:p>201</text:p>
          </table:table-cell>
          <table:table-cell table:formula="of:=([.D203] - 60) / 180 * PI()" office:value-type="float" office:value="2.460914245312" calcext:value-type="float">
            <text:p>2,460914245312</text:p>
          </table:table-cell>
          <table:table-cell table:formula="of:=([.D203] - 180) / 180 * PI()" office:value-type="float" office:value="0.366519142918809" calcext:value-type="float">
            <text:p>0,366519142918809</text:p>
          </table:table-cell>
          <table:table-cell table:formula="of:=([.D203] - 300) / 180 * PI()" office:value-type="float" office:value="-1.72787595947439" calcext:value-type="float">
            <text:p>-1,72787595947439</text:p>
          </table:table-cell>
        </table:table-row>
        <table:table-row table:style-name="ro1">
          <table:table-cell table:formula="of:=ROUND(255*SIN([.E204])*(510/(ABS(255*SIN([.E204]))+ABS(255*SIN([.F204]))+ABS(255*SIN([.G204])))))" office:value-type="float" office:value="159" calcext:value-type="float">
            <text:p>159</text:p>
          </table:table-cell>
          <table:table-cell table:formula="of:= ROUND(255 * SIN([.F204]) * (510 / (ABS(255 * SIN([.E204])) +ABS(255 * SIN([.F204])) + ABS(255 * SIN([.G204])))))" office:value-type="float" office:value="96" calcext:value-type="float">
            <text:p>96</text:p>
          </table:table-cell>
          <table:table-cell table:formula="of:= ROUND(255 * SIN([.G204]) * (510 / (ABS(255 * SIN([.E204])) +ABS(255 * SIN([.F204])) + ABS(255 * SIN([.G204])))))" office:value-type="float" office:value="-255" calcext:value-type="float">
            <text:p>-255</text:p>
          </table:table-cell>
          <table:table-cell office:value-type="float" office:value="202" calcext:value-type="float">
            <text:p>202</text:p>
          </table:table-cell>
          <table:table-cell table:formula="of:=([.D204] - 60) / 180 * PI()" office:value-type="float" office:value="2.47836753783195" calcext:value-type="float">
            <text:p>2,47836753783195</text:p>
          </table:table-cell>
          <table:table-cell table:formula="of:=([.D204] - 180) / 180 * PI()" office:value-type="float" office:value="0.383972435438752" calcext:value-type="float">
            <text:p>0,383972435438752</text:p>
          </table:table-cell>
          <table:table-cell table:formula="of:=([.D204] - 300) / 180 * PI()" office:value-type="float" office:value="-1.71042266695444" calcext:value-type="float">
            <text:p>-1,71042266695444</text:p>
          </table:table-cell>
        </table:table-row>
        <table:table-row table:style-name="ro1">
          <table:table-cell table:formula="of:=ROUND(255*SIN([.E205])*(510/(ABS(255*SIN([.E205]))+ABS(255*SIN([.F205]))+ABS(255*SIN([.G205])))))" office:value-type="float" office:value="155" calcext:value-type="float">
            <text:p>155</text:p>
          </table:table-cell>
          <table:table-cell table:formula="of:= ROUND(255 * SIN([.F205]) * (510 / (ABS(255 * SIN([.E205])) +ABS(255 * SIN([.F205])) + ABS(255 * SIN([.G205])))))" office:value-type="float" office:value="100" calcext:value-type="float">
            <text:p>100</text:p>
          </table:table-cell>
          <table:table-cell table:formula="of:= ROUND(255 * SIN([.G205]) * (510 / (ABS(255 * SIN([.E205])) +ABS(255 * SIN([.F205])) + ABS(255 * SIN([.G205])))))" office:value-type="float" office:value="-255" calcext:value-type="float">
            <text:p>-255</text:p>
          </table:table-cell>
          <table:table-cell office:value-type="float" office:value="203" calcext:value-type="float">
            <text:p>203</text:p>
          </table:table-cell>
          <table:table-cell table:formula="of:=([.D205] - 60) / 180 * PI()" office:value-type="float" office:value="2.49582083035189" calcext:value-type="float">
            <text:p>2,49582083035189</text:p>
          </table:table-cell>
          <table:table-cell table:formula="of:=([.D205] - 180) / 180 * PI()" office:value-type="float" office:value="0.401425727958696" calcext:value-type="float">
            <text:p>0,401425727958696</text:p>
          </table:table-cell>
          <table:table-cell table:formula="of:=([.D205] - 300) / 180 * PI()" office:value-type="float" office:value="-1.6929693744345" calcext:value-type="float">
            <text:p>-1,6929693744345</text:p>
          </table:table-cell>
        </table:table-row>
        <table:table-row table:style-name="ro1">
          <table:table-cell table:formula="of:=ROUND(255*SIN([.E206])*(510/(ABS(255*SIN([.E206]))+ABS(255*SIN([.F206]))+ABS(255*SIN([.G206])))))" office:value-type="float" office:value="151" calcext:value-type="float">
            <text:p>151</text:p>
          </table:table-cell>
          <table:table-cell table:formula="of:= ROUND(255 * SIN([.F206]) * (510 / (ABS(255 * SIN([.E206])) +ABS(255 * SIN([.F206])) + ABS(255 * SIN([.G206])))))" office:value-type="float" office:value="104" calcext:value-type="float">
            <text:p>104</text:p>
          </table:table-cell>
          <table:table-cell table:formula="of:= ROUND(255 * SIN([.G206]) * (510 / (ABS(255 * SIN([.E206])) +ABS(255 * SIN([.F206])) + ABS(255 * SIN([.G206])))))" office:value-type="float" office:value="-255" calcext:value-type="float">
            <text:p>-255</text:p>
          </table:table-cell>
          <table:table-cell office:value-type="float" office:value="204" calcext:value-type="float">
            <text:p>204</text:p>
          </table:table-cell>
          <table:table-cell table:formula="of:=([.D206] - 60) / 180 * PI()" office:value-type="float" office:value="2.51327412287183" calcext:value-type="float">
            <text:p>2,51327412287183</text:p>
          </table:table-cell>
          <table:table-cell table:formula="of:=([.D206] - 180) / 180 * PI()" office:value-type="float" office:value="0.418879020478639" calcext:value-type="float">
            <text:p>0,418879020478639</text:p>
          </table:table-cell>
          <table:table-cell table:formula="of:=([.D206] - 300) / 180 * PI()" office:value-type="float" office:value="-1.67551608191456" calcext:value-type="float">
            <text:p>-1,67551608191456</text:p>
          </table:table-cell>
        </table:table-row>
        <table:table-row table:style-name="ro1">
          <table:table-cell table:formula="of:=ROUND(255*SIN([.E207])*(510/(ABS(255*SIN([.E207]))+ABS(255*SIN([.F207]))+ABS(255*SIN([.G207])))))" office:value-type="float" office:value="147" calcext:value-type="float">
            <text:p>147</text:p>
          </table:table-cell>
          <table:table-cell table:formula="of:= ROUND(255 * SIN([.F207]) * (510 / (ABS(255 * SIN([.E207])) +ABS(255 * SIN([.F207])) + ABS(255 * SIN([.G207])))))" office:value-type="float" office:value="108" calcext:value-type="float">
            <text:p>108</text:p>
          </table:table-cell>
          <table:table-cell table:formula="of:= ROUND(255 * SIN([.G207]) * (510 / (ABS(255 * SIN([.E207])) +ABS(255 * SIN([.F207])) + ABS(255 * SIN([.G207])))))" office:value-type="float" office:value="-255" calcext:value-type="float">
            <text:p>-255</text:p>
          </table:table-cell>
          <table:table-cell office:value-type="float" office:value="205" calcext:value-type="float">
            <text:p>205</text:p>
          </table:table-cell>
          <table:table-cell table:formula="of:=([.D207] - 60) / 180 * PI()" office:value-type="float" office:value="2.53072741539178" calcext:value-type="float">
            <text:p>2,53072741539178</text:p>
          </table:table-cell>
          <table:table-cell table:formula="of:=([.D207] - 180) / 180 * PI()" office:value-type="float" office:value="0.436332312998582" calcext:value-type="float">
            <text:p>0,436332312998582</text:p>
          </table:table-cell>
          <table:table-cell table:formula="of:=([.D207] - 300) / 180 * PI()" office:value-type="float" office:value="-1.65806278939461" calcext:value-type="float">
            <text:p>-1,65806278939461</text:p>
          </table:table-cell>
        </table:table-row>
        <table:table-row table:style-name="ro1">
          <table:table-cell table:formula="of:=ROUND(255*SIN([.E208])*(510/(ABS(255*SIN([.E208]))+ABS(255*SIN([.F208]))+ABS(255*SIN([.G208])))))" office:value-type="float" office:value="143" calcext:value-type="float">
            <text:p>143</text:p>
          </table:table-cell>
          <table:table-cell table:formula="of:= ROUND(255 * SIN([.F208]) * (510 / (ABS(255 * SIN([.E208])) +ABS(255 * SIN([.F208])) + ABS(255 * SIN([.G208])))))" office:value-type="float" office:value="112" calcext:value-type="float">
            <text:p>112</text:p>
          </table:table-cell>
          <table:table-cell table:formula="of:= ROUND(255 * SIN([.G208]) * (510 / (ABS(255 * SIN([.E208])) +ABS(255 * SIN([.F208])) + ABS(255 * SIN([.G208])))))" office:value-type="float" office:value="-255" calcext:value-type="float">
            <text:p>-255</text:p>
          </table:table-cell>
          <table:table-cell office:value-type="float" office:value="206" calcext:value-type="float">
            <text:p>206</text:p>
          </table:table-cell>
          <table:table-cell table:formula="of:=([.D208] - 60) / 180 * PI()" office:value-type="float" office:value="2.54818070791172" calcext:value-type="float">
            <text:p>2,54818070791172</text:p>
          </table:table-cell>
          <table:table-cell table:formula="of:=([.D208] - 180) / 180 * PI()" office:value-type="float" office:value="0.453785605518526" calcext:value-type="float">
            <text:p>0,453785605518526</text:p>
          </table:table-cell>
          <table:table-cell table:formula="of:=([.D208] - 300) / 180 * PI()" office:value-type="float" office:value="-1.64060949687467" calcext:value-type="float">
            <text:p>-1,64060949687467</text:p>
          </table:table-cell>
        </table:table-row>
        <table:table-row table:style-name="ro1">
          <table:table-cell table:formula="of:=ROUND(255*SIN([.E209])*(510/(ABS(255*SIN([.E209]))+ABS(255*SIN([.F209]))+ABS(255*SIN([.G209])))))" office:value-type="float" office:value="139" calcext:value-type="float">
            <text:p>139</text:p>
          </table:table-cell>
          <table:table-cell table:formula="of:= ROUND(255 * SIN([.F209]) * (510 / (ABS(255 * SIN([.E209])) +ABS(255 * SIN([.F209])) + ABS(255 * SIN([.G209])))))" office:value-type="float" office:value="116" calcext:value-type="float">
            <text:p>116</text:p>
          </table:table-cell>
          <table:table-cell table:formula="of:= ROUND(255 * SIN([.G209]) * (510 / (ABS(255 * SIN([.E209])) +ABS(255 * SIN([.F209])) + ABS(255 * SIN([.G209])))))" office:value-type="float" office:value="-255" calcext:value-type="float">
            <text:p>-255</text:p>
          </table:table-cell>
          <table:table-cell office:value-type="float" office:value="207" calcext:value-type="float">
            <text:p>207</text:p>
          </table:table-cell>
          <table:table-cell table:formula="of:=([.D209] - 60) / 180 * PI()" office:value-type="float" office:value="2.56563400043166" calcext:value-type="float">
            <text:p>2,56563400043166</text:p>
          </table:table-cell>
          <table:table-cell table:formula="of:=([.D209] - 180) / 180 * PI()" office:value-type="float" office:value="0.471238898038469" calcext:value-type="float">
            <text:p>0,471238898038469</text:p>
          </table:table-cell>
          <table:table-cell table:formula="of:=([.D209] - 300) / 180 * PI()" office:value-type="float" office:value="-1.62315620435473" calcext:value-type="float">
            <text:p>-1,62315620435473</text:p>
          </table:table-cell>
        </table:table-row>
        <table:table-row table:style-name="ro1">
          <table:table-cell table:formula="of:=ROUND(255*SIN([.E210])*(510/(ABS(255*SIN([.E210]))+ABS(255*SIN([.F210]))+ABS(255*SIN([.G210])))))" office:value-type="float" office:value="135" calcext:value-type="float">
            <text:p>135</text:p>
          </table:table-cell>
          <table:table-cell table:formula="of:= ROUND(255 * SIN([.F210]) * (510 / (ABS(255 * SIN([.E210])) +ABS(255 * SIN([.F210])) + ABS(255 * SIN([.G210])))))" office:value-type="float" office:value="120" calcext:value-type="float">
            <text:p>120</text:p>
          </table:table-cell>
          <table:table-cell table:formula="of:= ROUND(255 * SIN([.G210]) * (510 / (ABS(255 * SIN([.E210])) +ABS(255 * SIN([.F210])) + ABS(255 * SIN([.G210])))))" office:value-type="float" office:value="-255" calcext:value-type="float">
            <text:p>-255</text:p>
          </table:table-cell>
          <table:table-cell office:value-type="float" office:value="208" calcext:value-type="float">
            <text:p>208</text:p>
          </table:table-cell>
          <table:table-cell table:formula="of:=([.D210] - 60) / 180 * PI()" office:value-type="float" office:value="2.58308729295161" calcext:value-type="float">
            <text:p>2,58308729295161</text:p>
          </table:table-cell>
          <table:table-cell table:formula="of:=([.D210] - 180) / 180 * PI()" office:value-type="float" office:value="0.488692190558412" calcext:value-type="float">
            <text:p>0,488692190558412</text:p>
          </table:table-cell>
          <table:table-cell table:formula="of:=([.D210] - 300) / 180 * PI()" office:value-type="float" office:value="-1.60570291183478" calcext:value-type="float">
            <text:p>-1,60570291183478</text:p>
          </table:table-cell>
        </table:table-row>
        <table:table-row table:style-name="ro1">
          <table:table-cell table:formula="of:=ROUND(255*SIN([.E211])*(510/(ABS(255*SIN([.E211]))+ABS(255*SIN([.F211]))+ABS(255*SIN([.G211])))))" office:value-type="float" office:value="131" calcext:value-type="float">
            <text:p>131</text:p>
          </table:table-cell>
          <table:table-cell table:formula="of:= ROUND(255 * SIN([.F211]) * (510 / (ABS(255 * SIN([.E211])) +ABS(255 * SIN([.F211])) + ABS(255 * SIN([.G211])))))" office:value-type="float" office:value="124" calcext:value-type="float">
            <text:p>124</text:p>
          </table:table-cell>
          <table:table-cell table:formula="of:= ROUND(255 * SIN([.G211]) * (510 / (ABS(255 * SIN([.E211])) +ABS(255 * SIN([.F211])) + ABS(255 * SIN([.G211])))))" office:value-type="float" office:value="-255" calcext:value-type="float">
            <text:p>-255</text:p>
          </table:table-cell>
          <table:table-cell office:value-type="float" office:value="209" calcext:value-type="float">
            <text:p>209</text:p>
          </table:table-cell>
          <table:table-cell table:formula="of:=([.D211] - 60) / 180 * PI()" office:value-type="float" office:value="2.60054058547155" calcext:value-type="float">
            <text:p>2,60054058547155</text:p>
          </table:table-cell>
          <table:table-cell table:formula="of:=([.D211] - 180) / 180 * PI()" office:value-type="float" office:value="0.506145483078356" calcext:value-type="float">
            <text:p>0,506145483078356</text:p>
          </table:table-cell>
          <table:table-cell table:formula="of:=([.D211] - 300) / 180 * PI()" office:value-type="float" office:value="-1.58824961931484" calcext:value-type="float">
            <text:p>-1,58824961931484</text:p>
          </table:table-cell>
        </table:table-row>
        <table:table-row table:style-name="ro1">
          <table:table-cell table:formula="of:=ROUND(255*SIN([.E212])*(510/(ABS(255*SIN([.E212]))+ABS(255*SIN([.F212]))+ABS(255*SIN([.G212])))))" office:value-type="float" office:value="128" calcext:value-type="float">
            <text:p>128</text:p>
          </table:table-cell>
          <table:table-cell table:formula="of:= ROUND(255 * SIN([.F212]) * (510 / (ABS(255 * SIN([.E212])) +ABS(255 * SIN([.F212])) + ABS(255 * SIN([.G212])))))" office:value-type="float" office:value="128" calcext:value-type="float">
            <text:p>128</text:p>
          </table:table-cell>
          <table:table-cell table:formula="of:= ROUND(255 * SIN([.G212]) * (510 / (ABS(255 * SIN([.E212])) +ABS(255 * SIN([.F212])) + ABS(255 * SIN([.G212])))))" office:value-type="float" office:value="-255" calcext:value-type="float">
            <text:p>-255</text:p>
          </table:table-cell>
          <table:table-cell office:value-type="float" office:value="210" calcext:value-type="float">
            <text:p>210</text:p>
          </table:table-cell>
          <table:table-cell table:formula="of:=([.D212] - 60) / 180 * PI()" office:value-type="float" office:value="2.61799387799149" calcext:value-type="float">
            <text:p>2,61799387799149</text:p>
          </table:table-cell>
          <table:table-cell table:formula="of:=([.D212] - 180) / 180 * PI()" office:value-type="float" office:value="0.523598775598299" calcext:value-type="float">
            <text:p>0,523598775598299</text:p>
          </table:table-cell>
          <table:table-cell table:formula="of:=([.D212] - 300) / 180 * PI()" office:value-type="float" office:value="-1.5707963267949" calcext:value-type="float">
            <text:p>-1,5707963267949</text:p>
          </table:table-cell>
        </table:table-row>
        <table:table-row table:style-name="ro1">
          <table:table-cell table:formula="of:=ROUND(255*SIN([.E213])*(510/(ABS(255*SIN([.E213]))+ABS(255*SIN([.F213]))+ABS(255*SIN([.G213])))))" office:value-type="float" office:value="124" calcext:value-type="float">
            <text:p>124</text:p>
          </table:table-cell>
          <table:table-cell table:formula="of:= ROUND(255 * SIN([.F213]) * (510 / (ABS(255 * SIN([.E213])) +ABS(255 * SIN([.F213])) + ABS(255 * SIN([.G213])))))" office:value-type="float" office:value="131" calcext:value-type="float">
            <text:p>131</text:p>
          </table:table-cell>
          <table:table-cell table:formula="of:= ROUND(255 * SIN([.G213]) * (510 / (ABS(255 * SIN([.E213])) +ABS(255 * SIN([.F213])) + ABS(255 * SIN([.G213])))))" office:value-type="float" office:value="-255" calcext:value-type="float">
            <text:p>-255</text:p>
          </table:table-cell>
          <table:table-cell office:value-type="float" office:value="211" calcext:value-type="float">
            <text:p>211</text:p>
          </table:table-cell>
          <table:table-cell table:formula="of:=([.D213] - 60) / 180 * PI()" office:value-type="float" office:value="2.63544717051144" calcext:value-type="float">
            <text:p>2,63544717051144</text:p>
          </table:table-cell>
          <table:table-cell table:formula="of:=([.D213] - 180) / 180 * PI()" office:value-type="float" office:value="0.541052068118242" calcext:value-type="float">
            <text:p>0,541052068118242</text:p>
          </table:table-cell>
          <table:table-cell table:formula="of:=([.D213] - 300) / 180 * PI()" office:value-type="float" office:value="-1.55334303427495" calcext:value-type="float">
            <text:p>-1,55334303427495</text:p>
          </table:table-cell>
        </table:table-row>
        <table:table-row table:style-name="ro1">
          <table:table-cell table:formula="of:=ROUND(255*SIN([.E214])*(510/(ABS(255*SIN([.E214]))+ABS(255*SIN([.F214]))+ABS(255*SIN([.G214])))))" office:value-type="float" office:value="120" calcext:value-type="float">
            <text:p>120</text:p>
          </table:table-cell>
          <table:table-cell table:formula="of:= ROUND(255 * SIN([.F214]) * (510 / (ABS(255 * SIN([.E214])) +ABS(255 * SIN([.F214])) + ABS(255 * SIN([.G214])))))" office:value-type="float" office:value="135" calcext:value-type="float">
            <text:p>135</text:p>
          </table:table-cell>
          <table:table-cell table:formula="of:= ROUND(255 * SIN([.G214]) * (510 / (ABS(255 * SIN([.E214])) +ABS(255 * SIN([.F214])) + ABS(255 * SIN([.G214])))))" office:value-type="float" office:value="-255" calcext:value-type="float">
            <text:p>-255</text:p>
          </table:table-cell>
          <table:table-cell office:value-type="float" office:value="212" calcext:value-type="float">
            <text:p>212</text:p>
          </table:table-cell>
          <table:table-cell table:formula="of:=([.D214] - 60) / 180 * PI()" office:value-type="float" office:value="2.65290046303138" calcext:value-type="float">
            <text:p>2,65290046303138</text:p>
          </table:table-cell>
          <table:table-cell table:formula="of:=([.D214] - 180) / 180 * PI()" office:value-type="float" office:value="0.558505360638185" calcext:value-type="float">
            <text:p>0,558505360638185</text:p>
          </table:table-cell>
          <table:table-cell table:formula="of:=([.D214] - 300) / 180 * PI()" office:value-type="float" office:value="-1.53588974175501" calcext:value-type="float">
            <text:p>-1,53588974175501</text:p>
          </table:table-cell>
        </table:table-row>
        <table:table-row table:style-name="ro1">
          <table:table-cell table:formula="of:=ROUND(255*SIN([.E215])*(510/(ABS(255*SIN([.E215]))+ABS(255*SIN([.F215]))+ABS(255*SIN([.G215])))))" office:value-type="float" office:value="116" calcext:value-type="float">
            <text:p>116</text:p>
          </table:table-cell>
          <table:table-cell table:formula="of:= ROUND(255 * SIN([.F215]) * (510 / (ABS(255 * SIN([.E215])) +ABS(255 * SIN([.F215])) + ABS(255 * SIN([.G215])))))" office:value-type="float" office:value="139" calcext:value-type="float">
            <text:p>139</text:p>
          </table:table-cell>
          <table:table-cell table:formula="of:= ROUND(255 * SIN([.G215]) * (510 / (ABS(255 * SIN([.E215])) +ABS(255 * SIN([.F215])) + ABS(255 * SIN([.G215])))))" office:value-type="float" office:value="-255" calcext:value-type="float">
            <text:p>-255</text:p>
          </table:table-cell>
          <table:table-cell office:value-type="float" office:value="213" calcext:value-type="float">
            <text:p>213</text:p>
          </table:table-cell>
          <table:table-cell table:formula="of:=([.D215] - 60) / 180 * PI()" office:value-type="float" office:value="2.67035375555132" calcext:value-type="float">
            <text:p>2,67035375555132</text:p>
          </table:table-cell>
          <table:table-cell table:formula="of:=([.D215] - 180) / 180 * PI()" office:value-type="float" office:value="0.575958653158129" calcext:value-type="float">
            <text:p>0,575958653158129</text:p>
          </table:table-cell>
          <table:table-cell table:formula="of:=([.D215] - 300) / 180 * PI()" office:value-type="float" office:value="-1.51843644923507" calcext:value-type="float">
            <text:p>-1,51843644923507</text:p>
          </table:table-cell>
        </table:table-row>
        <table:table-row table:style-name="ro1">
          <table:table-cell table:formula="of:=ROUND(255*SIN([.E216])*(510/(ABS(255*SIN([.E216]))+ABS(255*SIN([.F216]))+ABS(255*SIN([.G216])))))" office:value-type="float" office:value="112" calcext:value-type="float">
            <text:p>112</text:p>
          </table:table-cell>
          <table:table-cell table:formula="of:= ROUND(255 * SIN([.F216]) * (510 / (ABS(255 * SIN([.E216])) +ABS(255 * SIN([.F216])) + ABS(255 * SIN([.G216])))))" office:value-type="float" office:value="143" calcext:value-type="float">
            <text:p>143</text:p>
          </table:table-cell>
          <table:table-cell table:formula="of:= ROUND(255 * SIN([.G216]) * (510 / (ABS(255 * SIN([.E216])) +ABS(255 * SIN([.F216])) + ABS(255 * SIN([.G216])))))" office:value-type="float" office:value="-255" calcext:value-type="float">
            <text:p>-255</text:p>
          </table:table-cell>
          <table:table-cell office:value-type="float" office:value="214" calcext:value-type="float">
            <text:p>214</text:p>
          </table:table-cell>
          <table:table-cell table:formula="of:=([.D216] - 60) / 180 * PI()" office:value-type="float" office:value="2.68780704807127" calcext:value-type="float">
            <text:p>2,68780704807127</text:p>
          </table:table-cell>
          <table:table-cell table:formula="of:=([.D216] - 180) / 180 * PI()" office:value-type="float" office:value="0.593411945678072" calcext:value-type="float">
            <text:p>0,593411945678072</text:p>
          </table:table-cell>
          <table:table-cell table:formula="of:=([.D216] - 300) / 180 * PI()" office:value-type="float" office:value="-1.50098315671512" calcext:value-type="float">
            <text:p>-1,50098315671512</text:p>
          </table:table-cell>
        </table:table-row>
        <table:table-row table:style-name="ro1">
          <table:table-cell table:formula="of:=ROUND(255*SIN([.E217])*(510/(ABS(255*SIN([.E217]))+ABS(255*SIN([.F217]))+ABS(255*SIN([.G217])))))" office:value-type="float" office:value="108" calcext:value-type="float">
            <text:p>108</text:p>
          </table:table-cell>
          <table:table-cell table:formula="of:= ROUND(255 * SIN([.F217]) * (510 / (ABS(255 * SIN([.E217])) +ABS(255 * SIN([.F217])) + ABS(255 * SIN([.G217])))))" office:value-type="float" office:value="147" calcext:value-type="float">
            <text:p>147</text:p>
          </table:table-cell>
          <table:table-cell table:formula="of:= ROUND(255 * SIN([.G217]) * (510 / (ABS(255 * SIN([.E217])) +ABS(255 * SIN([.F217])) + ABS(255 * SIN([.G217])))))" office:value-type="float" office:value="-255" calcext:value-type="float">
            <text:p>-255</text:p>
          </table:table-cell>
          <table:table-cell office:value-type="float" office:value="215" calcext:value-type="float">
            <text:p>215</text:p>
          </table:table-cell>
          <table:table-cell table:formula="of:=([.D217] - 60) / 180 * PI()" office:value-type="float" office:value="2.70526034059121" calcext:value-type="float">
            <text:p>2,70526034059121</text:p>
          </table:table-cell>
          <table:table-cell table:formula="of:=([.D217] - 180) / 180 * PI()" office:value-type="float" office:value="0.610865238198015" calcext:value-type="float">
            <text:p>0,610865238198015</text:p>
          </table:table-cell>
          <table:table-cell table:formula="of:=([.D217] - 300) / 180 * PI()" office:value-type="float" office:value="-1.48352986419518" calcext:value-type="float">
            <text:p>-1,48352986419518</text:p>
          </table:table-cell>
        </table:table-row>
        <table:table-row table:style-name="ro1">
          <table:table-cell table:formula="of:=ROUND(255*SIN([.E218])*(510/(ABS(255*SIN([.E218]))+ABS(255*SIN([.F218]))+ABS(255*SIN([.G218])))))" office:value-type="float" office:value="104" calcext:value-type="float">
            <text:p>104</text:p>
          </table:table-cell>
          <table:table-cell table:formula="of:= ROUND(255 * SIN([.F218]) * (510 / (ABS(255 * SIN([.E218])) +ABS(255 * SIN([.F218])) + ABS(255 * SIN([.G218])))))" office:value-type="float" office:value="151" calcext:value-type="float">
            <text:p>151</text:p>
          </table:table-cell>
          <table:table-cell table:formula="of:= ROUND(255 * SIN([.G218]) * (510 / (ABS(255 * SIN([.E218])) +ABS(255 * SIN([.F218])) + ABS(255 * SIN([.G218])))))" office:value-type="float" office:value="-255" calcext:value-type="float">
            <text:p>-255</text:p>
          </table:table-cell>
          <table:table-cell office:value-type="float" office:value="216" calcext:value-type="float">
            <text:p>216</text:p>
          </table:table-cell>
          <table:table-cell table:formula="of:=([.D218] - 60) / 180 * PI()" office:value-type="float" office:value="2.72271363311115" calcext:value-type="float">
            <text:p>2,72271363311115</text:p>
          </table:table-cell>
          <table:table-cell table:formula="of:=([.D218] - 180) / 180 * PI()" office:value-type="float" office:value="0.628318530717959" calcext:value-type="float">
            <text:p>0,628318530717959</text:p>
          </table:table-cell>
          <table:table-cell table:formula="of:=([.D218] - 300) / 180 * PI()" office:value-type="float" office:value="-1.46607657167524" calcext:value-type="float">
            <text:p>-1,46607657167524</text:p>
          </table:table-cell>
        </table:table-row>
        <table:table-row table:style-name="ro1">
          <table:table-cell table:formula="of:=ROUND(255*SIN([.E219])*(510/(ABS(255*SIN([.E219]))+ABS(255*SIN([.F219]))+ABS(255*SIN([.G219])))))" office:value-type="float" office:value="100" calcext:value-type="float">
            <text:p>100</text:p>
          </table:table-cell>
          <table:table-cell table:formula="of:= ROUND(255 * SIN([.F219]) * (510 / (ABS(255 * SIN([.E219])) +ABS(255 * SIN([.F219])) + ABS(255 * SIN([.G219])))))" office:value-type="float" office:value="155" calcext:value-type="float">
            <text:p>155</text:p>
          </table:table-cell>
          <table:table-cell table:formula="of:= ROUND(255 * SIN([.G219]) * (510 / (ABS(255 * SIN([.E219])) +ABS(255 * SIN([.F219])) + ABS(255 * SIN([.G219])))))" office:value-type="float" office:value="-255" calcext:value-type="float">
            <text:p>-255</text:p>
          </table:table-cell>
          <table:table-cell office:value-type="float" office:value="217" calcext:value-type="float">
            <text:p>217</text:p>
          </table:table-cell>
          <table:table-cell table:formula="of:=([.D219] - 60) / 180 * PI()" office:value-type="float" office:value="2.7401669256311" calcext:value-type="float">
            <text:p>2,7401669256311</text:p>
          </table:table-cell>
          <table:table-cell table:formula="of:=([.D219] - 180) / 180 * PI()" office:value-type="float" office:value="0.645771823237902" calcext:value-type="float">
            <text:p>0,645771823237902</text:p>
          </table:table-cell>
          <table:table-cell table:formula="of:=([.D219] - 300) / 180 * PI()" office:value-type="float" office:value="-1.44862327915529" calcext:value-type="float">
            <text:p>-1,44862327915529</text:p>
          </table:table-cell>
        </table:table-row>
        <table:table-row table:style-name="ro1">
          <table:table-cell table:formula="of:=ROUND(255*SIN([.E220])*(510/(ABS(255*SIN([.E220]))+ABS(255*SIN([.F220]))+ABS(255*SIN([.G220])))))" office:value-type="float" office:value="96" calcext:value-type="float">
            <text:p>96</text:p>
          </table:table-cell>
          <table:table-cell table:formula="of:= ROUND(255 * SIN([.F220]) * (510 / (ABS(255 * SIN([.E220])) +ABS(255 * SIN([.F220])) + ABS(255 * SIN([.G220])))))" office:value-type="float" office:value="159" calcext:value-type="float">
            <text:p>159</text:p>
          </table:table-cell>
          <table:table-cell table:formula="of:= ROUND(255 * SIN([.G220]) * (510 / (ABS(255 * SIN([.E220])) +ABS(255 * SIN([.F220])) + ABS(255 * SIN([.G220])))))" office:value-type="float" office:value="-255" calcext:value-type="float">
            <text:p>-255</text:p>
          </table:table-cell>
          <table:table-cell office:value-type="float" office:value="218" calcext:value-type="float">
            <text:p>218</text:p>
          </table:table-cell>
          <table:table-cell table:formula="of:=([.D220] - 60) / 180 * PI()" office:value-type="float" office:value="2.75762021815104" calcext:value-type="float">
            <text:p>2,75762021815104</text:p>
          </table:table-cell>
          <table:table-cell table:formula="of:=([.D220] - 180) / 180 * PI()" office:value-type="float" office:value="0.663225115757845" calcext:value-type="float">
            <text:p>0,663225115757845</text:p>
          </table:table-cell>
          <table:table-cell table:formula="of:=([.D220] - 300) / 180 * PI()" office:value-type="float" office:value="-1.43116998663535" calcext:value-type="float">
            <text:p>-1,43116998663535</text:p>
          </table:table-cell>
        </table:table-row>
        <table:table-row table:style-name="ro1">
          <table:table-cell table:formula="of:=ROUND(255*SIN([.E221])*(510/(ABS(255*SIN([.E221]))+ABS(255*SIN([.F221]))+ABS(255*SIN([.G221])))))" office:value-type="float" office:value="93" calcext:value-type="float">
            <text:p>93</text:p>
          </table:table-cell>
          <table:table-cell table:formula="of:= ROUND(255 * SIN([.F221]) * (510 / (ABS(255 * SIN([.E221])) +ABS(255 * SIN([.F221])) + ABS(255 * SIN([.G221])))))" office:value-type="float" office:value="162" calcext:value-type="float">
            <text:p>162</text:p>
          </table:table-cell>
          <table:table-cell table:formula="of:= ROUND(255 * SIN([.G221]) * (510 / (ABS(255 * SIN([.E221])) +ABS(255 * SIN([.F221])) + ABS(255 * SIN([.G221])))))" office:value-type="float" office:value="-255" calcext:value-type="float">
            <text:p>-255</text:p>
          </table:table-cell>
          <table:table-cell office:value-type="float" office:value="219" calcext:value-type="float">
            <text:p>219</text:p>
          </table:table-cell>
          <table:table-cell table:formula="of:=([.D221] - 60) / 180 * PI()" office:value-type="float" office:value="2.77507351067098" calcext:value-type="float">
            <text:p>2,77507351067098</text:p>
          </table:table-cell>
          <table:table-cell table:formula="of:=([.D221] - 180) / 180 * PI()" office:value-type="float" office:value="0.680678408277789" calcext:value-type="float">
            <text:p>0,680678408277789</text:p>
          </table:table-cell>
          <table:table-cell table:formula="of:=([.D221] - 300) / 180 * PI()" office:value-type="float" office:value="-1.41371669411541" calcext:value-type="float">
            <text:p>-1,41371669411541</text:p>
          </table:table-cell>
        </table:table-row>
        <table:table-row table:style-name="ro1">
          <table:table-cell table:formula="of:=ROUND(255*SIN([.E222])*(510/(ABS(255*SIN([.E222]))+ABS(255*SIN([.F222]))+ABS(255*SIN([.G222])))))" office:value-type="float" office:value="89" calcext:value-type="float">
            <text:p>89</text:p>
          </table:table-cell>
          <table:table-cell table:formula="of:= ROUND(255 * SIN([.F222]) * (510 / (ABS(255 * SIN([.E222])) +ABS(255 * SIN([.F222])) + ABS(255 * SIN([.G222])))))" office:value-type="float" office:value="166" calcext:value-type="float">
            <text:p>166</text:p>
          </table:table-cell>
          <table:table-cell table:formula="of:= ROUND(255 * SIN([.G222]) * (510 / (ABS(255 * SIN([.E222])) +ABS(255 * SIN([.F222])) + ABS(255 * SIN([.G222])))))" office:value-type="float" office:value="-255" calcext:value-type="float">
            <text:p>-255</text:p>
          </table:table-cell>
          <table:table-cell office:value-type="float" office:value="220" calcext:value-type="float">
            <text:p>220</text:p>
          </table:table-cell>
          <table:table-cell table:formula="of:=([.D222] - 60) / 180 * PI()" office:value-type="float" office:value="2.79252680319093" calcext:value-type="float">
            <text:p>2,79252680319093</text:p>
          </table:table-cell>
          <table:table-cell table:formula="of:=([.D222] - 180) / 180 * PI()" office:value-type="float" office:value="0.698131700797732" calcext:value-type="float">
            <text:p>0,698131700797732</text:p>
          </table:table-cell>
          <table:table-cell table:formula="of:=([.D222] - 300) / 180 * PI()" office:value-type="float" office:value="-1.39626340159546" calcext:value-type="float">
            <text:p>-1,39626340159546</text:p>
          </table:table-cell>
        </table:table-row>
        <table:table-row table:style-name="ro1">
          <table:table-cell table:formula="of:=ROUND(255*SIN([.E223])*(510/(ABS(255*SIN([.E223]))+ABS(255*SIN([.F223]))+ABS(255*SIN([.G223])))))" office:value-type="float" office:value="85" calcext:value-type="float">
            <text:p>85</text:p>
          </table:table-cell>
          <table:table-cell table:formula="of:= ROUND(255 * SIN([.F223]) * (510 / (ABS(255 * SIN([.E223])) +ABS(255 * SIN([.F223])) + ABS(255 * SIN([.G223])))))" office:value-type="float" office:value="170" calcext:value-type="float">
            <text:p>170</text:p>
          </table:table-cell>
          <table:table-cell table:formula="of:= ROUND(255 * SIN([.G223]) * (510 / (ABS(255 * SIN([.E223])) +ABS(255 * SIN([.F223])) + ABS(255 * SIN([.G223])))))"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table:formula="of:=([.D223] - 60) / 180 * PI()" office:value-type="float" office:value="2.80998009571087" calcext:value-type="float">
            <text:p>2,80998009571087</text:p>
          </table:table-cell>
          <table:table-cell table:formula="of:=([.D223] - 180) / 180 * PI()" office:value-type="float" office:value="0.715584993317675" calcext:value-type="float">
            <text:p>0,715584993317675</text:p>
          </table:table-cell>
          <table:table-cell table:formula="of:=([.D223] - 300) / 180 * PI()" office:value-type="float" office:value="-1.37881010907552" calcext:value-type="float">
            <text:p>-1,37881010907552</text:p>
          </table:table-cell>
        </table:table-row>
        <table:table-row table:style-name="ro1">
          <table:table-cell table:formula="of:=ROUND(255*SIN([.E224])*(510/(ABS(255*SIN([.E224]))+ABS(255*SIN([.F224]))+ABS(255*SIN([.G224])))))" office:value-type="float" office:value="81" calcext:value-type="float">
            <text:p>81</text:p>
          </table:table-cell>
          <table:table-cell table:formula="of:= ROUND(255 * SIN([.F224]) * (510 / (ABS(255 * SIN([.E224])) +ABS(255 * SIN([.F224])) + ABS(255 * SIN([.G224])))))" office:value-type="float" office:value="174" calcext:value-type="float">
            <text:p>174</text:p>
          </table:table-cell>
          <table:table-cell table:formula="of:= ROUND(255 * SIN([.G224]) * (510 / (ABS(255 * SIN([.E224])) +ABS(255 * SIN([.F224])) + ABS(255 * SIN([.G224])))))" office:value-type="float" office:value="-255" calcext:value-type="float">
            <text:p>-255</text:p>
          </table:table-cell>
          <table:table-cell office:value-type="float" office:value="222" calcext:value-type="float">
            <text:p>222</text:p>
          </table:table-cell>
          <table:table-cell table:formula="of:=([.D224] - 60) / 180 * PI()" office:value-type="float" office:value="2.82743338823081" calcext:value-type="float">
            <text:p>2,82743338823081</text:p>
          </table:table-cell>
          <table:table-cell table:formula="of:=([.D224] - 180) / 180 * PI()" office:value-type="float" office:value="0.733038285837618" calcext:value-type="float">
            <text:p>0,733038285837618</text:p>
          </table:table-cell>
          <table:table-cell table:formula="of:=([.D224] - 300) / 180 * PI()" office:value-type="float" office:value="-1.36135681655558" calcext:value-type="float">
            <text:p>-1,36135681655558</text:p>
          </table:table-cell>
        </table:table-row>
        <table:table-row table:style-name="ro1">
          <table:table-cell table:formula="of:=ROUND(255*SIN([.E225])*(510/(ABS(255*SIN([.E225]))+ABS(255*SIN([.F225]))+ABS(255*SIN([.G225])))))" office:value-type="float" office:value="77" calcext:value-type="float">
            <text:p>77</text:p>
          </table:table-cell>
          <table:table-cell table:formula="of:= ROUND(255 * SIN([.F225]) * (510 / (ABS(255 * SIN([.E225])) +ABS(255 * SIN([.F225])) + ABS(255 * SIN([.G225])))))" office:value-type="float" office:value="178" calcext:value-type="float">
            <text:p>178</text:p>
          </table:table-cell>
          <table:table-cell table:formula="of:= ROUND(255 * SIN([.G225]) * (510 / (ABS(255 * SIN([.E225])) +ABS(255 * SIN([.F225])) + ABS(255 * SIN([.G225])))))" office:value-type="float" office:value="-255" calcext:value-type="float">
            <text:p>-255</text:p>
          </table:table-cell>
          <table:table-cell office:value-type="float" office:value="223" calcext:value-type="float">
            <text:p>223</text:p>
          </table:table-cell>
          <table:table-cell table:formula="of:=([.D225] - 60) / 180 * PI()" office:value-type="float" office:value="2.84488668075076" calcext:value-type="float">
            <text:p>2,84488668075076</text:p>
          </table:table-cell>
          <table:table-cell table:formula="of:=([.D225] - 180) / 180 * PI()" office:value-type="float" office:value="0.750491578357562" calcext:value-type="float">
            <text:p>0,750491578357562</text:p>
          </table:table-cell>
          <table:table-cell table:formula="of:=([.D225] - 300) / 180 * PI()" office:value-type="float" office:value="-1.34390352403563" calcext:value-type="float">
            <text:p>-1,34390352403563</text:p>
          </table:table-cell>
        </table:table-row>
        <table:table-row table:style-name="ro1">
          <table:table-cell table:formula="of:=ROUND(255*SIN([.E226])*(510/(ABS(255*SIN([.E226]))+ABS(255*SIN([.F226]))+ABS(255*SIN([.G226])))))" office:value-type="float" office:value="72" calcext:value-type="float">
            <text:p>72</text:p>
          </table:table-cell>
          <table:table-cell table:formula="of:= ROUND(255 * SIN([.F226]) * (510 / (ABS(255 * SIN([.E226])) +ABS(255 * SIN([.F226])) + ABS(255 * SIN([.G226])))))" office:value-type="float" office:value="183" calcext:value-type="float">
            <text:p>183</text:p>
          </table:table-cell>
          <table:table-cell table:formula="of:= ROUND(255 * SIN([.G226]) * (510 / (ABS(255 * SIN([.E226])) +ABS(255 * SIN([.F226])) + ABS(255 * SIN([.G226])))))" office:value-type="float" office:value="-255" calcext:value-type="float">
            <text:p>-255</text:p>
          </table:table-cell>
          <table:table-cell office:value-type="float" office:value="224" calcext:value-type="float">
            <text:p>224</text:p>
          </table:table-cell>
          <table:table-cell table:formula="of:=([.D226] - 60) / 180 * PI()" office:value-type="float" office:value="2.8623399732707" calcext:value-type="float">
            <text:p>2,8623399732707</text:p>
          </table:table-cell>
          <table:table-cell table:formula="of:=([.D226] - 180) / 180 * PI()" office:value-type="float" office:value="0.767944870877505" calcext:value-type="float">
            <text:p>0,767944870877505</text:p>
          </table:table-cell>
          <table:table-cell table:formula="of:=([.D226] - 300) / 180 * PI()" office:value-type="float" office:value="-1.32645023151569" calcext:value-type="float">
            <text:p>-1,32645023151569</text:p>
          </table:table-cell>
        </table:table-row>
        <table:table-row table:style-name="ro1">
          <table:table-cell table:formula="of:=ROUND(255*SIN([.E227])*(510/(ABS(255*SIN([.E227]))+ABS(255*SIN([.F227]))+ABS(255*SIN([.G227])))))" office:value-type="float" office:value="68" calcext:value-type="float">
            <text:p>68</text:p>
          </table:table-cell>
          <table:table-cell table:formula="of:= ROUND(255 * SIN([.F227]) * (510 / (ABS(255 * SIN([.E227])) +ABS(255 * SIN([.F227])) + ABS(255 * SIN([.G227])))))" office:value-type="float" office:value="187" calcext:value-type="float">
            <text:p>187</text:p>
          </table:table-cell>
          <table:table-cell table:formula="of:= ROUND(255 * SIN([.G227]) * (510 / (ABS(255 * SIN([.E227])) +ABS(255 * SIN([.F227])) + ABS(255 * SIN([.G227])))))" office:value-type="float" office:value="-255" calcext:value-type="float">
            <text:p>-255</text:p>
          </table:table-cell>
          <table:table-cell office:value-type="float" office:value="225" calcext:value-type="float">
            <text:p>225</text:p>
          </table:table-cell>
          <table:table-cell table:formula="of:=([.D227] - 60) / 180 * PI()" office:value-type="float" office:value="2.87979326579064" calcext:value-type="float">
            <text:p>2,87979326579064</text:p>
          </table:table-cell>
          <table:table-cell table:formula="of:=([.D227] - 180) / 180 * PI()" office:value-type="float" office:value="0.785398163397448" calcext:value-type="float">
            <text:p>0,785398163397448</text:p>
          </table:table-cell>
          <table:table-cell table:formula="of:=([.D227] - 300) / 180 * PI()" office:value-type="float" office:value="-1.30899693899575" calcext:value-type="float">
            <text:p>-1,30899693899575</text:p>
          </table:table-cell>
        </table:table-row>
        <table:table-row table:style-name="ro1">
          <table:table-cell table:formula="of:=ROUND(255*SIN([.E228])*(510/(ABS(255*SIN([.E228]))+ABS(255*SIN([.F228]))+ABS(255*SIN([.G228])))))" office:value-type="float" office:value="64" calcext:value-type="float">
            <text:p>64</text:p>
          </table:table-cell>
          <table:table-cell table:formula="of:= ROUND(255 * SIN([.F228]) * (510 / (ABS(255 * SIN([.E228])) +ABS(255 * SIN([.F228])) + ABS(255 * SIN([.G228])))))" office:value-type="float" office:value="191" calcext:value-type="float">
            <text:p>191</text:p>
          </table:table-cell>
          <table:table-cell table:formula="of:= ROUND(255 * SIN([.G228]) * (510 / (ABS(255 * SIN([.E228])) +ABS(255 * SIN([.F228])) + ABS(255 * SIN([.G228])))))" office:value-type="float" office:value="-255" calcext:value-type="float">
            <text:p>-255</text:p>
          </table:table-cell>
          <table:table-cell office:value-type="float" office:value="226" calcext:value-type="float">
            <text:p>226</text:p>
          </table:table-cell>
          <table:table-cell table:formula="of:=([.D228] - 60) / 180 * PI()" office:value-type="float" office:value="2.89724655831059" calcext:value-type="float">
            <text:p>2,89724655831059</text:p>
          </table:table-cell>
          <table:table-cell table:formula="of:=([.D228] - 180) / 180 * PI()" office:value-type="float" office:value="0.802851455917391" calcext:value-type="float">
            <text:p>0,802851455917391</text:p>
          </table:table-cell>
          <table:table-cell table:formula="of:=([.D228] - 300) / 180 * PI()" office:value-type="float" office:value="-1.2915436464758" calcext:value-type="float">
            <text:p>-1,2915436464758</text:p>
          </table:table-cell>
        </table:table-row>
        <table:table-row table:style-name="ro1">
          <table:table-cell table:formula="of:=ROUND(255*SIN([.E229])*(510/(ABS(255*SIN([.E229]))+ABS(255*SIN([.F229]))+ABS(255*SIN([.G229])))))" office:value-type="float" office:value="60" calcext:value-type="float">
            <text:p>60</text:p>
          </table:table-cell>
          <table:table-cell table:formula="of:= ROUND(255 * SIN([.F229]) * (510 / (ABS(255 * SIN([.E229])) +ABS(255 * SIN([.F229])) + ABS(255 * SIN([.G229])))))" office:value-type="float" office:value="195" calcext:value-type="float">
            <text:p>195</text:p>
          </table:table-cell>
          <table:table-cell table:formula="of:= ROUND(255 * SIN([.G229]) * (510 / (ABS(255 * SIN([.E229])) +ABS(255 * SIN([.F229])) + ABS(255 * SIN([.G229])))))" office:value-type="float" office:value="-255" calcext:value-type="float">
            <text:p>-255</text:p>
          </table:table-cell>
          <table:table-cell office:value-type="float" office:value="227" calcext:value-type="float">
            <text:p>227</text:p>
          </table:table-cell>
          <table:table-cell table:formula="of:=([.D229] - 60) / 180 * PI()" office:value-type="float" office:value="2.91469985083053" calcext:value-type="float">
            <text:p>2,91469985083053</text:p>
          </table:table-cell>
          <table:table-cell table:formula="of:=([.D229] - 180) / 180 * PI()" office:value-type="float" office:value="0.820304748437335" calcext:value-type="float">
            <text:p>0,820304748437335</text:p>
          </table:table-cell>
          <table:table-cell table:formula="of:=([.D229] - 300) / 180 * PI()" office:value-type="float" office:value="-1.27409035395586" calcext:value-type="float">
            <text:p>-1,27409035395586</text:p>
          </table:table-cell>
        </table:table-row>
        <table:table-row table:style-name="ro1">
          <table:table-cell table:formula="of:=ROUND(255*SIN([.E230])*(510/(ABS(255*SIN([.E230]))+ABS(255*SIN([.F230]))+ABS(255*SIN([.G230])))))" office:value-type="float" office:value="56" calcext:value-type="float">
            <text:p>56</text:p>
          </table:table-cell>
          <table:table-cell table:formula="of:= ROUND(255 * SIN([.F230]) * (510 / (ABS(255 * SIN([.E230])) +ABS(255 * SIN([.F230])) + ABS(255 * SIN([.G230])))))" office:value-type="float" office:value="199" calcext:value-type="float">
            <text:p>199</text:p>
          </table:table-cell>
          <table:table-cell table:formula="of:= ROUND(255 * SIN([.G230]) * (510 / (ABS(255 * SIN([.E230])) +ABS(255 * SIN([.F230])) + ABS(255 * SIN([.G230])))))" office:value-type="float" office:value="-255" calcext:value-type="float">
            <text:p>-255</text:p>
          </table:table-cell>
          <table:table-cell office:value-type="float" office:value="228" calcext:value-type="float">
            <text:p>228</text:p>
          </table:table-cell>
          <table:table-cell table:formula="of:=([.D230] - 60) / 180 * PI()" office:value-type="float" office:value="2.93215314335047" calcext:value-type="float">
            <text:p>2,93215314335047</text:p>
          </table:table-cell>
          <table:table-cell table:formula="of:=([.D230] - 180) / 180 * PI()" office:value-type="float" office:value="0.837758040957278" calcext:value-type="float">
            <text:p>0,837758040957278</text:p>
          </table:table-cell>
          <table:table-cell table:formula="of:=([.D230] - 300) / 180 * PI()" office:value-type="float" office:value="-1.25663706143592" calcext:value-type="float">
            <text:p>-1,25663706143592</text:p>
          </table:table-cell>
        </table:table-row>
        <table:table-row table:style-name="ro1">
          <table:table-cell table:formula="of:=ROUND(255*SIN([.E231])*(510/(ABS(255*SIN([.E231]))+ABS(255*SIN([.F231]))+ABS(255*SIN([.G231])))))" office:value-type="float" office:value="51" calcext:value-type="float">
            <text:p>51</text:p>
          </table:table-cell>
          <table:table-cell table:formula="of:= ROUND(255 * SIN([.F231]) * (510 / (ABS(255 * SIN([.E231])) +ABS(255 * SIN([.F231])) + ABS(255 * SIN([.G231])))))" office:value-type="float" office:value="204" calcext:value-type="float">
            <text:p>204</text:p>
          </table:table-cell>
          <table:table-cell table:formula="of:= ROUND(255 * SIN([.G231]) * (510 / (ABS(255 * SIN([.E231])) +ABS(255 * SIN([.F231])) + ABS(255 * SIN([.G231])))))" office:value-type="float" office:value="-255" calcext:value-type="float">
            <text:p>-255</text:p>
          </table:table-cell>
          <table:table-cell office:value-type="float" office:value="229" calcext:value-type="float">
            <text:p>229</text:p>
          </table:table-cell>
          <table:table-cell table:formula="of:=([.D231] - 60) / 180 * PI()" office:value-type="float" office:value="2.94960643587042" calcext:value-type="float">
            <text:p>2,94960643587042</text:p>
          </table:table-cell>
          <table:table-cell table:formula="of:=([.D231] - 180) / 180 * PI()" office:value-type="float" office:value="0.855211333477221" calcext:value-type="float">
            <text:p>0,855211333477221</text:p>
          </table:table-cell>
          <table:table-cell table:formula="of:=([.D231] - 300) / 180 * PI()" office:value-type="float" office:value="-1.23918376891597" calcext:value-type="float">
            <text:p>-1,23918376891597</text:p>
          </table:table-cell>
        </table:table-row>
        <table:table-row table:style-name="ro1">
          <table:table-cell table:formula="of:=ROUND(255*SIN([.E232])*(510/(ABS(255*SIN([.E232]))+ABS(255*SIN([.F232]))+ABS(255*SIN([.G232])))))" office:value-type="float" office:value="47" calcext:value-type="float">
            <text:p>47</text:p>
          </table:table-cell>
          <table:table-cell table:formula="of:= ROUND(255 * SIN([.F232]) * (510 / (ABS(255 * SIN([.E232])) +ABS(255 * SIN([.F232])) + ABS(255 * SIN([.G232])))))" office:value-type="float" office:value="208" calcext:value-type="float">
            <text:p>208</text:p>
          </table:table-cell>
          <table:table-cell table:formula="of:= ROUND(255 * SIN([.G232]) * (510 / (ABS(255 * SIN([.E232])) +ABS(255 * SIN([.F232])) + ABS(255 * SIN([.G232])))))" office:value-type="float" office:value="-255" calcext:value-type="float">
            <text:p>-255</text:p>
          </table:table-cell>
          <table:table-cell office:value-type="float" office:value="230" calcext:value-type="float">
            <text:p>230</text:p>
          </table:table-cell>
          <table:table-cell table:formula="of:=([.D232] - 60) / 180 * PI()" office:value-type="float" office:value="2.96705972839036" calcext:value-type="float">
            <text:p>2,96705972839036</text:p>
          </table:table-cell>
          <table:table-cell table:formula="of:=([.D232] - 180) / 180 * PI()" office:value-type="float" office:value="0.872664625997165" calcext:value-type="float">
            <text:p>0,872664625997165</text:p>
          </table:table-cell>
          <table:table-cell table:formula="of:=([.D232] - 300) / 180 * PI()" office:value-type="float" office:value="-1.22173047639603" calcext:value-type="float">
            <text:p>-1,22173047639603</text:p>
          </table:table-cell>
        </table:table-row>
        <table:table-row table:style-name="ro1">
          <table:table-cell table:formula="of:=ROUND(255*SIN([.E233])*(510/(ABS(255*SIN([.E233]))+ABS(255*SIN([.F233]))+ABS(255*SIN([.G233])))))" office:value-type="float" office:value="43" calcext:value-type="float">
            <text:p>43</text:p>
          </table:table-cell>
          <table:table-cell table:formula="of:= ROUND(255 * SIN([.F233]) * (510 / (ABS(255 * SIN([.E233])) +ABS(255 * SIN([.F233])) + ABS(255 * SIN([.G233])))))" office:value-type="float" office:value="212" calcext:value-type="float">
            <text:p>212</text:p>
          </table:table-cell>
          <table:table-cell table:formula="of:= ROUND(255 * SIN([.G233]) * (510 / (ABS(255 * SIN([.E233])) +ABS(255 * SIN([.F233])) + ABS(255 * SIN([.G233])))))" office:value-type="float" office:value="-255" calcext:value-type="float">
            <text:p>-255</text:p>
          </table:table-cell>
          <table:table-cell office:value-type="float" office:value="231" calcext:value-type="float">
            <text:p>231</text:p>
          </table:table-cell>
          <table:table-cell table:formula="of:=([.D233] - 60) / 180 * PI()" office:value-type="float" office:value="2.9845130209103" calcext:value-type="float">
            <text:p>2,9845130209103</text:p>
          </table:table-cell>
          <table:table-cell table:formula="of:=([.D233] - 180) / 180 * PI()" office:value-type="float" office:value="0.890117918517108" calcext:value-type="float">
            <text:p>0,890117918517108</text:p>
          </table:table-cell>
          <table:table-cell table:formula="of:=([.D233] - 300) / 180 * PI()" office:value-type="float" office:value="-1.20427718387609" calcext:value-type="float">
            <text:p>-1,20427718387609</text:p>
          </table:table-cell>
        </table:table-row>
        <table:table-row table:style-name="ro1">
          <table:table-cell table:formula="of:=ROUND(255*SIN([.E234])*(510/(ABS(255*SIN([.E234]))+ABS(255*SIN([.F234]))+ABS(255*SIN([.G234])))))" office:value-type="float" office:value="38" calcext:value-type="float">
            <text:p>38</text:p>
          </table:table-cell>
          <table:table-cell table:formula="of:= ROUND(255 * SIN([.F234]) * (510 / (ABS(255 * SIN([.E234])) +ABS(255 * SIN([.F234])) + ABS(255 * SIN([.G234])))))" office:value-type="float" office:value="217" calcext:value-type="float">
            <text:p>217</text:p>
          </table:table-cell>
          <table:table-cell table:formula="of:= ROUND(255 * SIN([.G234]) * (510 / (ABS(255 * SIN([.E234])) +ABS(255 * SIN([.F234])) + ABS(255 * SIN([.G234])))))" office:value-type="float" office:value="-255" calcext:value-type="float">
            <text:p>-255</text:p>
          </table:table-cell>
          <table:table-cell office:value-type="float" office:value="232" calcext:value-type="float">
            <text:p>232</text:p>
          </table:table-cell>
          <table:table-cell table:formula="of:=([.D234] - 60) / 180 * PI()" office:value-type="float" office:value="3.00196631343025" calcext:value-type="float">
            <text:p>3,00196631343025</text:p>
          </table:table-cell>
          <table:table-cell table:formula="of:=([.D234] - 180) / 180 * PI()" office:value-type="float" office:value="0.907571211037051" calcext:value-type="float">
            <text:p>0,907571211037051</text:p>
          </table:table-cell>
          <table:table-cell table:formula="of:=([.D234] - 300) / 180 * PI()" office:value-type="float" office:value="-1.18682389135614" calcext:value-type="float">
            <text:p>-1,18682389135614</text:p>
          </table:table-cell>
        </table:table-row>
        <table:table-row table:style-name="ro1">
          <table:table-cell table:formula="of:=ROUND(255*SIN([.E235])*(510/(ABS(255*SIN([.E235]))+ABS(255*SIN([.F235]))+ABS(255*SIN([.G235])))))" office:value-type="float" office:value="34" calcext:value-type="float">
            <text:p>34</text:p>
          </table:table-cell>
          <table:table-cell table:formula="of:= ROUND(255 * SIN([.F235]) * (510 / (ABS(255 * SIN([.E235])) +ABS(255 * SIN([.F235])) + ABS(255 * SIN([.G235])))))" office:value-type="float" office:value="221" calcext:value-type="float">
            <text:p>221</text:p>
          </table:table-cell>
          <table:table-cell table:formula="of:= ROUND(255 * SIN([.G235]) * (510 / (ABS(255 * SIN([.E235])) +ABS(255 * SIN([.F235])) + ABS(255 * SIN([.G235])))))" office:value-type="float" office:value="-255" calcext:value-type="float">
            <text:p>-255</text:p>
          </table:table-cell>
          <table:table-cell office:value-type="float" office:value="233" calcext:value-type="float">
            <text:p>233</text:p>
          </table:table-cell>
          <table:table-cell table:formula="of:=([.D235] - 60) / 180 * PI()" office:value-type="float" office:value="3.01941960595019" calcext:value-type="float">
            <text:p>3,01941960595019</text:p>
          </table:table-cell>
          <table:table-cell table:formula="of:=([.D235] - 180) / 180 * PI()" office:value-type="float" office:value="0.925024503556995" calcext:value-type="float">
            <text:p>0,925024503556995</text:p>
          </table:table-cell>
          <table:table-cell table:formula="of:=([.D235] - 300) / 180 * PI()" office:value-type="float" office:value="-1.1693705988362" calcext:value-type="float">
            <text:p>-1,1693705988362</text:p>
          </table:table-cell>
        </table:table-row>
        <table:table-row table:style-name="ro1">
          <table:table-cell table:formula="of:=ROUND(255*SIN([.E236])*(510/(ABS(255*SIN([.E236]))+ABS(255*SIN([.F236]))+ABS(255*SIN([.G236])))))" office:value-type="float" office:value="29" calcext:value-type="float">
            <text:p>29</text:p>
          </table:table-cell>
          <table:table-cell table:formula="of:= ROUND(255 * SIN([.F236]) * (510 / (ABS(255 * SIN([.E236])) +ABS(255 * SIN([.F236])) + ABS(255 * SIN([.G236])))))" office:value-type="float" office:value="226" calcext:value-type="float">
            <text:p>226</text:p>
          </table:table-cell>
          <table:table-cell table:formula="of:= ROUND(255 * SIN([.G236]) * (510 / (ABS(255 * SIN([.E236])) +ABS(255 * SIN([.F236])) + ABS(255 * SIN([.G236])))))" office:value-type="float" office:value="-255" calcext:value-type="float">
            <text:p>-255</text:p>
          </table:table-cell>
          <table:table-cell office:value-type="float" office:value="234" calcext:value-type="float">
            <text:p>234</text:p>
          </table:table-cell>
          <table:table-cell table:formula="of:=([.D236] - 60) / 180 * PI()" office:value-type="float" office:value="3.03687289847013" calcext:value-type="float">
            <text:p>3,03687289847013</text:p>
          </table:table-cell>
          <table:table-cell table:formula="of:=([.D236] - 180) / 180 * PI()" office:value-type="float" office:value="0.942477796076938" calcext:value-type="float">
            <text:p>0,942477796076938</text:p>
          </table:table-cell>
          <table:table-cell table:formula="of:=([.D236] - 300) / 180 * PI()" office:value-type="float" office:value="-1.15191730631626" calcext:value-type="float">
            <text:p>-1,15191730631626</text:p>
          </table:table-cell>
        </table:table-row>
        <table:table-row table:style-name="ro1">
          <table:table-cell table:formula="of:=ROUND(255*SIN([.E237])*(510/(ABS(255*SIN([.E237]))+ABS(255*SIN([.F237]))+ABS(255*SIN([.G237])))))" office:value-type="float" office:value="25" calcext:value-type="float">
            <text:p>25</text:p>
          </table:table-cell>
          <table:table-cell table:formula="of:= ROUND(255 * SIN([.F237]) * (510 / (ABS(255 * SIN([.E237])) +ABS(255 * SIN([.F237])) + ABS(255 * SIN([.G237])))))" office:value-type="float" office:value="230" calcext:value-type="float">
            <text:p>230</text:p>
          </table:table-cell>
          <table:table-cell table:formula="of:= ROUND(255 * SIN([.G237]) * (510 / (ABS(255 * SIN([.E237])) +ABS(255 * SIN([.F237])) + ABS(255 * SIN([.G237])))))" office:value-type="float" office:value="-255" calcext:value-type="float">
            <text:p>-255</text:p>
          </table:table-cell>
          <table:table-cell office:value-type="float" office:value="235" calcext:value-type="float">
            <text:p>235</text:p>
          </table:table-cell>
          <table:table-cell table:formula="of:=([.D237] - 60) / 180 * PI()" office:value-type="float" office:value="3.05432619099008" calcext:value-type="float">
            <text:p>3,05432619099008</text:p>
          </table:table-cell>
          <table:table-cell table:formula="of:=([.D237] - 180) / 180 * PI()" office:value-type="float" office:value="0.959931088596881" calcext:value-type="float">
            <text:p>0,959931088596881</text:p>
          </table:table-cell>
          <table:table-cell table:formula="of:=([.D237] - 300) / 180 * PI()" office:value-type="float" office:value="-1.13446401379631" calcext:value-type="float">
            <text:p>-1,13446401379631</text:p>
          </table:table-cell>
        </table:table-row>
        <table:table-row table:style-name="ro1">
          <table:table-cell table:formula="of:=ROUND(255*SIN([.E238])*(510/(ABS(255*SIN([.E238]))+ABS(255*SIN([.F238]))+ABS(255*SIN([.G238])))))" office:value-type="float" office:value="20" calcext:value-type="float">
            <text:p>20</text:p>
          </table:table-cell>
          <table:table-cell table:formula="of:= ROUND(255 * SIN([.F238]) * (510 / (ABS(255 * SIN([.E238])) +ABS(255 * SIN([.F238])) + ABS(255 * SIN([.G238])))))" office:value-type="float" office:value="235" calcext:value-type="float">
            <text:p>235</text:p>
          </table:table-cell>
          <table:table-cell table:formula="of:= ROUND(255 * SIN([.G238]) * (510 / (ABS(255 * SIN([.E238])) +ABS(255 * SIN([.F238])) + ABS(255 * SIN([.G238])))))" office:value-type="float" office:value="-255" calcext:value-type="float">
            <text:p>-255</text:p>
          </table:table-cell>
          <table:table-cell office:value-type="float" office:value="236" calcext:value-type="float">
            <text:p>236</text:p>
          </table:table-cell>
          <table:table-cell table:formula="of:=([.D238] - 60) / 180 * PI()" office:value-type="float" office:value="3.07177948351002" calcext:value-type="float">
            <text:p>3,07177948351002</text:p>
          </table:table-cell>
          <table:table-cell table:formula="of:=([.D238] - 180) / 180 * PI()" office:value-type="float" office:value="0.977384381116825" calcext:value-type="float">
            <text:p>0,977384381116825</text:p>
          </table:table-cell>
          <table:table-cell table:formula="of:=([.D238] - 300) / 180 * PI()" office:value-type="float" office:value="-1.11701072127637" calcext:value-type="float">
            <text:p>-1,11701072127637</text:p>
          </table:table-cell>
        </table:table-row>
        <table:table-row table:style-name="ro1">
          <table:table-cell table:formula="of:=ROUND(255*SIN([.E239])*(510/(ABS(255*SIN([.E239]))+ABS(255*SIN([.F239]))+ABS(255*SIN([.G239])))))" office:value-type="float" office:value="15" calcext:value-type="float">
            <text:p>15</text:p>
          </table:table-cell>
          <table:table-cell table:formula="of:= ROUND(255 * SIN([.F239]) * (510 / (ABS(255 * SIN([.E239])) +ABS(255 * SIN([.F239])) + ABS(255 * SIN([.G239])))))" office:value-type="float" office:value="240" calcext:value-type="float">
            <text:p>240</text:p>
          </table:table-cell>
          <table:table-cell table:formula="of:= ROUND(255 * SIN([.G239]) * (510 / (ABS(255 * SIN([.E239])) +ABS(255 * SIN([.F239])) + ABS(255 * SIN([.G239])))))" office:value-type="float" office:value="-255" calcext:value-type="float">
            <text:p>-255</text:p>
          </table:table-cell>
          <table:table-cell office:value-type="float" office:value="237" calcext:value-type="float">
            <text:p>237</text:p>
          </table:table-cell>
          <table:table-cell table:formula="of:=([.D239] - 60) / 180 * PI()" office:value-type="float" office:value="3.08923277602996" calcext:value-type="float">
            <text:p>3,08923277602996</text:p>
          </table:table-cell>
          <table:table-cell table:formula="of:=([.D239] - 180) / 180 * PI()" office:value-type="float" office:value="0.994837673636768" calcext:value-type="float">
            <text:p>0,994837673636768</text:p>
          </table:table-cell>
          <table:table-cell table:formula="of:=([.D239] - 300) / 180 * PI()" office:value-type="float" office:value="-1.09955742875643" calcext:value-type="float">
            <text:p>-1,09955742875643</text:p>
          </table:table-cell>
        </table:table-row>
        <table:table-row table:style-name="ro1">
          <table:table-cell table:formula="of:=ROUND(255*SIN([.E240])*(510/(ABS(255*SIN([.E240]))+ABS(255*SIN([.F240]))+ABS(255*SIN([.G240])))))" office:value-type="float" office:value="10" calcext:value-type="float">
            <text:p>10</text:p>
          </table:table-cell>
          <table:table-cell table:formula="of:= ROUND(255 * SIN([.F240]) * (510 / (ABS(255 * SIN([.E240])) +ABS(255 * SIN([.F240])) + ABS(255 * SIN([.G240])))))" office:value-type="float" office:value="245" calcext:value-type="float">
            <text:p>245</text:p>
          </table:table-cell>
          <table:table-cell table:formula="of:= ROUND(255 * SIN([.G240]) * (510 / (ABS(255 * SIN([.E240])) +ABS(255 * SIN([.F240])) + ABS(255 * SIN([.G240])))))" office:value-type="float" office:value="-255" calcext:value-type="float">
            <text:p>-255</text:p>
          </table:table-cell>
          <table:table-cell office:value-type="float" office:value="238" calcext:value-type="float">
            <text:p>238</text:p>
          </table:table-cell>
          <table:table-cell table:formula="of:=([.D240] - 60) / 180 * PI()" office:value-type="float" office:value="3.10668606854991" calcext:value-type="float">
            <text:p>3,10668606854991</text:p>
          </table:table-cell>
          <table:table-cell table:formula="of:=([.D240] - 180) / 180 * PI()" office:value-type="float" office:value="1.01229096615671" calcext:value-type="float">
            <text:p>1,01229096615671</text:p>
          </table:table-cell>
          <table:table-cell table:formula="of:=([.D240] - 300) / 180 * PI()" office:value-type="float" office:value="-1.08210413623648" calcext:value-type="float">
            <text:p>-1,08210413623648</text:p>
          </table:table-cell>
        </table:table-row>
        <table:table-row table:style-name="ro1">
          <table:table-cell table:formula="of:=ROUND(255*SIN([.E241])*(510/(ABS(255*SIN([.E241]))+ABS(255*SIN([.F241]))+ABS(255*SIN([.G241])))))" office:value-type="float" office:value="5" calcext:value-type="float">
            <text:p>5</text:p>
          </table:table-cell>
          <table:table-cell table:formula="of:= ROUND(255 * SIN([.F241]) * (510 / (ABS(255 * SIN([.E241])) +ABS(255 * SIN([.F241])) + ABS(255 * SIN([.G241])))))" office:value-type="float" office:value="250" calcext:value-type="float">
            <text:p>250</text:p>
          </table:table-cell>
          <table:table-cell table:formula="of:= ROUND(255 * SIN([.G241]) * (510 / (ABS(255 * SIN([.E241])) +ABS(255 * SIN([.F241])) + ABS(255 * SIN([.G241])))))" office:value-type="float" office:value="-255" calcext:value-type="float">
            <text:p>-255</text:p>
          </table:table-cell>
          <table:table-cell office:value-type="float" office:value="239" calcext:value-type="float">
            <text:p>239</text:p>
          </table:table-cell>
          <table:table-cell table:formula="of:=([.D241] - 60) / 180 * PI()" office:value-type="float" office:value="3.12413936106985" calcext:value-type="float">
            <text:p>3,12413936106985</text:p>
          </table:table-cell>
          <table:table-cell table:formula="of:=([.D241] - 180) / 180 * PI()" office:value-type="float" office:value="1.02974425867665" calcext:value-type="float">
            <text:p>1,02974425867665</text:p>
          </table:table-cell>
          <table:table-cell table:formula="of:=([.D241] - 300) / 180 * PI()" office:value-type="float" office:value="-1.06465084371654" calcext:value-type="float">
            <text:p>-1,06465084371654</text:p>
          </table:table-cell>
        </table:table-row>
        <table:table-row table:style-name="ro1">
          <table:table-cell table:formula="of:=ROUND(255*SIN([.E242])*(510/(ABS(255*SIN([.E242]))+ABS(255*SIN([.F242]))+ABS(255*SIN([.G242])))))" office:value-type="float" office:value="0" calcext:value-type="float">
            <text:p>0</text:p>
          </table:table-cell>
          <table:table-cell table:formula="of:= ROUND(255 * SIN([.F242]) * (510 / (ABS(255 * SIN([.E242])) +ABS(255 * SIN([.F242])) + ABS(255 * SIN([.G242])))))" office:value-type="float" office:value="255" calcext:value-type="float">
            <text:p>255</text:p>
          </table:table-cell>
          <table:table-cell table:formula="of:= ROUND(255 * SIN([.G242]) * (510 / (ABS(255 * SIN([.E242])) +ABS(255 * SIN([.F242])) + ABS(255 * SIN([.G242])))))" office:value-type="float" office:value="-255" calcext:value-type="float">
            <text:p>-255</text:p>
          </table:table-cell>
          <table:table-cell office:value-type="float" office:value="240" calcext:value-type="float">
            <text:p>240</text:p>
          </table:table-cell>
          <table:table-cell table:formula="of:=([.D242] - 60) / 180 * PI()" office:value-type="float" office:value="3.14159265358979" calcext:value-type="float">
            <text:p>3,14159265358979</text:p>
          </table:table-cell>
          <table:table-cell table:formula="of:=([.D242] - 180) / 180 * PI()" office:value-type="float" office:value="1.0471975511966" calcext:value-type="float">
            <text:p>1,0471975511966</text:p>
          </table:table-cell>
          <table:table-cell table:formula="of:=([.D242] - 300) / 180 * PI()" office:value-type="float" office:value="-1.0471975511966" calcext:value-type="float">
            <text:p>-1,0471975511966</text:p>
          </table:table-cell>
        </table:table-row>
        <table:table-row table:style-name="ro1">
          <table:table-cell table:formula="of:=ROUND(255*SIN([.E243])*(510/(ABS(255*SIN([.E243]))+ABS(255*SIN([.F243]))+ABS(255*SIN([.G243])))))" office:value-type="float" office:value="-5" calcext:value-type="float">
            <text:p>-5</text:p>
          </table:table-cell>
          <table:table-cell table:formula="of:= ROUND(255 * SIN([.F243]) * (510 / (ABS(255 * SIN([.E243])) +ABS(255 * SIN([.F243])) + ABS(255 * SIN([.G243])))))" office:value-type="float" office:value="255" calcext:value-type="float">
            <text:p>255</text:p>
          </table:table-cell>
          <table:table-cell table:formula="of:= ROUND(255 * SIN([.G243]) * (510 / (ABS(255 * SIN([.E243])) +ABS(255 * SIN([.F243])) + ABS(255 * SIN([.G243])))))" office:value-type="float" office:value="-250" calcext:value-type="float">
            <text:p>-250</text:p>
          </table:table-cell>
          <table:table-cell office:value-type="float" office:value="241" calcext:value-type="float">
            <text:p>241</text:p>
          </table:table-cell>
          <table:table-cell table:formula="of:=([.D243] - 60) / 180 * PI()" office:value-type="float" office:value="3.15904594610974" calcext:value-type="float">
            <text:p>3,15904594610974</text:p>
          </table:table-cell>
          <table:table-cell table:formula="of:=([.D243] - 180) / 180 * PI()" office:value-type="float" office:value="1.06465084371654" calcext:value-type="float">
            <text:p>1,06465084371654</text:p>
          </table:table-cell>
          <table:table-cell table:formula="of:=([.D243] - 300) / 180 * PI()" office:value-type="float" office:value="-1.02974425867665" calcext:value-type="float">
            <text:p>-1,02974425867665</text:p>
          </table:table-cell>
        </table:table-row>
        <table:table-row table:style-name="ro1">
          <table:table-cell table:formula="of:=ROUND(255*SIN([.E244])*(510/(ABS(255*SIN([.E244]))+ABS(255*SIN([.F244]))+ABS(255*SIN([.G244])))))" office:value-type="float" office:value="-10" calcext:value-type="float">
            <text:p>-10</text:p>
          </table:table-cell>
          <table:table-cell table:formula="of:= ROUND(255 * SIN([.F244]) * (510 / (ABS(255 * SIN([.E244])) +ABS(255 * SIN([.F244])) + ABS(255 * SIN([.G244])))))" office:value-type="float" office:value="255" calcext:value-type="float">
            <text:p>255</text:p>
          </table:table-cell>
          <table:table-cell table:formula="of:= ROUND(255 * SIN([.G244]) * (510 / (ABS(255 * SIN([.E244])) +ABS(255 * SIN([.F244])) + ABS(255 * SIN([.G244])))))" office:value-type="float" office:value="-245" calcext:value-type="float">
            <text:p>-245</text:p>
          </table:table-cell>
          <table:table-cell office:value-type="float" office:value="242" calcext:value-type="float">
            <text:p>242</text:p>
          </table:table-cell>
          <table:table-cell table:formula="of:=([.D244] - 60) / 180 * PI()" office:value-type="float" office:value="3.17649923862968" calcext:value-type="float">
            <text:p>3,17649923862968</text:p>
          </table:table-cell>
          <table:table-cell table:formula="of:=([.D244] - 180) / 180 * PI()" office:value-type="float" office:value="1.08210413623648" calcext:value-type="float">
            <text:p>1,08210413623648</text:p>
          </table:table-cell>
          <table:table-cell table:formula="of:=([.D244] - 300) / 180 * PI()" office:value-type="float" office:value="-1.01229096615671" calcext:value-type="float">
            <text:p>-1,01229096615671</text:p>
          </table:table-cell>
        </table:table-row>
        <table:table-row table:style-name="ro1">
          <table:table-cell table:formula="of:=ROUND(255*SIN([.E245])*(510/(ABS(255*SIN([.E245]))+ABS(255*SIN([.F245]))+ABS(255*SIN([.G245])))))" office:value-type="float" office:value="-15" calcext:value-type="float">
            <text:p>-15</text:p>
          </table:table-cell>
          <table:table-cell table:formula="of:= ROUND(255 * SIN([.F245]) * (510 / (ABS(255 * SIN([.E245])) +ABS(255 * SIN([.F245])) + ABS(255 * SIN([.G245])))))" office:value-type="float" office:value="255" calcext:value-type="float">
            <text:p>255</text:p>
          </table:table-cell>
          <table:table-cell table:formula="of:= ROUND(255 * SIN([.G245]) * (510 / (ABS(255 * SIN([.E245])) +ABS(255 * SIN([.F245])) + ABS(255 * SIN([.G245])))))" office:value-type="float" office:value="-240" calcext:value-type="float">
            <text:p>-240</text:p>
          </table:table-cell>
          <table:table-cell office:value-type="float" office:value="243" calcext:value-type="float">
            <text:p>243</text:p>
          </table:table-cell>
          <table:table-cell table:formula="of:=([.D245] - 60) / 180 * PI()" office:value-type="float" office:value="3.19395253114962" calcext:value-type="float">
            <text:p>3,19395253114962</text:p>
          </table:table-cell>
          <table:table-cell table:formula="of:=([.D245] - 180) / 180 * PI()" office:value-type="float" office:value="1.09955742875643" calcext:value-type="float">
            <text:p>1,09955742875643</text:p>
          </table:table-cell>
          <table:table-cell table:formula="of:=([.D245] - 300) / 180 * PI()" office:value-type="float" office:value="-0.994837673636768" calcext:value-type="float">
            <text:p>-0,994837673636768</text:p>
          </table:table-cell>
        </table:table-row>
        <table:table-row table:style-name="ro1">
          <table:table-cell table:formula="of:=ROUND(255*SIN([.E246])*(510/(ABS(255*SIN([.E246]))+ABS(255*SIN([.F246]))+ABS(255*SIN([.G246])))))" office:value-type="float" office:value="-20" calcext:value-type="float">
            <text:p>-20</text:p>
          </table:table-cell>
          <table:table-cell table:formula="of:= ROUND(255 * SIN([.F246]) * (510 / (ABS(255 * SIN([.E246])) +ABS(255 * SIN([.F246])) + ABS(255 * SIN([.G246])))))" office:value-type="float" office:value="255" calcext:value-type="float">
            <text:p>255</text:p>
          </table:table-cell>
          <table:table-cell table:formula="of:= ROUND(255 * SIN([.G246]) * (510 / (ABS(255 * SIN([.E246])) +ABS(255 * SIN([.F246])) + ABS(255 * SIN([.G246])))))" office:value-type="float" office:value="-235" calcext:value-type="float">
            <text:p>-235</text:p>
          </table:table-cell>
          <table:table-cell office:value-type="float" office:value="244" calcext:value-type="float">
            <text:p>244</text:p>
          </table:table-cell>
          <table:table-cell table:formula="of:=([.D246] - 60) / 180 * PI()" office:value-type="float" office:value="3.21140582366957" calcext:value-type="float">
            <text:p>3,21140582366957</text:p>
          </table:table-cell>
          <table:table-cell table:formula="of:=([.D246] - 180) / 180 * PI()" office:value-type="float" office:value="1.11701072127637" calcext:value-type="float">
            <text:p>1,11701072127637</text:p>
          </table:table-cell>
          <table:table-cell table:formula="of:=([.D246] - 300) / 180 * PI()" office:value-type="float" office:value="-0.977384381116825" calcext:value-type="float">
            <text:p>-0,977384381116825</text:p>
          </table:table-cell>
        </table:table-row>
        <table:table-row table:style-name="ro1">
          <table:table-cell table:formula="of:=ROUND(255*SIN([.E247])*(510/(ABS(255*SIN([.E247]))+ABS(255*SIN([.F247]))+ABS(255*SIN([.G247])))))" office:value-type="float" office:value="-25" calcext:value-type="float">
            <text:p>-25</text:p>
          </table:table-cell>
          <table:table-cell table:formula="of:= ROUND(255 * SIN([.F247]) * (510 / (ABS(255 * SIN([.E247])) +ABS(255 * SIN([.F247])) + ABS(255 * SIN([.G247])))))" office:value-type="float" office:value="255" calcext:value-type="float">
            <text:p>255</text:p>
          </table:table-cell>
          <table:table-cell table:formula="of:= ROUND(255 * SIN([.G247]) * (510 / (ABS(255 * SIN([.E247])) +ABS(255 * SIN([.F247])) + ABS(255 * SIN([.G247])))))" office:value-type="float" office:value="-230" calcext:value-type="float">
            <text:p>-230</text:p>
          </table:table-cell>
          <table:table-cell office:value-type="float" office:value="245" calcext:value-type="float">
            <text:p>245</text:p>
          </table:table-cell>
          <table:table-cell table:formula="of:=([.D247] - 60) / 180 * PI()" office:value-type="float" office:value="3.22885911618951" calcext:value-type="float">
            <text:p>3,22885911618951</text:p>
          </table:table-cell>
          <table:table-cell table:formula="of:=([.D247] - 180) / 180 * PI()" office:value-type="float" office:value="1.13446401379631" calcext:value-type="float">
            <text:p>1,13446401379631</text:p>
          </table:table-cell>
          <table:table-cell table:formula="of:=([.D247] - 300) / 180 * PI()" office:value-type="float" office:value="-0.959931088596881" calcext:value-type="float">
            <text:p>-0,959931088596881</text:p>
          </table:table-cell>
        </table:table-row>
        <table:table-row table:style-name="ro1">
          <table:table-cell table:formula="of:=ROUND(255*SIN([.E248])*(510/(ABS(255*SIN([.E248]))+ABS(255*SIN([.F248]))+ABS(255*SIN([.G248])))))" office:value-type="float" office:value="-29" calcext:value-type="float">
            <text:p>-29</text:p>
          </table:table-cell>
          <table:table-cell table:formula="of:= ROUND(255 * SIN([.F248]) * (510 / (ABS(255 * SIN([.E248])) +ABS(255 * SIN([.F248])) + ABS(255 * SIN([.G248])))))" office:value-type="float" office:value="255" calcext:value-type="float">
            <text:p>255</text:p>
          </table:table-cell>
          <table:table-cell table:formula="of:= ROUND(255 * SIN([.G248]) * (510 / (ABS(255 * SIN([.E248])) +ABS(255 * SIN([.F248])) + ABS(255 * SIN([.G248])))))" office:value-type="float" office:value="-226" calcext:value-type="float">
            <text:p>-226</text:p>
          </table:table-cell>
          <table:table-cell office:value-type="float" office:value="246" calcext:value-type="float">
            <text:p>246</text:p>
          </table:table-cell>
          <table:table-cell table:formula="of:=([.D248] - 60) / 180 * PI()" office:value-type="float" office:value="3.24631240870945" calcext:value-type="float">
            <text:p>3,24631240870945</text:p>
          </table:table-cell>
          <table:table-cell table:formula="of:=([.D248] - 180) / 180 * PI()" office:value-type="float" office:value="1.15191730631626" calcext:value-type="float">
            <text:p>1,15191730631626</text:p>
          </table:table-cell>
          <table:table-cell table:formula="of:=([.D248] - 300) / 180 * PI()" office:value-type="float" office:value="-0.942477796076938" calcext:value-type="float">
            <text:p>-0,942477796076938</text:p>
          </table:table-cell>
        </table:table-row>
        <table:table-row table:style-name="ro1">
          <table:table-cell table:formula="of:=ROUND(255*SIN([.E249])*(510/(ABS(255*SIN([.E249]))+ABS(255*SIN([.F249]))+ABS(255*SIN([.G249])))))" office:value-type="float" office:value="-34" calcext:value-type="float">
            <text:p>-34</text:p>
          </table:table-cell>
          <table:table-cell table:formula="of:= ROUND(255 * SIN([.F249]) * (510 / (ABS(255 * SIN([.E249])) +ABS(255 * SIN([.F249])) + ABS(255 * SIN([.G249])))))" office:value-type="float" office:value="255" calcext:value-type="float">
            <text:p>255</text:p>
          </table:table-cell>
          <table:table-cell table:formula="of:= ROUND(255 * SIN([.G249]) * (510 / (ABS(255 * SIN([.E249])) +ABS(255 * SIN([.F249])) + ABS(255 * SIN([.G249])))))" office:value-type="float" office:value="-221" calcext:value-type="float">
            <text:p>-221</text:p>
          </table:table-cell>
          <table:table-cell office:value-type="float" office:value="247" calcext:value-type="float">
            <text:p>247</text:p>
          </table:table-cell>
          <table:table-cell table:formula="of:=([.D249] - 60) / 180 * PI()" office:value-type="float" office:value="3.2637657012294" calcext:value-type="float">
            <text:p>3,2637657012294</text:p>
          </table:table-cell>
          <table:table-cell table:formula="of:=([.D249] - 180) / 180 * PI()" office:value-type="float" office:value="1.1693705988362" calcext:value-type="float">
            <text:p>1,1693705988362</text:p>
          </table:table-cell>
          <table:table-cell table:formula="of:=([.D249] - 300) / 180 * PI()" office:value-type="float" office:value="-0.925024503556995" calcext:value-type="float">
            <text:p>-0,925024503556995</text:p>
          </table:table-cell>
        </table:table-row>
        <table:table-row table:style-name="ro1">
          <table:table-cell table:formula="of:=ROUND(255*SIN([.E250])*(510/(ABS(255*SIN([.E250]))+ABS(255*SIN([.F250]))+ABS(255*SIN([.G250])))))" office:value-type="float" office:value="-38" calcext:value-type="float">
            <text:p>-38</text:p>
          </table:table-cell>
          <table:table-cell table:formula="of:= ROUND(255 * SIN([.F250]) * (510 / (ABS(255 * SIN([.E250])) +ABS(255 * SIN([.F250])) + ABS(255 * SIN([.G250])))))" office:value-type="float" office:value="255" calcext:value-type="float">
            <text:p>255</text:p>
          </table:table-cell>
          <table:table-cell table:formula="of:= ROUND(255 * SIN([.G250]) * (510 / (ABS(255 * SIN([.E250])) +ABS(255 * SIN([.F250])) + ABS(255 * SIN([.G250])))))" office:value-type="float" office:value="-217" calcext:value-type="float">
            <text:p>-217</text:p>
          </table:table-cell>
          <table:table-cell office:value-type="float" office:value="248" calcext:value-type="float">
            <text:p>248</text:p>
          </table:table-cell>
          <table:table-cell table:formula="of:=([.D250] - 60) / 180 * PI()" office:value-type="float" office:value="3.28121899374934" calcext:value-type="float">
            <text:p>3,28121899374934</text:p>
          </table:table-cell>
          <table:table-cell table:formula="of:=([.D250] - 180) / 180 * PI()" office:value-type="float" office:value="1.18682389135614" calcext:value-type="float">
            <text:p>1,18682389135614</text:p>
          </table:table-cell>
          <table:table-cell table:formula="of:=([.D250] - 300) / 180 * PI()" office:value-type="float" office:value="-0.907571211037051" calcext:value-type="float">
            <text:p>-0,907571211037051</text:p>
          </table:table-cell>
        </table:table-row>
        <table:table-row table:style-name="ro1">
          <table:table-cell table:formula="of:=ROUND(255*SIN([.E251])*(510/(ABS(255*SIN([.E251]))+ABS(255*SIN([.F251]))+ABS(255*SIN([.G251])))))" office:value-type="float" office:value="-43" calcext:value-type="float">
            <text:p>-43</text:p>
          </table:table-cell>
          <table:table-cell table:formula="of:= ROUND(255 * SIN([.F251]) * (510 / (ABS(255 * SIN([.E251])) +ABS(255 * SIN([.F251])) + ABS(255 * SIN([.G251])))))" office:value-type="float" office:value="255" calcext:value-type="float">
            <text:p>255</text:p>
          </table:table-cell>
          <table:table-cell table:formula="of:= ROUND(255 * SIN([.G251]) * (510 / (ABS(255 * SIN([.E251])) +ABS(255 * SIN([.F251])) + ABS(255 * SIN([.G251])))))" office:value-type="float" office:value="-212" calcext:value-type="float">
            <text:p>-212</text:p>
          </table:table-cell>
          <table:table-cell office:value-type="float" office:value="249" calcext:value-type="float">
            <text:p>249</text:p>
          </table:table-cell>
          <table:table-cell table:formula="of:=([.D251] - 60) / 180 * PI()" office:value-type="float" office:value="3.29867228626928" calcext:value-type="float">
            <text:p>3,29867228626928</text:p>
          </table:table-cell>
          <table:table-cell table:formula="of:=([.D251] - 180) / 180 * PI()" office:value-type="float" office:value="1.20427718387609" calcext:value-type="float">
            <text:p>1,20427718387609</text:p>
          </table:table-cell>
          <table:table-cell table:formula="of:=([.D251] - 300) / 180 * PI()" office:value-type="float" office:value="-0.890117918517108" calcext:value-type="float">
            <text:p>-0,890117918517108</text:p>
          </table:table-cell>
        </table:table-row>
        <table:table-row table:style-name="ro1">
          <table:table-cell table:formula="of:=ROUND(255*SIN([.E252])*(510/(ABS(255*SIN([.E252]))+ABS(255*SIN([.F252]))+ABS(255*SIN([.G252])))))" office:value-type="float" office:value="-47" calcext:value-type="float">
            <text:p>-47</text:p>
          </table:table-cell>
          <table:table-cell table:formula="of:= ROUND(255 * SIN([.F252]) * (510 / (ABS(255 * SIN([.E252])) +ABS(255 * SIN([.F252])) + ABS(255 * SIN([.G252])))))" office:value-type="float" office:value="255" calcext:value-type="float">
            <text:p>255</text:p>
          </table:table-cell>
          <table:table-cell table:formula="of:= ROUND(255 * SIN([.G252]) * (510 / (ABS(255 * SIN([.E252])) +ABS(255 * SIN([.F252])) + ABS(255 * SIN([.G252])))))" office:value-type="float" office:value="-208" calcext:value-type="float">
            <text:p>-208</text:p>
          </table:table-cell>
          <table:table-cell office:value-type="float" office:value="250" calcext:value-type="float">
            <text:p>250</text:p>
          </table:table-cell>
          <table:table-cell table:formula="of:=([.D252] - 60) / 180 * PI()" office:value-type="float" office:value="3.31612557878923" calcext:value-type="float">
            <text:p>3,31612557878923</text:p>
          </table:table-cell>
          <table:table-cell table:formula="of:=([.D252] - 180) / 180 * PI()" office:value-type="float" office:value="1.22173047639603" calcext:value-type="float">
            <text:p>1,22173047639603</text:p>
          </table:table-cell>
          <table:table-cell table:formula="of:=([.D252] - 300) / 180 * PI()" office:value-type="float" office:value="-0.872664625997165" calcext:value-type="float">
            <text:p>-0,872664625997165</text:p>
          </table:table-cell>
        </table:table-row>
        <table:table-row table:style-name="ro1">
          <table:table-cell table:formula="of:=ROUND(255*SIN([.E253])*(510/(ABS(255*SIN([.E253]))+ABS(255*SIN([.F253]))+ABS(255*SIN([.G253])))))" office:value-type="float" office:value="-51" calcext:value-type="float">
            <text:p>-51</text:p>
          </table:table-cell>
          <table:table-cell table:formula="of:= ROUND(255 * SIN([.F253]) * (510 / (ABS(255 * SIN([.E253])) +ABS(255 * SIN([.F253])) + ABS(255 * SIN([.G253])))))" office:value-type="float" office:value="255" calcext:value-type="float">
            <text:p>255</text:p>
          </table:table-cell>
          <table:table-cell table:formula="of:= ROUND(255 * SIN([.G253]) * (510 / (ABS(255 * SIN([.E253])) +ABS(255 * SIN([.F253])) + ABS(255 * SIN([.G253])))))" office:value-type="float" office:value="-204" calcext:value-type="float">
            <text:p>-204</text:p>
          </table:table-cell>
          <table:table-cell office:value-type="float" office:value="251" calcext:value-type="float">
            <text:p>251</text:p>
          </table:table-cell>
          <table:table-cell table:formula="of:=([.D253] - 60) / 180 * PI()" office:value-type="float" office:value="3.33357887130917" calcext:value-type="float">
            <text:p>3,33357887130917</text:p>
          </table:table-cell>
          <table:table-cell table:formula="of:=([.D253] - 180) / 180 * PI()" office:value-type="float" office:value="1.23918376891597" calcext:value-type="float">
            <text:p>1,23918376891597</text:p>
          </table:table-cell>
          <table:table-cell table:formula="of:=([.D253] - 300) / 180 * PI()" office:value-type="float" office:value="-0.855211333477221" calcext:value-type="float">
            <text:p>-0,855211333477221</text:p>
          </table:table-cell>
        </table:table-row>
        <table:table-row table:style-name="ro1">
          <table:table-cell table:formula="of:=ROUND(255*SIN([.E254])*(510/(ABS(255*SIN([.E254]))+ABS(255*SIN([.F254]))+ABS(255*SIN([.G254])))))" office:value-type="float" office:value="-56" calcext:value-type="float">
            <text:p>-56</text:p>
          </table:table-cell>
          <table:table-cell table:formula="of:= ROUND(255 * SIN([.F254]) * (510 / (ABS(255 * SIN([.E254])) +ABS(255 * SIN([.F254])) + ABS(255 * SIN([.G254])))))" office:value-type="float" office:value="255" calcext:value-type="float">
            <text:p>255</text:p>
          </table:table-cell>
          <table:table-cell table:formula="of:= ROUND(255 * SIN([.G254]) * (510 / (ABS(255 * SIN([.E254])) +ABS(255 * SIN([.F254])) + ABS(255 * SIN([.G254])))))" office:value-type="float" office:value="-199" calcext:value-type="float">
            <text:p>-199</text:p>
          </table:table-cell>
          <table:table-cell office:value-type="float" office:value="252" calcext:value-type="float">
            <text:p>252</text:p>
          </table:table-cell>
          <table:table-cell table:formula="of:=([.D254] - 60) / 180 * PI()" office:value-type="float" office:value="3.35103216382911" calcext:value-type="float">
            <text:p>3,35103216382911</text:p>
          </table:table-cell>
          <table:table-cell table:formula="of:=([.D254] - 180) / 180 * PI()" office:value-type="float" office:value="1.25663706143592" calcext:value-type="float">
            <text:p>1,25663706143592</text:p>
          </table:table-cell>
          <table:table-cell table:formula="of:=([.D254] - 300) / 180 * PI()" office:value-type="float" office:value="-0.837758040957278" calcext:value-type="float">
            <text:p>-0,837758040957278</text:p>
          </table:table-cell>
        </table:table-row>
        <table:table-row table:style-name="ro1">
          <table:table-cell table:formula="of:=ROUND(255*SIN([.E255])*(510/(ABS(255*SIN([.E255]))+ABS(255*SIN([.F255]))+ABS(255*SIN([.G255])))))" office:value-type="float" office:value="-60" calcext:value-type="float">
            <text:p>-60</text:p>
          </table:table-cell>
          <table:table-cell table:formula="of:= ROUND(255 * SIN([.F255]) * (510 / (ABS(255 * SIN([.E255])) +ABS(255 * SIN([.F255])) + ABS(255 * SIN([.G255])))))" office:value-type="float" office:value="255" calcext:value-type="float">
            <text:p>255</text:p>
          </table:table-cell>
          <table:table-cell table:formula="of:= ROUND(255 * SIN([.G255]) * (510 / (ABS(255 * SIN([.E255])) +ABS(255 * SIN([.F255])) + ABS(255 * SIN([.G255])))))" office:value-type="float" office:value="-195" calcext:value-type="float">
            <text:p>-195</text:p>
          </table:table-cell>
          <table:table-cell office:value-type="float" office:value="253" calcext:value-type="float">
            <text:p>253</text:p>
          </table:table-cell>
          <table:table-cell table:formula="of:=([.D255] - 60) / 180 * PI()" office:value-type="float" office:value="3.36848545634906" calcext:value-type="float">
            <text:p>3,36848545634906</text:p>
          </table:table-cell>
          <table:table-cell table:formula="of:=([.D255] - 180) / 180 * PI()" office:value-type="float" office:value="1.27409035395586" calcext:value-type="float">
            <text:p>1,27409035395586</text:p>
          </table:table-cell>
          <table:table-cell table:formula="of:=([.D255] - 300) / 180 * PI()" office:value-type="float" office:value="-0.820304748437335" calcext:value-type="float">
            <text:p>-0,820304748437335</text:p>
          </table:table-cell>
        </table:table-row>
        <table:table-row table:style-name="ro1">
          <table:table-cell table:formula="of:=ROUND(255*SIN([.E256])*(510/(ABS(255*SIN([.E256]))+ABS(255*SIN([.F256]))+ABS(255*SIN([.G256])))))" office:value-type="float" office:value="-64" calcext:value-type="float">
            <text:p>-64</text:p>
          </table:table-cell>
          <table:table-cell table:formula="of:= ROUND(255 * SIN([.F256]) * (510 / (ABS(255 * SIN([.E256])) +ABS(255 * SIN([.F256])) + ABS(255 * SIN([.G256])))))" office:value-type="float" office:value="255" calcext:value-type="float">
            <text:p>255</text:p>
          </table:table-cell>
          <table:table-cell table:formula="of:= ROUND(255 * SIN([.G256]) * (510 / (ABS(255 * SIN([.E256])) +ABS(255 * SIN([.F256])) + ABS(255 * SIN([.G256])))))" office:value-type="float" office:value="-191" calcext:value-type="float">
            <text:p>-191</text:p>
          </table:table-cell>
          <table:table-cell office:value-type="float" office:value="254" calcext:value-type="float">
            <text:p>254</text:p>
          </table:table-cell>
          <table:table-cell table:formula="of:=([.D256] - 60) / 180 * PI()" office:value-type="float" office:value="3.385938748869" calcext:value-type="float">
            <text:p>3,385938748869</text:p>
          </table:table-cell>
          <table:table-cell table:formula="of:=([.D256] - 180) / 180 * PI()" office:value-type="float" office:value="1.2915436464758" calcext:value-type="float">
            <text:p>1,2915436464758</text:p>
          </table:table-cell>
          <table:table-cell table:formula="of:=([.D256] - 300) / 180 * PI()" office:value-type="float" office:value="-0.802851455917391" calcext:value-type="float">
            <text:p>-0,802851455917391</text:p>
          </table:table-cell>
        </table:table-row>
        <table:table-row table:style-name="ro1">
          <table:table-cell table:formula="of:=ROUND(255*SIN([.E257])*(510/(ABS(255*SIN([.E257]))+ABS(255*SIN([.F257]))+ABS(255*SIN([.G257])))))" office:value-type="float" office:value="-68" calcext:value-type="float">
            <text:p>-68</text:p>
          </table:table-cell>
          <table:table-cell table:formula="of:= ROUND(255 * SIN([.F257]) * (510 / (ABS(255 * SIN([.E257])) +ABS(255 * SIN([.F257])) + ABS(255 * SIN([.G257])))))" office:value-type="float" office:value="255" calcext:value-type="float">
            <text:p>255</text:p>
          </table:table-cell>
          <table:table-cell table:formula="of:= ROUND(255 * SIN([.G257]) * (510 / (ABS(255 * SIN([.E257])) +ABS(255 * SIN([.F257])) + ABS(255 * SIN([.G257])))))" office:value-type="float" office:value="-187" calcext:value-type="float">
            <text:p>-187</text:p>
          </table:table-cell>
          <table:table-cell office:value-type="float" office:value="255" calcext:value-type="float">
            <text:p>255</text:p>
          </table:table-cell>
          <table:table-cell table:formula="of:=([.D257] - 60) / 180 * PI()" office:value-type="float" office:value="3.40339204138894" calcext:value-type="float">
            <text:p>3,40339204138894</text:p>
          </table:table-cell>
          <table:table-cell table:formula="of:=([.D257] - 180) / 180 * PI()" office:value-type="float" office:value="1.30899693899575" calcext:value-type="float">
            <text:p>1,30899693899575</text:p>
          </table:table-cell>
          <table:table-cell table:formula="of:=([.D257] - 300) / 180 * PI()" office:value-type="float" office:value="-0.785398163397448" calcext:value-type="float">
            <text:p>-0,785398163397448</text:p>
          </table:table-cell>
        </table:table-row>
        <table:table-row table:style-name="ro1">
          <table:table-cell table:formula="of:=ROUND(255*SIN([.E258])*(510/(ABS(255*SIN([.E258]))+ABS(255*SIN([.F258]))+ABS(255*SIN([.G258])))))" office:value-type="float" office:value="-72" calcext:value-type="float">
            <text:p>-72</text:p>
          </table:table-cell>
          <table:table-cell table:formula="of:= ROUND(255 * SIN([.F258]) * (510 / (ABS(255 * SIN([.E258])) +ABS(255 * SIN([.F258])) + ABS(255 * SIN([.G258])))))" office:value-type="float" office:value="255" calcext:value-type="float">
            <text:p>255</text:p>
          </table:table-cell>
          <table:table-cell table:formula="of:= ROUND(255 * SIN([.G258]) * (510 / (ABS(255 * SIN([.E258])) +ABS(255 * SIN([.F258])) + ABS(255 * SIN([.G258])))))" office:value-type="float" office:value="-183" calcext:value-type="float">
            <text:p>-183</text:p>
          </table:table-cell>
          <table:table-cell office:value-type="float" office:value="256" calcext:value-type="float">
            <text:p>256</text:p>
          </table:table-cell>
          <table:table-cell table:formula="of:=([.D258] - 60) / 180 * PI()" office:value-type="float" office:value="3.42084533390889" calcext:value-type="float">
            <text:p>3,42084533390889</text:p>
          </table:table-cell>
          <table:table-cell table:formula="of:=([.D258] - 180) / 180 * PI()" office:value-type="float" office:value="1.32645023151569" calcext:value-type="float">
            <text:p>1,32645023151569</text:p>
          </table:table-cell>
          <table:table-cell table:formula="of:=([.D258] - 300) / 180 * PI()" office:value-type="float" office:value="-0.767944870877505" calcext:value-type="float">
            <text:p>-0,767944870877505</text:p>
          </table:table-cell>
        </table:table-row>
        <table:table-row table:style-name="ro1">
          <table:table-cell table:formula="of:=ROUND(255*SIN([.E259])*(510/(ABS(255*SIN([.E259]))+ABS(255*SIN([.F259]))+ABS(255*SIN([.G259])))))" office:value-type="float" office:value="-77" calcext:value-type="float">
            <text:p>-77</text:p>
          </table:table-cell>
          <table:table-cell table:formula="of:= ROUND(255 * SIN([.F259]) * (510 / (ABS(255 * SIN([.E259])) +ABS(255 * SIN([.F259])) + ABS(255 * SIN([.G259])))))" office:value-type="float" office:value="255" calcext:value-type="float">
            <text:p>255</text:p>
          </table:table-cell>
          <table:table-cell table:formula="of:= ROUND(255 * SIN([.G259]) * (510 / (ABS(255 * SIN([.E259])) +ABS(255 * SIN([.F259])) + ABS(255 * SIN([.G259])))))" office:value-type="float" office:value="-178" calcext:value-type="float">
            <text:p>-178</text:p>
          </table:table-cell>
          <table:table-cell office:value-type="float" office:value="257" calcext:value-type="float">
            <text:p>257</text:p>
          </table:table-cell>
          <table:table-cell table:formula="of:=([.D259] - 60) / 180 * PI()" office:value-type="float" office:value="3.43829862642883" calcext:value-type="float">
            <text:p>3,43829862642883</text:p>
          </table:table-cell>
          <table:table-cell table:formula="of:=([.D259] - 180) / 180 * PI()" office:value-type="float" office:value="1.34390352403563" calcext:value-type="float">
            <text:p>1,34390352403563</text:p>
          </table:table-cell>
          <table:table-cell table:formula="of:=([.D259] - 300) / 180 * PI()" office:value-type="float" office:value="-0.750491578357562" calcext:value-type="float">
            <text:p>-0,750491578357562</text:p>
          </table:table-cell>
        </table:table-row>
        <table:table-row table:style-name="ro1">
          <table:table-cell table:formula="of:=ROUND(255*SIN([.E260])*(510/(ABS(255*SIN([.E260]))+ABS(255*SIN([.F260]))+ABS(255*SIN([.G260])))))" office:value-type="float" office:value="-81" calcext:value-type="float">
            <text:p>-81</text:p>
          </table:table-cell>
          <table:table-cell table:formula="of:= ROUND(255 * SIN([.F260]) * (510 / (ABS(255 * SIN([.E260])) +ABS(255 * SIN([.F260])) + ABS(255 * SIN([.G260])))))" office:value-type="float" office:value="255" calcext:value-type="float">
            <text:p>255</text:p>
          </table:table-cell>
          <table:table-cell table:formula="of:= ROUND(255 * SIN([.G260]) * (510 / (ABS(255 * SIN([.E260])) +ABS(255 * SIN([.F260])) + ABS(255 * SIN([.G260])))))" office:value-type="float" office:value="-174" calcext:value-type="float">
            <text:p>-174</text:p>
          </table:table-cell>
          <table:table-cell office:value-type="float" office:value="258" calcext:value-type="float">
            <text:p>258</text:p>
          </table:table-cell>
          <table:table-cell table:formula="of:=([.D260] - 60) / 180 * PI()" office:value-type="float" office:value="3.45575191894877" calcext:value-type="float">
            <text:p>3,45575191894877</text:p>
          </table:table-cell>
          <table:table-cell table:formula="of:=([.D260] - 180) / 180 * PI()" office:value-type="float" office:value="1.36135681655558" calcext:value-type="float">
            <text:p>1,36135681655558</text:p>
          </table:table-cell>
          <table:table-cell table:formula="of:=([.D260] - 300) / 180 * PI()" office:value-type="float" office:value="-0.733038285837618" calcext:value-type="float">
            <text:p>-0,733038285837618</text:p>
          </table:table-cell>
        </table:table-row>
        <table:table-row table:style-name="ro1">
          <table:table-cell table:formula="of:=ROUND(255*SIN([.E261])*(510/(ABS(255*SIN([.E261]))+ABS(255*SIN([.F261]))+ABS(255*SIN([.G261])))))" office:value-type="float" office:value="-85" calcext:value-type="float">
            <text:p>-85</text:p>
          </table:table-cell>
          <table:table-cell table:formula="of:= ROUND(255 * SIN([.F261]) * (510 / (ABS(255 * SIN([.E261])) +ABS(255 * SIN([.F261])) + ABS(255 * SIN([.G261])))))" office:value-type="float" office:value="255" calcext:value-type="float">
            <text:p>255</text:p>
          </table:table-cell>
          <table:table-cell table:formula="of:= ROUND(255 * SIN([.G261]) * (510 / (ABS(255 * SIN([.E261])) +ABS(255 * SIN([.F261])) + ABS(255 * SIN([.G261])))))" office:value-type="float" office:value="-170" calcext:value-type="float">
            <text:p>-170</text:p>
          </table:table-cell>
          <table:table-cell office:value-type="float" office:value="259" calcext:value-type="float">
            <text:p>259</text:p>
          </table:table-cell>
          <table:table-cell table:formula="of:=([.D261] - 60) / 180 * PI()" office:value-type="float" office:value="3.47320521146872" calcext:value-type="float">
            <text:p>3,47320521146872</text:p>
          </table:table-cell>
          <table:table-cell table:formula="of:=([.D261] - 180) / 180 * PI()" office:value-type="float" office:value="1.37881010907552" calcext:value-type="float">
            <text:p>1,37881010907552</text:p>
          </table:table-cell>
          <table:table-cell table:formula="of:=([.D261] - 300) / 180 * PI()" office:value-type="float" office:value="-0.715584993317675" calcext:value-type="float">
            <text:p>-0,715584993317675</text:p>
          </table:table-cell>
        </table:table-row>
        <table:table-row table:style-name="ro1">
          <table:table-cell table:formula="of:=ROUND(255*SIN([.E262])*(510/(ABS(255*SIN([.E262]))+ABS(255*SIN([.F262]))+ABS(255*SIN([.G262])))))" office:value-type="float" office:value="-89" calcext:value-type="float">
            <text:p>-89</text:p>
          </table:table-cell>
          <table:table-cell table:formula="of:= ROUND(255 * SIN([.F262]) * (510 / (ABS(255 * SIN([.E262])) +ABS(255 * SIN([.F262])) + ABS(255 * SIN([.G262])))))" office:value-type="float" office:value="255" calcext:value-type="float">
            <text:p>255</text:p>
          </table:table-cell>
          <table:table-cell table:formula="of:= ROUND(255 * SIN([.G262]) * (510 / (ABS(255 * SIN([.E262])) +ABS(255 * SIN([.F262])) + ABS(255 * SIN([.G262])))))" office:value-type="float" office:value="-166" calcext:value-type="float">
            <text:p>-166</text:p>
          </table:table-cell>
          <table:table-cell office:value-type="float" office:value="260" calcext:value-type="float">
            <text:p>260</text:p>
          </table:table-cell>
          <table:table-cell table:formula="of:=([.D262] - 60) / 180 * PI()" office:value-type="float" office:value="3.49065850398866" calcext:value-type="float">
            <text:p>3,49065850398866</text:p>
          </table:table-cell>
          <table:table-cell table:formula="of:=([.D262] - 180) / 180 * PI()" office:value-type="float" office:value="1.39626340159546" calcext:value-type="float">
            <text:p>1,39626340159546</text:p>
          </table:table-cell>
          <table:table-cell table:formula="of:=([.D262] - 300) / 180 * PI()" office:value-type="float" office:value="-0.698131700797732" calcext:value-type="float">
            <text:p>-0,698131700797732</text:p>
          </table:table-cell>
        </table:table-row>
        <table:table-row table:style-name="ro1">
          <table:table-cell table:formula="of:=ROUND(255*SIN([.E263])*(510/(ABS(255*SIN([.E263]))+ABS(255*SIN([.F263]))+ABS(255*SIN([.G263])))))" office:value-type="float" office:value="-93" calcext:value-type="float">
            <text:p>-93</text:p>
          </table:table-cell>
          <table:table-cell table:formula="of:= ROUND(255 * SIN([.F263]) * (510 / (ABS(255 * SIN([.E263])) +ABS(255 * SIN([.F263])) + ABS(255 * SIN([.G263])))))" office:value-type="float" office:value="255" calcext:value-type="float">
            <text:p>255</text:p>
          </table:table-cell>
          <table:table-cell table:formula="of:= ROUND(255 * SIN([.G263]) * (510 / (ABS(255 * SIN([.E263])) +ABS(255 * SIN([.F263])) + ABS(255 * SIN([.G263])))))" office:value-type="float" office:value="-162" calcext:value-type="float">
            <text:p>-162</text:p>
          </table:table-cell>
          <table:table-cell office:value-type="float" office:value="261" calcext:value-type="float">
            <text:p>261</text:p>
          </table:table-cell>
          <table:table-cell table:formula="of:=([.D263] - 60) / 180 * PI()" office:value-type="float" office:value="3.5081117965086" calcext:value-type="float">
            <text:p>3,5081117965086</text:p>
          </table:table-cell>
          <table:table-cell table:formula="of:=([.D263] - 180) / 180 * PI()" office:value-type="float" office:value="1.41371669411541" calcext:value-type="float">
            <text:p>1,41371669411541</text:p>
          </table:table-cell>
          <table:table-cell table:formula="of:=([.D263] - 300) / 180 * PI()" office:value-type="float" office:value="-0.680678408277789" calcext:value-type="float">
            <text:p>-0,680678408277789</text:p>
          </table:table-cell>
        </table:table-row>
        <table:table-row table:style-name="ro1">
          <table:table-cell table:formula="of:=ROUND(255*SIN([.E264])*(510/(ABS(255*SIN([.E264]))+ABS(255*SIN([.F264]))+ABS(255*SIN([.G264])))))" office:value-type="float" office:value="-96" calcext:value-type="float">
            <text:p>-96</text:p>
          </table:table-cell>
          <table:table-cell table:formula="of:= ROUND(255 * SIN([.F264]) * (510 / (ABS(255 * SIN([.E264])) +ABS(255 * SIN([.F264])) + ABS(255 * SIN([.G264])))))" office:value-type="float" office:value="255" calcext:value-type="float">
            <text:p>255</text:p>
          </table:table-cell>
          <table:table-cell table:formula="of:= ROUND(255 * SIN([.G264]) * (510 / (ABS(255 * SIN([.E264])) +ABS(255 * SIN([.F264])) + ABS(255 * SIN([.G264])))))" office:value-type="float" office:value="-159" calcext:value-type="float">
            <text:p>-159</text:p>
          </table:table-cell>
          <table:table-cell office:value-type="float" office:value="262" calcext:value-type="float">
            <text:p>262</text:p>
          </table:table-cell>
          <table:table-cell table:formula="of:=([.D264] - 60) / 180 * PI()" office:value-type="float" office:value="3.52556508902855" calcext:value-type="float">
            <text:p>3,52556508902855</text:p>
          </table:table-cell>
          <table:table-cell table:formula="of:=([.D264] - 180) / 180 * PI()" office:value-type="float" office:value="1.43116998663535" calcext:value-type="float">
            <text:p>1,43116998663535</text:p>
          </table:table-cell>
          <table:table-cell table:formula="of:=([.D264] - 300) / 180 * PI()" office:value-type="float" office:value="-0.663225115757845" calcext:value-type="float">
            <text:p>-0,663225115757845</text:p>
          </table:table-cell>
        </table:table-row>
        <table:table-row table:style-name="ro1">
          <table:table-cell table:formula="of:=ROUND(255*SIN([.E265])*(510/(ABS(255*SIN([.E265]))+ABS(255*SIN([.F265]))+ABS(255*SIN([.G265])))))" office:value-type="float" office:value="-100" calcext:value-type="float">
            <text:p>-100</text:p>
          </table:table-cell>
          <table:table-cell table:formula="of:= ROUND(255 * SIN([.F265]) * (510 / (ABS(255 * SIN([.E265])) +ABS(255 * SIN([.F265])) + ABS(255 * SIN([.G265])))))" office:value-type="float" office:value="255" calcext:value-type="float">
            <text:p>255</text:p>
          </table:table-cell>
          <table:table-cell table:formula="of:= ROUND(255 * SIN([.G265]) * (510 / (ABS(255 * SIN([.E265])) +ABS(255 * SIN([.F265])) + ABS(255 * SIN([.G265])))))" office:value-type="float" office:value="-155" calcext:value-type="float">
            <text:p>-155</text:p>
          </table:table-cell>
          <table:table-cell office:value-type="float" office:value="263" calcext:value-type="float">
            <text:p>263</text:p>
          </table:table-cell>
          <table:table-cell table:formula="of:=([.D265] - 60) / 180 * PI()" office:value-type="float" office:value="3.54301838154849" calcext:value-type="float">
            <text:p>3,54301838154849</text:p>
          </table:table-cell>
          <table:table-cell table:formula="of:=([.D265] - 180) / 180 * PI()" office:value-type="float" office:value="1.44862327915529" calcext:value-type="float">
            <text:p>1,44862327915529</text:p>
          </table:table-cell>
          <table:table-cell table:formula="of:=([.D265] - 300) / 180 * PI()" office:value-type="float" office:value="-0.645771823237902" calcext:value-type="float">
            <text:p>-0,645771823237902</text:p>
          </table:table-cell>
        </table:table-row>
        <table:table-row table:style-name="ro1">
          <table:table-cell table:formula="of:=ROUND(255*SIN([.E266])*(510/(ABS(255*SIN([.E266]))+ABS(255*SIN([.F266]))+ABS(255*SIN([.G266])))))" office:value-type="float" office:value="-104" calcext:value-type="float">
            <text:p>-104</text:p>
          </table:table-cell>
          <table:table-cell table:formula="of:= ROUND(255 * SIN([.F266]) * (510 / (ABS(255 * SIN([.E266])) +ABS(255 * SIN([.F266])) + ABS(255 * SIN([.G266])))))" office:value-type="float" office:value="255" calcext:value-type="float">
            <text:p>255</text:p>
          </table:table-cell>
          <table:table-cell table:formula="of:= ROUND(255 * SIN([.G266]) * (510 / (ABS(255 * SIN([.E266])) +ABS(255 * SIN([.F266])) + ABS(255 * SIN([.G266])))))" office:value-type="float" office:value="-151" calcext:value-type="float">
            <text:p>-151</text:p>
          </table:table-cell>
          <table:table-cell office:value-type="float" office:value="264" calcext:value-type="float">
            <text:p>264</text:p>
          </table:table-cell>
          <table:table-cell table:formula="of:=([.D266] - 60) / 180 * PI()" office:value-type="float" office:value="3.56047167406843" calcext:value-type="float">
            <text:p>3,56047167406843</text:p>
          </table:table-cell>
          <table:table-cell table:formula="of:=([.D266] - 180) / 180 * PI()" office:value-type="float" office:value="1.46607657167524" calcext:value-type="float">
            <text:p>1,46607657167524</text:p>
          </table:table-cell>
          <table:table-cell table:formula="of:=([.D266] - 300) / 180 * PI()" office:value-type="float" office:value="-0.628318530717959" calcext:value-type="float">
            <text:p>-0,628318530717959</text:p>
          </table:table-cell>
        </table:table-row>
        <table:table-row table:style-name="ro1">
          <table:table-cell table:formula="of:=ROUND(255*SIN([.E267])*(510/(ABS(255*SIN([.E267]))+ABS(255*SIN([.F267]))+ABS(255*SIN([.G267])))))" office:value-type="float" office:value="-108" calcext:value-type="float">
            <text:p>-108</text:p>
          </table:table-cell>
          <table:table-cell table:formula="of:= ROUND(255 * SIN([.F267]) * (510 / (ABS(255 * SIN([.E267])) +ABS(255 * SIN([.F267])) + ABS(255 * SIN([.G267])))))" office:value-type="float" office:value="255" calcext:value-type="float">
            <text:p>255</text:p>
          </table:table-cell>
          <table:table-cell table:formula="of:= ROUND(255 * SIN([.G267]) * (510 / (ABS(255 * SIN([.E267])) +ABS(255 * SIN([.F267])) + ABS(255 * SIN([.G267])))))" office:value-type="float" office:value="-147" calcext:value-type="float">
            <text:p>-147</text:p>
          </table:table-cell>
          <table:table-cell office:value-type="float" office:value="265" calcext:value-type="float">
            <text:p>265</text:p>
          </table:table-cell>
          <table:table-cell table:formula="of:=([.D267] - 60) / 180 * PI()" office:value-type="float" office:value="3.57792496658838" calcext:value-type="float">
            <text:p>3,57792496658838</text:p>
          </table:table-cell>
          <table:table-cell table:formula="of:=([.D267] - 180) / 180 * PI()" office:value-type="float" office:value="1.48352986419518" calcext:value-type="float">
            <text:p>1,48352986419518</text:p>
          </table:table-cell>
          <table:table-cell table:formula="of:=([.D267] - 300) / 180 * PI()" office:value-type="float" office:value="-0.610865238198015" calcext:value-type="float">
            <text:p>-0,610865238198015</text:p>
          </table:table-cell>
        </table:table-row>
        <table:table-row table:style-name="ro1">
          <table:table-cell table:formula="of:=ROUND(255*SIN([.E268])*(510/(ABS(255*SIN([.E268]))+ABS(255*SIN([.F268]))+ABS(255*SIN([.G268])))))" office:value-type="float" office:value="-112" calcext:value-type="float">
            <text:p>-112</text:p>
          </table:table-cell>
          <table:table-cell table:formula="of:= ROUND(255 * SIN([.F268]) * (510 / (ABS(255 * SIN([.E268])) +ABS(255 * SIN([.F268])) + ABS(255 * SIN([.G268])))))" office:value-type="float" office:value="255" calcext:value-type="float">
            <text:p>255</text:p>
          </table:table-cell>
          <table:table-cell table:formula="of:= ROUND(255 * SIN([.G268]) * (510 / (ABS(255 * SIN([.E268])) +ABS(255 * SIN([.F268])) + ABS(255 * SIN([.G268])))))" office:value-type="float" office:value="-143" calcext:value-type="float">
            <text:p>-143</text:p>
          </table:table-cell>
          <table:table-cell office:value-type="float" office:value="266" calcext:value-type="float">
            <text:p>266</text:p>
          </table:table-cell>
          <table:table-cell table:formula="of:=([.D268] - 60) / 180 * PI()" office:value-type="float" office:value="3.59537825910832" calcext:value-type="float">
            <text:p>3,59537825910832</text:p>
          </table:table-cell>
          <table:table-cell table:formula="of:=([.D268] - 180) / 180 * PI()" office:value-type="float" office:value="1.50098315671512" calcext:value-type="float">
            <text:p>1,50098315671512</text:p>
          </table:table-cell>
          <table:table-cell table:formula="of:=([.D268] - 300) / 180 * PI()" office:value-type="float" office:value="-0.593411945678072" calcext:value-type="float">
            <text:p>-0,593411945678072</text:p>
          </table:table-cell>
        </table:table-row>
        <table:table-row table:style-name="ro1">
          <table:table-cell table:formula="of:=ROUND(255*SIN([.E269])*(510/(ABS(255*SIN([.E269]))+ABS(255*SIN([.F269]))+ABS(255*SIN([.G269])))))" office:value-type="float" office:value="-116" calcext:value-type="float">
            <text:p>-116</text:p>
          </table:table-cell>
          <table:table-cell table:formula="of:= ROUND(255 * SIN([.F269]) * (510 / (ABS(255 * SIN([.E269])) +ABS(255 * SIN([.F269])) + ABS(255 * SIN([.G269])))))" office:value-type="float" office:value="255" calcext:value-type="float">
            <text:p>255</text:p>
          </table:table-cell>
          <table:table-cell table:formula="of:= ROUND(255 * SIN([.G269]) * (510 / (ABS(255 * SIN([.E269])) +ABS(255 * SIN([.F269])) + ABS(255 * SIN([.G269])))))" office:value-type="float" office:value="-139" calcext:value-type="float">
            <text:p>-139</text:p>
          </table:table-cell>
          <table:table-cell office:value-type="float" office:value="267" calcext:value-type="float">
            <text:p>267</text:p>
          </table:table-cell>
          <table:table-cell table:formula="of:=([.D269] - 60) / 180 * PI()" office:value-type="float" office:value="3.61283155162826" calcext:value-type="float">
            <text:p>3,61283155162826</text:p>
          </table:table-cell>
          <table:table-cell table:formula="of:=([.D269] - 180) / 180 * PI()" office:value-type="float" office:value="1.51843644923507" calcext:value-type="float">
            <text:p>1,51843644923507</text:p>
          </table:table-cell>
          <table:table-cell table:formula="of:=([.D269] - 300) / 180 * PI()" office:value-type="float" office:value="-0.575958653158129" calcext:value-type="float">
            <text:p>-0,575958653158129</text:p>
          </table:table-cell>
        </table:table-row>
        <table:table-row table:style-name="ro1">
          <table:table-cell table:formula="of:=ROUND(255*SIN([.E270])*(510/(ABS(255*SIN([.E270]))+ABS(255*SIN([.F270]))+ABS(255*SIN([.G270])))))" office:value-type="float" office:value="-120" calcext:value-type="float">
            <text:p>-120</text:p>
          </table:table-cell>
          <table:table-cell table:formula="of:= ROUND(255 * SIN([.F270]) * (510 / (ABS(255 * SIN([.E270])) +ABS(255 * SIN([.F270])) + ABS(255 * SIN([.G270])))))" office:value-type="float" office:value="255" calcext:value-type="float">
            <text:p>255</text:p>
          </table:table-cell>
          <table:table-cell table:formula="of:= ROUND(255 * SIN([.G270]) * (510 / (ABS(255 * SIN([.E270])) +ABS(255 * SIN([.F270])) + ABS(255 * SIN([.G270])))))" office:value-type="float" office:value="-135" calcext:value-type="float">
            <text:p>-135</text:p>
          </table:table-cell>
          <table:table-cell office:value-type="float" office:value="268" calcext:value-type="float">
            <text:p>268</text:p>
          </table:table-cell>
          <table:table-cell table:formula="of:=([.D270] - 60) / 180 * PI()" office:value-type="float" office:value="3.63028484414821" calcext:value-type="float">
            <text:p>3,63028484414821</text:p>
          </table:table-cell>
          <table:table-cell table:formula="of:=([.D270] - 180) / 180 * PI()" office:value-type="float" office:value="1.53588974175501" calcext:value-type="float">
            <text:p>1,53588974175501</text:p>
          </table:table-cell>
          <table:table-cell table:formula="of:=([.D270] - 300) / 180 * PI()" office:value-type="float" office:value="-0.558505360638185" calcext:value-type="float">
            <text:p>-0,558505360638185</text:p>
          </table:table-cell>
        </table:table-row>
        <table:table-row table:style-name="ro1">
          <table:table-cell table:formula="of:=ROUND(255*SIN([.E271])*(510/(ABS(255*SIN([.E271]))+ABS(255*SIN([.F271]))+ABS(255*SIN([.G271])))))" office:value-type="float" office:value="-124" calcext:value-type="float">
            <text:p>-124</text:p>
          </table:table-cell>
          <table:table-cell table:formula="of:= ROUND(255 * SIN([.F271]) * (510 / (ABS(255 * SIN([.E271])) +ABS(255 * SIN([.F271])) + ABS(255 * SIN([.G271])))))" office:value-type="float" office:value="255" calcext:value-type="float">
            <text:p>255</text:p>
          </table:table-cell>
          <table:table-cell table:formula="of:= ROUND(255 * SIN([.G271]) * (510 / (ABS(255 * SIN([.E271])) +ABS(255 * SIN([.F271])) + ABS(255 * SIN([.G271])))))" office:value-type="float" office:value="-131" calcext:value-type="float">
            <text:p>-131</text:p>
          </table:table-cell>
          <table:table-cell office:value-type="float" office:value="269" calcext:value-type="float">
            <text:p>269</text:p>
          </table:table-cell>
          <table:table-cell table:formula="of:=([.D271] - 60) / 180 * PI()" office:value-type="float" office:value="3.64773813666815" calcext:value-type="float">
            <text:p>3,64773813666815</text:p>
          </table:table-cell>
          <table:table-cell table:formula="of:=([.D271] - 180) / 180 * PI()" office:value-type="float" office:value="1.55334303427495" calcext:value-type="float">
            <text:p>1,55334303427495</text:p>
          </table:table-cell>
          <table:table-cell table:formula="of:=([.D271] - 300) / 180 * PI()" office:value-type="float" office:value="-0.541052068118242" calcext:value-type="float">
            <text:p>-0,541052068118242</text:p>
          </table:table-cell>
        </table:table-row>
        <table:table-row table:style-name="ro1">
          <table:table-cell table:formula="of:=ROUND(255*SIN([.E272])*(510/(ABS(255*SIN([.E272]))+ABS(255*SIN([.F272]))+ABS(255*SIN([.G272])))))" office:value-type="float" office:value="-128" calcext:value-type="float">
            <text:p>-128</text:p>
          </table:table-cell>
          <table:table-cell table:formula="of:= ROUND(255 * SIN([.F272]) * (510 / (ABS(255 * SIN([.E272])) +ABS(255 * SIN([.F272])) + ABS(255 * SIN([.G272])))))" office:value-type="float" office:value="255" calcext:value-type="float">
            <text:p>255</text:p>
          </table:table-cell>
          <table:table-cell table:formula="of:= ROUND(255 * SIN([.G272]) * (510 / (ABS(255 * SIN([.E272])) +ABS(255 * SIN([.F272])) + ABS(255 * SIN([.G272])))))" office:value-type="float" office:value="-128" calcext:value-type="float">
            <text:p>-128</text:p>
          </table:table-cell>
          <table:table-cell office:value-type="float" office:value="270" calcext:value-type="float">
            <text:p>270</text:p>
          </table:table-cell>
          <table:table-cell table:formula="of:=([.D272] - 60) / 180 * PI()" office:value-type="float" office:value="3.66519142918809" calcext:value-type="float">
            <text:p>3,66519142918809</text:p>
          </table:table-cell>
          <table:table-cell table:formula="of:=([.D272] - 180) / 180 * PI()" office:value-type="float" office:value="1.5707963267949" calcext:value-type="float">
            <text:p>1,5707963267949</text:p>
          </table:table-cell>
          <table:table-cell table:formula="of:=([.D272] - 300) / 180 * PI()" office:value-type="float" office:value="-0.523598775598299" calcext:value-type="float">
            <text:p>-0,523598775598299</text:p>
          </table:table-cell>
        </table:table-row>
        <table:table-row table:style-name="ro1">
          <table:table-cell table:formula="of:=ROUND(255*SIN([.E273])*(510/(ABS(255*SIN([.E273]))+ABS(255*SIN([.F273]))+ABS(255*SIN([.G273])))))" office:value-type="float" office:value="-131" calcext:value-type="float">
            <text:p>-131</text:p>
          </table:table-cell>
          <table:table-cell table:formula="of:= ROUND(255 * SIN([.F273]) * (510 / (ABS(255 * SIN([.E273])) +ABS(255 * SIN([.F273])) + ABS(255 * SIN([.G273])))))" office:value-type="float" office:value="255" calcext:value-type="float">
            <text:p>255</text:p>
          </table:table-cell>
          <table:table-cell table:formula="of:= ROUND(255 * SIN([.G273]) * (510 / (ABS(255 * SIN([.E273])) +ABS(255 * SIN([.F273])) + ABS(255 * SIN([.G273])))))" office:value-type="float" office:value="-124" calcext:value-type="float">
            <text:p>-124</text:p>
          </table:table-cell>
          <table:table-cell office:value-type="float" office:value="271" calcext:value-type="float">
            <text:p>271</text:p>
          </table:table-cell>
          <table:table-cell table:formula="of:=([.D273] - 60) / 180 * PI()" office:value-type="float" office:value="3.68264472170804" calcext:value-type="float">
            <text:p>3,68264472170804</text:p>
          </table:table-cell>
          <table:table-cell table:formula="of:=([.D273] - 180) / 180 * PI()" office:value-type="float" office:value="1.58824961931484" calcext:value-type="float">
            <text:p>1,58824961931484</text:p>
          </table:table-cell>
          <table:table-cell table:formula="of:=([.D273] - 300) / 180 * PI()" office:value-type="float" office:value="-0.506145483078356" calcext:value-type="float">
            <text:p>-0,506145483078356</text:p>
          </table:table-cell>
        </table:table-row>
        <table:table-row table:style-name="ro1">
          <table:table-cell table:formula="of:=ROUND(255*SIN([.E274])*(510/(ABS(255*SIN([.E274]))+ABS(255*SIN([.F274]))+ABS(255*SIN([.G274])))))" office:value-type="float" office:value="-135" calcext:value-type="float">
            <text:p>-135</text:p>
          </table:table-cell>
          <table:table-cell table:formula="of:= ROUND(255 * SIN([.F274]) * (510 / (ABS(255 * SIN([.E274])) +ABS(255 * SIN([.F274])) + ABS(255 * SIN([.G274])))))" office:value-type="float" office:value="255" calcext:value-type="float">
            <text:p>255</text:p>
          </table:table-cell>
          <table:table-cell table:formula="of:= ROUND(255 * SIN([.G274]) * (510 / (ABS(255 * SIN([.E274])) +ABS(255 * SIN([.F274])) + ABS(255 * SIN([.G274])))))" office:value-type="float" office:value="-120" calcext:value-type="float">
            <text:p>-120</text:p>
          </table:table-cell>
          <table:table-cell office:value-type="float" office:value="272" calcext:value-type="float">
            <text:p>272</text:p>
          </table:table-cell>
          <table:table-cell table:formula="of:=([.D274] - 60) / 180 * PI()" office:value-type="float" office:value="3.70009801422798" calcext:value-type="float">
            <text:p>3,70009801422798</text:p>
          </table:table-cell>
          <table:table-cell table:formula="of:=([.D274] - 180) / 180 * PI()" office:value-type="float" office:value="1.60570291183478" calcext:value-type="float">
            <text:p>1,60570291183478</text:p>
          </table:table-cell>
          <table:table-cell table:formula="of:=([.D274] - 300) / 180 * PI()" office:value-type="float" office:value="-0.488692190558412" calcext:value-type="float">
            <text:p>-0,488692190558412</text:p>
          </table:table-cell>
        </table:table-row>
        <table:table-row table:style-name="ro1">
          <table:table-cell table:formula="of:=ROUND(255*SIN([.E275])*(510/(ABS(255*SIN([.E275]))+ABS(255*SIN([.F275]))+ABS(255*SIN([.G275])))))" office:value-type="float" office:value="-139" calcext:value-type="float">
            <text:p>-139</text:p>
          </table:table-cell>
          <table:table-cell table:formula="of:= ROUND(255 * SIN([.F275]) * (510 / (ABS(255 * SIN([.E275])) +ABS(255 * SIN([.F275])) + ABS(255 * SIN([.G275])))))" office:value-type="float" office:value="255" calcext:value-type="float">
            <text:p>255</text:p>
          </table:table-cell>
          <table:table-cell table:formula="of:= ROUND(255 * SIN([.G275]) * (510 / (ABS(255 * SIN([.E275])) +ABS(255 * SIN([.F275])) + ABS(255 * SIN([.G275])))))" office:value-type="float" office:value="-116" calcext:value-type="float">
            <text:p>-116</text:p>
          </table:table-cell>
          <table:table-cell office:value-type="float" office:value="273" calcext:value-type="float">
            <text:p>273</text:p>
          </table:table-cell>
          <table:table-cell table:formula="of:=([.D275] - 60) / 180 * PI()" office:value-type="float" office:value="3.71755130674792" calcext:value-type="float">
            <text:p>3,71755130674792</text:p>
          </table:table-cell>
          <table:table-cell table:formula="of:=([.D275] - 180) / 180 * PI()" office:value-type="float" office:value="1.62315620435473" calcext:value-type="float">
            <text:p>1,62315620435473</text:p>
          </table:table-cell>
          <table:table-cell table:formula="of:=([.D275] - 300) / 180 * PI()" office:value-type="float" office:value="-0.471238898038469" calcext:value-type="float">
            <text:p>-0,471238898038469</text:p>
          </table:table-cell>
        </table:table-row>
        <table:table-row table:style-name="ro1">
          <table:table-cell table:formula="of:=ROUND(255*SIN([.E276])*(510/(ABS(255*SIN([.E276]))+ABS(255*SIN([.F276]))+ABS(255*SIN([.G276])))))" office:value-type="float" office:value="-143" calcext:value-type="float">
            <text:p>-143</text:p>
          </table:table-cell>
          <table:table-cell table:formula="of:= ROUND(255 * SIN([.F276]) * (510 / (ABS(255 * SIN([.E276])) +ABS(255 * SIN([.F276])) + ABS(255 * SIN([.G276])))))" office:value-type="float" office:value="255" calcext:value-type="float">
            <text:p>255</text:p>
          </table:table-cell>
          <table:table-cell table:formula="of:= ROUND(255 * SIN([.G276]) * (510 / (ABS(255 * SIN([.E276])) +ABS(255 * SIN([.F276])) + ABS(255 * SIN([.G276])))))" office:value-type="float" office:value="-112" calcext:value-type="float">
            <text:p>-112</text:p>
          </table:table-cell>
          <table:table-cell office:value-type="float" office:value="274" calcext:value-type="float">
            <text:p>274</text:p>
          </table:table-cell>
          <table:table-cell table:formula="of:=([.D276] - 60) / 180 * PI()" office:value-type="float" office:value="3.73500459926786" calcext:value-type="float">
            <text:p>3,73500459926786</text:p>
          </table:table-cell>
          <table:table-cell table:formula="of:=([.D276] - 180) / 180 * PI()" office:value-type="float" office:value="1.64060949687467" calcext:value-type="float">
            <text:p>1,64060949687467</text:p>
          </table:table-cell>
          <table:table-cell table:formula="of:=([.D276] - 300) / 180 * PI()" office:value-type="float" office:value="-0.453785605518526" calcext:value-type="float">
            <text:p>-0,453785605518526</text:p>
          </table:table-cell>
        </table:table-row>
        <table:table-row table:style-name="ro1">
          <table:table-cell table:formula="of:=ROUND(255*SIN([.E277])*(510/(ABS(255*SIN([.E277]))+ABS(255*SIN([.F277]))+ABS(255*SIN([.G277])))))" office:value-type="float" office:value="-147" calcext:value-type="float">
            <text:p>-147</text:p>
          </table:table-cell>
          <table:table-cell table:formula="of:= ROUND(255 * SIN([.F277]) * (510 / (ABS(255 * SIN([.E277])) +ABS(255 * SIN([.F277])) + ABS(255 * SIN([.G277])))))" office:value-type="float" office:value="255" calcext:value-type="float">
            <text:p>255</text:p>
          </table:table-cell>
          <table:table-cell table:formula="of:= ROUND(255 * SIN([.G277]) * (510 / (ABS(255 * SIN([.E277])) +ABS(255 * SIN([.F277])) + ABS(255 * SIN([.G277])))))" office:value-type="float" office:value="-108" calcext:value-type="float">
            <text:p>-108</text:p>
          </table:table-cell>
          <table:table-cell office:value-type="float" office:value="275" calcext:value-type="float">
            <text:p>275</text:p>
          </table:table-cell>
          <table:table-cell table:formula="of:=([.D277] - 60) / 180 * PI()" office:value-type="float" office:value="3.75245789178781" calcext:value-type="float">
            <text:p>3,75245789178781</text:p>
          </table:table-cell>
          <table:table-cell table:formula="of:=([.D277] - 180) / 180 * PI()" office:value-type="float" office:value="1.65806278939461" calcext:value-type="float">
            <text:p>1,65806278939461</text:p>
          </table:table-cell>
          <table:table-cell table:formula="of:=([.D277] - 300) / 180 * PI()" office:value-type="float" office:value="-0.436332312998582" calcext:value-type="float">
            <text:p>-0,436332312998582</text:p>
          </table:table-cell>
        </table:table-row>
        <table:table-row table:style-name="ro1">
          <table:table-cell table:formula="of:=ROUND(255*SIN([.E278])*(510/(ABS(255*SIN([.E278]))+ABS(255*SIN([.F278]))+ABS(255*SIN([.G278])))))" office:value-type="float" office:value="-151" calcext:value-type="float">
            <text:p>-151</text:p>
          </table:table-cell>
          <table:table-cell table:formula="of:= ROUND(255 * SIN([.F278]) * (510 / (ABS(255 * SIN([.E278])) +ABS(255 * SIN([.F278])) + ABS(255 * SIN([.G278])))))" office:value-type="float" office:value="255" calcext:value-type="float">
            <text:p>255</text:p>
          </table:table-cell>
          <table:table-cell table:formula="of:= ROUND(255 * SIN([.G278]) * (510 / (ABS(255 * SIN([.E278])) +ABS(255 * SIN([.F278])) + ABS(255 * SIN([.G278])))))" office:value-type="float" office:value="-104" calcext:value-type="float">
            <text:p>-104</text:p>
          </table:table-cell>
          <table:table-cell office:value-type="float" office:value="276" calcext:value-type="float">
            <text:p>276</text:p>
          </table:table-cell>
          <table:table-cell table:formula="of:=([.D278] - 60) / 180 * PI()" office:value-type="float" office:value="3.76991118430775" calcext:value-type="float">
            <text:p>3,76991118430775</text:p>
          </table:table-cell>
          <table:table-cell table:formula="of:=([.D278] - 180) / 180 * PI()" office:value-type="float" office:value="1.67551608191456" calcext:value-type="float">
            <text:p>1,67551608191456</text:p>
          </table:table-cell>
          <table:table-cell table:formula="of:=([.D278] - 300) / 180 * PI()" office:value-type="float" office:value="-0.418879020478639" calcext:value-type="float">
            <text:p>-0,418879020478639</text:p>
          </table:table-cell>
        </table:table-row>
        <table:table-row table:style-name="ro1">
          <table:table-cell table:formula="of:=ROUND(255*SIN([.E279])*(510/(ABS(255*SIN([.E279]))+ABS(255*SIN([.F279]))+ABS(255*SIN([.G279])))))" office:value-type="float" office:value="-155" calcext:value-type="float">
            <text:p>-155</text:p>
          </table:table-cell>
          <table:table-cell table:formula="of:= ROUND(255 * SIN([.F279]) * (510 / (ABS(255 * SIN([.E279])) +ABS(255 * SIN([.F279])) + ABS(255 * SIN([.G279])))))" office:value-type="float" office:value="255" calcext:value-type="float">
            <text:p>255</text:p>
          </table:table-cell>
          <table:table-cell table:formula="of:= ROUND(255 * SIN([.G279]) * (510 / (ABS(255 * SIN([.E279])) +ABS(255 * SIN([.F279])) + ABS(255 * SIN([.G279])))))" office:value-type="float" office:value="-100" calcext:value-type="float">
            <text:p>-100</text:p>
          </table:table-cell>
          <table:table-cell office:value-type="float" office:value="277" calcext:value-type="float">
            <text:p>277</text:p>
          </table:table-cell>
          <table:table-cell table:formula="of:=([.D279] - 60) / 180 * PI()" office:value-type="float" office:value="3.78736447682769" calcext:value-type="float">
            <text:p>3,78736447682769</text:p>
          </table:table-cell>
          <table:table-cell table:formula="of:=([.D279] - 180) / 180 * PI()" office:value-type="float" office:value="1.6929693744345" calcext:value-type="float">
            <text:p>1,6929693744345</text:p>
          </table:table-cell>
          <table:table-cell table:formula="of:=([.D279] - 300) / 180 * PI()" office:value-type="float" office:value="-0.401425727958696" calcext:value-type="float">
            <text:p>-0,401425727958696</text:p>
          </table:table-cell>
        </table:table-row>
        <table:table-row table:style-name="ro1">
          <table:table-cell table:formula="of:=ROUND(255*SIN([.E280])*(510/(ABS(255*SIN([.E280]))+ABS(255*SIN([.F280]))+ABS(255*SIN([.G280])))))" office:value-type="float" office:value="-159" calcext:value-type="float">
            <text:p>-159</text:p>
          </table:table-cell>
          <table:table-cell table:formula="of:= ROUND(255 * SIN([.F280]) * (510 / (ABS(255 * SIN([.E280])) +ABS(255 * SIN([.F280])) + ABS(255 * SIN([.G280])))))" office:value-type="float" office:value="255" calcext:value-type="float">
            <text:p>255</text:p>
          </table:table-cell>
          <table:table-cell table:formula="of:= ROUND(255 * SIN([.G280]) * (510 / (ABS(255 * SIN([.E280])) +ABS(255 * SIN([.F280])) + ABS(255 * SIN([.G280])))))" office:value-type="float" office:value="-96" calcext:value-type="float">
            <text:p>-96</text:p>
          </table:table-cell>
          <table:table-cell office:value-type="float" office:value="278" calcext:value-type="float">
            <text:p>278</text:p>
          </table:table-cell>
          <table:table-cell table:formula="of:=([.D280] - 60) / 180 * PI()" office:value-type="float" office:value="3.80481776934764" calcext:value-type="float">
            <text:p>3,80481776934764</text:p>
          </table:table-cell>
          <table:table-cell table:formula="of:=([.D280] - 180) / 180 * PI()" office:value-type="float" office:value="1.71042266695444" calcext:value-type="float">
            <text:p>1,71042266695444</text:p>
          </table:table-cell>
          <table:table-cell table:formula="of:=([.D280] - 300) / 180 * PI()" office:value-type="float" office:value="-0.383972435438752" calcext:value-type="float">
            <text:p>-0,383972435438752</text:p>
          </table:table-cell>
        </table:table-row>
        <table:table-row table:style-name="ro1">
          <table:table-cell table:formula="of:=ROUND(255*SIN([.E281])*(510/(ABS(255*SIN([.E281]))+ABS(255*SIN([.F281]))+ABS(255*SIN([.G281])))))" office:value-type="float" office:value="-162" calcext:value-type="float">
            <text:p>-162</text:p>
          </table:table-cell>
          <table:table-cell table:formula="of:= ROUND(255 * SIN([.F281]) * (510 / (ABS(255 * SIN([.E281])) +ABS(255 * SIN([.F281])) + ABS(255 * SIN([.G281])))))" office:value-type="float" office:value="255" calcext:value-type="float">
            <text:p>255</text:p>
          </table:table-cell>
          <table:table-cell table:formula="of:= ROUND(255 * SIN([.G281]) * (510 / (ABS(255 * SIN([.E281])) +ABS(255 * SIN([.F281])) + ABS(255 * SIN([.G281])))))" office:value-type="float" office:value="-93" calcext:value-type="float">
            <text:p>-93</text:p>
          </table:table-cell>
          <table:table-cell office:value-type="float" office:value="279" calcext:value-type="float">
            <text:p>279</text:p>
          </table:table-cell>
          <table:table-cell table:formula="of:=([.D281] - 60) / 180 * PI()" office:value-type="float" office:value="3.82227106186758" calcext:value-type="float">
            <text:p>3,82227106186758</text:p>
          </table:table-cell>
          <table:table-cell table:formula="of:=([.D281] - 180) / 180 * PI()" office:value-type="float" office:value="1.72787595947439" calcext:value-type="float">
            <text:p>1,72787595947439</text:p>
          </table:table-cell>
          <table:table-cell table:formula="of:=([.D281] - 300) / 180 * PI()" office:value-type="float" office:value="-0.366519142918809" calcext:value-type="float">
            <text:p>-0,366519142918809</text:p>
          </table:table-cell>
        </table:table-row>
        <table:table-row table:style-name="ro1">
          <table:table-cell table:formula="of:=ROUND(255*SIN([.E282])*(510/(ABS(255*SIN([.E282]))+ABS(255*SIN([.F282]))+ABS(255*SIN([.G282])))))" office:value-type="float" office:value="-166" calcext:value-type="float">
            <text:p>-166</text:p>
          </table:table-cell>
          <table:table-cell table:formula="of:= ROUND(255 * SIN([.F282]) * (510 / (ABS(255 * SIN([.E282])) +ABS(255 * SIN([.F282])) + ABS(255 * SIN([.G282])))))" office:value-type="float" office:value="255" calcext:value-type="float">
            <text:p>255</text:p>
          </table:table-cell>
          <table:table-cell table:formula="of:= ROUND(255 * SIN([.G282]) * (510 / (ABS(255 * SIN([.E282])) +ABS(255 * SIN([.F282])) + ABS(255 * SIN([.G282])))))" office:value-type="float" office:value="-89" calcext:value-type="float">
            <text:p>-89</text:p>
          </table:table-cell>
          <table:table-cell office:value-type="float" office:value="280" calcext:value-type="float">
            <text:p>280</text:p>
          </table:table-cell>
          <table:table-cell table:formula="of:=([.D282] - 60) / 180 * PI()" office:value-type="float" office:value="3.83972435438752" calcext:value-type="float">
            <text:p>3,83972435438752</text:p>
          </table:table-cell>
          <table:table-cell table:formula="of:=([.D282] - 180) / 180 * PI()" office:value-type="float" office:value="1.74532925199433" calcext:value-type="float">
            <text:p>1,74532925199433</text:p>
          </table:table-cell>
          <table:table-cell table:formula="of:=([.D282] - 300) / 180 * PI()" office:value-type="float" office:value="-0.349065850398866" calcext:value-type="float">
            <text:p>-0,349065850398866</text:p>
          </table:table-cell>
        </table:table-row>
        <table:table-row table:style-name="ro1">
          <table:table-cell table:formula="of:=ROUND(255*SIN([.E283])*(510/(ABS(255*SIN([.E283]))+ABS(255*SIN([.F283]))+ABS(255*SIN([.G283])))))" office:value-type="float" office:value="-170" calcext:value-type="float">
            <text:p>-170</text:p>
          </table:table-cell>
          <table:table-cell table:formula="of:= ROUND(255 * SIN([.F283]) * (510 / (ABS(255 * SIN([.E283])) +ABS(255 * SIN([.F283])) + ABS(255 * SIN([.G283])))))" office:value-type="float" office:value="255" calcext:value-type="float">
            <text:p>255</text:p>
          </table:table-cell>
          <table:table-cell table:formula="of:= ROUND(255 * SIN([.G283]) * (510 / (ABS(255 * SIN([.E283])) +ABS(255 * SIN([.F283])) + ABS(255 * SIN([.G283])))))" office:value-type="float" office:value="-85" calcext:value-type="float">
            <text:p>-85</text:p>
          </table:table-cell>
          <table:table-cell office:value-type="float" office:value="281" calcext:value-type="float">
            <text:p>281</text:p>
          </table:table-cell>
          <table:table-cell table:formula="of:=([.D283] - 60) / 180 * PI()" office:value-type="float" office:value="3.85717764690747" calcext:value-type="float">
            <text:p>3,85717764690747</text:p>
          </table:table-cell>
          <table:table-cell table:formula="of:=([.D283] - 180) / 180 * PI()" office:value-type="float" office:value="1.76278254451427" calcext:value-type="float">
            <text:p>1,76278254451427</text:p>
          </table:table-cell>
          <table:table-cell table:formula="of:=([.D283] - 300) / 180 * PI()" office:value-type="float" office:value="-0.331612557878923" calcext:value-type="float">
            <text:p>-0,331612557878923</text:p>
          </table:table-cell>
        </table:table-row>
        <table:table-row table:style-name="ro1">
          <table:table-cell table:formula="of:=ROUND(255*SIN([.E284])*(510/(ABS(255*SIN([.E284]))+ABS(255*SIN([.F284]))+ABS(255*SIN([.G284])))))" office:value-type="float" office:value="-174" calcext:value-type="float">
            <text:p>-174</text:p>
          </table:table-cell>
          <table:table-cell table:formula="of:= ROUND(255 * SIN([.F284]) * (510 / (ABS(255 * SIN([.E284])) +ABS(255 * SIN([.F284])) + ABS(255 * SIN([.G284])))))" office:value-type="float" office:value="255" calcext:value-type="float">
            <text:p>255</text:p>
          </table:table-cell>
          <table:table-cell table:formula="of:= ROUND(255 * SIN([.G284]) * (510 / (ABS(255 * SIN([.E284])) +ABS(255 * SIN([.F284])) + ABS(255 * SIN([.G284])))))" office:value-type="float" office:value="-81" calcext:value-type="float">
            <text:p>-81</text:p>
          </table:table-cell>
          <table:table-cell office:value-type="float" office:value="282" calcext:value-type="float">
            <text:p>282</text:p>
          </table:table-cell>
          <table:table-cell table:formula="of:=([.D284] - 60) / 180 * PI()" office:value-type="float" office:value="3.87463093942741" calcext:value-type="float">
            <text:p>3,87463093942741</text:p>
          </table:table-cell>
          <table:table-cell table:formula="of:=([.D284] - 180) / 180 * PI()" office:value-type="float" office:value="1.78023583703422" calcext:value-type="float">
            <text:p>1,78023583703422</text:p>
          </table:table-cell>
          <table:table-cell table:formula="of:=([.D284] - 300) / 180 * PI()" office:value-type="float" office:value="-0.314159265358979" calcext:value-type="float">
            <text:p>-0,314159265358979</text:p>
          </table:table-cell>
        </table:table-row>
        <table:table-row table:style-name="ro1">
          <table:table-cell table:formula="of:=ROUND(255*SIN([.E285])*(510/(ABS(255*SIN([.E285]))+ABS(255*SIN([.F285]))+ABS(255*SIN([.G285])))))" office:value-type="float" office:value="-178" calcext:value-type="float">
            <text:p>-178</text:p>
          </table:table-cell>
          <table:table-cell table:formula="of:= ROUND(255 * SIN([.F285]) * (510 / (ABS(255 * SIN([.E285])) +ABS(255 * SIN([.F285])) + ABS(255 * SIN([.G285])))))" office:value-type="float" office:value="255" calcext:value-type="float">
            <text:p>255</text:p>
          </table:table-cell>
          <table:table-cell table:formula="of:= ROUND(255 * SIN([.G285]) * (510 / (ABS(255 * SIN([.E285])) +ABS(255 * SIN([.F285])) + ABS(255 * SIN([.G285])))))" office:value-type="float" office:value="-77" calcext:value-type="float">
            <text:p>-77</text:p>
          </table:table-cell>
          <table:table-cell office:value-type="float" office:value="283" calcext:value-type="float">
            <text:p>283</text:p>
          </table:table-cell>
          <table:table-cell table:formula="of:=([.D285] - 60) / 180 * PI()" office:value-type="float" office:value="3.89208423194735" calcext:value-type="float">
            <text:p>3,89208423194735</text:p>
          </table:table-cell>
          <table:table-cell table:formula="of:=([.D285] - 180) / 180 * PI()" office:value-type="float" office:value="1.79768912955416" calcext:value-type="float">
            <text:p>1,79768912955416</text:p>
          </table:table-cell>
          <table:table-cell table:formula="of:=([.D285] - 300) / 180 * PI()" office:value-type="float" office:value="-0.296705972839036" calcext:value-type="float">
            <text:p>-0,296705972839036</text:p>
          </table:table-cell>
        </table:table-row>
        <table:table-row table:style-name="ro1">
          <table:table-cell table:formula="of:=ROUND(255*SIN([.E286])*(510/(ABS(255*SIN([.E286]))+ABS(255*SIN([.F286]))+ABS(255*SIN([.G286])))))" office:value-type="float" office:value="-183" calcext:value-type="float">
            <text:p>-183</text:p>
          </table:table-cell>
          <table:table-cell table:formula="of:= ROUND(255 * SIN([.F286]) * (510 / (ABS(255 * SIN([.E286])) +ABS(255 * SIN([.F286])) + ABS(255 * SIN([.G286])))))" office:value-type="float" office:value="255" calcext:value-type="float">
            <text:p>255</text:p>
          </table:table-cell>
          <table:table-cell table:formula="of:= ROUND(255 * SIN([.G286]) * (510 / (ABS(255 * SIN([.E286])) +ABS(255 * SIN([.F286])) + ABS(255 * SIN([.G286])))))" office:value-type="float" office:value="-72" calcext:value-type="float">
            <text:p>-72</text:p>
          </table:table-cell>
          <table:table-cell office:value-type="float" office:value="284" calcext:value-type="float">
            <text:p>284</text:p>
          </table:table-cell>
          <table:table-cell table:formula="of:=([.D286] - 60) / 180 * PI()" office:value-type="float" office:value="3.9095375244673" calcext:value-type="float">
            <text:p>3,9095375244673</text:p>
          </table:table-cell>
          <table:table-cell table:formula="of:=([.D286] - 180) / 180 * PI()" office:value-type="float" office:value="1.8151424220741" calcext:value-type="float">
            <text:p>1,8151424220741</text:p>
          </table:table-cell>
          <table:table-cell table:formula="of:=([.D286] - 300) / 180 * PI()" office:value-type="float" office:value="-0.279252680319093" calcext:value-type="float">
            <text:p>-0,279252680319093</text:p>
          </table:table-cell>
        </table:table-row>
        <table:table-row table:style-name="ro1">
          <table:table-cell table:formula="of:=ROUND(255*SIN([.E287])*(510/(ABS(255*SIN([.E287]))+ABS(255*SIN([.F287]))+ABS(255*SIN([.G287])))))" office:value-type="float" office:value="-187" calcext:value-type="float">
            <text:p>-187</text:p>
          </table:table-cell>
          <table:table-cell table:formula="of:= ROUND(255 * SIN([.F287]) * (510 / (ABS(255 * SIN([.E287])) +ABS(255 * SIN([.F287])) + ABS(255 * SIN([.G287])))))" office:value-type="float" office:value="255" calcext:value-type="float">
            <text:p>255</text:p>
          </table:table-cell>
          <table:table-cell table:formula="of:= ROUND(255 * SIN([.G287]) * (510 / (ABS(255 * SIN([.E287])) +ABS(255 * SIN([.F287])) + ABS(255 * SIN([.G287])))))" office:value-type="float" office:value="-68" calcext:value-type="float">
            <text:p>-68</text:p>
          </table:table-cell>
          <table:table-cell office:value-type="float" office:value="285" calcext:value-type="float">
            <text:p>285</text:p>
          </table:table-cell>
          <table:table-cell table:formula="of:=([.D287] - 60) / 180 * PI()" office:value-type="float" office:value="3.92699081698724" calcext:value-type="float">
            <text:p>3,92699081698724</text:p>
          </table:table-cell>
          <table:table-cell table:formula="of:=([.D287] - 180) / 180 * PI()" office:value-type="float" office:value="1.83259571459405" calcext:value-type="float">
            <text:p>1,83259571459405</text:p>
          </table:table-cell>
          <table:table-cell table:formula="of:=([.D287] - 300) / 180 * PI()" office:value-type="float" office:value="-0.261799387799149" calcext:value-type="float">
            <text:p>-0,261799387799149</text:p>
          </table:table-cell>
        </table:table-row>
        <table:table-row table:style-name="ro1">
          <table:table-cell table:formula="of:=ROUND(255*SIN([.E288])*(510/(ABS(255*SIN([.E288]))+ABS(255*SIN([.F288]))+ABS(255*SIN([.G288])))))" office:value-type="float" office:value="-191" calcext:value-type="float">
            <text:p>-191</text:p>
          </table:table-cell>
          <table:table-cell table:formula="of:= ROUND(255 * SIN([.F288]) * (510 / (ABS(255 * SIN([.E288])) +ABS(255 * SIN([.F288])) + ABS(255 * SIN([.G288])))))" office:value-type="float" office:value="255" calcext:value-type="float">
            <text:p>255</text:p>
          </table:table-cell>
          <table:table-cell table:formula="of:= ROUND(255 * SIN([.G288]) * (510 / (ABS(255 * SIN([.E288])) +ABS(255 * SIN([.F288])) + ABS(255 * SIN([.G288])))))" office:value-type="float" office:value="-64" calcext:value-type="float">
            <text:p>-64</text:p>
          </table:table-cell>
          <table:table-cell office:value-type="float" office:value="286" calcext:value-type="float">
            <text:p>286</text:p>
          </table:table-cell>
          <table:table-cell table:formula="of:=([.D288] - 60) / 180 * PI()" office:value-type="float" office:value="3.94444410950718" calcext:value-type="float">
            <text:p>3,94444410950718</text:p>
          </table:table-cell>
          <table:table-cell table:formula="of:=([.D288] - 180) / 180 * PI()" office:value-type="float" office:value="1.85004900711399" calcext:value-type="float">
            <text:p>1,85004900711399</text:p>
          </table:table-cell>
          <table:table-cell table:formula="of:=([.D288] - 300) / 180 * PI()" office:value-type="float" office:value="-0.244346095279206" calcext:value-type="float">
            <text:p>-0,244346095279206</text:p>
          </table:table-cell>
        </table:table-row>
        <table:table-row table:style-name="ro1">
          <table:table-cell table:formula="of:=ROUND(255*SIN([.E289])*(510/(ABS(255*SIN([.E289]))+ABS(255*SIN([.F289]))+ABS(255*SIN([.G289])))))" office:value-type="float" office:value="-195" calcext:value-type="float">
            <text:p>-195</text:p>
          </table:table-cell>
          <table:table-cell table:formula="of:= ROUND(255 * SIN([.F289]) * (510 / (ABS(255 * SIN([.E289])) +ABS(255 * SIN([.F289])) + ABS(255 * SIN([.G289])))))" office:value-type="float" office:value="255" calcext:value-type="float">
            <text:p>255</text:p>
          </table:table-cell>
          <table:table-cell table:formula="of:= ROUND(255 * SIN([.G289]) * (510 / (ABS(255 * SIN([.E289])) +ABS(255 * SIN([.F289])) + ABS(255 * SIN([.G289])))))" office:value-type="float" office:value="-60" calcext:value-type="float">
            <text:p>-60</text:p>
          </table:table-cell>
          <table:table-cell office:value-type="float" office:value="287" calcext:value-type="float">
            <text:p>287</text:p>
          </table:table-cell>
          <table:table-cell table:formula="of:=([.D289] - 60) / 180 * PI()" office:value-type="float" office:value="3.96189740202713" calcext:value-type="float">
            <text:p>3,96189740202713</text:p>
          </table:table-cell>
          <table:table-cell table:formula="of:=([.D289] - 180) / 180 * PI()" office:value-type="float" office:value="1.86750229963393" calcext:value-type="float">
            <text:p>1,86750229963393</text:p>
          </table:table-cell>
          <table:table-cell table:formula="of:=([.D289] - 300) / 180 * PI()" office:value-type="float" office:value="-0.226892802759263" calcext:value-type="float">
            <text:p>-0,226892802759263</text:p>
          </table:table-cell>
        </table:table-row>
        <table:table-row table:style-name="ro1">
          <table:table-cell table:formula="of:=ROUND(255*SIN([.E290])*(510/(ABS(255*SIN([.E290]))+ABS(255*SIN([.F290]))+ABS(255*SIN([.G290])))))" office:value-type="float" office:value="-199" calcext:value-type="float">
            <text:p>-199</text:p>
          </table:table-cell>
          <table:table-cell table:formula="of:= ROUND(255 * SIN([.F290]) * (510 / (ABS(255 * SIN([.E290])) +ABS(255 * SIN([.F290])) + ABS(255 * SIN([.G290])))))" office:value-type="float" office:value="255" calcext:value-type="float">
            <text:p>255</text:p>
          </table:table-cell>
          <table:table-cell table:formula="of:= ROUND(255 * SIN([.G290]) * (510 / (ABS(255 * SIN([.E290])) +ABS(255 * SIN([.F290])) + ABS(255 * SIN([.G290])))))" office:value-type="float" office:value="-56" calcext:value-type="float">
            <text:p>-56</text:p>
          </table:table-cell>
          <table:table-cell office:value-type="float" office:value="288" calcext:value-type="float">
            <text:p>288</text:p>
          </table:table-cell>
          <table:table-cell table:formula="of:=([.D290] - 60) / 180 * PI()" office:value-type="float" office:value="3.97935069454707" calcext:value-type="float">
            <text:p>3,97935069454707</text:p>
          </table:table-cell>
          <table:table-cell table:formula="of:=([.D290] - 180) / 180 * PI()" office:value-type="float" office:value="1.88495559215388" calcext:value-type="float">
            <text:p>1,88495559215388</text:p>
          </table:table-cell>
          <table:table-cell table:formula="of:=([.D290] - 300) / 180 * PI()" office:value-type="float" office:value="-0.20943951023932" calcext:value-type="float">
            <text:p>-0,20943951023932</text:p>
          </table:table-cell>
        </table:table-row>
        <table:table-row table:style-name="ro1">
          <table:table-cell table:formula="of:=ROUND(255*SIN([.E291])*(510/(ABS(255*SIN([.E291]))+ABS(255*SIN([.F291]))+ABS(255*SIN([.G291])))))" office:value-type="float" office:value="-204" calcext:value-type="float">
            <text:p>-204</text:p>
          </table:table-cell>
          <table:table-cell table:formula="of:= ROUND(255 * SIN([.F291]) * (510 / (ABS(255 * SIN([.E291])) +ABS(255 * SIN([.F291])) + ABS(255 * SIN([.G291])))))" office:value-type="float" office:value="255" calcext:value-type="float">
            <text:p>255</text:p>
          </table:table-cell>
          <table:table-cell table:formula="of:= ROUND(255 * SIN([.G291]) * (510 / (ABS(255 * SIN([.E291])) +ABS(255 * SIN([.F291])) + ABS(255 * SIN([.G291])))))" office:value-type="float" office:value="-51" calcext:value-type="float">
            <text:p>-51</text:p>
          </table:table-cell>
          <table:table-cell office:value-type="float" office:value="289" calcext:value-type="float">
            <text:p>289</text:p>
          </table:table-cell>
          <table:table-cell table:formula="of:=([.D291] - 60) / 180 * PI()" office:value-type="float" office:value="3.99680398706701" calcext:value-type="float">
            <text:p>3,99680398706701</text:p>
          </table:table-cell>
          <table:table-cell table:formula="of:=([.D291] - 180) / 180 * PI()" office:value-type="float" office:value="1.90240888467382" calcext:value-type="float">
            <text:p>1,90240888467382</text:p>
          </table:table-cell>
          <table:table-cell table:formula="of:=([.D291] - 300) / 180 * PI()" office:value-type="float" office:value="-0.191986217719376" calcext:value-type="float">
            <text:p>-0,191986217719376</text:p>
          </table:table-cell>
        </table:table-row>
        <table:table-row table:style-name="ro1">
          <table:table-cell table:formula="of:=ROUND(255*SIN([.E292])*(510/(ABS(255*SIN([.E292]))+ABS(255*SIN([.F292]))+ABS(255*SIN([.G292])))))" office:value-type="float" office:value="-208" calcext:value-type="float">
            <text:p>-208</text:p>
          </table:table-cell>
          <table:table-cell table:formula="of:= ROUND(255 * SIN([.F292]) * (510 / (ABS(255 * SIN([.E292])) +ABS(255 * SIN([.F292])) + ABS(255 * SIN([.G292])))))" office:value-type="float" office:value="255" calcext:value-type="float">
            <text:p>255</text:p>
          </table:table-cell>
          <table:table-cell table:formula="of:= ROUND(255 * SIN([.G292]) * (510 / (ABS(255 * SIN([.E292])) +ABS(255 * SIN([.F292])) + ABS(255 * SIN([.G292])))))" office:value-type="float" office:value="-47" calcext:value-type="float">
            <text:p>-47</text:p>
          </table:table-cell>
          <table:table-cell office:value-type="float" office:value="290" calcext:value-type="float">
            <text:p>290</text:p>
          </table:table-cell>
          <table:table-cell table:formula="of:=([.D292] - 60) / 180 * PI()" office:value-type="float" office:value="4.01425727958696" calcext:value-type="float">
            <text:p>4,01425727958696</text:p>
          </table:table-cell>
          <table:table-cell table:formula="of:=([.D292] - 180) / 180 * PI()" office:value-type="float" office:value="1.91986217719376" calcext:value-type="float">
            <text:p>1,91986217719376</text:p>
          </table:table-cell>
          <table:table-cell table:formula="of:=([.D292] - 300) / 180 * PI()" office:value-type="float" office:value="-0.174532925199433" calcext:value-type="float">
            <text:p>-0,174532925199433</text:p>
          </table:table-cell>
        </table:table-row>
        <table:table-row table:style-name="ro1">
          <table:table-cell table:formula="of:=ROUND(255*SIN([.E293])*(510/(ABS(255*SIN([.E293]))+ABS(255*SIN([.F293]))+ABS(255*SIN([.G293])))))" office:value-type="float" office:value="-212" calcext:value-type="float">
            <text:p>-212</text:p>
          </table:table-cell>
          <table:table-cell table:formula="of:= ROUND(255 * SIN([.F293]) * (510 / (ABS(255 * SIN([.E293])) +ABS(255 * SIN([.F293])) + ABS(255 * SIN([.G293])))))" office:value-type="float" office:value="255" calcext:value-type="float">
            <text:p>255</text:p>
          </table:table-cell>
          <table:table-cell table:formula="of:= ROUND(255 * SIN([.G293]) * (510 / (ABS(255 * SIN([.E293])) +ABS(255 * SIN([.F293])) + ABS(255 * SIN([.G293])))))" office:value-type="float" office:value="-43" calcext:value-type="float">
            <text:p>-43</text:p>
          </table:table-cell>
          <table:table-cell office:value-type="float" office:value="291" calcext:value-type="float">
            <text:p>291</text:p>
          </table:table-cell>
          <table:table-cell table:formula="of:=([.D293] - 60) / 180 * PI()" office:value-type="float" office:value="4.0317105721069" calcext:value-type="float">
            <text:p>4,0317105721069</text:p>
          </table:table-cell>
          <table:table-cell table:formula="of:=([.D293] - 180) / 180 * PI()" office:value-type="float" office:value="1.93731546971371" calcext:value-type="float">
            <text:p>1,93731546971371</text:p>
          </table:table-cell>
          <table:table-cell table:formula="of:=([.D293] - 300) / 180 * PI()" office:value-type="float" office:value="-0.15707963267949" calcext:value-type="float">
            <text:p>-0,15707963267949</text:p>
          </table:table-cell>
        </table:table-row>
        <table:table-row table:style-name="ro1">
          <table:table-cell table:formula="of:=ROUND(255*SIN([.E294])*(510/(ABS(255*SIN([.E294]))+ABS(255*SIN([.F294]))+ABS(255*SIN([.G294])))))" office:value-type="float" office:value="-217" calcext:value-type="float">
            <text:p>-217</text:p>
          </table:table-cell>
          <table:table-cell table:formula="of:= ROUND(255 * SIN([.F294]) * (510 / (ABS(255 * SIN([.E294])) +ABS(255 * SIN([.F294])) + ABS(255 * SIN([.G294])))))" office:value-type="float" office:value="255" calcext:value-type="float">
            <text:p>255</text:p>
          </table:table-cell>
          <table:table-cell table:formula="of:= ROUND(255 * SIN([.G294]) * (510 / (ABS(255 * SIN([.E294])) +ABS(255 * SIN([.F294])) + ABS(255 * SIN([.G294])))))" office:value-type="float" office:value="-38" calcext:value-type="float">
            <text:p>-38</text:p>
          </table:table-cell>
          <table:table-cell office:value-type="float" office:value="292" calcext:value-type="float">
            <text:p>292</text:p>
          </table:table-cell>
          <table:table-cell table:formula="of:=([.D294] - 60) / 180 * PI()" office:value-type="float" office:value="4.04916386462685" calcext:value-type="float">
            <text:p>4,04916386462685</text:p>
          </table:table-cell>
          <table:table-cell table:formula="of:=([.D294] - 180) / 180 * PI()" office:value-type="float" office:value="1.95476876223365" calcext:value-type="float">
            <text:p>1,95476876223365</text:p>
          </table:table-cell>
          <table:table-cell table:formula="of:=([.D294] - 300) / 180 * PI()" office:value-type="float" office:value="-0.139626340159546" calcext:value-type="float">
            <text:p>-0,139626340159546</text:p>
          </table:table-cell>
        </table:table-row>
        <table:table-row table:style-name="ro1">
          <table:table-cell table:formula="of:=ROUND(255*SIN([.E295])*(510/(ABS(255*SIN([.E295]))+ABS(255*SIN([.F295]))+ABS(255*SIN([.G295])))))" office:value-type="float" office:value="-221" calcext:value-type="float">
            <text:p>-221</text:p>
          </table:table-cell>
          <table:table-cell table:formula="of:= ROUND(255 * SIN([.F295]) * (510 / (ABS(255 * SIN([.E295])) +ABS(255 * SIN([.F295])) + ABS(255 * SIN([.G295])))))" office:value-type="float" office:value="255" calcext:value-type="float">
            <text:p>255</text:p>
          </table:table-cell>
          <table:table-cell table:formula="of:= ROUND(255 * SIN([.G295]) * (510 / (ABS(255 * SIN([.E295])) +ABS(255 * SIN([.F295])) + ABS(255 * SIN([.G295])))))" office:value-type="float" office:value="-34" calcext:value-type="float">
            <text:p>-34</text:p>
          </table:table-cell>
          <table:table-cell office:value-type="float" office:value="293" calcext:value-type="float">
            <text:p>293</text:p>
          </table:table-cell>
          <table:table-cell table:formula="of:=([.D295] - 60) / 180 * PI()" office:value-type="float" office:value="4.06661715714679" calcext:value-type="float">
            <text:p>4,06661715714679</text:p>
          </table:table-cell>
          <table:table-cell table:formula="of:=([.D295] - 180) / 180 * PI()" office:value-type="float" office:value="1.97222205475359" calcext:value-type="float">
            <text:p>1,97222205475359</text:p>
          </table:table-cell>
          <table:table-cell table:formula="of:=([.D295] - 300) / 180 * PI()" office:value-type="float" office:value="-0.122173047639603" calcext:value-type="float">
            <text:p>-0,122173047639603</text:p>
          </table:table-cell>
        </table:table-row>
        <table:table-row table:style-name="ro1">
          <table:table-cell table:formula="of:=ROUND(255*SIN([.E296])*(510/(ABS(255*SIN([.E296]))+ABS(255*SIN([.F296]))+ABS(255*SIN([.G296])))))" office:value-type="float" office:value="-226" calcext:value-type="float">
            <text:p>-226</text:p>
          </table:table-cell>
          <table:table-cell table:formula="of:= ROUND(255 * SIN([.F296]) * (510 / (ABS(255 * SIN([.E296])) +ABS(255 * SIN([.F296])) + ABS(255 * SIN([.G296])))))" office:value-type="float" office:value="255" calcext:value-type="float">
            <text:p>255</text:p>
          </table:table-cell>
          <table:table-cell table:formula="of:= ROUND(255 * SIN([.G296]) * (510 / (ABS(255 * SIN([.E296])) +ABS(255 * SIN([.F296])) + ABS(255 * SIN([.G296])))))" office:value-type="float" office:value="-29" calcext:value-type="float">
            <text:p>-29</text:p>
          </table:table-cell>
          <table:table-cell office:value-type="float" office:value="294" calcext:value-type="float">
            <text:p>294</text:p>
          </table:table-cell>
          <table:table-cell table:formula="of:=([.D296] - 60) / 180 * PI()" office:value-type="float" office:value="4.08407044966673" calcext:value-type="float">
            <text:p>4,08407044966673</text:p>
          </table:table-cell>
          <table:table-cell table:formula="of:=([.D296] - 180) / 180 * PI()" office:value-type="float" office:value="1.98967534727354" calcext:value-type="float">
            <text:p>1,98967534727354</text:p>
          </table:table-cell>
          <table:table-cell table:formula="of:=([.D296] - 300) / 180 * PI()" office:value-type="float" office:value="-0.10471975511966" calcext:value-type="float">
            <text:p>-0,10471975511966</text:p>
          </table:table-cell>
        </table:table-row>
        <table:table-row table:style-name="ro1">
          <table:table-cell table:formula="of:=ROUND(255*SIN([.E297])*(510/(ABS(255*SIN([.E297]))+ABS(255*SIN([.F297]))+ABS(255*SIN([.G297])))))" office:value-type="float" office:value="-230" calcext:value-type="float">
            <text:p>-230</text:p>
          </table:table-cell>
          <table:table-cell table:formula="of:= ROUND(255 * SIN([.F297]) * (510 / (ABS(255 * SIN([.E297])) +ABS(255 * SIN([.F297])) + ABS(255 * SIN([.G297])))))" office:value-type="float" office:value="255" calcext:value-type="float">
            <text:p>255</text:p>
          </table:table-cell>
          <table:table-cell table:formula="of:= ROUND(255 * SIN([.G297]) * (510 / (ABS(255 * SIN([.E297])) +ABS(255 * SIN([.F297])) + ABS(255 * SIN([.G297])))))" office:value-type="float" office:value="-25" calcext:value-type="float">
            <text:p>-25</text:p>
          </table:table-cell>
          <table:table-cell office:value-type="float" office:value="295" calcext:value-type="float">
            <text:p>295</text:p>
          </table:table-cell>
          <table:table-cell table:formula="of:=([.D297] - 60) / 180 * PI()" office:value-type="float" office:value="4.10152374218667" calcext:value-type="float">
            <text:p>4,10152374218667</text:p>
          </table:table-cell>
          <table:table-cell table:formula="of:=([.D297] - 180) / 180 * PI()" office:value-type="float" office:value="2.00712863979348" calcext:value-type="float">
            <text:p>2,00712863979348</text:p>
          </table:table-cell>
          <table:table-cell table:formula="of:=([.D297] - 300) / 180 * PI()" office:value-type="float" office:value="-0.0872664625997165" calcext:value-type="float">
            <text:p>-0,087266462599717</text:p>
          </table:table-cell>
        </table:table-row>
        <table:table-row table:style-name="ro1">
          <table:table-cell table:formula="of:=ROUND(255*SIN([.E298])*(510/(ABS(255*SIN([.E298]))+ABS(255*SIN([.F298]))+ABS(255*SIN([.G298])))))" office:value-type="float" office:value="-235" calcext:value-type="float">
            <text:p>-235</text:p>
          </table:table-cell>
          <table:table-cell table:formula="of:= ROUND(255 * SIN([.F298]) * (510 / (ABS(255 * SIN([.E298])) +ABS(255 * SIN([.F298])) + ABS(255 * SIN([.G298])))))" office:value-type="float" office:value="255" calcext:value-type="float">
            <text:p>255</text:p>
          </table:table-cell>
          <table:table-cell table:formula="of:= ROUND(255 * SIN([.G298]) * (510 / (ABS(255 * SIN([.E298])) +ABS(255 * SIN([.F298])) + ABS(255 * SIN([.G298])))))" office:value-type="float" office:value="-20" calcext:value-type="float">
            <text:p>-20</text:p>
          </table:table-cell>
          <table:table-cell office:value-type="float" office:value="296" calcext:value-type="float">
            <text:p>296</text:p>
          </table:table-cell>
          <table:table-cell table:formula="of:=([.D298] - 60) / 180 * PI()" office:value-type="float" office:value="4.11897703470662" calcext:value-type="float">
            <text:p>4,11897703470662</text:p>
          </table:table-cell>
          <table:table-cell table:formula="of:=([.D298] - 180) / 180 * PI()" office:value-type="float" office:value="2.02458193231342" calcext:value-type="float">
            <text:p>2,02458193231342</text:p>
          </table:table-cell>
          <table:table-cell table:formula="of:=([.D298] - 300) / 180 * PI()" office:value-type="float" office:value="-0.0698131700797732" calcext:value-type="float">
            <text:p>-0,069813170079773</text:p>
          </table:table-cell>
        </table:table-row>
        <table:table-row table:style-name="ro1">
          <table:table-cell table:formula="of:=ROUND(255*SIN([.E299])*(510/(ABS(255*SIN([.E299]))+ABS(255*SIN([.F299]))+ABS(255*SIN([.G299])))))" office:value-type="float" office:value="-240" calcext:value-type="float">
            <text:p>-240</text:p>
          </table:table-cell>
          <table:table-cell table:formula="of:= ROUND(255 * SIN([.F299]) * (510 / (ABS(255 * SIN([.E299])) +ABS(255 * SIN([.F299])) + ABS(255 * SIN([.G299])))))" office:value-type="float" office:value="255" calcext:value-type="float">
            <text:p>255</text:p>
          </table:table-cell>
          <table:table-cell table:formula="of:= ROUND(255 * SIN([.G299]) * (510 / (ABS(255 * SIN([.E299])) +ABS(255 * SIN([.F299])) + ABS(255 * SIN([.G299])))))" office:value-type="float" office:value="-15" calcext:value-type="float">
            <text:p>-15</text:p>
          </table:table-cell>
          <table:table-cell office:value-type="float" office:value="297" calcext:value-type="float">
            <text:p>297</text:p>
          </table:table-cell>
          <table:table-cell table:formula="of:=([.D299] - 60) / 180 * PI()" office:value-type="float" office:value="4.13643032722656" calcext:value-type="float">
            <text:p>4,13643032722656</text:p>
          </table:table-cell>
          <table:table-cell table:formula="of:=([.D299] - 180) / 180 * PI()" office:value-type="float" office:value="2.04203522483337" calcext:value-type="float">
            <text:p>2,04203522483337</text:p>
          </table:table-cell>
          <table:table-cell table:formula="of:=([.D299] - 300) / 180 * PI()" office:value-type="float" office:value="-0.0523598775598299" calcext:value-type="float">
            <text:p>-0,05235987755983</text:p>
          </table:table-cell>
        </table:table-row>
        <table:table-row table:style-name="ro1">
          <table:table-cell table:formula="of:=ROUND(255*SIN([.E300])*(510/(ABS(255*SIN([.E300]))+ABS(255*SIN([.F300]))+ABS(255*SIN([.G300])))))" office:value-type="float" office:value="-245" calcext:value-type="float">
            <text:p>-245</text:p>
          </table:table-cell>
          <table:table-cell table:formula="of:= ROUND(255 * SIN([.F300]) * (510 / (ABS(255 * SIN([.E300])) +ABS(255 * SIN([.F300])) + ABS(255 * SIN([.G300])))))" office:value-type="float" office:value="255" calcext:value-type="float">
            <text:p>255</text:p>
          </table:table-cell>
          <table:table-cell table:formula="of:= ROUND(255 * SIN([.G300]) * (510 / (ABS(255 * SIN([.E300])) +ABS(255 * SIN([.F300])) + ABS(255 * SIN([.G300])))))" office:value-type="float" office:value="-10" calcext:value-type="float">
            <text:p>-10</text:p>
          </table:table-cell>
          <table:table-cell office:value-type="float" office:value="298" calcext:value-type="float">
            <text:p>298</text:p>
          </table:table-cell>
          <table:table-cell table:formula="of:=([.D300] - 60) / 180 * PI()" office:value-type="float" office:value="4.1538836197465" calcext:value-type="float">
            <text:p>4,1538836197465</text:p>
          </table:table-cell>
          <table:table-cell table:formula="of:=([.D300] - 180) / 180 * PI()" office:value-type="float" office:value="2.05948851735331" calcext:value-type="float">
            <text:p>2,05948851735331</text:p>
          </table:table-cell>
          <table:table-cell table:formula="of:=([.D300] - 300) / 180 * PI()" office:value-type="float" office:value="-0.0349065850398866" calcext:value-type="float">
            <text:p>-0,034906585039887</text:p>
          </table:table-cell>
        </table:table-row>
        <table:table-row table:style-name="ro1">
          <table:table-cell table:formula="of:=ROUND(255*SIN([.E301])*(510/(ABS(255*SIN([.E301]))+ABS(255*SIN([.F301]))+ABS(255*SIN([.G301])))))" office:value-type="float" office:value="-250" calcext:value-type="float">
            <text:p>-250</text:p>
          </table:table-cell>
          <table:table-cell table:formula="of:= ROUND(255 * SIN([.F301]) * (510 / (ABS(255 * SIN([.E301])) +ABS(255 * SIN([.F301])) + ABS(255 * SIN([.G301])))))" office:value-type="float" office:value="255" calcext:value-type="float">
            <text:p>255</text:p>
          </table:table-cell>
          <table:table-cell table:formula="of:= ROUND(255 * SIN([.G301]) * (510 / (ABS(255 * SIN([.E301])) +ABS(255 * SIN([.F301])) + ABS(255 * SIN([.G301])))))" office:value-type="float" office:value="-5" calcext:value-type="float">
            <text:p>-5</text:p>
          </table:table-cell>
          <table:table-cell office:value-type="float" office:value="299" calcext:value-type="float">
            <text:p>299</text:p>
          </table:table-cell>
          <table:table-cell table:formula="of:=([.D301] - 60) / 180 * PI()" office:value-type="float" office:value="4.17133691226645" calcext:value-type="float">
            <text:p>4,17133691226645</text:p>
          </table:table-cell>
          <table:table-cell table:formula="of:=([.D301] - 180) / 180 * PI()" office:value-type="float" office:value="2.07694180987325" calcext:value-type="float">
            <text:p>2,07694180987325</text:p>
          </table:table-cell>
          <table:table-cell table:formula="of:=([.D301] - 300) / 180 * PI()" office:value-type="float" office:value="-0.0174532925199433" calcext:value-type="float">
            <text:p>-0,017453292519943</text:p>
          </table:table-cell>
        </table:table-row>
        <table:table-row table:style-name="ro1">
          <table:table-cell table:formula="of:=ROUND(255*SIN([.E302])*(510/(ABS(255*SIN([.E302]))+ABS(255*SIN([.F302]))+ABS(255*SIN([.G302])))))" office:value-type="float" office:value="-255" calcext:value-type="float">
            <text:p>-255</text:p>
          </table:table-cell>
          <table:table-cell table:formula="of:= ROUND(255 * SIN([.F302]) * (510 / (ABS(255 * SIN([.E302])) +ABS(255 * SIN([.F302])) + ABS(255 * SIN([.G302])))))" office:value-type="float" office:value="255" calcext:value-type="float">
            <text:p>255</text:p>
          </table:table-cell>
          <table:table-cell table:formula="of:= ROUND(255 * SIN([.G302]) * (510 / (ABS(255 * SIN([.E302])) +ABS(255 * SIN([.F302])) + ABS(255 * SIN([.G302]))))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([.D302] - 60) / 180 * PI()" office:value-type="float" office:value="4.18879020478639" calcext:value-type="float">
            <text:p>4,18879020478639</text:p>
          </table:table-cell>
          <table:table-cell table:formula="of:=([.D302] - 180) / 180 * PI()" office:value-type="float" office:value="2.0943951023932" calcext:value-type="float">
            <text:p>2,0943951023932</text:p>
          </table:table-cell>
          <table:table-cell table:formula="of:=([.D302] - 300) / 180 * PI()" office:value-type="float" office:value="0" calcext:value-type="float">
            <text:p>0</text:p>
          </table:table-cell>
        </table:table-row>
        <table:table-row table:style-name="ro1">
          <table:table-cell table:formula="of:=ROUND(255*SIN([.E303])*(510/(ABS(255*SIN([.E303]))+ABS(255*SIN([.F303]))+ABS(255*SIN([.G303])))))" office:value-type="float" office:value="-255" calcext:value-type="float">
            <text:p>-255</text:p>
          </table:table-cell>
          <table:table-cell table:formula="of:= ROUND(255 * SIN([.F303]) * (510 / (ABS(255 * SIN([.E303])) +ABS(255 * SIN([.F303])) + ABS(255 * SIN([.G303])))))" office:value-type="float" office:value="250" calcext:value-type="float">
            <text:p>250</text:p>
          </table:table-cell>
          <table:table-cell table:formula="of:= ROUND(255 * SIN([.G303]) * (510 / (ABS(255 * SIN([.E303])) +ABS(255 * SIN([.F303])) + ABS(255 * SIN([.G303])))))"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table:formula="of:=([.D303] - 60) / 180 * PI()" office:value-type="float" office:value="4.20624349730633" calcext:value-type="float">
            <text:p>4,20624349730633</text:p>
          </table:table-cell>
          <table:table-cell table:formula="of:=([.D303] - 180) / 180 * PI()" office:value-type="float" office:value="2.11184839491314" calcext:value-type="float">
            <text:p>2,11184839491314</text:p>
          </table:table-cell>
          <table:table-cell table:formula="of:=([.D303] - 300) / 180 * PI()" office:value-type="float" office:value="0.0174532925199433" calcext:value-type="float">
            <text:p>0,017453292519943</text:p>
          </table:table-cell>
        </table:table-row>
        <table:table-row table:style-name="ro1">
          <table:table-cell table:formula="of:=ROUND(255*SIN([.E304])*(510/(ABS(255*SIN([.E304]))+ABS(255*SIN([.F304]))+ABS(255*SIN([.G304])))))" office:value-type="float" office:value="-255" calcext:value-type="float">
            <text:p>-255</text:p>
          </table:table-cell>
          <table:table-cell table:formula="of:= ROUND(255 * SIN([.F304]) * (510 / (ABS(255 * SIN([.E304])) +ABS(255 * SIN([.F304])) + ABS(255 * SIN([.G304])))))" office:value-type="float" office:value="245" calcext:value-type="float">
            <text:p>245</text:p>
          </table:table-cell>
          <table:table-cell table:formula="of:= ROUND(255 * SIN([.G304]) * (510 / (ABS(255 * SIN([.E304])) +ABS(255 * SIN([.F304])) + ABS(255 * SIN([.G304]))))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table:formula="of:=([.D304] - 60) / 180 * PI()" office:value-type="float" office:value="4.22369678982628" calcext:value-type="float">
            <text:p>4,22369678982628</text:p>
          </table:table-cell>
          <table:table-cell table:formula="of:=([.D304] - 180) / 180 * PI()" office:value-type="float" office:value="2.12930168743308" calcext:value-type="float">
            <text:p>2,12930168743308</text:p>
          </table:table-cell>
          <table:table-cell table:formula="of:=([.D304] - 300) / 180 * PI()" office:value-type="float" office:value="0.0349065850398866" calcext:value-type="float">
            <text:p>0,034906585039887</text:p>
          </table:table-cell>
        </table:table-row>
        <table:table-row table:style-name="ro1">
          <table:table-cell table:formula="of:=ROUND(255*SIN([.E305])*(510/(ABS(255*SIN([.E305]))+ABS(255*SIN([.F305]))+ABS(255*SIN([.G305])))))" office:value-type="float" office:value="-255" calcext:value-type="float">
            <text:p>-255</text:p>
          </table:table-cell>
          <table:table-cell table:formula="of:= ROUND(255 * SIN([.F305]) * (510 / (ABS(255 * SIN([.E305])) +ABS(255 * SIN([.F305])) + ABS(255 * SIN([.G305])))))" office:value-type="float" office:value="240" calcext:value-type="float">
            <text:p>240</text:p>
          </table:table-cell>
          <table:table-cell table:formula="of:= ROUND(255 * SIN([.G305]) * (510 / (ABS(255 * SIN([.E305])) +ABS(255 * SIN([.F305])) + ABS(255 * SIN([.G305])))))"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table:formula="of:=([.D305] - 60) / 180 * PI()" office:value-type="float" office:value="4.24115008234622" calcext:value-type="float">
            <text:p>4,24115008234622</text:p>
          </table:table-cell>
          <table:table-cell table:formula="of:=([.D305] - 180) / 180 * PI()" office:value-type="float" office:value="2.14675497995303" calcext:value-type="float">
            <text:p>2,14675497995303</text:p>
          </table:table-cell>
          <table:table-cell table:formula="of:=([.D305] - 300) / 180 * PI()" office:value-type="float" office:value="0.0523598775598299" calcext:value-type="float">
            <text:p>0,05235987755983</text:p>
          </table:table-cell>
        </table:table-row>
        <table:table-row table:style-name="ro1">
          <table:table-cell table:formula="of:=ROUND(255*SIN([.E306])*(510/(ABS(255*SIN([.E306]))+ABS(255*SIN([.F306]))+ABS(255*SIN([.G306])))))" office:value-type="float" office:value="-255" calcext:value-type="float">
            <text:p>-255</text:p>
          </table:table-cell>
          <table:table-cell table:formula="of:= ROUND(255 * SIN([.F306]) * (510 / (ABS(255 * SIN([.E306])) +ABS(255 * SIN([.F306])) + ABS(255 * SIN([.G306])))))" office:value-type="float" office:value="235" calcext:value-type="float">
            <text:p>235</text:p>
          </table:table-cell>
          <table:table-cell table:formula="of:= ROUND(255 * SIN([.G306]) * (510 / (ABS(255 * SIN([.E306])) +ABS(255 * SIN([.F306])) + ABS(255 * SIN([.G306])))))"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table:formula="of:=([.D306] - 60) / 180 * PI()" office:value-type="float" office:value="4.25860337486616" calcext:value-type="float">
            <text:p>4,25860337486616</text:p>
          </table:table-cell>
          <table:table-cell table:formula="of:=([.D306] - 180) / 180 * PI()" office:value-type="float" office:value="2.16420827247297" calcext:value-type="float">
            <text:p>2,16420827247297</text:p>
          </table:table-cell>
          <table:table-cell table:formula="of:=([.D306] - 300) / 180 * PI()" office:value-type="float" office:value="0.0698131700797732" calcext:value-type="float">
            <text:p>0,069813170079773</text:p>
          </table:table-cell>
        </table:table-row>
        <table:table-row table:style-name="ro1">
          <table:table-cell table:formula="of:=ROUND(255*SIN([.E307])*(510/(ABS(255*SIN([.E307]))+ABS(255*SIN([.F307]))+ABS(255*SIN([.G307])))))" office:value-type="float" office:value="-255" calcext:value-type="float">
            <text:p>-255</text:p>
          </table:table-cell>
          <table:table-cell table:formula="of:= ROUND(255 * SIN([.F307]) * (510 / (ABS(255 * SIN([.E307])) +ABS(255 * SIN([.F307])) + ABS(255 * SIN([.G307])))))" office:value-type="float" office:value="230" calcext:value-type="float">
            <text:p>230</text:p>
          </table:table-cell>
          <table:table-cell table:formula="of:= ROUND(255 * SIN([.G307]) * (510 / (ABS(255 * SIN([.E307])) +ABS(255 * SIN([.F307])) + ABS(255 * SIN([.G307])))))" office:value-type="float" office:value="25" calcext:value-type="float">
            <text:p>25</text:p>
          </table:table-cell>
          <table:table-cell office:value-type="float" office:value="305" calcext:value-type="float">
            <text:p>305</text:p>
          </table:table-cell>
          <table:table-cell table:formula="of:=([.D307] - 60) / 180 * PI()" office:value-type="float" office:value="4.27605666738611" calcext:value-type="float">
            <text:p>4,27605666738611</text:p>
          </table:table-cell>
          <table:table-cell table:formula="of:=([.D307] - 180) / 180 * PI()" office:value-type="float" office:value="2.18166156499291" calcext:value-type="float">
            <text:p>2,18166156499291</text:p>
          </table:table-cell>
          <table:table-cell table:formula="of:=([.D307] - 300) / 180 * PI()" office:value-type="float" office:value="0.0872664625997165" calcext:value-type="float">
            <text:p>0,087266462599717</text:p>
          </table:table-cell>
        </table:table-row>
        <table:table-row table:style-name="ro1">
          <table:table-cell table:formula="of:=ROUND(255*SIN([.E308])*(510/(ABS(255*SIN([.E308]))+ABS(255*SIN([.F308]))+ABS(255*SIN([.G308])))))" office:value-type="float" office:value="-255" calcext:value-type="float">
            <text:p>-255</text:p>
          </table:table-cell>
          <table:table-cell table:formula="of:= ROUND(255 * SIN([.F308]) * (510 / (ABS(255 * SIN([.E308])) +ABS(255 * SIN([.F308])) + ABS(255 * SIN([.G308])))))" office:value-type="float" office:value="226" calcext:value-type="float">
            <text:p>226</text:p>
          </table:table-cell>
          <table:table-cell table:formula="of:= ROUND(255 * SIN([.G308]) * (510 / (ABS(255 * SIN([.E308])) +ABS(255 * SIN([.F308])) + ABS(255 * SIN([.G308])))))" office:value-type="float" office:value="29" calcext:value-type="float">
            <text:p>29</text:p>
          </table:table-cell>
          <table:table-cell office:value-type="float" office:value="306" calcext:value-type="float">
            <text:p>306</text:p>
          </table:table-cell>
          <table:table-cell table:formula="of:=([.D308] - 60) / 180 * PI()" office:value-type="float" office:value="4.29350995990605" calcext:value-type="float">
            <text:p>4,29350995990605</text:p>
          </table:table-cell>
          <table:table-cell table:formula="of:=([.D308] - 180) / 180 * PI()" office:value-type="float" office:value="2.19911485751286" calcext:value-type="float">
            <text:p>2,19911485751286</text:p>
          </table:table-cell>
          <table:table-cell table:formula="of:=([.D308] - 300) / 180 * PI()" office:value-type="float" office:value="0.10471975511966" calcext:value-type="float">
            <text:p>0,10471975511966</text:p>
          </table:table-cell>
        </table:table-row>
        <table:table-row table:style-name="ro1">
          <table:table-cell table:formula="of:=ROUND(255*SIN([.E309])*(510/(ABS(255*SIN([.E309]))+ABS(255*SIN([.F309]))+ABS(255*SIN([.G309])))))" office:value-type="float" office:value="-255" calcext:value-type="float">
            <text:p>-255</text:p>
          </table:table-cell>
          <table:table-cell table:formula="of:= ROUND(255 * SIN([.F309]) * (510 / (ABS(255 * SIN([.E309])) +ABS(255 * SIN([.F309])) + ABS(255 * SIN([.G309])))))" office:value-type="float" office:value="221" calcext:value-type="float">
            <text:p>221</text:p>
          </table:table-cell>
          <table:table-cell table:formula="of:= ROUND(255 * SIN([.G309]) * (510 / (ABS(255 * SIN([.E309])) +ABS(255 * SIN([.F309])) + ABS(255 * SIN([.G309])))))" office:value-type="float" office:value="34" calcext:value-type="float">
            <text:p>34</text:p>
          </table:table-cell>
          <table:table-cell office:value-type="float" office:value="307" calcext:value-type="float">
            <text:p>307</text:p>
          </table:table-cell>
          <table:table-cell table:formula="of:=([.D309] - 60) / 180 * PI()" office:value-type="float" office:value="4.31096325242599" calcext:value-type="float">
            <text:p>4,31096325242599</text:p>
          </table:table-cell>
          <table:table-cell table:formula="of:=([.D309] - 180) / 180 * PI()" office:value-type="float" office:value="2.2165681500328" calcext:value-type="float">
            <text:p>2,2165681500328</text:p>
          </table:table-cell>
          <table:table-cell table:formula="of:=([.D309] - 300) / 180 * PI()" office:value-type="float" office:value="0.122173047639603" calcext:value-type="float">
            <text:p>0,122173047639603</text:p>
          </table:table-cell>
        </table:table-row>
        <table:table-row table:style-name="ro1">
          <table:table-cell table:formula="of:=ROUND(255*SIN([.E310])*(510/(ABS(255*SIN([.E310]))+ABS(255*SIN([.F310]))+ABS(255*SIN([.G310])))))" office:value-type="float" office:value="-255" calcext:value-type="float">
            <text:p>-255</text:p>
          </table:table-cell>
          <table:table-cell table:formula="of:= ROUND(255 * SIN([.F310]) * (510 / (ABS(255 * SIN([.E310])) +ABS(255 * SIN([.F310])) + ABS(255 * SIN([.G310])))))" office:value-type="float" office:value="217" calcext:value-type="float">
            <text:p>217</text:p>
          </table:table-cell>
          <table:table-cell table:formula="of:= ROUND(255 * SIN([.G310]) * (510 / (ABS(255 * SIN([.E310])) +ABS(255 * SIN([.F310])) + ABS(255 * SIN([.G310])))))"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table:formula="of:=([.D310] - 60) / 180 * PI()" office:value-type="float" office:value="4.32841654494594" calcext:value-type="float">
            <text:p>4,32841654494594</text:p>
          </table:table-cell>
          <table:table-cell table:formula="of:=([.D310] - 180) / 180 * PI()" office:value-type="float" office:value="2.23402144255274" calcext:value-type="float">
            <text:p>2,23402144255274</text:p>
          </table:table-cell>
          <table:table-cell table:formula="of:=([.D310] - 300) / 180 * PI()" office:value-type="float" office:value="0.139626340159546" calcext:value-type="float">
            <text:p>0,139626340159546</text:p>
          </table:table-cell>
        </table:table-row>
        <table:table-row table:style-name="ro1">
          <table:table-cell table:formula="of:=ROUND(255*SIN([.E311])*(510/(ABS(255*SIN([.E311]))+ABS(255*SIN([.F311]))+ABS(255*SIN([.G311])))))" office:value-type="float" office:value="-255" calcext:value-type="float">
            <text:p>-255</text:p>
          </table:table-cell>
          <table:table-cell table:formula="of:= ROUND(255 * SIN([.F311]) * (510 / (ABS(255 * SIN([.E311])) +ABS(255 * SIN([.F311])) + ABS(255 * SIN([.G311])))))" office:value-type="float" office:value="212" calcext:value-type="float">
            <text:p>212</text:p>
          </table:table-cell>
          <table:table-cell table:formula="of:= ROUND(255 * SIN([.G311]) * (510 / (ABS(255 * SIN([.E311])) +ABS(255 * SIN([.F311])) + ABS(255 * SIN([.G311])))))" office:value-type="float" office:value="43" calcext:value-type="float">
            <text:p>43</text:p>
          </table:table-cell>
          <table:table-cell office:value-type="float" office:value="309" calcext:value-type="float">
            <text:p>309</text:p>
          </table:table-cell>
          <table:table-cell table:formula="of:=([.D311] - 60) / 180 * PI()" office:value-type="float" office:value="4.34586983746588" calcext:value-type="float">
            <text:p>4,34586983746588</text:p>
          </table:table-cell>
          <table:table-cell table:formula="of:=([.D311] - 180) / 180 * PI()" office:value-type="float" office:value="2.25147473507268" calcext:value-type="float">
            <text:p>2,25147473507268</text:p>
          </table:table-cell>
          <table:table-cell table:formula="of:=([.D311] - 300) / 180 * PI()" office:value-type="float" office:value="0.15707963267949" calcext:value-type="float">
            <text:p>0,15707963267949</text:p>
          </table:table-cell>
        </table:table-row>
        <table:table-row table:style-name="ro1">
          <table:table-cell table:formula="of:=ROUND(255*SIN([.E312])*(510/(ABS(255*SIN([.E312]))+ABS(255*SIN([.F312]))+ABS(255*SIN([.G312])))))" office:value-type="float" office:value="-255" calcext:value-type="float">
            <text:p>-255</text:p>
          </table:table-cell>
          <table:table-cell table:formula="of:= ROUND(255 * SIN([.F312]) * (510 / (ABS(255 * SIN([.E312])) +ABS(255 * SIN([.F312])) + ABS(255 * SIN([.G312])))))" office:value-type="float" office:value="208" calcext:value-type="float">
            <text:p>208</text:p>
          </table:table-cell>
          <table:table-cell table:formula="of:= ROUND(255 * SIN([.G312]) * (510 / (ABS(255 * SIN([.E312])) +ABS(255 * SIN([.F312])) + ABS(255 * SIN([.G312])))))" office:value-type="float" office:value="47" calcext:value-type="float">
            <text:p>47</text:p>
          </table:table-cell>
          <table:table-cell office:value-type="float" office:value="310" calcext:value-type="float">
            <text:p>310</text:p>
          </table:table-cell>
          <table:table-cell table:formula="of:=([.D312] - 60) / 180 * PI()" office:value-type="float" office:value="4.36332312998582" calcext:value-type="float">
            <text:p>4,36332312998582</text:p>
          </table:table-cell>
          <table:table-cell table:formula="of:=([.D312] - 180) / 180 * PI()" office:value-type="float" office:value="2.26892802759263" calcext:value-type="float">
            <text:p>2,26892802759263</text:p>
          </table:table-cell>
          <table:table-cell table:formula="of:=([.D312] - 300) / 180 * PI()" office:value-type="float" office:value="0.174532925199433" calcext:value-type="float">
            <text:p>0,174532925199433</text:p>
          </table:table-cell>
        </table:table-row>
        <table:table-row table:style-name="ro1">
          <table:table-cell table:formula="of:=ROUND(255*SIN([.E313])*(510/(ABS(255*SIN([.E313]))+ABS(255*SIN([.F313]))+ABS(255*SIN([.G313])))))" office:value-type="float" office:value="-255" calcext:value-type="float">
            <text:p>-255</text:p>
          </table:table-cell>
          <table:table-cell table:formula="of:= ROUND(255 * SIN([.F313]) * (510 / (ABS(255 * SIN([.E313])) +ABS(255 * SIN([.F313])) + ABS(255 * SIN([.G313])))))" office:value-type="float" office:value="204" calcext:value-type="float">
            <text:p>204</text:p>
          </table:table-cell>
          <table:table-cell table:formula="of:= ROUND(255 * SIN([.G313]) * (510 / (ABS(255 * SIN([.E313])) +ABS(255 * SIN([.F313])) + ABS(255 * SIN([.G313])))))" office:value-type="float" office:value="51" calcext:value-type="float">
            <text:p>51</text:p>
          </table:table-cell>
          <table:table-cell office:value-type="float" office:value="311" calcext:value-type="float">
            <text:p>311</text:p>
          </table:table-cell>
          <table:table-cell table:formula="of:=([.D313] - 60) / 180 * PI()" office:value-type="float" office:value="4.38077642250577" calcext:value-type="float">
            <text:p>4,38077642250577</text:p>
          </table:table-cell>
          <table:table-cell table:formula="of:=([.D313] - 180) / 180 * PI()" office:value-type="float" office:value="2.28638132011257" calcext:value-type="float">
            <text:p>2,28638132011257</text:p>
          </table:table-cell>
          <table:table-cell table:formula="of:=([.D313] - 300) / 180 * PI()" office:value-type="float" office:value="0.191986217719376" calcext:value-type="float">
            <text:p>0,191986217719376</text:p>
          </table:table-cell>
        </table:table-row>
        <table:table-row table:style-name="ro1">
          <table:table-cell table:formula="of:=ROUND(255*SIN([.E314])*(510/(ABS(255*SIN([.E314]))+ABS(255*SIN([.F314]))+ABS(255*SIN([.G314])))))" office:value-type="float" office:value="-255" calcext:value-type="float">
            <text:p>-255</text:p>
          </table:table-cell>
          <table:table-cell table:formula="of:= ROUND(255 * SIN([.F314]) * (510 / (ABS(255 * SIN([.E314])) +ABS(255 * SIN([.F314])) + ABS(255 * SIN([.G314])))))" office:value-type="float" office:value="199" calcext:value-type="float">
            <text:p>199</text:p>
          </table:table-cell>
          <table:table-cell table:formula="of:= ROUND(255 * SIN([.G314]) * (510 / (ABS(255 * SIN([.E314])) +ABS(255 * SIN([.F314])) + ABS(255 * SIN([.G314])))))" office:value-type="float" office:value="56" calcext:value-type="float">
            <text:p>56</text:p>
          </table:table-cell>
          <table:table-cell office:value-type="float" office:value="312" calcext:value-type="float">
            <text:p>312</text:p>
          </table:table-cell>
          <table:table-cell table:formula="of:=([.D314] - 60) / 180 * PI()" office:value-type="float" office:value="4.39822971502571" calcext:value-type="float">
            <text:p>4,39822971502571</text:p>
          </table:table-cell>
          <table:table-cell table:formula="of:=([.D314] - 180) / 180 * PI()" office:value-type="float" office:value="2.30383461263251" calcext:value-type="float">
            <text:p>2,30383461263251</text:p>
          </table:table-cell>
          <table:table-cell table:formula="of:=([.D314] - 300) / 180 * PI()" office:value-type="float" office:value="0.20943951023932" calcext:value-type="float">
            <text:p>0,20943951023932</text:p>
          </table:table-cell>
        </table:table-row>
        <table:table-row table:style-name="ro1">
          <table:table-cell table:formula="of:=ROUND(255*SIN([.E315])*(510/(ABS(255*SIN([.E315]))+ABS(255*SIN([.F315]))+ABS(255*SIN([.G315])))))" office:value-type="float" office:value="-255" calcext:value-type="float">
            <text:p>-255</text:p>
          </table:table-cell>
          <table:table-cell table:formula="of:= ROUND(255 * SIN([.F315]) * (510 / (ABS(255 * SIN([.E315])) +ABS(255 * SIN([.F315])) + ABS(255 * SIN([.G315])))))" office:value-type="float" office:value="195" calcext:value-type="float">
            <text:p>195</text:p>
          </table:table-cell>
          <table:table-cell table:formula="of:= ROUND(255 * SIN([.G315]) * (510 / (ABS(255 * SIN([.E315])) +ABS(255 * SIN([.F315])) + ABS(255 * SIN([.G315])))))" office:value-type="float" office:value="60" calcext:value-type="float">
            <text:p>60</text:p>
          </table:table-cell>
          <table:table-cell office:value-type="float" office:value="313" calcext:value-type="float">
            <text:p>313</text:p>
          </table:table-cell>
          <table:table-cell table:formula="of:=([.D315] - 60) / 180 * PI()" office:value-type="float" office:value="4.41568300754565" calcext:value-type="float">
            <text:p>4,41568300754565</text:p>
          </table:table-cell>
          <table:table-cell table:formula="of:=([.D315] - 180) / 180 * PI()" office:value-type="float" office:value="2.32128790515246" calcext:value-type="float">
            <text:p>2,32128790515246</text:p>
          </table:table-cell>
          <table:table-cell table:formula="of:=([.D315] - 300) / 180 * PI()" office:value-type="float" office:value="0.226892802759263" calcext:value-type="float">
            <text:p>0,226892802759263</text:p>
          </table:table-cell>
        </table:table-row>
        <table:table-row table:style-name="ro1">
          <table:table-cell table:formula="of:=ROUND(255*SIN([.E316])*(510/(ABS(255*SIN([.E316]))+ABS(255*SIN([.F316]))+ABS(255*SIN([.G316])))))" office:value-type="float" office:value="-255" calcext:value-type="float">
            <text:p>-255</text:p>
          </table:table-cell>
          <table:table-cell table:formula="of:= ROUND(255 * SIN([.F316]) * (510 / (ABS(255 * SIN([.E316])) +ABS(255 * SIN([.F316])) + ABS(255 * SIN([.G316])))))" office:value-type="float" office:value="191" calcext:value-type="float">
            <text:p>191</text:p>
          </table:table-cell>
          <table:table-cell table:formula="of:= ROUND(255 * SIN([.G316]) * (510 / (ABS(255 * SIN([.E316])) +ABS(255 * SIN([.F316])) + ABS(255 * SIN([.G316])))))" office:value-type="float" office:value="64" calcext:value-type="float">
            <text:p>64</text:p>
          </table:table-cell>
          <table:table-cell office:value-type="float" office:value="314" calcext:value-type="float">
            <text:p>314</text:p>
          </table:table-cell>
          <table:table-cell table:formula="of:=([.D316] - 60) / 180 * PI()" office:value-type="float" office:value="4.4331363000656" calcext:value-type="float">
            <text:p>4,4331363000656</text:p>
          </table:table-cell>
          <table:table-cell table:formula="of:=([.D316] - 180) / 180 * PI()" office:value-type="float" office:value="2.3387411976724" calcext:value-type="float">
            <text:p>2,3387411976724</text:p>
          </table:table-cell>
          <table:table-cell table:formula="of:=([.D316] - 300) / 180 * PI()" office:value-type="float" office:value="0.244346095279206" calcext:value-type="float">
            <text:p>0,244346095279206</text:p>
          </table:table-cell>
        </table:table-row>
        <table:table-row table:style-name="ro1">
          <table:table-cell table:formula="of:=ROUND(255*SIN([.E317])*(510/(ABS(255*SIN([.E317]))+ABS(255*SIN([.F317]))+ABS(255*SIN([.G317])))))" office:value-type="float" office:value="-255" calcext:value-type="float">
            <text:p>-255</text:p>
          </table:table-cell>
          <table:table-cell table:formula="of:= ROUND(255 * SIN([.F317]) * (510 / (ABS(255 * SIN([.E317])) +ABS(255 * SIN([.F317])) + ABS(255 * SIN([.G317])))))" office:value-type="float" office:value="187" calcext:value-type="float">
            <text:p>187</text:p>
          </table:table-cell>
          <table:table-cell table:formula="of:= ROUND(255 * SIN([.G317]) * (510 / (ABS(255 * SIN([.E317])) +ABS(255 * SIN([.F317])) + ABS(255 * SIN([.G317])))))" office:value-type="float" office:value="68" calcext:value-type="float">
            <text:p>68</text:p>
          </table:table-cell>
          <table:table-cell office:value-type="float" office:value="315" calcext:value-type="float">
            <text:p>315</text:p>
          </table:table-cell>
          <table:table-cell table:formula="of:=([.D317] - 60) / 180 * PI()" office:value-type="float" office:value="4.45058959258554" calcext:value-type="float">
            <text:p>4,45058959258554</text:p>
          </table:table-cell>
          <table:table-cell table:formula="of:=([.D317] - 180) / 180 * PI()" office:value-type="float" office:value="2.35619449019234" calcext:value-type="float">
            <text:p>2,35619449019234</text:p>
          </table:table-cell>
          <table:table-cell table:formula="of:=([.D317] - 300) / 180 * PI()" office:value-type="float" office:value="0.261799387799149" calcext:value-type="float">
            <text:p>0,261799387799149</text:p>
          </table:table-cell>
        </table:table-row>
        <table:table-row table:style-name="ro1">
          <table:table-cell table:formula="of:=ROUND(255*SIN([.E318])*(510/(ABS(255*SIN([.E318]))+ABS(255*SIN([.F318]))+ABS(255*SIN([.G318])))))" office:value-type="float" office:value="-255" calcext:value-type="float">
            <text:p>-255</text:p>
          </table:table-cell>
          <table:table-cell table:formula="of:= ROUND(255 * SIN([.F318]) * (510 / (ABS(255 * SIN([.E318])) +ABS(255 * SIN([.F318])) + ABS(255 * SIN([.G318])))))" office:value-type="float" office:value="183" calcext:value-type="float">
            <text:p>183</text:p>
          </table:table-cell>
          <table:table-cell table:formula="of:= ROUND(255 * SIN([.G318]) * (510 / (ABS(255 * SIN([.E318])) +ABS(255 * SIN([.F318])) + ABS(255 * SIN([.G318])))))" office:value-type="float" office:value="72" calcext:value-type="float">
            <text:p>72</text:p>
          </table:table-cell>
          <table:table-cell office:value-type="float" office:value="316" calcext:value-type="float">
            <text:p>316</text:p>
          </table:table-cell>
          <table:table-cell table:formula="of:=([.D318] - 60) / 180 * PI()" office:value-type="float" office:value="4.46804288510548" calcext:value-type="float">
            <text:p>4,46804288510548</text:p>
          </table:table-cell>
          <table:table-cell table:formula="of:=([.D318] - 180) / 180 * PI()" office:value-type="float" office:value="2.37364778271229" calcext:value-type="float">
            <text:p>2,37364778271229</text:p>
          </table:table-cell>
          <table:table-cell table:formula="of:=([.D318] - 300) / 180 * PI()" office:value-type="float" office:value="0.279252680319093" calcext:value-type="float">
            <text:p>0,279252680319093</text:p>
          </table:table-cell>
        </table:table-row>
        <table:table-row table:style-name="ro1">
          <table:table-cell table:formula="of:=ROUND(255*SIN([.E319])*(510/(ABS(255*SIN([.E319]))+ABS(255*SIN([.F319]))+ABS(255*SIN([.G319])))))" office:value-type="float" office:value="-255" calcext:value-type="float">
            <text:p>-255</text:p>
          </table:table-cell>
          <table:table-cell table:formula="of:= ROUND(255 * SIN([.F319]) * (510 / (ABS(255 * SIN([.E319])) +ABS(255 * SIN([.F319])) + ABS(255 * SIN([.G319])))))" office:value-type="float" office:value="178" calcext:value-type="float">
            <text:p>178</text:p>
          </table:table-cell>
          <table:table-cell table:formula="of:= ROUND(255 * SIN([.G319]) * (510 / (ABS(255 * SIN([.E319])) +ABS(255 * SIN([.F319])) + ABS(255 * SIN([.G319])))))" office:value-type="float" office:value="77" calcext:value-type="float">
            <text:p>77</text:p>
          </table:table-cell>
          <table:table-cell office:value-type="float" office:value="317" calcext:value-type="float">
            <text:p>317</text:p>
          </table:table-cell>
          <table:table-cell table:formula="of:=([.D319] - 60) / 180 * PI()" office:value-type="float" office:value="4.48549617762543" calcext:value-type="float">
            <text:p>4,48549617762543</text:p>
          </table:table-cell>
          <table:table-cell table:formula="of:=([.D319] - 180) / 180 * PI()" office:value-type="float" office:value="2.39110107523223" calcext:value-type="float">
            <text:p>2,39110107523223</text:p>
          </table:table-cell>
          <table:table-cell table:formula="of:=([.D319] - 300) / 180 * PI()" office:value-type="float" office:value="0.296705972839036" calcext:value-type="float">
            <text:p>0,296705972839036</text:p>
          </table:table-cell>
        </table:table-row>
        <table:table-row table:style-name="ro1">
          <table:table-cell table:formula="of:=ROUND(255*SIN([.E320])*(510/(ABS(255*SIN([.E320]))+ABS(255*SIN([.F320]))+ABS(255*SIN([.G320])))))" office:value-type="float" office:value="-255" calcext:value-type="float">
            <text:p>-255</text:p>
          </table:table-cell>
          <table:table-cell table:formula="of:= ROUND(255 * SIN([.F320]) * (510 / (ABS(255 * SIN([.E320])) +ABS(255 * SIN([.F320])) + ABS(255 * SIN([.G320])))))" office:value-type="float" office:value="174" calcext:value-type="float">
            <text:p>174</text:p>
          </table:table-cell>
          <table:table-cell table:formula="of:= ROUND(255 * SIN([.G320]) * (510 / (ABS(255 * SIN([.E320])) +ABS(255 * SIN([.F320])) + ABS(255 * SIN([.G320])))))" office:value-type="float" office:value="81" calcext:value-type="float">
            <text:p>81</text:p>
          </table:table-cell>
          <table:table-cell office:value-type="float" office:value="318" calcext:value-type="float">
            <text:p>318</text:p>
          </table:table-cell>
          <table:table-cell table:formula="of:=([.D320] - 60) / 180 * PI()" office:value-type="float" office:value="4.50294947014537" calcext:value-type="float">
            <text:p>4,50294947014537</text:p>
          </table:table-cell>
          <table:table-cell table:formula="of:=([.D320] - 180) / 180 * PI()" office:value-type="float" office:value="2.40855436775217" calcext:value-type="float">
            <text:p>2,40855436775217</text:p>
          </table:table-cell>
          <table:table-cell table:formula="of:=([.D320] - 300) / 180 * PI()" office:value-type="float" office:value="0.314159265358979" calcext:value-type="float">
            <text:p>0,314159265358979</text:p>
          </table:table-cell>
        </table:table-row>
        <table:table-row table:style-name="ro1">
          <table:table-cell table:formula="of:=ROUND(255*SIN([.E321])*(510/(ABS(255*SIN([.E321]))+ABS(255*SIN([.F321]))+ABS(255*SIN([.G321])))))" office:value-type="float" office:value="-255" calcext:value-type="float">
            <text:p>-255</text:p>
          </table:table-cell>
          <table:table-cell table:formula="of:= ROUND(255 * SIN([.F321]) * (510 / (ABS(255 * SIN([.E321])) +ABS(255 * SIN([.F321])) + ABS(255 * SIN([.G321])))))" office:value-type="float" office:value="170" calcext:value-type="float">
            <text:p>170</text:p>
          </table:table-cell>
          <table:table-cell table:formula="of:= ROUND(255 * SIN([.G321]) * (510 / (ABS(255 * SIN([.E321])) +ABS(255 * SIN([.F321])) + ABS(255 * SIN([.G321])))))" office:value-type="float" office:value="85" calcext:value-type="float">
            <text:p>85</text:p>
          </table:table-cell>
          <table:table-cell office:value-type="float" office:value="319" calcext:value-type="float">
            <text:p>319</text:p>
          </table:table-cell>
          <table:table-cell table:formula="of:=([.D321] - 60) / 180 * PI()" office:value-type="float" office:value="4.52040276266531" calcext:value-type="float">
            <text:p>4,52040276266531</text:p>
          </table:table-cell>
          <table:table-cell table:formula="of:=([.D321] - 180) / 180 * PI()" office:value-type="float" office:value="2.42600766027212" calcext:value-type="float">
            <text:p>2,42600766027212</text:p>
          </table:table-cell>
          <table:table-cell table:formula="of:=([.D321] - 300) / 180 * PI()" office:value-type="float" office:value="0.331612557878923" calcext:value-type="float">
            <text:p>0,331612557878923</text:p>
          </table:table-cell>
        </table:table-row>
        <table:table-row table:style-name="ro1">
          <table:table-cell table:formula="of:=ROUND(255*SIN([.E322])*(510/(ABS(255*SIN([.E322]))+ABS(255*SIN([.F322]))+ABS(255*SIN([.G322])))))" office:value-type="float" office:value="-255" calcext:value-type="float">
            <text:p>-255</text:p>
          </table:table-cell>
          <table:table-cell table:formula="of:= ROUND(255 * SIN([.F322]) * (510 / (ABS(255 * SIN([.E322])) +ABS(255 * SIN([.F322])) + ABS(255 * SIN([.G322])))))" office:value-type="float" office:value="166" calcext:value-type="float">
            <text:p>166</text:p>
          </table:table-cell>
          <table:table-cell table:formula="of:= ROUND(255 * SIN([.G322]) * (510 / (ABS(255 * SIN([.E322])) +ABS(255 * SIN([.F322])) + ABS(255 * SIN([.G322])))))" office:value-type="float" office:value="89" calcext:value-type="float">
            <text:p>89</text:p>
          </table:table-cell>
          <table:table-cell office:value-type="float" office:value="320" calcext:value-type="float">
            <text:p>320</text:p>
          </table:table-cell>
          <table:table-cell table:formula="of:=([.D322] - 60) / 180 * PI()" office:value-type="float" office:value="4.53785605518526" calcext:value-type="float">
            <text:p>4,53785605518526</text:p>
          </table:table-cell>
          <table:table-cell table:formula="of:=([.D322] - 180) / 180 * PI()" office:value-type="float" office:value="2.44346095279206" calcext:value-type="float">
            <text:p>2,44346095279206</text:p>
          </table:table-cell>
          <table:table-cell table:formula="of:=([.D322] - 300) / 180 * PI()" office:value-type="float" office:value="0.349065850398866" calcext:value-type="float">
            <text:p>0,349065850398866</text:p>
          </table:table-cell>
        </table:table-row>
        <table:table-row table:style-name="ro1">
          <table:table-cell table:formula="of:=ROUND(255*SIN([.E323])*(510/(ABS(255*SIN([.E323]))+ABS(255*SIN([.F323]))+ABS(255*SIN([.G323])))))" office:value-type="float" office:value="-255" calcext:value-type="float">
            <text:p>-255</text:p>
          </table:table-cell>
          <table:table-cell table:formula="of:= ROUND(255 * SIN([.F323]) * (510 / (ABS(255 * SIN([.E323])) +ABS(255 * SIN([.F323])) + ABS(255 * SIN([.G323])))))" office:value-type="float" office:value="162" calcext:value-type="float">
            <text:p>162</text:p>
          </table:table-cell>
          <table:table-cell table:formula="of:= ROUND(255 * SIN([.G323]) * (510 / (ABS(255 * SIN([.E323])) +ABS(255 * SIN([.F323])) + ABS(255 * SIN([.G323])))))" office:value-type="float" office:value="93" calcext:value-type="float">
            <text:p>93</text:p>
          </table:table-cell>
          <table:table-cell office:value-type="float" office:value="321" calcext:value-type="float">
            <text:p>321</text:p>
          </table:table-cell>
          <table:table-cell table:formula="of:=([.D323] - 60) / 180 * PI()" office:value-type="float" office:value="4.5553093477052" calcext:value-type="float">
            <text:p>4,5553093477052</text:p>
          </table:table-cell>
          <table:table-cell table:formula="of:=([.D323] - 180) / 180 * PI()" office:value-type="float" office:value="2.460914245312" calcext:value-type="float">
            <text:p>2,460914245312</text:p>
          </table:table-cell>
          <table:table-cell table:formula="of:=([.D323] - 300) / 180 * PI()" office:value-type="float" office:value="0.366519142918809" calcext:value-type="float">
            <text:p>0,366519142918809</text:p>
          </table:table-cell>
        </table:table-row>
        <table:table-row table:style-name="ro1">
          <table:table-cell table:formula="of:=ROUND(255*SIN([.E324])*(510/(ABS(255*SIN([.E324]))+ABS(255*SIN([.F324]))+ABS(255*SIN([.G324])))))" office:value-type="float" office:value="-255" calcext:value-type="float">
            <text:p>-255</text:p>
          </table:table-cell>
          <table:table-cell table:formula="of:= ROUND(255 * SIN([.F324]) * (510 / (ABS(255 * SIN([.E324])) +ABS(255 * SIN([.F324])) + ABS(255 * SIN([.G324])))))" office:value-type="float" office:value="159" calcext:value-type="float">
            <text:p>159</text:p>
          </table:table-cell>
          <table:table-cell table:formula="of:= ROUND(255 * SIN([.G324]) * (510 / (ABS(255 * SIN([.E324])) +ABS(255 * SIN([.F324])) + ABS(255 * SIN([.G324])))))" office:value-type="float" office:value="96" calcext:value-type="float">
            <text:p>96</text:p>
          </table:table-cell>
          <table:table-cell office:value-type="float" office:value="322" calcext:value-type="float">
            <text:p>322</text:p>
          </table:table-cell>
          <table:table-cell table:formula="of:=([.D324] - 60) / 180 * PI()" office:value-type="float" office:value="4.57276264022514" calcext:value-type="float">
            <text:p>4,57276264022514</text:p>
          </table:table-cell>
          <table:table-cell table:formula="of:=([.D324] - 180) / 180 * PI()" office:value-type="float" office:value="2.47836753783195" calcext:value-type="float">
            <text:p>2,47836753783195</text:p>
          </table:table-cell>
          <table:table-cell table:formula="of:=([.D324] - 300) / 180 * PI()" office:value-type="float" office:value="0.383972435438752" calcext:value-type="float">
            <text:p>0,383972435438752</text:p>
          </table:table-cell>
        </table:table-row>
        <table:table-row table:style-name="ro1">
          <table:table-cell table:formula="of:=ROUND(255*SIN([.E325])*(510/(ABS(255*SIN([.E325]))+ABS(255*SIN([.F325]))+ABS(255*SIN([.G325])))))" office:value-type="float" office:value="-255" calcext:value-type="float">
            <text:p>-255</text:p>
          </table:table-cell>
          <table:table-cell table:formula="of:= ROUND(255 * SIN([.F325]) * (510 / (ABS(255 * SIN([.E325])) +ABS(255 * SIN([.F325])) + ABS(255 * SIN([.G325])))))" office:value-type="float" office:value="155" calcext:value-type="float">
            <text:p>155</text:p>
          </table:table-cell>
          <table:table-cell table:formula="of:= ROUND(255 * SIN([.G325]) * (510 / (ABS(255 * SIN([.E325])) +ABS(255 * SIN([.F325])) + ABS(255 * SIN([.G325])))))"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table:formula="of:=([.D325] - 60) / 180 * PI()" office:value-type="float" office:value="4.59021593274509" calcext:value-type="float">
            <text:p>4,59021593274509</text:p>
          </table:table-cell>
          <table:table-cell table:formula="of:=([.D325] - 180) / 180 * PI()" office:value-type="float" office:value="2.49582083035189" calcext:value-type="float">
            <text:p>2,49582083035189</text:p>
          </table:table-cell>
          <table:table-cell table:formula="of:=([.D325] - 300) / 180 * PI()" office:value-type="float" office:value="0.401425727958696" calcext:value-type="float">
            <text:p>0,401425727958696</text:p>
          </table:table-cell>
        </table:table-row>
        <table:table-row table:style-name="ro1">
          <table:table-cell table:formula="of:=ROUND(255*SIN([.E326])*(510/(ABS(255*SIN([.E326]))+ABS(255*SIN([.F326]))+ABS(255*SIN([.G326])))))" office:value-type="float" office:value="-255" calcext:value-type="float">
            <text:p>-255</text:p>
          </table:table-cell>
          <table:table-cell table:formula="of:= ROUND(255 * SIN([.F326]) * (510 / (ABS(255 * SIN([.E326])) +ABS(255 * SIN([.F326])) + ABS(255 * SIN([.G326])))))" office:value-type="float" office:value="151" calcext:value-type="float">
            <text:p>151</text:p>
          </table:table-cell>
          <table:table-cell table:formula="of:= ROUND(255 * SIN([.G326]) * (510 / (ABS(255 * SIN([.E326])) +ABS(255 * SIN([.F326])) + ABS(255 * SIN([.G326])))))"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table:formula="of:=([.D326] - 60) / 180 * PI()" office:value-type="float" office:value="4.60766922526503" calcext:value-type="float">
            <text:p>4,60766922526503</text:p>
          </table:table-cell>
          <table:table-cell table:formula="of:=([.D326] - 180) / 180 * PI()" office:value-type="float" office:value="2.51327412287183" calcext:value-type="float">
            <text:p>2,51327412287183</text:p>
          </table:table-cell>
          <table:table-cell table:formula="of:=([.D326] - 300) / 180 * PI()" office:value-type="float" office:value="0.418879020478639" calcext:value-type="float">
            <text:p>0,418879020478639</text:p>
          </table:table-cell>
        </table:table-row>
        <table:table-row table:style-name="ro1">
          <table:table-cell table:formula="of:=ROUND(255*SIN([.E327])*(510/(ABS(255*SIN([.E327]))+ABS(255*SIN([.F327]))+ABS(255*SIN([.G327])))))" office:value-type="float" office:value="-255" calcext:value-type="float">
            <text:p>-255</text:p>
          </table:table-cell>
          <table:table-cell table:formula="of:= ROUND(255 * SIN([.F327]) * (510 / (ABS(255 * SIN([.E327])) +ABS(255 * SIN([.F327])) + ABS(255 * SIN([.G327])))))" office:value-type="float" office:value="147" calcext:value-type="float">
            <text:p>147</text:p>
          </table:table-cell>
          <table:table-cell table:formula="of:= ROUND(255 * SIN([.G327]) * (510 / (ABS(255 * SIN([.E327])) +ABS(255 * SIN([.F327])) + ABS(255 * SIN([.G327])))))" office:value-type="float" office:value="108" calcext:value-type="float">
            <text:p>108</text:p>
          </table:table-cell>
          <table:table-cell office:value-type="float" office:value="325" calcext:value-type="float">
            <text:p>325</text:p>
          </table:table-cell>
          <table:table-cell table:formula="of:=([.D327] - 60) / 180 * PI()" office:value-type="float" office:value="4.62512251778497" calcext:value-type="float">
            <text:p>4,62512251778497</text:p>
          </table:table-cell>
          <table:table-cell table:formula="of:=([.D327] - 180) / 180 * PI()" office:value-type="float" office:value="2.53072741539178" calcext:value-type="float">
            <text:p>2,53072741539178</text:p>
          </table:table-cell>
          <table:table-cell table:formula="of:=([.D327] - 300) / 180 * PI()" office:value-type="float" office:value="0.436332312998582" calcext:value-type="float">
            <text:p>0,436332312998582</text:p>
          </table:table-cell>
        </table:table-row>
        <table:table-row table:style-name="ro1">
          <table:table-cell table:formula="of:=ROUND(255*SIN([.E328])*(510/(ABS(255*SIN([.E328]))+ABS(255*SIN([.F328]))+ABS(255*SIN([.G328])))))" office:value-type="float" office:value="-255" calcext:value-type="float">
            <text:p>-255</text:p>
          </table:table-cell>
          <table:table-cell table:formula="of:= ROUND(255 * SIN([.F328]) * (510 / (ABS(255 * SIN([.E328])) +ABS(255 * SIN([.F328])) + ABS(255 * SIN([.G328])))))" office:value-type="float" office:value="143" calcext:value-type="float">
            <text:p>143</text:p>
          </table:table-cell>
          <table:table-cell table:formula="of:= ROUND(255 * SIN([.G328]) * (510 / (ABS(255 * SIN([.E328])) +ABS(255 * SIN([.F328])) + ABS(255 * SIN([.G328])))))" office:value-type="float" office:value="112" calcext:value-type="float">
            <text:p>112</text:p>
          </table:table-cell>
          <table:table-cell office:value-type="float" office:value="326" calcext:value-type="float">
            <text:p>326</text:p>
          </table:table-cell>
          <table:table-cell table:formula="of:=([.D328] - 60) / 180 * PI()" office:value-type="float" office:value="4.64257581030492" calcext:value-type="float">
            <text:p>4,64257581030492</text:p>
          </table:table-cell>
          <table:table-cell table:formula="of:=([.D328] - 180) / 180 * PI()" office:value-type="float" office:value="2.54818070791172" calcext:value-type="float">
            <text:p>2,54818070791172</text:p>
          </table:table-cell>
          <table:table-cell table:formula="of:=([.D328] - 300) / 180 * PI()" office:value-type="float" office:value="0.453785605518526" calcext:value-type="float">
            <text:p>0,453785605518526</text:p>
          </table:table-cell>
        </table:table-row>
        <table:table-row table:style-name="ro1">
          <table:table-cell table:formula="of:=ROUND(255*SIN([.E329])*(510/(ABS(255*SIN([.E329]))+ABS(255*SIN([.F329]))+ABS(255*SIN([.G329])))))" office:value-type="float" office:value="-255" calcext:value-type="float">
            <text:p>-255</text:p>
          </table:table-cell>
          <table:table-cell table:formula="of:= ROUND(255 * SIN([.F329]) * (510 / (ABS(255 * SIN([.E329])) +ABS(255 * SIN([.F329])) + ABS(255 * SIN([.G329])))))" office:value-type="float" office:value="139" calcext:value-type="float">
            <text:p>139</text:p>
          </table:table-cell>
          <table:table-cell table:formula="of:= ROUND(255 * SIN([.G329]) * (510 / (ABS(255 * SIN([.E329])) +ABS(255 * SIN([.F329])) + ABS(255 * SIN([.G329])))))" office:value-type="float" office:value="116" calcext:value-type="float">
            <text:p>116</text:p>
          </table:table-cell>
          <table:table-cell office:value-type="float" office:value="327" calcext:value-type="float">
            <text:p>327</text:p>
          </table:table-cell>
          <table:table-cell table:formula="of:=([.D329] - 60) / 180 * PI()" office:value-type="float" office:value="4.66002910282486" calcext:value-type="float">
            <text:p>4,66002910282486</text:p>
          </table:table-cell>
          <table:table-cell table:formula="of:=([.D329] - 180) / 180 * PI()" office:value-type="float" office:value="2.56563400043166" calcext:value-type="float">
            <text:p>2,56563400043166</text:p>
          </table:table-cell>
          <table:table-cell table:formula="of:=([.D329] - 300) / 180 * PI()" office:value-type="float" office:value="0.471238898038469" calcext:value-type="float">
            <text:p>0,471238898038469</text:p>
          </table:table-cell>
        </table:table-row>
        <table:table-row table:style-name="ro1">
          <table:table-cell table:formula="of:=ROUND(255*SIN([.E330])*(510/(ABS(255*SIN([.E330]))+ABS(255*SIN([.F330]))+ABS(255*SIN([.G330])))))" office:value-type="float" office:value="-255" calcext:value-type="float">
            <text:p>-255</text:p>
          </table:table-cell>
          <table:table-cell table:formula="of:= ROUND(255 * SIN([.F330]) * (510 / (ABS(255 * SIN([.E330])) +ABS(255 * SIN([.F330])) + ABS(255 * SIN([.G330])))))" office:value-type="float" office:value="135" calcext:value-type="float">
            <text:p>135</text:p>
          </table:table-cell>
          <table:table-cell table:formula="of:= ROUND(255 * SIN([.G330]) * (510 / (ABS(255 * SIN([.E330])) +ABS(255 * SIN([.F330])) + ABS(255 * SIN([.G330])))))"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  <table:table-cell table:formula="of:=([.D330] - 60) / 180 * PI()" office:value-type="float" office:value="4.6774823953448" calcext:value-type="float">
            <text:p>4,6774823953448</text:p>
          </table:table-cell>
          <table:table-cell table:formula="of:=([.D330] - 180) / 180 * PI()" office:value-type="float" office:value="2.58308729295161" calcext:value-type="float">
            <text:p>2,58308729295161</text:p>
          </table:table-cell>
          <table:table-cell table:formula="of:=([.D330] - 300) / 180 * PI()" office:value-type="float" office:value="0.488692190558412" calcext:value-type="float">
            <text:p>0,488692190558412</text:p>
          </table:table-cell>
        </table:table-row>
        <table:table-row table:style-name="ro1">
          <table:table-cell table:formula="of:=ROUND(255*SIN([.E331])*(510/(ABS(255*SIN([.E331]))+ABS(255*SIN([.F331]))+ABS(255*SIN([.G331])))))" office:value-type="float" office:value="-255" calcext:value-type="float">
            <text:p>-255</text:p>
          </table:table-cell>
          <table:table-cell table:formula="of:= ROUND(255 * SIN([.F331]) * (510 / (ABS(255 * SIN([.E331])) +ABS(255 * SIN([.F331])) + ABS(255 * SIN([.G331])))))" office:value-type="float" office:value="131" calcext:value-type="float">
            <text:p>131</text:p>
          </table:table-cell>
          <table:table-cell table:formula="of:= ROUND(255 * SIN([.G331]) * (510 / (ABS(255 * SIN([.E331])) +ABS(255 * SIN([.F331])) + ABS(255 * SIN([.G331])))))" office:value-type="float" office:value="124" calcext:value-type="float">
            <text:p>124</text:p>
          </table:table-cell>
          <table:table-cell office:value-type="float" office:value="329" calcext:value-type="float">
            <text:p>329</text:p>
          </table:table-cell>
          <table:table-cell table:formula="of:=([.D331] - 60) / 180 * PI()" office:value-type="float" office:value="4.69493568786475" calcext:value-type="float">
            <text:p>4,69493568786475</text:p>
          </table:table-cell>
          <table:table-cell table:formula="of:=([.D331] - 180) / 180 * PI()" office:value-type="float" office:value="2.60054058547155" calcext:value-type="float">
            <text:p>2,60054058547155</text:p>
          </table:table-cell>
          <table:table-cell table:formula="of:=([.D331] - 300) / 180 * PI()" office:value-type="float" office:value="0.506145483078356" calcext:value-type="float">
            <text:p>0,506145483078356</text:p>
          </table:table-cell>
        </table:table-row>
        <table:table-row table:style-name="ro1">
          <table:table-cell table:formula="of:=ROUND(255*SIN([.E332])*(510/(ABS(255*SIN([.E332]))+ABS(255*SIN([.F332]))+ABS(255*SIN([.G332])))))" office:value-type="float" office:value="-255" calcext:value-type="float">
            <text:p>-255</text:p>
          </table:table-cell>
          <table:table-cell table:formula="of:= ROUND(255 * SIN([.F332]) * (510 / (ABS(255 * SIN([.E332])) +ABS(255 * SIN([.F332])) + ABS(255 * SIN([.G332])))))" office:value-type="float" office:value="128" calcext:value-type="float">
            <text:p>128</text:p>
          </table:table-cell>
          <table:table-cell table:formula="of:= ROUND(255 * SIN([.G332]) * (510 / (ABS(255 * SIN([.E332])) +ABS(255 * SIN([.F332])) + ABS(255 * SIN([.G332])))))" office:value-type="float" office:value="128" calcext:value-type="float">
            <text:p>128</text:p>
          </table:table-cell>
          <table:table-cell office:value-type="float" office:value="330" calcext:value-type="float">
            <text:p>330</text:p>
          </table:table-cell>
          <table:table-cell table:formula="of:=([.D332] - 60) / 180 * PI()" office:value-type="float" office:value="4.71238898038469" calcext:value-type="float">
            <text:p>4,71238898038469</text:p>
          </table:table-cell>
          <table:table-cell table:formula="of:=([.D332] - 180) / 180 * PI()" office:value-type="float" office:value="2.61799387799149" calcext:value-type="float">
            <text:p>2,61799387799149</text:p>
          </table:table-cell>
          <table:table-cell table:formula="of:=([.D332] - 300) / 180 * PI()" office:value-type="float" office:value="0.523598775598299" calcext:value-type="float">
            <text:p>0,523598775598299</text:p>
          </table:table-cell>
        </table:table-row>
        <table:table-row table:style-name="ro1">
          <table:table-cell table:formula="of:=ROUND(255*SIN([.E333])*(510/(ABS(255*SIN([.E333]))+ABS(255*SIN([.F333]))+ABS(255*SIN([.G333])))))" office:value-type="float" office:value="-255" calcext:value-type="float">
            <text:p>-255</text:p>
          </table:table-cell>
          <table:table-cell table:formula="of:= ROUND(255 * SIN([.F333]) * (510 / (ABS(255 * SIN([.E333])) +ABS(255 * SIN([.F333])) + ABS(255 * SIN([.G333])))))" office:value-type="float" office:value="124" calcext:value-type="float">
            <text:p>124</text:p>
          </table:table-cell>
          <table:table-cell table:formula="of:= ROUND(255 * SIN([.G333]) * (510 / (ABS(255 * SIN([.E333])) +ABS(255 * SIN([.F333])) + ABS(255 * SIN([.G333])))))" office:value-type="float" office:value="131" calcext:value-type="float">
            <text:p>131</text:p>
          </table:table-cell>
          <table:table-cell office:value-type="float" office:value="331" calcext:value-type="float">
            <text:p>331</text:p>
          </table:table-cell>
          <table:table-cell table:formula="of:=([.D333] - 60) / 180 * PI()" office:value-type="float" office:value="4.72984227290463" calcext:value-type="float">
            <text:p>4,72984227290463</text:p>
          </table:table-cell>
          <table:table-cell table:formula="of:=([.D333] - 180) / 180 * PI()" office:value-type="float" office:value="2.63544717051144" calcext:value-type="float">
            <text:p>2,63544717051144</text:p>
          </table:table-cell>
          <table:table-cell table:formula="of:=([.D333] - 300) / 180 * PI()" office:value-type="float" office:value="0.541052068118242" calcext:value-type="float">
            <text:p>0,541052068118242</text:p>
          </table:table-cell>
        </table:table-row>
        <table:table-row table:style-name="ro1">
          <table:table-cell table:formula="of:=ROUND(255*SIN([.E334])*(510/(ABS(255*SIN([.E334]))+ABS(255*SIN([.F334]))+ABS(255*SIN([.G334])))))" office:value-type="float" office:value="-255" calcext:value-type="float">
            <text:p>-255</text:p>
          </table:table-cell>
          <table:table-cell table:formula="of:= ROUND(255 * SIN([.F334]) * (510 / (ABS(255 * SIN([.E334])) +ABS(255 * SIN([.F334])) + ABS(255 * SIN([.G334])))))" office:value-type="float" office:value="120" calcext:value-type="float">
            <text:p>120</text:p>
          </table:table-cell>
          <table:table-cell table:formula="of:= ROUND(255 * SIN([.G334]) * (510 / (ABS(255 * SIN([.E334])) +ABS(255 * SIN([.F334])) + ABS(255 * SIN([.G334])))))" office:value-type="float" office:value="135" calcext:value-type="float">
            <text:p>135</text:p>
          </table:table-cell>
          <table:table-cell office:value-type="float" office:value="332" calcext:value-type="float">
            <text:p>332</text:p>
          </table:table-cell>
          <table:table-cell table:formula="of:=([.D334] - 60) / 180 * PI()" office:value-type="float" office:value="4.74729556542458" calcext:value-type="float">
            <text:p>4,74729556542458</text:p>
          </table:table-cell>
          <table:table-cell table:formula="of:=([.D334] - 180) / 180 * PI()" office:value-type="float" office:value="2.65290046303138" calcext:value-type="float">
            <text:p>2,65290046303138</text:p>
          </table:table-cell>
          <table:table-cell table:formula="of:=([.D334] - 300) / 180 * PI()" office:value-type="float" office:value="0.558505360638185" calcext:value-type="float">
            <text:p>0,558505360638185</text:p>
          </table:table-cell>
        </table:table-row>
        <table:table-row table:style-name="ro1">
          <table:table-cell table:formula="of:=ROUND(255*SIN([.E335])*(510/(ABS(255*SIN([.E335]))+ABS(255*SIN([.F335]))+ABS(255*SIN([.G335])))))" office:value-type="float" office:value="-255" calcext:value-type="float">
            <text:p>-255</text:p>
          </table:table-cell>
          <table:table-cell table:formula="of:= ROUND(255 * SIN([.F335]) * (510 / (ABS(255 * SIN([.E335])) +ABS(255 * SIN([.F335])) + ABS(255 * SIN([.G335])))))" office:value-type="float" office:value="116" calcext:value-type="float">
            <text:p>116</text:p>
          </table:table-cell>
          <table:table-cell table:formula="of:= ROUND(255 * SIN([.G335]) * (510 / (ABS(255 * SIN([.E335])) +ABS(255 * SIN([.F335])) + ABS(255 * SIN([.G335])))))" office:value-type="float" office:value="139" calcext:value-type="float">
            <text:p>139</text:p>
          </table:table-cell>
          <table:table-cell office:value-type="float" office:value="333" calcext:value-type="float">
            <text:p>333</text:p>
          </table:table-cell>
          <table:table-cell table:formula="of:=([.D335] - 60) / 180 * PI()" office:value-type="float" office:value="4.76474885794452" calcext:value-type="float">
            <text:p>4,76474885794452</text:p>
          </table:table-cell>
          <table:table-cell table:formula="of:=([.D335] - 180) / 180 * PI()" office:value-type="float" office:value="2.67035375555132" calcext:value-type="float">
            <text:p>2,67035375555132</text:p>
          </table:table-cell>
          <table:table-cell table:formula="of:=([.D335] - 300) / 180 * PI()" office:value-type="float" office:value="0.575958653158129" calcext:value-type="float">
            <text:p>0,575958653158129</text:p>
          </table:table-cell>
        </table:table-row>
        <table:table-row table:style-name="ro1">
          <table:table-cell table:formula="of:=ROUND(255*SIN([.E336])*(510/(ABS(255*SIN([.E336]))+ABS(255*SIN([.F336]))+ABS(255*SIN([.G336])))))" office:value-type="float" office:value="-255" calcext:value-type="float">
            <text:p>-255</text:p>
          </table:table-cell>
          <table:table-cell table:formula="of:= ROUND(255 * SIN([.F336]) * (510 / (ABS(255 * SIN([.E336])) +ABS(255 * SIN([.F336])) + ABS(255 * SIN([.G336])))))" office:value-type="float" office:value="112" calcext:value-type="float">
            <text:p>112</text:p>
          </table:table-cell>
          <table:table-cell table:formula="of:= ROUND(255 * SIN([.G336]) * (510 / (ABS(255 * SIN([.E336])) +ABS(255 * SIN([.F336])) + ABS(255 * SIN([.G336])))))" office:value-type="float" office:value="143" calcext:value-type="float">
            <text:p>143</text:p>
          </table:table-cell>
          <table:table-cell office:value-type="float" office:value="334" calcext:value-type="float">
            <text:p>334</text:p>
          </table:table-cell>
          <table:table-cell table:formula="of:=([.D336] - 60) / 180 * PI()" office:value-type="float" office:value="4.78220215046446" calcext:value-type="float">
            <text:p>4,78220215046446</text:p>
          </table:table-cell>
          <table:table-cell table:formula="of:=([.D336] - 180) / 180 * PI()" office:value-type="float" office:value="2.68780704807127" calcext:value-type="float">
            <text:p>2,68780704807127</text:p>
          </table:table-cell>
          <table:table-cell table:formula="of:=([.D336] - 300) / 180 * PI()" office:value-type="float" office:value="0.593411945678072" calcext:value-type="float">
            <text:p>0,593411945678072</text:p>
          </table:table-cell>
        </table:table-row>
        <table:table-row table:style-name="ro1">
          <table:table-cell table:formula="of:=ROUND(255*SIN([.E337])*(510/(ABS(255*SIN([.E337]))+ABS(255*SIN([.F337]))+ABS(255*SIN([.G337])))))" office:value-type="float" office:value="-255" calcext:value-type="float">
            <text:p>-255</text:p>
          </table:table-cell>
          <table:table-cell table:formula="of:= ROUND(255 * SIN([.F337]) * (510 / (ABS(255 * SIN([.E337])) +ABS(255 * SIN([.F337])) + ABS(255 * SIN([.G337])))))" office:value-type="float" office:value="108" calcext:value-type="float">
            <text:p>108</text:p>
          </table:table-cell>
          <table:table-cell table:formula="of:= ROUND(255 * SIN([.G337]) * (510 / (ABS(255 * SIN([.E337])) +ABS(255 * SIN([.F337])) + ABS(255 * SIN([.G337])))))" office:value-type="float" office:value="147" calcext:value-type="float">
            <text:p>147</text:p>
          </table:table-cell>
          <table:table-cell office:value-type="float" office:value="335" calcext:value-type="float">
            <text:p>335</text:p>
          </table:table-cell>
          <table:table-cell table:formula="of:=([.D337] - 60) / 180 * PI()" office:value-type="float" office:value="4.79965544298441" calcext:value-type="float">
            <text:p>4,79965544298441</text:p>
          </table:table-cell>
          <table:table-cell table:formula="of:=([.D337] - 180) / 180 * PI()" office:value-type="float" office:value="2.70526034059121" calcext:value-type="float">
            <text:p>2,70526034059121</text:p>
          </table:table-cell>
          <table:table-cell table:formula="of:=([.D337] - 300) / 180 * PI()" office:value-type="float" office:value="0.610865238198015" calcext:value-type="float">
            <text:p>0,610865238198015</text:p>
          </table:table-cell>
        </table:table-row>
        <table:table-row table:style-name="ro1">
          <table:table-cell table:formula="of:=ROUND(255*SIN([.E338])*(510/(ABS(255*SIN([.E338]))+ABS(255*SIN([.F338]))+ABS(255*SIN([.G338])))))" office:value-type="float" office:value="-255" calcext:value-type="float">
            <text:p>-255</text:p>
          </table:table-cell>
          <table:table-cell table:formula="of:= ROUND(255 * SIN([.F338]) * (510 / (ABS(255 * SIN([.E338])) +ABS(255 * SIN([.F338])) + ABS(255 * SIN([.G338])))))" office:value-type="float" office:value="104" calcext:value-type="float">
            <text:p>104</text:p>
          </table:table-cell>
          <table:table-cell table:formula="of:= ROUND(255 * SIN([.G338]) * (510 / (ABS(255 * SIN([.E338])) +ABS(255 * SIN([.F338])) + ABS(255 * SIN([.G338])))))" office:value-type="float" office:value="151" calcext:value-type="float">
            <text:p>151</text:p>
          </table:table-cell>
          <table:table-cell office:value-type="float" office:value="336" calcext:value-type="float">
            <text:p>336</text:p>
          </table:table-cell>
          <table:table-cell table:formula="of:=([.D338] - 60) / 180 * PI()" office:value-type="float" office:value="4.81710873550435" calcext:value-type="float">
            <text:p>4,81710873550435</text:p>
          </table:table-cell>
          <table:table-cell table:formula="of:=([.D338] - 180) / 180 * PI()" office:value-type="float" office:value="2.72271363311115" calcext:value-type="float">
            <text:p>2,72271363311115</text:p>
          </table:table-cell>
          <table:table-cell table:formula="of:=([.D338] - 300) / 180 * PI()" office:value-type="float" office:value="0.628318530717959" calcext:value-type="float">
            <text:p>0,628318530717959</text:p>
          </table:table-cell>
        </table:table-row>
        <table:table-row table:style-name="ro1">
          <table:table-cell table:formula="of:=ROUND(255*SIN([.E339])*(510/(ABS(255*SIN([.E339]))+ABS(255*SIN([.F339]))+ABS(255*SIN([.G339])))))" office:value-type="float" office:value="-255" calcext:value-type="float">
            <text:p>-255</text:p>
          </table:table-cell>
          <table:table-cell table:formula="of:= ROUND(255 * SIN([.F339]) * (510 / (ABS(255 * SIN([.E339])) +ABS(255 * SIN([.F339])) + ABS(255 * SIN([.G339])))))" office:value-type="float" office:value="100" calcext:value-type="float">
            <text:p>100</text:p>
          </table:table-cell>
          <table:table-cell table:formula="of:= ROUND(255 * SIN([.G339]) * (510 / (ABS(255 * SIN([.E339])) +ABS(255 * SIN([.F339])) + ABS(255 * SIN([.G339])))))" office:value-type="float" office:value="155" calcext:value-type="float">
            <text:p>155</text:p>
          </table:table-cell>
          <table:table-cell office:value-type="float" office:value="337" calcext:value-type="float">
            <text:p>337</text:p>
          </table:table-cell>
          <table:table-cell table:formula="of:=([.D339] - 60) / 180 * PI()" office:value-type="float" office:value="4.83456202802429" calcext:value-type="float">
            <text:p>4,83456202802429</text:p>
          </table:table-cell>
          <table:table-cell table:formula="of:=([.D339] - 180) / 180 * PI()" office:value-type="float" office:value="2.7401669256311" calcext:value-type="float">
            <text:p>2,7401669256311</text:p>
          </table:table-cell>
          <table:table-cell table:formula="of:=([.D339] - 300) / 180 * PI()" office:value-type="float" office:value="0.645771823237902" calcext:value-type="float">
            <text:p>0,645771823237902</text:p>
          </table:table-cell>
        </table:table-row>
        <table:table-row table:style-name="ro1">
          <table:table-cell table:formula="of:=ROUND(255*SIN([.E340])*(510/(ABS(255*SIN([.E340]))+ABS(255*SIN([.F340]))+ABS(255*SIN([.G340])))))" office:value-type="float" office:value="-255" calcext:value-type="float">
            <text:p>-255</text:p>
          </table:table-cell>
          <table:table-cell table:formula="of:= ROUND(255 * SIN([.F340]) * (510 / (ABS(255 * SIN([.E340])) +ABS(255 * SIN([.F340])) + ABS(255 * SIN([.G340])))))" office:value-type="float" office:value="96" calcext:value-type="float">
            <text:p>96</text:p>
          </table:table-cell>
          <table:table-cell table:formula="of:= ROUND(255 * SIN([.G340]) * (510 / (ABS(255 * SIN([.E340])) +ABS(255 * SIN([.F340])) + ABS(255 * SIN([.G340])))))" office:value-type="float" office:value="159" calcext:value-type="float">
            <text:p>159</text:p>
          </table:table-cell>
          <table:table-cell office:value-type="float" office:value="338" calcext:value-type="float">
            <text:p>338</text:p>
          </table:table-cell>
          <table:table-cell table:formula="of:=([.D340] - 60) / 180 * PI()" office:value-type="float" office:value="4.85201532054424" calcext:value-type="float">
            <text:p>4,85201532054424</text:p>
          </table:table-cell>
          <table:table-cell table:formula="of:=([.D340] - 180) / 180 * PI()" office:value-type="float" office:value="2.75762021815104" calcext:value-type="float">
            <text:p>2,75762021815104</text:p>
          </table:table-cell>
          <table:table-cell table:formula="of:=([.D340] - 300) / 180 * PI()" office:value-type="float" office:value="0.663225115757845" calcext:value-type="float">
            <text:p>0,663225115757845</text:p>
          </table:table-cell>
        </table:table-row>
        <table:table-row table:style-name="ro1">
          <table:table-cell table:formula="of:=ROUND(255*SIN([.E341])*(510/(ABS(255*SIN([.E341]))+ABS(255*SIN([.F341]))+ABS(255*SIN([.G341])))))" office:value-type="float" office:value="-255" calcext:value-type="float">
            <text:p>-255</text:p>
          </table:table-cell>
          <table:table-cell table:formula="of:= ROUND(255 * SIN([.F341]) * (510 / (ABS(255 * SIN([.E341])) +ABS(255 * SIN([.F341])) + ABS(255 * SIN([.G341])))))" office:value-type="float" office:value="93" calcext:value-type="float">
            <text:p>93</text:p>
          </table:table-cell>
          <table:table-cell table:formula="of:= ROUND(255 * SIN([.G341]) * (510 / (ABS(255 * SIN([.E341])) +ABS(255 * SIN([.F341])) + ABS(255 * SIN([.G341])))))" office:value-type="float" office:value="162" calcext:value-type="float">
            <text:p>162</text:p>
          </table:table-cell>
          <table:table-cell office:value-type="float" office:value="339" calcext:value-type="float">
            <text:p>339</text:p>
          </table:table-cell>
          <table:table-cell table:formula="of:=([.D341] - 60) / 180 * PI()" office:value-type="float" office:value="4.86946861306418" calcext:value-type="float">
            <text:p>4,86946861306418</text:p>
          </table:table-cell>
          <table:table-cell table:formula="of:=([.D341] - 180) / 180 * PI()" office:value-type="float" office:value="2.77507351067098" calcext:value-type="float">
            <text:p>2,77507351067098</text:p>
          </table:table-cell>
          <table:table-cell table:formula="of:=([.D341] - 300) / 180 * PI()" office:value-type="float" office:value="0.680678408277789" calcext:value-type="float">
            <text:p>0,680678408277789</text:p>
          </table:table-cell>
        </table:table-row>
        <table:table-row table:style-name="ro1">
          <table:table-cell table:formula="of:=ROUND(255*SIN([.E342])*(510/(ABS(255*SIN([.E342]))+ABS(255*SIN([.F342]))+ABS(255*SIN([.G342])))))" office:value-type="float" office:value="-255" calcext:value-type="float">
            <text:p>-255</text:p>
          </table:table-cell>
          <table:table-cell table:formula="of:= ROUND(255 * SIN([.F342]) * (510 / (ABS(255 * SIN([.E342])) +ABS(255 * SIN([.F342])) + ABS(255 * SIN([.G342])))))" office:value-type="float" office:value="89" calcext:value-type="float">
            <text:p>89</text:p>
          </table:table-cell>
          <table:table-cell table:formula="of:= ROUND(255 * SIN([.G342]) * (510 / (ABS(255 * SIN([.E342])) +ABS(255 * SIN([.F342])) + ABS(255 * SIN([.G342])))))" office:value-type="float" office:value="166" calcext:value-type="float">
            <text:p>166</text:p>
          </table:table-cell>
          <table:table-cell office:value-type="float" office:value="340" calcext:value-type="float">
            <text:p>340</text:p>
          </table:table-cell>
          <table:table-cell table:formula="of:=([.D342] - 60) / 180 * PI()" office:value-type="float" office:value="4.88692190558412" calcext:value-type="float">
            <text:p>4,88692190558412</text:p>
          </table:table-cell>
          <table:table-cell table:formula="of:=([.D342] - 180) / 180 * PI()" office:value-type="float" office:value="2.79252680319093" calcext:value-type="float">
            <text:p>2,79252680319093</text:p>
          </table:table-cell>
          <table:table-cell table:formula="of:=([.D342] - 300) / 180 * PI()" office:value-type="float" office:value="0.698131700797732" calcext:value-type="float">
            <text:p>0,698131700797732</text:p>
          </table:table-cell>
        </table:table-row>
        <table:table-row table:style-name="ro1">
          <table:table-cell table:formula="of:=ROUND(255*SIN([.E343])*(510/(ABS(255*SIN([.E343]))+ABS(255*SIN([.F343]))+ABS(255*SIN([.G343])))))" office:value-type="float" office:value="-255" calcext:value-type="float">
            <text:p>-255</text:p>
          </table:table-cell>
          <table:table-cell table:formula="of:= ROUND(255 * SIN([.F343]) * (510 / (ABS(255 * SIN([.E343])) +ABS(255 * SIN([.F343])) + ABS(255 * SIN([.G343])))))" office:value-type="float" office:value="85" calcext:value-type="float">
            <text:p>85</text:p>
          </table:table-cell>
          <table:table-cell table:formula="of:= ROUND(255 * SIN([.G343]) * (510 / (ABS(255 * SIN([.E343])) +ABS(255 * SIN([.F343])) + ABS(255 * SIN([.G343])))))" office:value-type="float" office:value="170" calcext:value-type="float">
            <text:p>170</text:p>
          </table:table-cell>
          <table:table-cell office:value-type="float" office:value="341" calcext:value-type="float">
            <text:p>341</text:p>
          </table:table-cell>
          <table:table-cell table:formula="of:=([.D343] - 60) / 180 * PI()" office:value-type="float" office:value="4.90437519810407" calcext:value-type="float">
            <text:p>4,90437519810407</text:p>
          </table:table-cell>
          <table:table-cell table:formula="of:=([.D343] - 180) / 180 * PI()" office:value-type="float" office:value="2.80998009571087" calcext:value-type="float">
            <text:p>2,80998009571087</text:p>
          </table:table-cell>
          <table:table-cell table:formula="of:=([.D343] - 300) / 180 * PI()" office:value-type="float" office:value="0.715584993317675" calcext:value-type="float">
            <text:p>0,715584993317675</text:p>
          </table:table-cell>
        </table:table-row>
        <table:table-row table:style-name="ro1">
          <table:table-cell table:formula="of:=ROUND(255*SIN([.E344])*(510/(ABS(255*SIN([.E344]))+ABS(255*SIN([.F344]))+ABS(255*SIN([.G344])))))" office:value-type="float" office:value="-255" calcext:value-type="float">
            <text:p>-255</text:p>
          </table:table-cell>
          <table:table-cell table:formula="of:= ROUND(255 * SIN([.F344]) * (510 / (ABS(255 * SIN([.E344])) +ABS(255 * SIN([.F344])) + ABS(255 * SIN([.G344])))))" office:value-type="float" office:value="81" calcext:value-type="float">
            <text:p>81</text:p>
          </table:table-cell>
          <table:table-cell table:formula="of:= ROUND(255 * SIN([.G344]) * (510 / (ABS(255 * SIN([.E344])) +ABS(255 * SIN([.F344])) + ABS(255 * SIN([.G344])))))" office:value-type="float" office:value="174" calcext:value-type="float">
            <text:p>174</text:p>
          </table:table-cell>
          <table:table-cell office:value-type="float" office:value="342" calcext:value-type="float">
            <text:p>342</text:p>
          </table:table-cell>
          <table:table-cell table:formula="of:=([.D344] - 60) / 180 * PI()" office:value-type="float" office:value="4.92182849062401" calcext:value-type="float">
            <text:p>4,92182849062401</text:p>
          </table:table-cell>
          <table:table-cell table:formula="of:=([.D344] - 180) / 180 * PI()" office:value-type="float" office:value="2.82743338823081" calcext:value-type="float">
            <text:p>2,82743338823081</text:p>
          </table:table-cell>
          <table:table-cell table:formula="of:=([.D344] - 300) / 180 * PI()" office:value-type="float" office:value="0.733038285837618" calcext:value-type="float">
            <text:p>0,733038285837618</text:p>
          </table:table-cell>
        </table:table-row>
        <table:table-row table:style-name="ro1">
          <table:table-cell table:formula="of:=ROUND(255*SIN([.E345])*(510/(ABS(255*SIN([.E345]))+ABS(255*SIN([.F345]))+ABS(255*SIN([.G345])))))" office:value-type="float" office:value="-255" calcext:value-type="float">
            <text:p>-255</text:p>
          </table:table-cell>
          <table:table-cell table:formula="of:= ROUND(255 * SIN([.F345]) * (510 / (ABS(255 * SIN([.E345])) +ABS(255 * SIN([.F345])) + ABS(255 * SIN([.G345])))))" office:value-type="float" office:value="77" calcext:value-type="float">
            <text:p>77</text:p>
          </table:table-cell>
          <table:table-cell table:formula="of:= ROUND(255 * SIN([.G345]) * (510 / (ABS(255 * SIN([.E345])) +ABS(255 * SIN([.F345])) + ABS(255 * SIN([.G345])))))" office:value-type="float" office:value="178" calcext:value-type="float">
            <text:p>178</text:p>
          </table:table-cell>
          <table:table-cell office:value-type="float" office:value="343" calcext:value-type="float">
            <text:p>343</text:p>
          </table:table-cell>
          <table:table-cell table:formula="of:=([.D345] - 60) / 180 * PI()" office:value-type="float" office:value="4.93928178314395" calcext:value-type="float">
            <text:p>4,93928178314395</text:p>
          </table:table-cell>
          <table:table-cell table:formula="of:=([.D345] - 180) / 180 * PI()" office:value-type="float" office:value="2.84488668075076" calcext:value-type="float">
            <text:p>2,84488668075076</text:p>
          </table:table-cell>
          <table:table-cell table:formula="of:=([.D345] - 300) / 180 * PI()" office:value-type="float" office:value="0.750491578357562" calcext:value-type="float">
            <text:p>0,750491578357562</text:p>
          </table:table-cell>
        </table:table-row>
        <table:table-row table:style-name="ro1">
          <table:table-cell table:formula="of:=ROUND(255*SIN([.E346])*(510/(ABS(255*SIN([.E346]))+ABS(255*SIN([.F346]))+ABS(255*SIN([.G346])))))" office:value-type="float" office:value="-255" calcext:value-type="float">
            <text:p>-255</text:p>
          </table:table-cell>
          <table:table-cell table:formula="of:= ROUND(255 * SIN([.F346]) * (510 / (ABS(255 * SIN([.E346])) +ABS(255 * SIN([.F346])) + ABS(255 * SIN([.G346])))))" office:value-type="float" office:value="72" calcext:value-type="float">
            <text:p>72</text:p>
          </table:table-cell>
          <table:table-cell table:formula="of:= ROUND(255 * SIN([.G346]) * (510 / (ABS(255 * SIN([.E346])) +ABS(255 * SIN([.F346])) + ABS(255 * SIN([.G346])))))" office:value-type="float" office:value="183" calcext:value-type="float">
            <text:p>183</text:p>
          </table:table-cell>
          <table:table-cell office:value-type="float" office:value="344" calcext:value-type="float">
            <text:p>344</text:p>
          </table:table-cell>
          <table:table-cell table:formula="of:=([.D346] - 60) / 180 * PI()" office:value-type="float" office:value="4.9567350756639" calcext:value-type="float">
            <text:p>4,9567350756639</text:p>
          </table:table-cell>
          <table:table-cell table:formula="of:=([.D346] - 180) / 180 * PI()" office:value-type="float" office:value="2.8623399732707" calcext:value-type="float">
            <text:p>2,8623399732707</text:p>
          </table:table-cell>
          <table:table-cell table:formula="of:=([.D346] - 300) / 180 * PI()" office:value-type="float" office:value="0.767944870877505" calcext:value-type="float">
            <text:p>0,767944870877505</text:p>
          </table:table-cell>
        </table:table-row>
        <table:table-row table:style-name="ro1">
          <table:table-cell table:formula="of:=ROUND(255*SIN([.E347])*(510/(ABS(255*SIN([.E347]))+ABS(255*SIN([.F347]))+ABS(255*SIN([.G347])))))" office:value-type="float" office:value="-255" calcext:value-type="float">
            <text:p>-255</text:p>
          </table:table-cell>
          <table:table-cell table:formula="of:= ROUND(255 * SIN([.F347]) * (510 / (ABS(255 * SIN([.E347])) +ABS(255 * SIN([.F347])) + ABS(255 * SIN([.G347])))))" office:value-type="float" office:value="68" calcext:value-type="float">
            <text:p>68</text:p>
          </table:table-cell>
          <table:table-cell table:formula="of:= ROUND(255 * SIN([.G347]) * (510 / (ABS(255 * SIN([.E347])) +ABS(255 * SIN([.F347])) + ABS(255 * SIN([.G347])))))" office:value-type="float" office:value="187" calcext:value-type="float">
            <text:p>187</text:p>
          </table:table-cell>
          <table:table-cell office:value-type="float" office:value="345" calcext:value-type="float">
            <text:p>345</text:p>
          </table:table-cell>
          <table:table-cell table:formula="of:=([.D347] - 60) / 180 * PI()" office:value-type="float" office:value="4.97418836818384" calcext:value-type="float">
            <text:p>4,97418836818384</text:p>
          </table:table-cell>
          <table:table-cell table:formula="of:=([.D347] - 180) / 180 * PI()" office:value-type="float" office:value="2.87979326579064" calcext:value-type="float">
            <text:p>2,87979326579064</text:p>
          </table:table-cell>
          <table:table-cell table:formula="of:=([.D347] - 300) / 180 * PI()" office:value-type="float" office:value="0.785398163397448" calcext:value-type="float">
            <text:p>0,785398163397448</text:p>
          </table:table-cell>
        </table:table-row>
        <table:table-row table:style-name="ro1">
          <table:table-cell table:formula="of:=ROUND(255*SIN([.E348])*(510/(ABS(255*SIN([.E348]))+ABS(255*SIN([.F348]))+ABS(255*SIN([.G348])))))" office:value-type="float" office:value="-255" calcext:value-type="float">
            <text:p>-255</text:p>
          </table:table-cell>
          <table:table-cell table:formula="of:= ROUND(255 * SIN([.F348]) * (510 / (ABS(255 * SIN([.E348])) +ABS(255 * SIN([.F348])) + ABS(255 * SIN([.G348])))))" office:value-type="float" office:value="64" calcext:value-type="float">
            <text:p>64</text:p>
          </table:table-cell>
          <table:table-cell table:formula="of:= ROUND(255 * SIN([.G348]) * (510 / (ABS(255 * SIN([.E348])) +ABS(255 * SIN([.F348])) + ABS(255 * SIN([.G348])))))" office:value-type="float" office:value="191" calcext:value-type="float">
            <text:p>191</text:p>
          </table:table-cell>
          <table:table-cell office:value-type="float" office:value="346" calcext:value-type="float">
            <text:p>346</text:p>
          </table:table-cell>
          <table:table-cell table:formula="of:=([.D348] - 60) / 180 * PI()" office:value-type="float" office:value="4.99164166070378" calcext:value-type="float">
            <text:p>4,99164166070378</text:p>
          </table:table-cell>
          <table:table-cell table:formula="of:=([.D348] - 180) / 180 * PI()" office:value-type="float" office:value="2.89724655831059" calcext:value-type="float">
            <text:p>2,89724655831059</text:p>
          </table:table-cell>
          <table:table-cell table:formula="of:=([.D348] - 300) / 180 * PI()" office:value-type="float" office:value="0.802851455917391" calcext:value-type="float">
            <text:p>0,802851455917391</text:p>
          </table:table-cell>
        </table:table-row>
        <table:table-row table:style-name="ro1">
          <table:table-cell table:formula="of:=ROUND(255*SIN([.E349])*(510/(ABS(255*SIN([.E349]))+ABS(255*SIN([.F349]))+ABS(255*SIN([.G349])))))" office:value-type="float" office:value="-255" calcext:value-type="float">
            <text:p>-255</text:p>
          </table:table-cell>
          <table:table-cell table:formula="of:= ROUND(255 * SIN([.F349]) * (510 / (ABS(255 * SIN([.E349])) +ABS(255 * SIN([.F349])) + ABS(255 * SIN([.G349])))))" office:value-type="float" office:value="60" calcext:value-type="float">
            <text:p>60</text:p>
          </table:table-cell>
          <table:table-cell table:formula="of:= ROUND(255 * SIN([.G349]) * (510 / (ABS(255 * SIN([.E349])) +ABS(255 * SIN([.F349])) + ABS(255 * SIN([.G349])))))" office:value-type="float" office:value="195" calcext:value-type="float">
            <text:p>195</text:p>
          </table:table-cell>
          <table:table-cell office:value-type="float" office:value="347" calcext:value-type="float">
            <text:p>347</text:p>
          </table:table-cell>
          <table:table-cell table:formula="of:=([.D349] - 60) / 180 * PI()" office:value-type="float" office:value="5.00909495322373" calcext:value-type="float">
            <text:p>5,00909495322373</text:p>
          </table:table-cell>
          <table:table-cell table:formula="of:=([.D349] - 180) / 180 * PI()" office:value-type="float" office:value="2.91469985083053" calcext:value-type="float">
            <text:p>2,91469985083053</text:p>
          </table:table-cell>
          <table:table-cell table:formula="of:=([.D349] - 300) / 180 * PI()" office:value-type="float" office:value="0.820304748437335" calcext:value-type="float">
            <text:p>0,820304748437335</text:p>
          </table:table-cell>
        </table:table-row>
        <table:table-row table:style-name="ro1">
          <table:table-cell table:formula="of:=ROUND(255*SIN([.E350])*(510/(ABS(255*SIN([.E350]))+ABS(255*SIN([.F350]))+ABS(255*SIN([.G350])))))" office:value-type="float" office:value="-255" calcext:value-type="float">
            <text:p>-255</text:p>
          </table:table-cell>
          <table:table-cell table:formula="of:= ROUND(255 * SIN([.F350]) * (510 / (ABS(255 * SIN([.E350])) +ABS(255 * SIN([.F350])) + ABS(255 * SIN([.G350])))))" office:value-type="float" office:value="56" calcext:value-type="float">
            <text:p>56</text:p>
          </table:table-cell>
          <table:table-cell table:formula="of:= ROUND(255 * SIN([.G350]) * (510 / (ABS(255 * SIN([.E350])) +ABS(255 * SIN([.F350])) + ABS(255 * SIN([.G350])))))" office:value-type="float" office:value="199" calcext:value-type="float">
            <text:p>199</text:p>
          </table:table-cell>
          <table:table-cell office:value-type="float" office:value="348" calcext:value-type="float">
            <text:p>348</text:p>
          </table:table-cell>
          <table:table-cell table:formula="of:=([.D350] - 60) / 180 * PI()" office:value-type="float" office:value="5.02654824574367" calcext:value-type="float">
            <text:p>5,02654824574367</text:p>
          </table:table-cell>
          <table:table-cell table:formula="of:=([.D350] - 180) / 180 * PI()" office:value-type="float" office:value="2.93215314335047" calcext:value-type="float">
            <text:p>2,93215314335047</text:p>
          </table:table-cell>
          <table:table-cell table:formula="of:=([.D350] - 300) / 180 * PI()" office:value-type="float" office:value="0.837758040957278" calcext:value-type="float">
            <text:p>0,837758040957278</text:p>
          </table:table-cell>
        </table:table-row>
        <table:table-row table:style-name="ro1">
          <table:table-cell table:formula="of:=ROUND(255*SIN([.E351])*(510/(ABS(255*SIN([.E351]))+ABS(255*SIN([.F351]))+ABS(255*SIN([.G351])))))" office:value-type="float" office:value="-255" calcext:value-type="float">
            <text:p>-255</text:p>
          </table:table-cell>
          <table:table-cell table:formula="of:= ROUND(255 * SIN([.F351]) * (510 / (ABS(255 * SIN([.E351])) +ABS(255 * SIN([.F351])) + ABS(255 * SIN([.G351])))))" office:value-type="float" office:value="51" calcext:value-type="float">
            <text:p>51</text:p>
          </table:table-cell>
          <table:table-cell table:formula="of:= ROUND(255 * SIN([.G351]) * (510 / (ABS(255 * SIN([.E351])) +ABS(255 * SIN([.F351])) + ABS(255 * SIN([.G351])))))" office:value-type="float" office:value="204" calcext:value-type="float">
            <text:p>204</text:p>
          </table:table-cell>
          <table:table-cell office:value-type="float" office:value="349" calcext:value-type="float">
            <text:p>349</text:p>
          </table:table-cell>
          <table:table-cell table:formula="of:=([.D351] - 60) / 180 * PI()" office:value-type="float" office:value="5.04400153826361" calcext:value-type="float">
            <text:p>5,04400153826361</text:p>
          </table:table-cell>
          <table:table-cell table:formula="of:=([.D351] - 180) / 180 * PI()" office:value-type="float" office:value="2.94960643587042" calcext:value-type="float">
            <text:p>2,94960643587042</text:p>
          </table:table-cell>
          <table:table-cell table:formula="of:=([.D351] - 300) / 180 * PI()" office:value-type="float" office:value="0.855211333477221" calcext:value-type="float">
            <text:p>0,855211333477221</text:p>
          </table:table-cell>
        </table:table-row>
        <table:table-row table:style-name="ro1">
          <table:table-cell table:formula="of:=ROUND(255*SIN([.E352])*(510/(ABS(255*SIN([.E352]))+ABS(255*SIN([.F352]))+ABS(255*SIN([.G352])))))" office:value-type="float" office:value="-255" calcext:value-type="float">
            <text:p>-255</text:p>
          </table:table-cell>
          <table:table-cell table:formula="of:= ROUND(255 * SIN([.F352]) * (510 / (ABS(255 * SIN([.E352])) +ABS(255 * SIN([.F352])) + ABS(255 * SIN([.G352])))))" office:value-type="float" office:value="47" calcext:value-type="float">
            <text:p>47</text:p>
          </table:table-cell>
          <table:table-cell table:formula="of:= ROUND(255 * SIN([.G352]) * (510 / (ABS(255 * SIN([.E352])) +ABS(255 * SIN([.F352])) + ABS(255 * SIN([.G352])))))" office:value-type="float" office:value="208" calcext:value-type="float">
            <text:p>208</text:p>
          </table:table-cell>
          <table:table-cell office:value-type="float" office:value="350" calcext:value-type="float">
            <text:p>350</text:p>
          </table:table-cell>
          <table:table-cell table:formula="of:=([.D352] - 60) / 180 * PI()" office:value-type="float" office:value="5.06145483078356" calcext:value-type="float">
            <text:p>5,06145483078356</text:p>
          </table:table-cell>
          <table:table-cell table:formula="of:=([.D352] - 180) / 180 * PI()" office:value-type="float" office:value="2.96705972839036" calcext:value-type="float">
            <text:p>2,96705972839036</text:p>
          </table:table-cell>
          <table:table-cell table:formula="of:=([.D352] - 300) / 180 * PI()" office:value-type="float" office:value="0.872664625997165" calcext:value-type="float">
            <text:p>0,872664625997165</text:p>
          </table:table-cell>
        </table:table-row>
        <table:table-row table:style-name="ro1">
          <table:table-cell table:formula="of:=ROUND(255*SIN([.E353])*(510/(ABS(255*SIN([.E353]))+ABS(255*SIN([.F353]))+ABS(255*SIN([.G353])))))" office:value-type="float" office:value="-255" calcext:value-type="float">
            <text:p>-255</text:p>
          </table:table-cell>
          <table:table-cell table:formula="of:= ROUND(255 * SIN([.F353]) * (510 / (ABS(255 * SIN([.E353])) +ABS(255 * SIN([.F353])) + ABS(255 * SIN([.G353])))))" office:value-type="float" office:value="43" calcext:value-type="float">
            <text:p>43</text:p>
          </table:table-cell>
          <table:table-cell table:formula="of:= ROUND(255 * SIN([.G353]) * (510 / (ABS(255 * SIN([.E353])) +ABS(255 * SIN([.F353])) + ABS(255 * SIN([.G353])))))" office:value-type="float" office:value="212" calcext:value-type="float">
            <text:p>212</text:p>
          </table:table-cell>
          <table:table-cell office:value-type="float" office:value="351" calcext:value-type="float">
            <text:p>351</text:p>
          </table:table-cell>
          <table:table-cell table:formula="of:=([.D353] - 60) / 180 * PI()" office:value-type="float" office:value="5.0789081233035" calcext:value-type="float">
            <text:p>5,0789081233035</text:p>
          </table:table-cell>
          <table:table-cell table:formula="of:=([.D353] - 180) / 180 * PI()" office:value-type="float" office:value="2.9845130209103" calcext:value-type="float">
            <text:p>2,9845130209103</text:p>
          </table:table-cell>
          <table:table-cell table:formula="of:=([.D353] - 300) / 180 * PI()" office:value-type="float" office:value="0.890117918517108" calcext:value-type="float">
            <text:p>0,890117918517108</text:p>
          </table:table-cell>
        </table:table-row>
        <table:table-row table:style-name="ro1">
          <table:table-cell table:formula="of:=ROUND(255*SIN([.E354])*(510/(ABS(255*SIN([.E354]))+ABS(255*SIN([.F354]))+ABS(255*SIN([.G354])))))" office:value-type="float" office:value="-255" calcext:value-type="float">
            <text:p>-255</text:p>
          </table:table-cell>
          <table:table-cell table:formula="of:= ROUND(255 * SIN([.F354]) * (510 / (ABS(255 * SIN([.E354])) +ABS(255 * SIN([.F354])) + ABS(255 * SIN([.G354])))))" office:value-type="float" office:value="38" calcext:value-type="float">
            <text:p>38</text:p>
          </table:table-cell>
          <table:table-cell table:formula="of:= ROUND(255 * SIN([.G354]) * (510 / (ABS(255 * SIN([.E354])) +ABS(255 * SIN([.F354])) + ABS(255 * SIN([.G354])))))" office:value-type="float" office:value="217" calcext:value-type="float">
            <text:p>217</text:p>
          </table:table-cell>
          <table:table-cell office:value-type="float" office:value="352" calcext:value-type="float">
            <text:p>352</text:p>
          </table:table-cell>
          <table:table-cell table:formula="of:=([.D354] - 60) / 180 * PI()" office:value-type="float" office:value="5.09636141582344" calcext:value-type="float">
            <text:p>5,09636141582344</text:p>
          </table:table-cell>
          <table:table-cell table:formula="of:=([.D354] - 180) / 180 * PI()" office:value-type="float" office:value="3.00196631343025" calcext:value-type="float">
            <text:p>3,00196631343025</text:p>
          </table:table-cell>
          <table:table-cell table:formula="of:=([.D354] - 300) / 180 * PI()" office:value-type="float" office:value="0.907571211037051" calcext:value-type="float">
            <text:p>0,907571211037051</text:p>
          </table:table-cell>
        </table:table-row>
        <table:table-row table:style-name="ro1">
          <table:table-cell table:formula="of:=ROUND(255*SIN([.E355])*(510/(ABS(255*SIN([.E355]))+ABS(255*SIN([.F355]))+ABS(255*SIN([.G355])))))" office:value-type="float" office:value="-255" calcext:value-type="float">
            <text:p>-255</text:p>
          </table:table-cell>
          <table:table-cell table:formula="of:= ROUND(255 * SIN([.F355]) * (510 / (ABS(255 * SIN([.E355])) +ABS(255 * SIN([.F355])) + ABS(255 * SIN([.G355])))))" office:value-type="float" office:value="34" calcext:value-type="float">
            <text:p>34</text:p>
          </table:table-cell>
          <table:table-cell table:formula="of:= ROUND(255 * SIN([.G355]) * (510 / (ABS(255 * SIN([.E355])) +ABS(255 * SIN([.F355])) + ABS(255 * SIN([.G355])))))" office:value-type="float" office:value="221" calcext:value-type="float">
            <text:p>221</text:p>
          </table:table-cell>
          <table:table-cell office:value-type="float" office:value="353" calcext:value-type="float">
            <text:p>353</text:p>
          </table:table-cell>
          <table:table-cell table:formula="of:=([.D355] - 60) / 180 * PI()" office:value-type="float" office:value="5.11381470834339" calcext:value-type="float">
            <text:p>5,11381470834339</text:p>
          </table:table-cell>
          <table:table-cell table:formula="of:=([.D355] - 180) / 180 * PI()" office:value-type="float" office:value="3.01941960595019" calcext:value-type="float">
            <text:p>3,01941960595019</text:p>
          </table:table-cell>
          <table:table-cell table:formula="of:=([.D355] - 300) / 180 * PI()" office:value-type="float" office:value="0.925024503556995" calcext:value-type="float">
            <text:p>0,925024503556995</text:p>
          </table:table-cell>
        </table:table-row>
        <table:table-row table:style-name="ro1">
          <table:table-cell table:formula="of:=ROUND(255*SIN([.E356])*(510/(ABS(255*SIN([.E356]))+ABS(255*SIN([.F356]))+ABS(255*SIN([.G356])))))" office:value-type="float" office:value="-255" calcext:value-type="float">
            <text:p>-255</text:p>
          </table:table-cell>
          <table:table-cell table:formula="of:= ROUND(255 * SIN([.F356]) * (510 / (ABS(255 * SIN([.E356])) +ABS(255 * SIN([.F356])) + ABS(255 * SIN([.G356])))))" office:value-type="float" office:value="29" calcext:value-type="float">
            <text:p>29</text:p>
          </table:table-cell>
          <table:table-cell table:formula="of:= ROUND(255 * SIN([.G356]) * (510 / (ABS(255 * SIN([.E356])) +ABS(255 * SIN([.F356])) + ABS(255 * SIN([.G356])))))" office:value-type="float" office:value="226" calcext:value-type="float">
            <text:p>226</text:p>
          </table:table-cell>
          <table:table-cell office:value-type="float" office:value="354" calcext:value-type="float">
            <text:p>354</text:p>
          </table:table-cell>
          <table:table-cell table:formula="of:=([.D356] - 60) / 180 * PI()" office:value-type="float" office:value="5.13126800086333" calcext:value-type="float">
            <text:p>5,13126800086333</text:p>
          </table:table-cell>
          <table:table-cell table:formula="of:=([.D356] - 180) / 180 * PI()" office:value-type="float" office:value="3.03687289847013" calcext:value-type="float">
            <text:p>3,03687289847013</text:p>
          </table:table-cell>
          <table:table-cell table:formula="of:=([.D356] - 300) / 180 * PI()" office:value-type="float" office:value="0.942477796076938" calcext:value-type="float">
            <text:p>0,942477796076938</text:p>
          </table:table-cell>
        </table:table-row>
        <table:table-row table:style-name="ro1">
          <table:table-cell table:formula="of:=ROUND(255*SIN([.E357])*(510/(ABS(255*SIN([.E357]))+ABS(255*SIN([.F357]))+ABS(255*SIN([.G357])))))" office:value-type="float" office:value="-255" calcext:value-type="float">
            <text:p>-255</text:p>
          </table:table-cell>
          <table:table-cell table:formula="of:= ROUND(255 * SIN([.F357]) * (510 / (ABS(255 * SIN([.E357])) +ABS(255 * SIN([.F357])) + ABS(255 * SIN([.G357])))))" office:value-type="float" office:value="25" calcext:value-type="float">
            <text:p>25</text:p>
          </table:table-cell>
          <table:table-cell table:formula="of:= ROUND(255 * SIN([.G357]) * (510 / (ABS(255 * SIN([.E357])) +ABS(255 * SIN([.F357])) + ABS(255 * SIN([.G357])))))" office:value-type="float" office:value="230" calcext:value-type="float">
            <text:p>230</text:p>
          </table:table-cell>
          <table:table-cell office:value-type="float" office:value="355" calcext:value-type="float">
            <text:p>355</text:p>
          </table:table-cell>
          <table:table-cell table:formula="of:=([.D357] - 60) / 180 * PI()" office:value-type="float" office:value="5.14872129338327" calcext:value-type="float">
            <text:p>5,14872129338327</text:p>
          </table:table-cell>
          <table:table-cell table:formula="of:=([.D357] - 180) / 180 * PI()" office:value-type="float" office:value="3.05432619099008" calcext:value-type="float">
            <text:p>3,05432619099008</text:p>
          </table:table-cell>
          <table:table-cell table:formula="of:=([.D357] - 300) / 180 * PI()" office:value-type="float" office:value="0.959931088596881" calcext:value-type="float">
            <text:p>0,959931088596881</text:p>
          </table:table-cell>
        </table:table-row>
        <table:table-row table:style-name="ro1">
          <table:table-cell table:formula="of:=ROUND(255*SIN([.E358])*(510/(ABS(255*SIN([.E358]))+ABS(255*SIN([.F358]))+ABS(255*SIN([.G358])))))" office:value-type="float" office:value="-255" calcext:value-type="float">
            <text:p>-255</text:p>
          </table:table-cell>
          <table:table-cell table:formula="of:= ROUND(255 * SIN([.F358]) * (510 / (ABS(255 * SIN([.E358])) +ABS(255 * SIN([.F358])) + ABS(255 * SIN([.G358])))))" office:value-type="float" office:value="20" calcext:value-type="float">
            <text:p>20</text:p>
          </table:table-cell>
          <table:table-cell table:formula="of:= ROUND(255 * SIN([.G358]) * (510 / (ABS(255 * SIN([.E358])) +ABS(255 * SIN([.F358])) + ABS(255 * SIN([.G358])))))" office:value-type="float" office:value="235" calcext:value-type="float">
            <text:p>235</text:p>
          </table:table-cell>
          <table:table-cell office:value-type="float" office:value="356" calcext:value-type="float">
            <text:p>356</text:p>
          </table:table-cell>
          <table:table-cell table:formula="of:=([.D358] - 60) / 180 * PI()" office:value-type="float" office:value="5.16617458590322" calcext:value-type="float">
            <text:p>5,16617458590322</text:p>
          </table:table-cell>
          <table:table-cell table:formula="of:=([.D358] - 180) / 180 * PI()" office:value-type="float" office:value="3.07177948351002" calcext:value-type="float">
            <text:p>3,07177948351002</text:p>
          </table:table-cell>
          <table:table-cell table:formula="of:=([.D358] - 300) / 180 * PI()" office:value-type="float" office:value="0.977384381116825" calcext:value-type="float">
            <text:p>0,977384381116825</text:p>
          </table:table-cell>
        </table:table-row>
        <table:table-row table:style-name="ro1">
          <table:table-cell table:formula="of:=ROUND(255*SIN([.E359])*(510/(ABS(255*SIN([.E359]))+ABS(255*SIN([.F359]))+ABS(255*SIN([.G359])))))" office:value-type="float" office:value="-255" calcext:value-type="float">
            <text:p>-255</text:p>
          </table:table-cell>
          <table:table-cell table:formula="of:= ROUND(255 * SIN([.F359]) * (510 / (ABS(255 * SIN([.E359])) +ABS(255 * SIN([.F359])) + ABS(255 * SIN([.G359])))))" office:value-type="float" office:value="15" calcext:value-type="float">
            <text:p>15</text:p>
          </table:table-cell>
          <table:table-cell table:formula="of:= ROUND(255 * SIN([.G359]) * (510 / (ABS(255 * SIN([.E359])) +ABS(255 * SIN([.F359])) + ABS(255 * SIN([.G359])))))" office:value-type="float" office:value="240" calcext:value-type="float">
            <text:p>240</text:p>
          </table:table-cell>
          <table:table-cell office:value-type="float" office:value="357" calcext:value-type="float">
            <text:p>357</text:p>
          </table:table-cell>
          <table:table-cell table:formula="of:=([.D359] - 60) / 180 * PI()" office:value-type="float" office:value="5.18362787842316" calcext:value-type="float">
            <text:p>5,18362787842316</text:p>
          </table:table-cell>
          <table:table-cell table:formula="of:=([.D359] - 180) / 180 * PI()" office:value-type="float" office:value="3.08923277602996" calcext:value-type="float">
            <text:p>3,08923277602996</text:p>
          </table:table-cell>
          <table:table-cell table:formula="of:=([.D359] - 300) / 180 * PI()" office:value-type="float" office:value="0.994837673636768" calcext:value-type="float">
            <text:p>0,994837673636768</text:p>
          </table:table-cell>
        </table:table-row>
        <table:table-row table:style-name="ro1">
          <table:table-cell table:formula="of:=ROUND(255*SIN([.E360])*(510/(ABS(255*SIN([.E360]))+ABS(255*SIN([.F360]))+ABS(255*SIN([.G360])))))" office:value-type="float" office:value="-255" calcext:value-type="float">
            <text:p>-255</text:p>
          </table:table-cell>
          <table:table-cell table:formula="of:= ROUND(255 * SIN([.F360]) * (510 / (ABS(255 * SIN([.E360])) +ABS(255 * SIN([.F360])) + ABS(255 * SIN([.G360])))))" office:value-type="float" office:value="10" calcext:value-type="float">
            <text:p>10</text:p>
          </table:table-cell>
          <table:table-cell table:formula="of:= ROUND(255 * SIN([.G360]) * (510 / (ABS(255 * SIN([.E360])) +ABS(255 * SIN([.F360])) + ABS(255 * SIN([.G360])))))" office:value-type="float" office:value="245" calcext:value-type="float">
            <text:p>245</text:p>
          </table:table-cell>
          <table:table-cell office:value-type="float" office:value="358" calcext:value-type="float">
            <text:p>358</text:p>
          </table:table-cell>
          <table:table-cell table:formula="of:=([.D360] - 60) / 180 * PI()" office:value-type="float" office:value="5.2010811709431" calcext:value-type="float">
            <text:p>5,2010811709431</text:p>
          </table:table-cell>
          <table:table-cell table:formula="of:=([.D360] - 180) / 180 * PI()" office:value-type="float" office:value="3.10668606854991" calcext:value-type="float">
            <text:p>3,10668606854991</text:p>
          </table:table-cell>
          <table:table-cell table:formula="of:=([.D360] - 300) / 180 * PI()" office:value-type="float" office:value="1.01229096615671" calcext:value-type="float">
            <text:p>1,01229096615671</text:p>
          </table:table-cell>
        </table:table-row>
        <table:table-row table:style-name="ro1">
          <table:table-cell table:formula="of:=ROUND(255*SIN([.E361])*(510/(ABS(255*SIN([.E361]))+ABS(255*SIN([.F361]))+ABS(255*SIN([.G361])))))" office:value-type="float" office:value="-255" calcext:value-type="float">
            <text:p>-255</text:p>
          </table:table-cell>
          <table:table-cell table:formula="of:= ROUND(255 * SIN([.F361]) * (510 / (ABS(255 * SIN([.E361])) +ABS(255 * SIN([.F361])) + ABS(255 * SIN([.G361])))))" office:value-type="float" office:value="5" calcext:value-type="float">
            <text:p>5</text:p>
          </table:table-cell>
          <table:table-cell table:formula="of:= ROUND(255 * SIN([.G361]) * (510 / (ABS(255 * SIN([.E361])) +ABS(255 * SIN([.F361])) + ABS(255 * SIN([.G361])))))" office:value-type="float" office:value="250" calcext:value-type="float">
            <text:p>250</text:p>
          </table:table-cell>
          <table:table-cell office:value-type="float" office:value="359" calcext:value-type="float">
            <text:p>359</text:p>
          </table:table-cell>
          <table:table-cell table:formula="of:=([.D361] - 60) / 180 * PI()" office:value-type="float" office:value="5.21853446346305" calcext:value-type="float">
            <text:p>5,21853446346305</text:p>
          </table:table-cell>
          <table:table-cell table:formula="of:=([.D361] - 180) / 180 * PI()" office:value-type="float" office:value="3.12413936106985" calcext:value-type="float">
            <text:p>3,12413936106985</text:p>
          </table:table-cell>
          <table:table-cell table:formula="of:=([.D361] - 300) / 180 * PI()" office:value-type="float" office:value="1.02974425867665" calcext:value-type="float">
            <text:p>1,02974425867665</text:p>
          </table:table-cell>
        </table:table-row>
        <table:table-row table:style-name="ro1">
          <table:table-cell table:formula="of:=ROUND(255*SIN([.E362])*(510/(ABS(255*SIN([.E362]))+ABS(255*SIN([.F362]))+ABS(255*SIN([.G362])))))" office:value-type="float" office:value="-255" calcext:value-type="float">
            <text:p>-255</text:p>
          </table:table-cell>
          <table:table-cell table:formula="of:= ROUND(255 * SIN([.F362]) * (510 / (ABS(255 * SIN([.E362])) +ABS(255 * SIN([.F362])) + ABS(255 * SIN([.G362])))))" office:value-type="float" office:value="0" calcext:value-type="float">
            <text:p>0</text:p>
          </table:table-cell>
          <table:table-cell table:formula="of:= ROUND(255 * SIN([.G362]) * (510 / (ABS(255 * SIN([.E362])) +ABS(255 * SIN([.F362])) + ABS(255 * SIN([.G362])))))" office:value-type="float" office:value="255" calcext:value-type="float">
            <text:p>255</text:p>
          </table:table-cell>
          <table:table-cell office:value-type="float" office:value="360" calcext:value-type="float">
            <text:p>360</text:p>
          </table:table-cell>
          <table:table-cell table:formula="of:=([.D362] - 60) / 180 * PI()" office:value-type="float" office:value="5.23598775598299" calcext:value-type="float">
            <text:p>5,23598775598299</text:p>
          </table:table-cell>
          <table:table-cell table:formula="of:=([.D362] - 180) / 180 * PI()" office:value-type="float" office:value="3.14159265358979" calcext:value-type="float">
            <text:p>3,14159265358979</text:p>
          </table:table-cell>
          <table:table-cell table:formula="of:=([.D362] - 300) / 180 * PI()" office:value-type="float" office:value="1.0471975511966" calcext:value-type="float">
            <text:p>1,0471975511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.00.0000</text:date>, <text:time style:data-style-name="N2" text:time-value="12:23:20.3810754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7:47:37.607740683</meta:creation-date>
    <dc:date>2019-09-11T18:07:42.419344710</dc:date>
    <meta:editing-duration>PT3H22M59S</meta:editing-duration>
    <meta:editing-cycles>2</meta:editing-cycles>
    <meta:generator>LibreOffice/6.0.7.3$Linux_X86_64 LibreOffice_project/00m0$Build-3</meta:generator>
    <meta:document-statistic meta:table-count="1" meta:cell-count="2532" meta:object-count="0"/>
  </office:meta>
</office:document-meta>
</file>